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50.9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74.44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75.04mm"/>
    </style:style>
    <style:style style:name="co17" style:family="table-column">
      <style:table-column-properties fo:break-before="auto" style:column-width="24.66mm"/>
    </style:style>
    <style:style style:name="co18" style:family="table-column">
      <style:table-column-properties fo:break-before="auto" style:column-width="65.67mm"/>
    </style:style>
    <style:style style:name="co19" style:family="table-column">
      <style:table-column-properties fo:break-before="auto" style:column-width="93.8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18.63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18.93mm"/>
    </style:style>
    <style:style style:name="co25" style:family="table-column">
      <style:table-column-properties fo:break-before="auto" style:column-width="32.74mm"/>
    </style:style>
    <style:style style:name="co26" style:family="table-column">
      <style:table-column-properties fo:break-before="auto" style:column-width="29.83mm"/>
    </style:style>
    <style:style style:name="co27" style:family="table-column">
      <style:table-column-properties fo:break-before="auto" style:column-width="14.09mm"/>
    </style:style>
    <style:style style:name="co28" style:family="table-column">
      <style:table-column-properties fo:break-before="auto" style:column-width="37.64mm"/>
    </style:style>
    <style:style style:name="co29" style:family="table-column">
      <style:table-column-properties fo:break-before="auto" style:column-width="33.41mm"/>
    </style:style>
    <style:style style:name="co30" style:family="table-column">
      <style:table-column-properties fo:break-before="auto" style:column-width="15.45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37.69mm"/>
    </style:style>
    <style:style style:name="co33" style:family="table-column">
      <style:table-column-properties fo:break-before="auto" style:column-width="19.19mm"/>
    </style:style>
    <style:style style:name="co34" style:family="table-column">
      <style:table-column-properties fo:break-before="auto" style:column-width="21.48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19.23mm"/>
    </style:style>
    <style:style style:name="co37" style:family="table-column">
      <style:table-column-properties fo:break-before="auto" style:column-width="22.26mm"/>
    </style:style>
    <style:style style:name="co38" style:family="table-column">
      <style:table-column-properties fo:break-before="auto" style:column-width="16.2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5.96mm" fo:break-before="auto" style:use-optimal-row-height="false"/>
    </style:style>
    <style:style style:name="ro7" style:family="table-row">
      <style:table-row-properties style:row-height="21.85mm" fo:break-before="auto" style:use-optimal-row-height="false"/>
    </style:style>
    <style:style style:name="ro8" style:family="table-row">
      <style:table-row-properties style:row-height="19.93mm" fo:break-before="auto" style:use-optimal-row-height="false"/>
    </style:style>
    <style:style style:name="ro9" style:family="table-row">
      <style:table-row-properties style:row-height="11.94mm" fo:break-before="auto" style:use-optimal-row-height="true"/>
    </style:style>
    <style:style style:name="ro10" style:family="table-row">
      <style:table-row-properties style:row-height="26.93mm" fo:break-before="auto" style:use-optimal-row-height="false"/>
    </style:style>
    <style:style style:name="ro11" style:family="table-row">
      <style:table-row-properties style:row-height="21.91mm" fo:break-before="auto" style:use-optimal-row-height="false"/>
    </style:style>
    <style:style style:name="ro12" style:family="table-row">
      <style:table-row-properties style:row-height="26.46mm" fo:break-before="auto" style:use-optimal-row-height="false"/>
    </style:style>
    <style:style style:name="ro13" style:family="table-row">
      <style:table-row-properties style:row-height="5.56mm" fo:break-before="auto" style:use-optimal-row-height="true"/>
    </style:style>
    <style:style style:name="ro14" style:family="table-row">
      <style:table-row-properties style:row-height="5.79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5" style:family="table-cell" style:parent-style-name="Default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2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 style:data-style-name="N14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 style:data-style-name="N14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110" style:family="table-cell" style:parent-style-name="Default" style:data-style-name="N10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2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3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3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138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3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4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4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4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4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4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5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5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5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5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5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5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5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6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6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6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7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7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7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8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20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2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2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8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Symbol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Symbol" style:font-name-asian="Symbol" style:font-name-complex="Symbol"/>
    </style:style>
    <style:style style:name="T9" style:family="text">
      <style:text-properties style:font-name-asian="Symbol" style:font-name-complex="Symbol" style:font-name="Times New Roman"/>
    </style:style>
    <style:style style:name="T10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1" style:family="text">
      <style:text-properties style:text-underline-style="none" style:text-underline-color="font-color" style:text-position="-33% 58%"/>
    </style:style>
    <style:style style:name="T12" style:family="text">
      <style:text-properties style:text-position="-33% 58%"/>
    </style:style>
    <style:style style:name="T13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4" style:family="text">
      <style:text-properties style:font-name="Symbol"/>
    </style:style>
    <style:style style:name="T15" style:family="text">
      <style:text-properties style:font-name="Times New Roman" style:font-name-asian="Symbol" style:font-name-complex="Symbol"/>
    </style:style>
    <style:style style:name="T16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+ZYX0v8g4mfT1XHYJeUCG8+otO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1"/>
          <table:covered-table-cell table:style-name="ce38"/>
          <table:covered-table-cell table:number-columns-repeated="5" table:style-name="ce40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2"/>
          <table:table-cell table:style-name="ce31"/>
          <table:table-cell table:style-name="ce38"/>
          <table:table-cell table:style-name="ce40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/>
          <table:table-cell table:style-name="ce34" table:number-columns-repeated="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covered-table-cell table:style-name="ce3"/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/>
          <table:table-cell table:style-name="ce34" table:number-columns-repeated="7"/>
          <table:table-cell table:style-name="ce36" table:number-columns-repeated="1016"/>
        </table:table-row>
        <table:table-row table:style-name="ro3">
          <table:table-cell table:style-name="ce13" table:number-columns-repeated="8"/>
          <table:table-cell table:number-columns-repeated="1016"/>
        </table:table-row>
        <table:table-row table:style-name="ro3">
          <table:table-cell table:style-name="ce29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13"/>
          <table:table-cell table:number-columns-repeated="1016"/>
        </table:table-row>
        <table:table-row table:style-name="ro3">
          <table:covered-table-cell table:style-name="ce16"/>
          <table:covered-table-cell table:number-columns-repeated="7" table:style-name="ce13"/>
          <table:table-cell table:number-columns-repeated="1016"/>
        </table:table-row>
        <table:table-row table:style-name="ro3">
          <table:table-cell table:style-name="ce16"/>
          <table:table-cell table:style-name="ce1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66mm" svg:height="8.06mm" svg:x="10.79mm" svg:y="3.71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24mm" svg:x="2.69mm" svg:y="3.67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3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3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partenance" table:style-name="ta1" table:protected="true" table:protection-key="+ZYX0v8g4mfT1XHYJeUCG8+otO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3" form:id="control3" form:label="Résultats" form:linked-cell="Appartenance.AF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Appartenance.AF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551.44mm" svg:y="53.13mm" draw:control="control3"/>
          <draw:control draw:z-index="1" draw:style-name="gr3" draw:text-style-name="P3" svg:width="79.9mm" svg:height="19.85mm" svg:x="551.44mm" svg:y="79.25mm" draw:control="control4"/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2" table:default-cell-style-name="ce7"/>
        <table:table-row table:style-name="ro6">
          <table:table-cell table:style-name="ce42" office:value-type="string" calcext:value-type="string" table:number-columns-spanned="9" table:number-rows-spanned="1">
            <text:p>KELLER Stéphane</text:p>
            <text:p>Lycée agricole Louis Pasteur</text:p>
          </table:table-cell>
          <table:covered-table-cell table:number-columns-repeated="7" table:style-name="ce80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F$3];IF(2*COUNTIF([.I$1:.I$1048576];&quot;VRAI&quot;)-COUNTIF([.I$1:.I$1048576];&quot;FAUX&quot;)&lt;0;0;2*COUNTIF([.I$1:.I$1048576];&quot;VRAI&quot;)-COUNTIF([.I$1:.I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2"/>
        </table:table-row>
        <table:table-row table:style-name="ro7">
          <table:table-cell table:style-name="ce60" office:value-type="string" calcext:value-type="string">
            <text:p>N°</text:p>
          </table:table-cell>
          <table:table-cell table:style-name="ce80" office:value-type="string" calcext:value-type="string">
            <text:p>Équation de la </text:p>
            <text:p>droite (<text:span text:style-name="T6">D</text:span>)</text:p>
          </table:table-cell>
          <table:table-cell table:style-name="ce80" office:value-type="string" calcext:value-type="string" table:number-columns-spanned="5" table:number-rows-spanned="1">
            <text:p>Point <text:span text:style-name="T7">A</text:span><text:span text:style-name="T8"> </text:span><text:span text:style-name="T9">(</text:span><text:span text:style-name="T10">D</text:span><text:span text:style-name="T9">) ?</text:span></text:p>
          </table:table-cell>
          <table:covered-table-cell table:number-columns-repeated="3" table:style-name="ce80"/>
          <table:covered-table-cell table:style-name="Default"/>
          <table:table-cell table:style-name="ce60" office:value-type="string" calcext:value-type="string">
            <text:p>Proposi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2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 = -6x+7" calcext:value-type="string">
            <text:p>y = -6x+7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88])" office:value-type="float" office:value="-1" calcext:value-type="float">
            <text:p>-1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88])" office:value-type="float" office:value="18" calcext:value-type="float">
            <text:p>18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6" table:formula="of:=IF([.$AF$3];IF(ISBLANK([.H3]);&quot;&quot;;IF([.H3]=INDEX([$Données.$N$88:$Données.$N$107];[$Données.J88]);&quot;VRAI&quot;;&quot;FAUX&quot;));&quot;&quot;)">
            <text:p/>
          </table:table-cell>
          <table:table-cell table:style-name="ce138" table:formula="of:=IF(AND([.$AF$3];[.$AF$4]);INDEX([$Données.$K$88:$Données.$K$107];[$Données.J88])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1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 = 9x+3" calcext:value-type="string">
            <text:p>y = 9x+3</text:p>
          </table:table-cell>
          <table:table-cell table:style-name="ce74" office:value-type="string" calcext:value-type="string">
            <text:p>(</text:p>
          </table:table-cell>
          <table:table-cell table:style-name="ce74" table:formula="of:=INDEX([$Données.$L$88:$Données.$L$107];[$Données.J89])" office:value-type="float" office:value="7" calcext:value-type="float">
            <text:p>7</text:p>
          </table:table-cell>
          <table:table-cell table:style-name="ce74" office:value-type="string" calcext:value-type="string">
            <text:p>;</text:p>
          </table:table-cell>
          <table:table-cell table:style-name="ce75" table:formula="of:=INDEX([$Données.$M$88:$Données.$M$107];[$Données.J89])" office:value-type="float" office:value="66" calcext:value-type="float">
            <text:p>66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7" table:formula="of:=IF([.$AF$3];IF(ISBLANK([.H4]);&quot;&quot;;IF([.H4]=INDEX([$Données.$N$88:$Données.$N$107];[$Données.J89]);&quot;VRAI&quot;;&quot;FAUX&quot;));&quot;&quot;)">
            <text:p/>
          </table:table-cell>
          <table:table-cell table:style-name="ce139" table:formula="of:=IF(AND([.$AF$3];[.$AF$4]);INDEX([$Données.$K$88:$Données.$K$107];[$Données.J89])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2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 = -4x-1" calcext:value-type="string">
            <text:p>y = -4x-1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90])" office:value-type="float" office:value="-9" calcext:value-type="float">
            <text:p>-9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90])" office:value-type="float" office:value="34" calcext:value-type="float">
            <text:p>34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8" table:formula="of:=IF([.$AF$3];IF(ISBLANK([.H5]);&quot;&quot;;IF([.H5]=INDEX([$Données.$N$88:$Données.$N$107];[$Données.J90]);&quot;VRAI&quot;;&quot;FAUX&quot;));&quot;&quot;)">
            <text:p/>
          </table:table-cell>
          <table:table-cell table:style-name="ce140" table:formula="of:=IF(AND([.$AF$3];[.$AF$4]);INDEX([$Données.$K$88:$Données.$K$107];[$Données.J90]);&quot;&quot;)">
            <text:p/>
          </table:table-cell>
          <table:table-cell table:number-columns-repeated="1014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108:$Données.$F$127];[$Données.J108])" office:value-type="string" office:string-value="12x-18y-3=0" calcext:value-type="string">
            <text:p>12x-18y-3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08])" office:value-type="float" office:value="-3" calcext:value-type="float">
            <text:p>-3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08])" office:value-type="float" office:value="0.4" calcext:value-type="float">
            <text:p><text:s/>2/5 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9" table:formula="of:=IF([.$AF$3];IF(ISBLANK([.H6]);&quot;&quot;;IF([.H6]=INDEX([$Données.$N$108:$Données.$N$127];[$Données.J108]);&quot;VRAI&quot;;&quot;FAUX&quot;));&quot;&quot;)">
            <text:p/>
          </table:table-cell>
          <table:table-cell table:style-name="ce141" table:formula="of:=IF(AND([.$AF$3];[.$AF$4]);INDEX([$Données.$K$108:$Données.$K$127];[$Données.J108]);&quot;&quot;)">
            <text:p/>
          </table:table-cell>
          <table:table-cell table:number-columns-repeated="1014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108:$Données.$F$127];[$Données.J109])" office:value-type="string" office:string-value="-7x-11y-9=0" calcext:value-type="string">
            <text:p>-7x-11y-9=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27];[$Données.J109])" office:value-type="float" office:value="7" calcext:value-type="float">
            <text:p>7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27];[$Données.J109])" office:value-type="float" office:value="-0.189655172413793" calcext:value-type="float">
            <text:p>-11/58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0" table:formula="of:=IF([.$AF$3];IF(ISBLANK([.H7]);&quot;&quot;;IF([.H7]=INDEX([$Données.$N$108:$Données.$N$127];[$Données.J109]);&quot;VRAI&quot;;&quot;FAUX&quot;));&quot;&quot;)">
            <text:p/>
          </table:table-cell>
          <table:table-cell table:style-name="ce142" table:formula="of:=IF(AND([.$AF$3];[.$AF$4]);INDEX([$Données.$K$108:$Données.$K$127];[$Données.J109]);&quot;&quot;)">
            <text:p/>
          </table:table-cell>
          <table:table-cell table:number-columns-repeated="1014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108:$Données.$F$127];[$Données.J110])" office:value-type="string" office:string-value="5x+18y+3=0" calcext:value-type="string">
            <text:p>5x+18y+3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10])" office:value-type="float" office:value="-4" calcext:value-type="float">
            <text:p>-4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10])" office:value-type="float" office:value="0.486486486486487" calcext:value-type="float">
            <text:p>18/37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1" table:formula="of:=IF([.$AF$3];IF(ISBLANK([.H8]);&quot;&quot;;IF([.H8]=INDEX([$Données.$N$108:$Données.$N$127];[$Données.J110]);&quot;VRAI&quot;;&quot;FAUX&quot;));&quot;&quot;)">
            <text:p/>
          </table:table-cell>
          <table:table-cell table:style-name="ce143" table:formula="of:=IF(AND([.$AF$3];[.$AF$4]);INDEX([$Données.$K$108:$Données.$K$127];[$Données.J110]);&quot;&quot;)">
            <text:p/>
          </table:table-cell>
          <table:table-cell table:number-columns-repeated="1014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128:$Données.$F$147];[$Données.J128])" office:value-type="string" office:string-value="-13x+20y+17=0" calcext:value-type="string">
            <text:p>-13x+20y+17=0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28])" office:value-type="float" office:value="-0.206349206349206" calcext:value-type="float">
            <text:p>-13/63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28])" office:value-type="float" office:value="4" calcext:value-type="float">
            <text:p>4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2" table:formula="of:=IF([.$AF$3];IF(ISBLANK([.H9]);&quot;&quot;;IF([.H9]=INDEX([$Données.$N$128:$Données.$N$147];[$Données.J128]);&quot;VRAI&quot;;&quot;FAUX&quot;));&quot;&quot;)">
            <text:p/>
          </table:table-cell>
          <table:table-cell table:style-name="ce144" table:formula="of:=IF(AND([.$AF$3];[.$AF$4]);INDEX([$Données.$K$128:$Données.$K$147];[$Données.J128]);&quot;&quot;)">
            <text:p/>
          </table:table-cell>
          <table:table-cell table:style-name="ce119" table:number-columns-repeated="1014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128:$Données.$F$147];[$Données.J129])" office:value-type="string" office:string-value="15x+15y-11=0" calcext:value-type="string">
            <text:p>15x+15y-11=0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29])" office:value-type="float" office:value="5.73333333333333" calcext:value-type="float">
            <text:p>86/15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29])" office:value-type="float" office:value="-5" calcext:value-type="float">
            <text:p>-5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3" table:formula="of:=IF([.$AF$3];IF(ISBLANK([.H10]);&quot;&quot;;IF([.H10]=INDEX([$Données.$N$128:$Données.$N$147];[$Données.J129]);&quot;VRAI&quot;;&quot;FAUX&quot;));&quot;&quot;)">
            <text:p/>
          </table:table-cell>
          <table:table-cell table:style-name="ce145" table:formula="of:=IF(AND([.$AF$3];[.$AF$4]);INDEX([$Données.$K$128:$Données.$K$147];[$Données.J129]);&quot;&quot;)">
            <text:p/>
          </table:table-cell>
          <table:table-cell table:number-columns-repeated="1014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128:$Données.$I$147];[$Données.J130])" office:value-type="string" office:string-value="y = 10x/19+12/19" calcext:value-type="string">
            <text:p>y = 10x/19+12/19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30])" office:value-type="float" office:value="-20.2" calcext:value-type="float">
            <text:p>-101/5 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30])" office:value-type="float" office:value="-10" calcext:value-type="float">
            <text:p>-10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4" table:formula="of:=IF([.$AF$3];IF(ISBLANK([.H11]);&quot;&quot;;IF([.H11]=INDEX([$Données.$N$128:$Données.$N$147];[$Données.J130]);&quot;VRAI&quot;;&quot;FAUX&quot;));&quot;&quot;)">
            <text:p/>
          </table:table-cell>
          <table:table-cell table:style-name="ce146" table:formula="of:=IF(AND([.$AF$3];[.$AF$4]);INDEX([$Données.$K$128:$Données.$K$147];[$Données.J130]);&quot;&quot;)">
            <text:p/>
          </table:table-cell>
          <table:table-cell table:style-name="ce119" table:number-columns-repeated="1014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128:$Données.$I$147];[$Données.J131])" office:value-type="string" office:string-value="y = 10x/19+12/19" calcext:value-type="string">
            <text:p>y = 10x/19+12/19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31])" office:value-type="float" office:value="-0.0495049504950495" calcext:value-type="float">
            <text:p>- 4/81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31])" office:value-type="float" office:value="-3" calcext:value-type="float">
            <text:p>-3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6" table:formula="of:=IF([.$AF$3];IF(ISBLANK([.H12]);&quot;&quot;;IF([.H12]=INDEX([$Données.$N$128:$Données.$N$147];[$Données.J131]);&quot;VRAI&quot;;&quot;FAUX&quot;));&quot;&quot;)">
            <text:p/>
          </table:table-cell>
          <table:table-cell table:style-name="ce147" table:formula="of:=IF(AND([.$AF$3];[.$AF$4]);INDEX([$Données.$K$128:$Données.$K$147];[$Données.J131]);&quot;&quot;)">
            <text:p/>
          </table:table-cell>
          <table:table-cell table:number-columns-repeated="1014"/>
        </table:table-row>
        <table:table-row table:style-name="ro9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63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style-name="Default"/>
          <table:covered-table-cell table:number-columns-repeated="3" table:style-name="ce82"/>
          <table:table-cell table:style-name="ce94" office:value-type="string" calcext:value-type="string">
            <text:p>Répondre par o (Oui) ou n (Non) dans la colonne grisée H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9">
          <table:table-cell table:style-name="ce41"/>
          <table:table-cell table:style-name="ce5" table:number-columns-repeated="7"/>
          <table:table-cell table:number-columns-repeated="1016"/>
        </table:table-row>
        <table:table-row table:style-name="ro9" table:number-rows-repeated="8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5"/>
          <table:table-cell table:style-name="ce32" table:number-columns-repeated="11"/>
          <table:table-cell table:number-columns-repeated="19"/>
          <table:table-cell table:style-name="Default" table:number-columns-repeated="2"/>
          <table:table-cell table:number-columns-repeated="991"/>
        </table:table-row>
        <table:table-row table:style-name="ro9" table:number-rows-repeated="48">
          <table:table-cell table:style-name="ce5" table:number-columns-repeated="8"/>
          <table:table-cell table:number-columns-repeated="1016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1" table:protected="true" table:protection-key="+ZYX0v8g4mfT1XHYJeUCG8+otO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5" form:id="control5" form:label="Résultats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404.44mm" svg:y="53.13mm" draw:control="control5"/>
          <draw:control draw:z-index="1" draw:style-name="gr3" draw:text-style-name="P3" svg:width="79.9mm" svg:height="19.85mm" svg:x="404.44mm" svg:y="79.25mm" draw:control="control6"/>
        </table:shapes>
        <table:table-column table:style-name="co2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7" table:default-cell-style-name="ce7"/>
        <table:table-row table:style-name="ro6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number-columns-repeated="2" table:style-name="ce80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A$3];IF(2*COUNTIF([.D$1:.D$1048576];&quot;VRAI&quot;)-COUNTIF([.D$1:.D$1048576];&quot;FAUX&quot;)&lt;0;0;2*COUNTIF([.D$1:.D$1048576];&quot;VRAI&quot;)-COUNTIF([.D$1:.D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7">
          <table:table-cell table:style-name="ce60" office:value-type="string" calcext:value-type="string">
            <text:p>N°</text:p>
          </table:table-cell>
          <table:table-cell table:style-name="ce80" office:value-type="string" calcext:value-type="string">
            <text:p>Équation cartésienne</text:p>
          </table:table-cell>
          <table:table-cell table:style-name="ce80" office:value-type="string" calcext:value-type="string">
            <text:p>Équation réduite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7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5x-y-1=0" calcext:value-type="string">
            <text:p>5x-y-1=0</text:p>
          </table:table-cell>
          <table:table-cell table:style-name="ce96"/>
          <table:table-cell table:style-name="ce149" table:formula="of:=IF([.$AA$3];IF(ISBLANK([.C3]);&quot;&quot;;IF([.C3]=[$Données.I62];&quot;VRAI&quot;;&quot;FAUX&quot;));&quot;&quot;)">
            <text:p/>
          </table:table-cell>
          <table:table-cell table:style-name="ce165" table:formula="of:=IF(AND([.$AA$3];[.$AA$4]);[$Données.I62]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-5x+y-10=0" calcext:value-type="string">
            <text:p>-5x+y-10=0</text:p>
          </table:table-cell>
          <table:table-cell table:style-name="ce96"/>
          <table:table-cell table:style-name="ce150" table:formula="of:=IF([.$AA$3];IF(ISBLANK([.C4]);&quot;&quot;;IF([.C4]=[$Données.I63];&quot;VRAI&quot;;&quot;FAUX&quot;));&quot;&quot;)">
            <text:p/>
          </table:table-cell>
          <table:table-cell table:style-name="ce166" table:formula="of:=IF(AND([.$AA$3];[.$AA$4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8x-4y-7=0" calcext:value-type="string">
            <text:p>8x-4y-7=0</text:p>
          </table:table-cell>
          <table:table-cell table:style-name="ce96"/>
          <table:table-cell table:style-name="ce151" table:formula="of:=IF([.$AA$3];IF(ISBLANK([.C5]);&quot;&quot;;IF([.C5]=INDEX([$Données.$I$66:$Données.$I$85];[$Données.J66]);&quot;VRAI&quot;;&quot;FAUX&quot;));&quot;&quot;)">
            <text:p/>
          </table:table-cell>
          <table:table-cell table:style-name="ce167" table:formula="of:=IF(AND([.$AA$3];[.$AA$4]);INDEX([$Données.$I$66:$Données.$I$85];[$Données.J66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7x-8y-7=0" calcext:value-type="string">
            <text:p>7x-8y-7=0</text:p>
          </table:table-cell>
          <table:table-cell table:style-name="ce96"/>
          <table:table-cell table:style-name="ce152" table:formula="of:=IF([.$AA$3];IF(ISBLANK([.C6]);&quot;&quot;;IF([.C6]=INDEX([$Données.$I$66:$Données.$I$85];[$Données.J67]);&quot;VRAI&quot;;&quot;FAUX&quot;));&quot;&quot;)">
            <text:p/>
          </table:table-cell>
          <table:table-cell table:style-name="ce168" table:formula="of:=IF(AND([.$AA$3];[.$AA$4]);INDEX([$Données.$I$66:$Données.$I$85];[$Données.J67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-5x+6y-15=0" calcext:value-type="string">
            <text:p>-5x+6y-15=0</text:p>
          </table:table-cell>
          <table:table-cell table:style-name="ce96"/>
          <table:table-cell table:style-name="ce153" table:formula="of:=IF([.$AA$3];IF(ISBLANK([.C7]);&quot;&quot;;IF([.C7]=INDEX([$Données.$I$66:$Données.$I$85];[$Données.J68]);&quot;VRAI&quot;;&quot;FAUX&quot;));&quot;&quot;)">
            <text:p/>
          </table:table-cell>
          <table:table-cell table:style-name="ce169" table:formula="of:=IF(AND([.$AA$3];[.$AA$4]);INDEX([$Données.$I$66:$Données.$I$85];[$Données.J68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-5x-14y+19=0" calcext:value-type="string">
            <text:p>-5x-14y+19=0</text:p>
          </table:table-cell>
          <table:table-cell table:style-name="ce96"/>
          <table:table-cell table:style-name="ce154" table:formula="of:=IF([.$AA$3];IF(ISBLANK([.C8]);&quot;&quot;;IF([.C8]=INDEX([$Données.$I$66:$Données.$I$85];[$Données.J69]);&quot;VRAI&quot;;&quot;FAUX&quot;));&quot;&quot;)">
            <text:p/>
          </table:table-cell>
          <table:table-cell table:style-name="ce170" table:formula="of:=IF(AND([.$AA$3];[.$AA$4]);INDEX([$Données.$I$66:$Données.$I$85];[$Données.J69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-16x-8y+16=0" calcext:value-type="string">
            <text:p>-16x-8y+16=0</text:p>
          </table:table-cell>
          <table:table-cell table:style-name="ce96"/>
          <table:table-cell table:style-name="ce155" table:formula="of:=IF([.$AA$3];IF(ISBLANK([.C9]);&quot;&quot;;IF([.C9]=INDEX([$Données.$I$66:$Données.$I$85];[$Données.J70]);&quot;VRAI&quot;;&quot;FAUX&quot;));&quot;&quot;)">
            <text:p/>
          </table:table-cell>
          <table:table-cell table:style-name="ce171" table:formula="of:=IF(AND([.$AA$3];[.$AA$4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-10x+7y+7=0" calcext:value-type="string">
            <text:p>-10x+7y+7=0</text:p>
          </table:table-cell>
          <table:table-cell table:style-name="ce96"/>
          <table:table-cell table:style-name="ce156" table:formula="of:=IF([.$AA$3];IF(ISBLANK([.C10]);&quot;&quot;;IF([.C10]=INDEX([$Données.$I$66:$Données.$I$85];[$Données.J71]);&quot;VRAI&quot;;&quot;FAUX&quot;));&quot;&quot;)">
            <text:p/>
          </table:table-cell>
          <table:table-cell table:style-name="ce172" table:formula="of:=IF(AND([.$AA$3];[.$AA$4]);INDEX([$Données.$I$66:$Données.$I$85];[$Données.J71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5x+8y-8=0" calcext:value-type="string">
            <text:p>5x+8y-8=0</text:p>
          </table:table-cell>
          <table:table-cell table:style-name="ce96"/>
          <table:table-cell table:style-name="ce157" table:formula="of:=IF([.$AA$3];IF(ISBLANK([.C11]);&quot;&quot;;IF([.C11]=INDEX([$Données.$I$66:$Données.$I$85];[$Données.J72]);&quot;VRAI&quot;;&quot;FAUX&quot;));&quot;&quot;)">
            <text:p/>
          </table:table-cell>
          <table:table-cell table:style-name="ce173" table:formula="of:=IF(AND([.$AA$3];[.$AA$4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6x+9y-2=0" calcext:value-type="string">
            <text:p>6x+9y-2=0</text:p>
          </table:table-cell>
          <table:table-cell table:style-name="ce96"/>
          <table:table-cell table:style-name="ce158" table:formula="of:=IF([.$AA$3];IF(ISBLANK([.C12]);&quot;&quot;;IF([.C12]=INDEX([$Données.$I$66:$Données.$I$85];[$Données.J73]);&quot;VRAI&quot;;&quot;FAUX&quot;));&quot;&quot;)">
            <text:p/>
          </table:table-cell>
          <table:table-cell table:style-name="ce174" table:formula="of:=IF(AND([.$AA$3];[.$AA$4]);INDEX([$Données.$I$66:$Données.$I$85];[$Données.J73]);&quot;&quot;)">
            <text:p/>
          </table:table-cell>
          <table:table-cell table:number-columns-repeated="1019"/>
        </table:table-row>
        <table:table-row table:style-name="ro9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63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9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9" table:number-rows-repeated="8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5"/>
          <table:table-cell table:style-name="ce3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9" table:number-rows-repeated="48">
          <table:table-cell table:style-name="ce5" table:number-columns-repeated="3"/>
          <table:table-cell table:number-columns-repeated="1021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1" table:protected="true" table:protection-key="+ZYX0v8g4mfT1XHYJeUCG8+otO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7" form:id="control7" form:label="Résultats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7"/>
          <draw:frame draw:z-index="1" draw:style-name="gr4" draw:text-style-name="P1" svg:width="303.69mm" svg:height="220.99mm" svg:x="255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8"/>
        </table:shapes>
        <table:table-column table:style-name="co2" table:default-cell-style-name="ce7"/>
        <table:table-column table:style-name="co11" table:default-cell-style-name="ce192"/>
        <table:table-column table:style-name="co8" table:default-cell-style-name="ce7"/>
        <table:table-column table:style-name="co12" table:default-cell-style-name="ce192"/>
        <table:table-column table:style-name="co13" table:default-cell-style-name="ce192"/>
        <table:table-column table:style-name="co1" table:number-columns-repeated="1018" table:default-cell-style-name="ce192"/>
        <table:table-row table:style-name="ro6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5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60" office:value-type="string" calcext:value-type="string">
            <text:p>N°</text:p>
          </table:table-cell>
          <table:table-cell table:style-name="ce185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ISBLANK([.B3]);&quot;&quot;;IF([.B3]=[Données.I3];&quot;VRAI&quot;;&quot;FAUX&quot;)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ISBLANK([.B4]);&quot;&quot;;IF([.B4]=[Données.I4];&quot;VRAI&quot;;&quot;FAUX&quot;)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ISBLANK([.B5]);&quot;&quot;;IF([.B5]=[Données.I5];&quot;VRAI&quot;;&quot;FAUX&quot;)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ISBLANK([.B6]);&quot;&quot;;IF([.B6]=[Données.I6];&quot;VRAI&quot;;&quot;FAUX&quot;)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ISBLANK([.B7]);&quot;&quot;;IF([.B7]=[Données.I7];&quot;VRAI&quot;;&quot;FAUX&quot;)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IF(4*COUNTIF([.C$1:.C$1048576];&quot;VRAI&quot;)-2*COUNTIF([.C$1:.C$1048576];&quot;FAUX&quot;)&lt;0;0;4*COUNTIF([.C$1:.C$1048576];&quot;VRAI&quot;)-2*COUNTIF([.C$1:.C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63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style-name="Default"/>
          <table:covered-table-cell table:number-columns-repeated="3"/>
          <table:table-cell table:number-columns-repeated="1018"/>
        </table:table-row>
        <table:table-row table:style-name="ro9" table:number-rows-repeated="2">
          <table:table-cell table:style-name="ce5" table:number-columns-repeated="2"/>
          <table:table-cell table:number-columns-repeated="1021"/>
        </table:table-row>
        <table:table-row table:style-name="ro9">
          <table:table-cell table:style-name="ce41"/>
          <table:table-cell table:style-name="ce5"/>
          <table:table-cell table:number-columns-repeated="1021"/>
        </table:table-row>
        <table:table-row table:style-name="ro9" table:number-rows-repeated="3">
          <table:table-cell table:style-name="ce5" table:number-columns-repeated="2"/>
          <table:table-cell table:number-columns-repeated="1021"/>
        </table:table-row>
        <table:table-row table:style-name="ro9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2" table:style-name="ta1" table:protected="true" table:protection-key="+ZYX0v8g4mfT1XHYJeUCG8+otO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9" form:id="control9" form:label="Résultats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9"/>
          <draw:frame draw:z-index="1" draw:style-name="gr4" draw:text-style-name="P1" svg:width="303.69mm" svg:height="220.99mm" svg:x="259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10"/>
        </table:shapes>
        <table:table-column table:style-name="co14" table:default-cell-style-name="ce7"/>
        <table:table-column table:style-name="co11" table:default-cell-style-name="ce192"/>
        <table:table-column table:style-name="co15" table:default-cell-style-name="ce7"/>
        <table:table-column table:style-name="co16" table:default-cell-style-name="ce192"/>
        <table:table-column table:style-name="co13" table:default-cell-style-name="ce192"/>
        <table:table-column table:style-name="co1" table:number-columns-repeated="1018" table:default-cell-style-name="ce192"/>
        <table:table-row table:style-name="ro10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5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60" office:value-type="string" calcext:value-type="string">
            <text:p>N°</text:p>
          </table:table-cell>
          <table:table-cell table:style-name="ce185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ISBLANK([.B3]);&quot;&quot;;IF([.B3]=[Données.I16];&quot;VRAI&quot;;&quot;FAUX&quot;)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ISBLANK([.B4]);&quot;&quot;;IF([.B4]=[Données.I17];&quot;VRAI&quot;;&quot;FAUX&quot;)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ISBLANK([.B5]);&quot;&quot;;IF([.B5]=[Données.I18];&quot;VRAI&quot;;&quot;FAUX&quot;)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ISBLANK([.B6]);&quot;&quot;;IF([.B6]=[Données.I19];&quot;VRAI&quot;;&quot;FAUX&quot;)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ISBLANK([.B7]);&quot;&quot;;IF([.B7]=[Données.I20];&quot;VRAI&quot;;&quot;FAUX&quot;)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/>
          <table:table-cell table:style-name="ce20"/>
          <table:table-cell table:style-name="ce11" table:formula="of:=IF([.$E$24];IF(4*COUNTIF([.C$1:.C$1048576];&quot;VRAI&quot;)-2*COUNTIF([.C$1:.C$1048576];&quot;FAUX&quot;)&lt;0;0;4*COUNTIF([.C$1:.C$1048576];&quot;VRAI&quot;)-2*COUNTIF([.C$1:.C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63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style-name="Default"/>
          <table:covered-table-cell table:number-columns-repeated="3"/>
          <table:table-cell table:number-columns-repeated="1018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3" table:style-name="ta1" table:protected="true" table:protection-key="+ZYX0v8g4mfT1XHYJeUCG8+otO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1" form:id="control11" form:label="Réponses" form:linked-cell="'Niveau 3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2" form:id="control12" form:label="Résultats" form:linked-cell="'Niveau 3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11"/>
          <draw:frame draw:z-index="1" draw:style-name="gr4" draw:text-style-name="P1" svg:width="303.69mm" svg:height="220.99mm" svg:x="279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2"/>
        </table:shapes>
        <table:table-column table:style-name="co17" table:default-cell-style-name="ce7"/>
        <table:table-column table:style-name="co11" table:default-cell-style-name="ce192"/>
        <table:table-column table:style-name="co18" table:default-cell-style-name="ce7"/>
        <table:table-column table:style-name="co19" table:default-cell-style-name="ce192"/>
        <table:table-column table:style-name="co13" table:default-cell-style-name="ce192"/>
        <table:table-column table:style-name="co1" table:number-columns-repeated="1018" table:default-cell-style-name="ce192"/>
        <table:table-row table:style-name="ro12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5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60" office:value-type="string" calcext:value-type="string">
            <text:p>N°</text:p>
          </table:table-cell>
          <table:table-cell table:style-name="ce185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ISBLANK([.B3]);&quot;&quot;;IF([.B3]=[Données.K32];&quot;VRAI&quot;;&quot;FAUX&quot;));&quot;&quot;)">
            <text:p/>
          </table:table-cell>
          <table:table-cell table:style-name="ce53" table:formula="of:=IF(AND([.$E$24];[.$F$24]);[Données.K32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ISBLANK([.B4]);&quot;&quot;;IF([.B4]=[Données.K33];&quot;VRAI&quot;;&quot;FAUX&quot;));&quot;&quot;)">
            <text:p/>
          </table:table-cell>
          <table:table-cell table:style-name="ce10" table:formula="of:=IF(AND([.$E$24];[.$F$24]);[Données.K33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ISBLANK([.B5]);&quot;&quot;;IF([.B5]=[Données.K34];&quot;VRAI&quot;;&quot;FAUX&quot;));&quot;&quot;)">
            <text:p/>
          </table:table-cell>
          <table:table-cell table:style-name="ce54" table:formula="of:=IF(AND([.$E$24];[.$F$24]);[Données.K3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ISBLANK([.B6]);&quot;&quot;;IF([.B6]=[Données.K35];&quot;VRAI&quot;;&quot;FAUX&quot;));&quot;&quot;)">
            <text:p/>
          </table:table-cell>
          <table:table-cell table:style-name="ce18" table:formula="of:=IF(AND([.$E$24];[.$F$24]);[Données.K35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ISBLANK([.B7]);&quot;&quot;;IF([.B7]=[Données.K36];&quot;VRAI&quot;;&quot;FAUX&quot;));&quot;&quot;)">
            <text:p/>
          </table:table-cell>
          <table:table-cell table:style-name="ce58" table:formula="of:=IF(AND([.$E$24];[.$F$24]);[Données.K3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IF(4*COUNTIF([.C$1:.C$1048576];&quot;VRAI&quot;)-2*COUNTIF([.C$1:.C$1048576];&quot;FAUX&quot;)&lt;0;0;4*COUNTIF([.C$1:.C$1048576];&quot;VRAI&quot;)-2*COUNTIF([.C$1:.C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63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style-name="Default"/>
          <table:covered-table-cell table:number-columns-repeated="3"/>
          <table:table-cell table:number-columns-repeated="1018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Données" table:style-name="ta2" table:protected="true" table:protection-key="+ZYX0v8g4mfT1XHYJeUCG8+otOc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default-cell-style-name="ce203"/>
        <table:table-column table:style-name="co24" table:number-columns-repeated="2" table:default-cell-style-name="ce203"/>
        <table:table-column table:style-name="co1" table:number-columns-repeated="990" table:default-cell-style-name="ce203"/>
        <table:table-column table:style-name="co1" table:number-columns-repeated="10" table:default-cell-style-name="ce212"/>
        <table:table-row table:style-name="ro3">
          <table:table-cell table:style-name="ce204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04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212"/>
          <table:covered-table-cell table:style-name="ce267"/>
          <table:covered-table-cell table:style-name="ce212"/>
          <table:covered-table-cell table:number-columns-repeated="10"/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52374" calcext:value-type="float">
            <text:p>52374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-10;-1)" office:value-type="float" office:value="-10" calcext:value-type="float">
            <text:p>-10</text:p>
          </table:table-cell>
          <table:table-cell table:style-name="ce230" table:number-columns-repeated="2"/>
          <table:table-cell table:style-name="ce230" table:formula="of:=CONCATENATE([.C3];[.D3])" office:value-type="string" office:string-value="x=-10" calcext:value-type="string">
            <text:p>x=-10</text:p>
          </table:table-cell>
          <table:table-cell table:style-name="ce230" table:formula="of:=RANK([.A3];[.$A$3:.$A$12];0)" office:value-type="float" office:value="10" calcext:value-type="float">
            <text:p>10</text:p>
          </table:table-cell>
          <table:table-cell table:style-name="ce230" table:formula="of:=INDEX([.$G$3:.$G$12];[.H3])" office:value-type="string" office:string-value="y=2x-9" calcext:value-type="string">
            <text:p>y=2x-9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11" calcext:value-type="float">
            <text:p>-11</text:p>
          </table:table-cell>
          <table:table-cell table:style-name="ce233" table:formula="of:=IF([.H3]=1;[.$D$3];IF([.H3]=2;[.$D$4];[.$R$3]))" office:value-type="float" office:value="11" calcext:value-type="float">
            <text:p>11</text:p>
          </table:table-cell>
          <table:table-cell table:style-name="ce233" table:formula="of:=IF([.H3]=1;[.$R$4];IF([.H3]=2;[.$R$4];INDEX([.$D$3:.$D$12];[.H3])*[.M3]+INDEX([.$E$3:.$E$12];[.H3])))" office:value-type="float" office:value="-31" calcext:value-type="float">
            <text:p>-31</text:p>
          </table:table-cell>
          <table:table-cell table:style-name="ce233" table:formula="of:=IF([.H3]=1;[.$R$5];IF([.H3]=2;[.$R$5];INDEX([.$D$3:.$D$12];[.H3])*[.N3]+INDEX([.$E$3:.$E$12];[.H3])))" office:value-type="float" office:value="13" calcext:value-type="float">
            <text:p>13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950437" calcext:value-type="float">
            <text:p>950437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1;10)" office:value-type="float" office:value="3" calcext:value-type="float">
            <text:p>3</text:p>
          </table:table-cell>
          <table:table-cell table:style-name="ce230" table:number-columns-repeated="2"/>
          <table:table-cell table:style-name="ce230" table:formula="of:=CONCATENATE([.C4];[.D4])" office:value-type="string" office:string-value="x=3" calcext:value-type="string">
            <text:p>x=3</text:p>
          </table:table-cell>
          <table:table-cell table:style-name="ce230" table:formula="of:=RANK([.A4];[.$A$3:.$A$12];0)" office:value-type="float" office:value="1" calcext:value-type="float">
            <text:p>1</text:p>
          </table:table-cell>
          <table:table-cell table:style-name="ce230" table:formula="of:=INDEX([.$G$3:.$G$12];[.H4])" office:value-type="string" office:string-value="x=-10" calcext:value-type="string">
            <text:p>x=-10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0" calcext:value-type="float">
            <text:p>-10</text:p>
          </table:table-cell>
          <table:table-cell table:style-name="ce233" table:formula="of:=IF([.H4]=1;[.$D$3];IF([.H4]=2;[.$D$4];[.$R$3]))" office:value-type="float" office:value="-10" calcext:value-type="float">
            <text:p>-10</text:p>
          </table:table-cell>
          <table:table-cell table:style-name="ce233" table:formula="of:=IF([.H4]=1;[.$R$4];IF([.H4]=2;[.$R$4];INDEX([.$D$3:.$D$12];[.H4])*[.M4]+INDEX([.$E$3:.$E$12];[.H4])))" office:value-type="float" office:value="-11" calcext:value-type="float">
            <text:p>-11</text:p>
          </table:table-cell>
          <table:table-cell table:style-name="ce233" table:formula="of:=IF([.H4]=1;[.$R$5];IF([.H4]=2;[.$R$5];INDEX([.$D$3:.$D$12];[.H4])*[.N4]+INDEX([.$E$3:.$E$12];[.H4])))" office:value-type="float" office:value="11" calcext:value-type="float">
            <text:p>11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489346" calcext:value-type="float">
            <text:p>489346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-10;-1)" office:value-type="float" office:value="-3" calcext:value-type="float">
            <text:p>-3</text:p>
          </table:table-cell>
          <table:table-cell table:style-name="ce230"/>
          <table:table-cell table:style-name="ce230" table:formula="of:=CONCATENATE([.C5];[.E5])" office:value-type="string" office:string-value="y=-3" calcext:value-type="string">
            <text:p>y=-3</text:p>
          </table:table-cell>
          <table:table-cell table:style-name="ce230" table:formula="of:=RANK([.A5];[.$A$3:.$A$12];0)" office:value-type="float" office:value="6" calcext:value-type="float">
            <text:p>6</text:p>
          </table:table-cell>
          <table:table-cell table:style-name="ce230" table:formula="of:=INDEX([.$G$3:.$G$12];[.H5])" office:value-type="string" office:string-value="y=-x+6" calcext:value-type="string">
            <text:p>y=-x+6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17" calcext:value-type="float">
            <text:p>17</text:p>
          </table:table-cell>
          <table:table-cell table:style-name="ce233" table:formula="of:=IF([.H5]=1;[.$R$5];IF([.H5]=2;[.$R$5];INDEX([.$D$3:.$D$12];[.H5])*[.N5]+INDEX([.$E$3:.$E$12];[.H5])))" office:value-type="float" office:value="-5" calcext:value-type="float">
            <text:p>-5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183158" calcext:value-type="float">
            <text:p>183158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1;10)" office:value-type="float" office:value="8" calcext:value-type="float">
            <text:p>8</text:p>
          </table:table-cell>
          <table:table-cell table:style-name="ce230"/>
          <table:table-cell table:style-name="ce230" table:formula="of:=CONCATENATE([.C6];[.E6])" office:value-type="string" office:string-value="y=8" calcext:value-type="string">
            <text:p>y=8</text:p>
          </table:table-cell>
          <table:table-cell table:style-name="ce230" table:formula="of:=RANK([.A6];[.$A$3:.$A$12];0)" office:value-type="float" office:value="9" calcext:value-type="float">
            <text:p>9</text:p>
          </table:table-cell>
          <table:table-cell table:style-name="ce258" table:formula="of:=INDEX([.$G$3:.$G$12];[.H6])" office:value-type="string" office:string-value="y=3x+10" calcext:value-type="string">
            <text:p>y=3x+10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-23" calcext:value-type="float">
            <text:p>-23</text:p>
          </table:table-cell>
          <table:table-cell table:style-name="ce233" table:formula="of:=IF([.H6]=1;[.$R$5];IF([.H6]=2;[.$R$5];INDEX([.$D$3:.$D$12];[.H6])*[.N6]+INDEX([.$E$3:.$E$12];[.H6])))" office:value-type="float" office:value="43" calcext:value-type="float">
            <text:p>43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904082" calcext:value-type="float">
            <text:p>904082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1" calcext:value-type="float">
            <text:p>-1</text:p>
          </table:table-cell>
          <table:table-cell table:style-name="ce231" table:formula="of:=RANDBETWEEN(1;5)" office:value-type="float" office:value="1" calcext:value-type="float">
            <text:p>1</text:p>
          </table:table-cell>
          <table:table-cell table:style-name="ce231" table:formula="of:=IF([.A7]&lt;500000;&quot;+&quot;;&quot;-&quot;)" office:value-type="string" office:string-value="-" calcext:value-type="string">
            <text:p>-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x+1" calcext:value-type="string">
            <text:p>y=-x+1</text:p>
          </table:table-cell>
          <table:table-cell table:style-name="ce231" table:formula="of:=RANK([.A7];[.$A$3:.$A$12];0)" office:value-type="float" office:value="2" calcext:value-type="float">
            <text:p>2</text:p>
          </table:table-cell>
          <table:table-cell table:style-name="ce231" table:formula="of:=INDEX([.$G$3:.$G$12];[.H7])" office:value-type="string" office:string-value="x=3" calcext:value-type="string">
            <text:p>x=3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3" calcext:value-type="float">
            <text:p>3</text:p>
          </table:table-cell>
          <table:table-cell table:style-name="ce233" table:formula="of:=IF([.H7]=1;[.$D$3];IF([.H7]=2;[.$D$4];[.$R$3]))" office:value-type="float" office:value="3" calcext:value-type="float">
            <text:p>3</text:p>
          </table:table-cell>
          <table:table-cell table:style-name="ce233" table:formula="of:=IF([.H7]=1;[.$R$4];IF([.H7]=2;[.$R$4];INDEX([.$D$3:.$D$12];[.H7])*[.M7]+INDEX([.$E$3:.$E$12];[.H7])))" office:value-type="float" office:value="-11" calcext:value-type="float">
            <text:p>-11</text:p>
          </table:table-cell>
          <table:table-cell table:style-name="ce233" table:formula="of:=IF([.H7]=1;[.$R$5];IF([.H7]=2;[.$R$5];INDEX([.$D$3:.$D$12];[.H7])*[.N7]+INDEX([.$E$3:.$E$12];[.H7])))" office:value-type="float" office:value="11" calcext:value-type="float">
            <text:p>1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879556" calcext:value-type="float">
            <text:p>879556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1" calcext:value-type="float">
            <text:p>-1</text:p>
          </table:table-cell>
          <table:table-cell table:style-name="ce231" table:formula="of:=RANDBETWEEN(6;11)" office:value-type="float" office:value="6" calcext:value-type="float">
            <text:p>6</text:p>
          </table:table-cell>
          <table:table-cell table:style-name="ce231" table:formula="of:=IF([.A8]&lt;500000;&quot;+&quot;;&quot;-&quot;)" office:value-type="string" office:string-value="-" calcext:value-type="string">
            <text:p>-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x+6" calcext:value-type="string">
            <text:p>y=-x+6</text:p>
          </table:table-cell>
          <table:table-cell table:style-name="ce231" table:formula="of:=RANK([.A8];[.$A$3:.$A$12];0)" office:value-type="float" office:value="3" calcext:value-type="float">
            <text:p>3</text:p>
          </table:table-cell>
          <table:table-cell table:style-name="ce231" table:formula="of:=INDEX([.$G$3:.$G$12];[.H8])" office:value-type="string" office:string-value="y=-3" calcext:value-type="string">
            <text:p>y=-3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11" calcext:value-type="float">
            <text:p>-11</text:p>
          </table:table-cell>
          <table:table-cell table:style-name="ce233" table:formula="of:=IF([.H8]=1;[.$D$3];IF([.H8]=2;[.$D$4];[.$R$3]))" office:value-type="float" office:value="11" calcext:value-type="float">
            <text:p>11</text:p>
          </table:table-cell>
          <table:table-cell table:style-name="ce233" table:formula="of:=IF([.H8]=1;[.$R$4];IF([.H8]=2;[.$R$4];INDEX([.$D$3:.$D$12];[.H8])*[.M8]+INDEX([.$E$3:.$E$12];[.H8])))" office:value-type="float" office:value="-3" calcext:value-type="float">
            <text:p>-3</text:p>
          </table:table-cell>
          <table:table-cell table:style-name="ce233" table:formula="of:=IF([.H8]=1;[.$R$5];IF([.H8]=2;[.$R$5];INDEX([.$D$3:.$D$12];[.H8])*[.N8]+INDEX([.$E$3:.$E$12];[.H8])))" office:value-type="float" office:value="-3" calcext:value-type="float">
            <text:p>-3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257029" calcext:value-type="float">
            <text:p>257029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5" calcext:value-type="float">
            <text:p>-5</text:p>
          </table:table-cell>
          <table:table-cell table:style-name="ce231" table:formula="of:=RANDBETWEEN(-10;-1)" office:value-type="float" office:value="-4" calcext:value-type="float">
            <text:p>-4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5x-4" calcext:value-type="string">
            <text:p>y=-5x-4</text:p>
          </table:table-cell>
          <table:table-cell table:style-name="ce231" table:formula="of:=RANK([.A9];[.$A$3:.$A$12];0)" office:value-type="float" office:value="8" calcext:value-type="float">
            <text:p>8</text:p>
          </table:table-cell>
          <table:table-cell table:style-name="ce231" table:formula="of:=INDEX([.$G$3:.$G$12];[.H9])" office:value-type="string" office:string-value="y=4x+5" calcext:value-type="string">
            <text:p>y=4x+5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-11" calcext:value-type="float">
            <text:p>-11</text:p>
          </table:table-cell>
          <table:table-cell table:style-name="ce233" table:formula="of:=IF([.H9]=1;[.$D$3];IF([.H9]=2;[.$D$4];[.$R$3]))" office:value-type="float" office:value="11" calcext:value-type="float">
            <text:p>11</text:p>
          </table:table-cell>
          <table:table-cell table:style-name="ce233" table:formula="of:=IF([.H9]=1;[.$R$4];IF([.H9]=2;[.$R$4];INDEX([.$D$3:.$D$12];[.H9])*[.M9]+INDEX([.$E$3:.$E$12];[.H9])))" office:value-type="float" office:value="-39" calcext:value-type="float">
            <text:p>-39</text:p>
          </table:table-cell>
          <table:table-cell table:style-name="ce233" table:formula="of:=IF([.H9]=1;[.$R$5];IF([.H9]=2;[.$R$5];INDEX([.$D$3:.$D$12];[.H9])*[.N9]+INDEX([.$E$3:.$E$12];[.H9])))" office:value-type="float" office:value="49" calcext:value-type="float">
            <text:p>49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283675" calcext:value-type="float">
            <text:p>283675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IF([.A10]&lt;500000;&quot;+&quot;;&quot;-&quot;)" office:value-type="string" office:string-value="+" calcext:value-type="string">
            <text:p>+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4x+5" calcext:value-type="string">
            <text:p>y=4x+5</text:p>
          </table:table-cell>
          <table:table-cell table:style-name="ce231" table:formula="of:=RANK([.A10];[.$A$3:.$A$12];0)" office:value-type="float" office:value="7" calcext:value-type="float">
            <text:p>7</text:p>
          </table:table-cell>
          <table:table-cell table:style-name="ce231" table:formula="of:=INDEX([.$G$3:.$G$12];[.H10])" office:value-type="string" office:string-value="y=-5x-4" calcext:value-type="string">
            <text:p>y=-5x-4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51" calcext:value-type="float">
            <text:p>51</text:p>
          </table:table-cell>
          <table:table-cell table:style-name="ce233" table:formula="of:=IF([.H10]=1;[.$R$5];IF([.H10]=2;[.$R$5];INDEX([.$D$3:.$D$12];[.H10])*[.N10]+INDEX([.$E$3:.$E$12];[.H10])))" office:value-type="float" office:value="-59" calcext:value-type="float">
            <text:p>-59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566484" calcext:value-type="float">
            <text:p>566484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RANDBETWEEN(6;11)" office:value-type="float" office:value="10" calcext:value-type="float">
            <text:p>10</text:p>
          </table:table-cell>
          <table:table-cell table:style-name="ce231" table:formula="of:=IF([.A11]&lt;500000;&quot;+&quot;;&quot;-&quot;)" office:value-type="string" office:string-value="-" calcext:value-type="string">
            <text:p>-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3x+10" calcext:value-type="string">
            <text:p>y=3x+10</text:p>
          </table:table-cell>
          <table:table-cell table:style-name="ce231" table:formula="of:=RANK([.A11];[.$A$3:.$A$12];0)" office:value-type="float" office:value="4" calcext:value-type="float">
            <text:p>4</text:p>
          </table:table-cell>
          <table:table-cell table:style-name="ce231" table:formula="of:=INDEX([.$G$3:.$G$12];[.H11])" office:value-type="string" office:string-value="y=8" calcext:value-type="string">
            <text:p>y=8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8" calcext:value-type="float">
            <text:p>8</text:p>
          </table:table-cell>
          <table:table-cell table:style-name="ce233" table:formula="of:=IF([.H11]=1;[.$R$5];IF([.H11]=2;[.$R$5];INDEX([.$D$3:.$D$12];[.H11])*[.N11]+INDEX([.$E$3:.$E$12];[.H11])))" office:value-type="float" office:value="8" calcext:value-type="float">
            <text:p>8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549083" calcext:value-type="float">
            <text:p>549083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RANDBETWEEN(-10;-1)" office:value-type="float" office:value="-9" calcext:value-type="float">
            <text:p>-9</text:p>
          </table:table-cell>
          <table:table-cell table:style-name="ce231" table:formula="of:=IF([.A12]&lt;500000;&quot;+&quot;;&quot;-&quot;)" office:value-type="string" office:string-value="-" calcext:value-type="string">
            <text:p>-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2x-9" calcext:value-type="string">
            <text:p>y=2x-9</text:p>
          </table:table-cell>
          <table:table-cell table:style-name="ce231" table:formula="of:=RANK([.A12];[.$A$3:.$A$12];0)" office:value-type="float" office:value="5" calcext:value-type="float">
            <text:p>5</text:p>
          </table:table-cell>
          <table:table-cell table:style-name="ce231" table:formula="of:=INDEX([.$G$3:.$G$12];[.H12])" office:value-type="string" office:string-value="y=-x+1" calcext:value-type="string">
            <text:p>y=-x+1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12" calcext:value-type="float">
            <text:p>12</text:p>
          </table:table-cell>
          <table:table-cell table:style-name="ce233" table:formula="of:=IF([.H12]=1;[.$R$5];IF([.H12]=2;[.$R$5];INDEX([.$D$3:.$D$12];[.H12])*[.N12]+INDEX([.$E$3:.$E$12];[.H12])))" office:value-type="float" office:value="-10" calcext:value-type="float">
            <text:p>-10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 table:number-rows-repeated="2">
          <table:table-cell table:style-name="ce232" table:number-columns-repeated="2"/>
          <table:table-cell table:style-name="ce243" table:number-columns-repeated="3"/>
          <table:table-cell table:number-columns-repeated="1009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2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number-columns-repeated="998"/>
          <table:table-cell table:style-name="ce203"/>
          <table:table-cell table:number-columns-repeated="9"/>
        </table:table-row>
        <table:table-row table:style-name="ro3">
          <table:table-cell table:style-name="ce230" table:formula="of:=RANDBETWEEN(1;1000000)" office:value-type="float" office:value="89969" calcext:value-type="float">
            <text:p>89969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IF([.A17]&lt;500000;-1;1)*RANDBETWEEN(1;10)" office:value-type="float" office:value="6" calcext:value-type="float">
            <text:p>6</text:p>
          </table:table-cell>
          <table:table-cell table:style-name="ce230" table:number-columns-repeated="2"/>
          <table:table-cell table:style-name="ce230" table:formula="of:=CONCATENATE([.C16];[.D16])" office:value-type="string" office:string-value="x=6" calcext:value-type="string">
            <text:p>x=6</text:p>
          </table:table-cell>
          <table:table-cell table:style-name="ce230" table:formula="of:=RANK([.A16];[.$A$16:.$A$29];0)" office:value-type="float" office:value="12" calcext:value-type="float">
            <text:p>12</text:p>
          </table:table-cell>
          <table:table-cell table:style-name="ce230" table:formula="of:=INDEX([.$G$16:.$G$29];[.H16])" office:value-type="string" office:string-value="y=4x-12" calcext:value-type="string">
            <text:p>y=4x-12</text:p>
          </table:table-cell>
          <table:table-cell table:style-name="ce264" table:number-columns-repeated="2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-56" calcext:value-type="float">
            <text:p>-56</text:p>
          </table:table-cell>
          <table:table-cell table:style-name="ce233" table:formula="of:=IF([.H16]=1;[.$R$5];INDEX([.$D$16:.$D$29];[.H16])*[.N16]+INDEX([.$E$16:.$E$29];[.H16]))" office:value-type="float" office:value="32" calcext:value-type="float">
            <text:p>32</text:p>
          </table:table-cell>
          <table:table-cell table:number-columns-repeated="1008"/>
        </table:table-row>
        <table:table-row table:style-name="ro3">
          <table:table-cell table:style-name="ce230" table:formula="of:=RANDBETWEEN(1;1000000)" office:value-type="float" office:value="995718" calcext:value-type="float">
            <text:p>995718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IF([.A17]&lt;500000;-1;1)*RANDBETWEEN(1;10)" office:value-type="float" office:value="7" calcext:value-type="float">
            <text:p>7</text:p>
          </table:table-cell>
          <table:table-cell table:style-name="ce230"/>
          <table:table-cell table:style-name="ce230" table:formula="of:=CONCATENATE([.C17];[.E17])" office:value-type="string" office:string-value="y=7" calcext:value-type="string">
            <text:p>y=7</text:p>
          </table:table-cell>
          <table:table-cell table:style-name="ce230" table:formula="of:=RANK([.A17];[.$A$16:.$A$29];0)" office:value-type="float" office:value="1" calcext:value-type="float">
            <text:p>1</text:p>
          </table:table-cell>
          <table:table-cell table:style-name="ce230" table:formula="of:=INDEX([.$G$16:.$G$29];[.H17])" office:value-type="string" office:string-value="x=6" calcext:value-type="string">
            <text:p>x=6</text:p>
          </table:table-cell>
          <table:table-cell table:style-name="ce264" table:number-columns-repeated="2"/>
          <table:table-cell/>
          <table:table-cell table:style-name="ce233" table:formula="of:=IF([.H17]=1;[.$D$16];[.$R$2])" office:value-type="float" office:value="6" calcext:value-type="float">
            <text:p>6</text:p>
          </table:table-cell>
          <table:table-cell table:style-name="ce233" table:formula="of:=IF([.H17]=1;[.$D$16];[.$R$3])" office:value-type="float" office:value="6" calcext:value-type="float">
            <text:p>6</text:p>
          </table:table-cell>
          <table:table-cell table:style-name="ce233" table:formula="of:=IF([.H17]=1;[.$R$4];INDEX([.$D$16:.$D$29];[.H17])*[.M17]+INDEX([.$E$16:.$E$29];[.H17]))" office:value-type="float" office:value="-11" calcext:value-type="float">
            <text:p>-11</text:p>
          </table:table-cell>
          <table:table-cell table:style-name="ce233" table:formula="of:=IF([.H17]=1;[.$R$5];INDEX([.$D$16:.$D$29];[.H17])*[.N17]+INDEX([.$E$16:.$E$29];[.H17]))" office:value-type="float" office:value="11" calcext:value-type="float">
            <text:p>11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209840" calcext:value-type="float">
            <text:p>209840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5" calcext:value-type="float">
            <text:p>-5</text:p>
          </table:table-cell>
          <table:table-cell table:style-name="ce231" table:formula="of:=RANDBETWEEN(1;6)" office:value-type="float" office:value="3" calcext:value-type="float">
            <text:p>3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5x+3" calcext:value-type="string">
            <text:p>y=-5x+3</text:p>
          </table:table-cell>
          <table:table-cell table:style-name="ce233" table:formula="of:=RANK([.A18];[.$A$16:.$A$29];0)" office:value-type="float" office:value="9" calcext:value-type="float">
            <text:p>9</text:p>
          </table:table-cell>
          <table:table-cell table:style-name="ce233" table:formula="of:=INDEX([.$G$16:.$G$29];[.H18])" office:value-type="string" office:string-value="y=2x+3" calcext:value-type="string">
            <text:p>y=2x+3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-19" calcext:value-type="float">
            <text:p>-19</text:p>
          </table:table-cell>
          <table:table-cell table:style-name="ce233" table:formula="of:=IF([.H18]=1;[.$R$5];INDEX([.$D$16:.$D$29];[.H18])*[.N18]+INDEX([.$E$16:.$E$29];[.H18]))" office:value-type="float" office:value="25" calcext:value-type="float">
            <text:p>25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833354" calcext:value-type="float">
            <text:p>833354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3" calcext:value-type="float">
            <text:p>-3</text:p>
          </table:table-cell>
          <table:table-cell table:style-name="ce231" table:formula="of:=RANDBETWEEN(7;11)" office:value-type="float" office:value="9" calcext:value-type="float">
            <text:p>9</text:p>
          </table:table-cell>
          <table:table-cell table:style-name="ce231" table:formula="of:=IF([.A19]&lt;500000;&quot;+&quot;;&quot;-&quot;)" office:value-type="string" office:string-value="-" calcext:value-type="string">
            <text:p>-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3x+9" calcext:value-type="string">
            <text:p>y=-3x+9</text:p>
          </table:table-cell>
          <table:table-cell table:style-name="ce233" table:formula="of:=RANK([.A19];[.$A$16:.$A$29];0)" office:value-type="float" office:value="4" calcext:value-type="float">
            <text:p>4</text:p>
          </table:table-cell>
          <table:table-cell table:style-name="ce262" table:formula="of:=INDEX([.$G$16:.$G$29];[.H19])" office:value-type="string" office:string-value="y=-3x+9" calcext:value-type="string">
            <text:p>y=-3x+9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42" calcext:value-type="float">
            <text:p>42</text:p>
          </table:table-cell>
          <table:table-cell table:style-name="ce233" table:formula="of:=IF([.H19]=1;[.$R$5];INDEX([.$D$16:.$D$29];[.H19])*[.N19]+INDEX([.$E$16:.$E$29];[.H19]))" office:value-type="float" office:value="-24" calcext:value-type="float">
            <text:p>-24</text:p>
          </table:table-cell>
          <table:table-cell/>
          <table:table-cell table:style-name="ce285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451219" calcext:value-type="float">
            <text:p>451219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11;14)" office:value-type="float" office:value="12" calcext:value-type="float">
            <text:p>12</text:p>
          </table:table-cell>
          <table:table-cell table:style-name="ce231" table:formula="of:=IF([.A20]&lt;500000;&quot;+&quot;;&quot;-&quot;)" office:value-type="string" office:string-value="+" calcext:value-type="string">
            <text:p>+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4x+12" calcext:value-type="string">
            <text:p>y=-4x+12</text:p>
          </table:table-cell>
          <table:table-cell table:style-name="ce231" table:formula="of:=RANK([.A20];[.$A$16:.$A$29];0)" office:value-type="float" office:value="8" calcext:value-type="float">
            <text:p>8</text:p>
          </table:table-cell>
          <table:table-cell table:style-name="ce231" table:formula="of:=INDEX([.$G$16:.$G$29];[.H20])" office:value-type="string" office:string-value="y=-8x+15" calcext:value-type="string">
            <text:p>y=-8x+15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103" calcext:value-type="float">
            <text:p>103</text:p>
          </table:table-cell>
          <table:table-cell table:style-name="ce233" table:formula="of:=IF([.H20]=1;[.$R$5];INDEX([.$D$16:.$D$29];[.H20])*[.N20]+INDEX([.$E$16:.$E$29];[.H20]))" office:value-type="float" office:value="-73" calcext:value-type="float">
            <text:p>-73</text:p>
          </table:table-cell>
          <table:table-cell/>
          <table:table-cell table:style-name="ce286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496932" calcext:value-type="float">
            <text:p>496932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2" calcext:value-type="float">
            <text:p>-2</text:p>
          </table:table-cell>
          <table:table-cell table:style-name="ce231" table:formula="of:=RANDBETWEEN(-6;-1)" office:value-type="float" office:value="-6" calcext:value-type="float">
            <text:p>-6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2x-6" calcext:value-type="string">
            <text:p>y=-2x-6</text:p>
          </table:table-cell>
          <table:table-cell table:style-name="ce231" table:formula="of:=RANK([.A21];[.$A$16:.$A$29];0)" office:value-type="float" office:value="7" calcext:value-type="float">
            <text:p>7</text:p>
          </table:table-cell>
          <table:table-cell table:style-name="ce231" table:formula="of:=INDEX([.$G$16:.$G$29];[.H21])" office:value-type="string" office:string-value="y=-3x+11" calcext:value-type="string">
            <text:p>y=-3x+11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44" calcext:value-type="float">
            <text:p>44</text:p>
          </table:table-cell>
          <table:table-cell table:style-name="ce233" table:formula="of:=IF([.H21]=1;[.$R$5];INDEX([.$D$16:.$D$29];[.H21])*[.N21]+INDEX([.$E$16:.$E$29];[.H21]))" office:value-type="float" office:value="-22" calcext:value-type="float">
            <text:p>-22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99767" calcext:value-type="float">
            <text:p>199767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3)" office:value-type="float" office:value="-3" calcext:value-type="float">
            <text:p>-3</text:p>
          </table:table-cell>
          <table:table-cell table:style-name="ce231" table:formula="of:=RANDBETWEEN(11;15)" office:value-type="float" office:value="11" calcext:value-type="float">
            <text:p>11</text:p>
          </table:table-cell>
          <table:table-cell table:style-name="ce231" table:formula="of:=IF([.A22]&lt;500000;&quot;+&quot;;&quot;-&quot;)" office:value-type="string" office:string-value="+" calcext:value-type="string">
            <text:p>+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3x+11" calcext:value-type="string">
            <text:p>y=-3x+11</text:p>
          </table:table-cell>
          <table:table-cell table:style-name="ce231" table:formula="of:=RANK([.A22];[.$A$16:.$A$29];0)" office:value-type="float" office:value="10" calcext:value-type="float">
            <text:p>10</text:p>
          </table:table-cell>
          <table:table-cell table:style-name="ce231" table:formula="of:=INDEX([.$G$16:.$G$29];[.H22])" office:value-type="string" office:string-value="y=4x+8" calcext:value-type="string">
            <text:p>y=4x+8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-36" calcext:value-type="float">
            <text:p>-36</text:p>
          </table:table-cell>
          <table:table-cell table:style-name="ce233" table:formula="of:=IF([.H22]=1;[.$R$5];INDEX([.$D$16:.$D$29];[.H22])*[.N22]+INDEX([.$E$16:.$E$29];[.H22]))" office:value-type="float" office:value="52" calcext:value-type="float">
            <text:p>52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86051" calcext:value-type="float">
            <text:p>86051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8;-6)" office:value-type="float" office:value="-8" calcext:value-type="float">
            <text:p>-8</text:p>
          </table:table-cell>
          <table:table-cell table:style-name="ce231" table:formula="of:=RANDBETWEEN(15;20)" office:value-type="float" office:value="15" calcext:value-type="float">
            <text:p>15</text:p>
          </table:table-cell>
          <table:table-cell table:style-name="ce231" table:formula="of:=IF([.A23]&lt;500000;&quot;+&quot;;&quot;-&quot;)" office:value-type="string" office:string-value="+" calcext:value-type="string">
            <text:p>+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8x+15" calcext:value-type="string">
            <text:p>y=-8x+15</text:p>
          </table:table-cell>
          <table:table-cell table:style-name="ce231" table:formula="of:=RANK([.A23];[.$A$16:.$A$29];0)" office:value-type="float" office:value="13" calcext:value-type="float">
            <text:p>13</text:p>
          </table:table-cell>
          <table:table-cell table:style-name="ce231" table:formula="of:=INDEX([.$G$16:.$G$29];[.H23])" office:value-type="string" office:string-value="y=8x-18" calcext:value-type="string">
            <text:p>y=8x-18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-106" calcext:value-type="float">
            <text:p>-106</text:p>
          </table:table-cell>
          <table:table-cell table:style-name="ce233" table:formula="of:=IF([.H23]=1;[.$R$5];INDEX([.$D$16:.$D$29];[.H23])*[.N23]+INDEX([.$E$16:.$E$29];[.H23]))" office:value-type="float" office:value="70" calcext:value-type="float">
            <text:p>7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25032" calcext:value-type="float">
            <text:p>125032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RANDBETWEEN(1;6)" office:value-type="float" office:value="3" calcext:value-type="float">
            <text:p>3</text:p>
          </table:table-cell>
          <table:table-cell table:style-name="ce231" table:formula="of:=IF([.A24]&lt;500000;&quot;+&quot;;&quot;-&quot;)" office:value-type="string" office:string-value="+" calcext:value-type="string">
            <text:p>+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2x+3" calcext:value-type="string">
            <text:p>y=2x+3</text:p>
          </table:table-cell>
          <table:table-cell table:style-name="ce231" table:formula="of:=RANK([.A24];[.$A$16:.$A$29];0)" office:value-type="float" office:value="11" calcext:value-type="float">
            <text:p>11</text:p>
          </table:table-cell>
          <table:table-cell table:style-name="ce231" table:formula="of:=INDEX([.$G$16:.$G$29];[.H24])" office:value-type="string" office:string-value="y=x-6" calcext:value-type="string">
            <text:p>y=x-6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-11" calcext:value-type="float">
            <text:p>-11</text:p>
          </table:table-cell>
          <table:table-cell table:style-name="ce233" table:formula="of:=IF([.H24]=1;[.$D$16];[.$R$3])" office:value-type="float" office:value="11" calcext:value-type="float">
            <text:p>11</text:p>
          </table:table-cell>
          <table:table-cell table:style-name="ce233" table:formula="of:=IF([.H24]=1;[.$R$4];INDEX([.$D$16:.$D$29];[.H24])*[.M24]+INDEX([.$E$16:.$E$29];[.H24]))" office:value-type="float" office:value="-17" calcext:value-type="float">
            <text:p>-17</text:p>
          </table:table-cell>
          <table:table-cell table:style-name="ce233" table:formula="of:=IF([.H24]=1;[.$R$5];INDEX([.$D$16:.$D$29];[.H24])*[.N24]+INDEX([.$E$16:.$E$29];[.H24]))" office:value-type="float" office:value="5" calcext:value-type="float">
            <text:p>5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3274" calcext:value-type="float">
            <text:p>53274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7;11)" office:value-type="float" office:value="8" calcext:value-type="float">
            <text:p>8</text:p>
          </table:table-cell>
          <table:table-cell table:style-name="ce231" table:formula="of:=IF([.A25]&lt;500000;&quot;+&quot;;&quot;-&quot;)" office:value-type="string" office:string-value="+" calcext:value-type="string">
            <text:p>+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4x+8" calcext:value-type="string">
            <text:p>y=4x+8</text:p>
          </table:table-cell>
          <table:table-cell table:style-name="ce231" table:formula="of:=RANK([.A25];[.$A$16:.$A$29];0)" office:value-type="float" office:value="14" calcext:value-type="float">
            <text:p>14</text:p>
          </table:table-cell>
          <table:table-cell table:style-name="ce257" table:formula="of:=INDEX([.$G$16:.$G$29];[.H25])" office:value-type="string" office:string-value="y=5x-14" calcext:value-type="string">
            <text:p>y=5x-14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-69" calcext:value-type="float">
            <text:p>-69</text:p>
          </table:table-cell>
          <table:table-cell table:style-name="ce233" table:formula="of:=IF([.H25]=1;[.$R$5];INDEX([.$D$16:.$D$29];[.H25])*[.N25]+INDEX([.$E$16:.$E$29];[.H25]))" office:value-type="float" office:value="41" calcext:value-type="float">
            <text:p>41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54192" calcext:value-type="float">
            <text:p>554192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1" calcext:value-type="float">
            <text:p>1</text:p>
          </table:table-cell>
          <table:table-cell table:style-name="ce231" table:formula="of:=RANDBETWEEN(-6;-1)" office:value-type="float" office:value="-6" calcext:value-type="float">
            <text:p>-6</text:p>
          </table:table-cell>
          <table:table-cell table:style-name="ce231" table:formula="of:=IF([.A26]&lt;500000;&quot;+&quot;;&quot;-&quot;)" office:value-type="string" office:string-value="-" calcext:value-type="string">
            <text:p>-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x-6" calcext:value-type="string">
            <text:p>y=x-6</text:p>
          </table:table-cell>
          <table:table-cell table:style-name="ce231" table:formula="of:=RANK([.A26];[.$A$16:.$A$29];0)" office:value-type="float" office:value="6" calcext:value-type="float">
            <text:p>6</text:p>
          </table:table-cell>
          <table:table-cell table:style-name="ce231" table:formula="of:=INDEX([.$G$16:.$G$29];[.H26])" office:value-type="string" office:string-value="y=-2x-6" calcext:value-type="string">
            <text:p>y=-2x-6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16" calcext:value-type="float">
            <text:p>16</text:p>
          </table:table-cell>
          <table:table-cell table:style-name="ce233" table:formula="of:=IF([.H26]=1;[.$R$5];INDEX([.$D$16:.$D$29];[.H26])*[.N26]+INDEX([.$E$16:.$E$29];[.H26]))" office:value-type="float" office:value="-28" calcext:value-type="float">
            <text:p>-28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954399" calcext:value-type="float">
            <text:p>954399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3;5)" office:value-type="float" office:value="4" calcext:value-type="float">
            <text:p>4</text:p>
          </table:table-cell>
          <table:table-cell table:style-name="ce231" table:formula="of:=RANDBETWEEN(-15;-11)" office:value-type="float" office:value="-12" calcext:value-type="float">
            <text:p>-12</text:p>
          </table:table-cell>
          <table:table-cell table:style-name="ce231" table:formula="of:=IF([.A27]&lt;500000;&quot;+&quot;;&quot;-&quot;)" office:value-type="string" office:string-value="-" calcext:value-type="string">
            <text:p>-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4x-12" calcext:value-type="string">
            <text:p>y=4x-12</text:p>
          </table:table-cell>
          <table:table-cell table:style-name="ce231" table:formula="of:=RANK([.A27];[.$A$16:.$A$29];0)" office:value-type="float" office:value="3" calcext:value-type="float">
            <text:p>3</text:p>
          </table:table-cell>
          <table:table-cell table:style-name="ce257" table:formula="of:=INDEX([.$G$16:.$G$29];[.H27])" office:value-type="string" office:string-value="y=-5x+3" calcext:value-type="string">
            <text:p>y=-5x+3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58" calcext:value-type="float">
            <text:p>58</text:p>
          </table:table-cell>
          <table:table-cell table:style-name="ce233" table:formula="of:=IF([.H27]=1;[.$R$5];INDEX([.$D$16:.$D$29];[.H27])*[.N27]+INDEX([.$E$16:.$E$29];[.H27]))" office:value-type="float" office:value="-52" calcext:value-type="float">
            <text:p>-52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39508" calcext:value-type="float">
            <text:p>639508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6;8)" office:value-type="float" office:value="8" calcext:value-type="float">
            <text:p>8</text:p>
          </table:table-cell>
          <table:table-cell table:style-name="ce231" table:formula="of:=RANDBETWEEN(-20;-15)" office:value-type="float" office:value="-18" calcext:value-type="float">
            <text:p>-18</text:p>
          </table:table-cell>
          <table:table-cell table:style-name="ce231" table:formula="of:=IF([.A28]&lt;500000;&quot;+&quot;;&quot;-&quot;)" office:value-type="string" office:string-value="-" calcext:value-type="string">
            <text:p>-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8x-18" calcext:value-type="string">
            <text:p>y=8x-18</text:p>
          </table:table-cell>
          <table:table-cell table:style-name="ce231" table:formula="of:=RANK([.A28];[.$A$16:.$A$29];0)" office:value-type="float" office:value="5" calcext:value-type="float">
            <text:p>5</text:p>
          </table:table-cell>
          <table:table-cell table:style-name="ce231" table:formula="of:=INDEX([.$G$16:.$G$29];[.H28])" office:value-type="string" office:string-value="y=-4x+12" calcext:value-type="string">
            <text:p>y=-4x+12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56" calcext:value-type="float">
            <text:p>56</text:p>
          </table:table-cell>
          <table:table-cell table:style-name="ce233" table:formula="of:=IF([.H28]=1;[.$R$5];INDEX([.$D$16:.$D$29];[.H28])*[.N28]+INDEX([.$E$16:.$E$29];[.H28]))" office:value-type="float" office:value="-32" calcext:value-type="float">
            <text:p>-32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958439" calcext:value-type="float">
            <text:p>958439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RANDBETWEEN(-14;-11)" office:value-type="float" office:value="-14" calcext:value-type="float">
            <text:p>-14</text:p>
          </table:table-cell>
          <table:table-cell table:style-name="ce231" table:formula="of:=IF([.A29]&lt;500000;&quot;+&quot;;&quot;-&quot;)" office:value-type="string" office:string-value="-" calcext:value-type="string">
            <text:p>-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5x-14" calcext:value-type="string">
            <text:p>y=5x-14</text:p>
          </table:table-cell>
          <table:table-cell table:style-name="ce231" table:formula="of:=RANK([.A29];[.$A$16:.$A$29];0)" office:value-type="float" office:value="2" calcext:value-type="float">
            <text:p>2</text:p>
          </table:table-cell>
          <table:table-cell table:style-name="ce231" table:formula="of:=INDEX([.$G$16:.$G$29];[.H29])" office:value-type="string" office:string-value="y=7" calcext:value-type="string">
            <text:p>y=7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7" calcext:value-type="float">
            <text:p>7</text:p>
          </table:table-cell>
          <table:table-cell table:style-name="ce233" table:formula="of:=IF([.H29]=1;[.$R$5];INDEX([.$D$16:.$D$29];[.H29])*[.N29]+INDEX([.$E$16:.$E$29];[.H29]))" office:value-type="float" office:value="7" calcext:value-type="float">
            <text:p>7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number-columns-repeated="21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 num</text:p>
          </table:table-cell>
          <table:table-cell table:style-name="ce229" office:value-type="string" calcext:value-type="string">
            <text:p>a dénom</text:p>
          </table:table-cell>
          <table:table-cell table:style-name="ce229" office:value-type="string" calcext:value-type="string">
            <text:p>b num</text:p>
          </table:table-cell>
          <table:table-cell table:style-name="ce229" office:value-type="string" calcext:value-type="string">
            <text:p>b dénom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10"/>
        </table:table-row>
        <table:table-row table:style-name="ro3">
          <table:table-cell table:style-name="ce230" table:formula="of:=RANDBETWEEN(1;1000000)" office:value-type="float" office:value="831864" calcext:value-type="float">
            <text:p>831864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20" calcext:value-type="float">
            <text:p>20</text:p>
          </table:table-cell>
          <table:table-cell table:style-name="ce230" table:formula="of:=[.V32]" office:value-type="float" office:value="13" calcext:value-type="float">
            <text:p>13</text:p>
          </table:table-cell>
          <table:table-cell table:style-name="ce258" table:formula="of:=RANDBETWEEN(0;12)" office:value-type="float" office:value="9" calcext:value-type="float">
            <text:p>9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20x/13+9" calcext:value-type="string">
            <text:p>y=20x/13+9</text:p>
          </table:table-cell>
          <table:table-cell table:style-name="ce230" table:formula="of:=RANK([.A32];[.$A$32:.$A$51];0)" office:value-type="float" office:value="4" calcext:value-type="float">
            <text:p>4</text:p>
          </table:table-cell>
          <table:table-cell table:style-name="ce230" table:formula="of:=INDEX([.$I$32:.$I$51];[.J32])" office:value-type="string" office:string-value="y=-5x/12+3" calcext:value-type="string">
            <text:p>y=-5x/12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7.58333333333333" calcext:value-type="float">
            <text:p>7,58333333333333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-1.58333333333333" calcext:value-type="float">
            <text:p>-1,58333333333333</text:p>
          </table:table-cell>
          <table:table-cell/>
          <table:table-cell table:style-name="ce233" table:formula="of:=[.E54]-[.C54]" office:value-type="float" office:value="20" calcext:value-type="float">
            <text:p>20</text:p>
          </table:table-cell>
          <table:table-cell table:style-name="ce233" table:formula="of:=[.D54]-[.B54]" office:value-type="float" office:value="13" calcext:value-type="float">
            <text:p>13</text:p>
          </table:table-cell>
          <table:table-cell table:style-name="ce262" table:formula="of:=GCD(ABS([.R32]);ABS([.S32]))" office:value-type="float" office:value="1" calcext:value-type="float">
            <text:p>1</text:p>
          </table:table-cell>
          <table:table-cell table:style-name="ce262" table:formula="of:=[.R32]/[.T32]" office:value-type="float" office:value="20" calcext:value-type="float">
            <text:p>20</text:p>
          </table:table-cell>
          <table:table-cell table:style-name="ce262" table:formula="of:=[.S32]/[.T32]" office:value-type="float" office:value="13" calcext:value-type="float">
            <text:p>13</text:p>
          </table:table-cell>
          <table:table-cell table:style-name="ce289" table:formula="of:=[.U32]/[.V32]" office:value-type="float" office:value="1.53846153846154" calcext:value-type="float">
            <text:p>20/13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1.53846153846154" calcext:value-type="float">
            <text:p>20/13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360822" calcext:value-type="float">
            <text:p>360822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5" calcext:value-type="float">
            <text:p>5</text:p>
          </table:table-cell>
          <table:table-cell table:style-name="ce230" table:formula="of:=[.V33]" office:value-type="float" office:value="9" calcext:value-type="float">
            <text:p>9</text:p>
          </table:table-cell>
          <table:table-cell table:style-name="ce258" table:formula="of:=RANDBETWEEN(0;12)" office:value-type="float" office:value="2" calcext:value-type="float">
            <text:p>2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5x/9+2" calcext:value-type="string">
            <text:p>y=5x/9+2</text:p>
          </table:table-cell>
          <table:table-cell table:style-name="ce230" table:formula="of:=RANK([.A33];[.$A$32:.$A$51];0)" office:value-type="float" office:value="16" calcext:value-type="float">
            <text:p>16</text:p>
          </table:table-cell>
          <table:table-cell table:style-name="ce258" table:formula="of:=INDEX([.$I$32:.$I$51];[.J33])" office:value-type="string" office:string-value="y=-x/2+12" calcext:value-type="string">
            <text:p>y=-x/2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17.5" calcext:value-type="float">
            <text:p>17,5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6.5" calcext:value-type="float">
            <text:p>6,5</text:p>
          </table:table-cell>
          <table:table-cell/>
          <table:table-cell table:style-name="ce233" table:formula="of:=[.E55]-[.C55]" office:value-type="float" office:value="5" calcext:value-type="float">
            <text:p>5</text:p>
          </table:table-cell>
          <table:table-cell table:style-name="ce233" table:formula="of:=[.D55]-[.B55]" office:value-type="float" office:value="9" calcext:value-type="float">
            <text:p>9</text:p>
          </table:table-cell>
          <table:table-cell table:style-name="ce262" table:formula="of:=GCD(ABS([.R33]);ABS([.S33]))" office:value-type="float" office:value="1" calcext:value-type="float">
            <text:p>1</text:p>
          </table:table-cell>
          <table:table-cell table:style-name="ce262" table:formula="of:=[.R33]/[.T33]" office:value-type="float" office:value="5" calcext:value-type="float">
            <text:p>5</text:p>
          </table:table-cell>
          <table:table-cell table:style-name="ce262" table:formula="of:=[.S33]/[.T33]" office:value-type="float" office:value="9" calcext:value-type="float">
            <text:p>9</text:p>
          </table:table-cell>
          <table:table-cell table:style-name="ce289" table:formula="of:=[.U33]/[.V33]" office:value-type="float" office:value="0.555555555555556" calcext:value-type="float">
            <text:p><text:s/>5/9 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555555555555556" calcext:value-type="float">
            <text:p><text:s/>5/9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49112" calcext:value-type="float">
            <text:p>49112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13" calcext:value-type="float">
            <text:p>-13</text:p>
          </table:table-cell>
          <table:table-cell table:style-name="ce230" table:formula="of:=[.V34]" office:value-type="float" office:value="2" calcext:value-type="float">
            <text:p>2</text:p>
          </table:table-cell>
          <table:table-cell table:style-name="ce258" table:formula="of:=RANDBETWEEN(0;12)" office:value-type="float" office:value="12" calcext:value-type="float">
            <text:p>12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13x/2+12" calcext:value-type="string">
            <text:p>y=-13x/2+12</text:p>
          </table:table-cell>
          <table:table-cell table:style-name="ce230" table:formula="of:=RANK([.A34];[.$A$32:.$A$51];0)" office:value-type="float" office:value="20" calcext:value-type="float">
            <text:p>20</text:p>
          </table:table-cell>
          <table:table-cell table:style-name="ce230" table:formula="of:=INDEX([.$I$32:.$I$51];[.J34])" office:value-type="string" office:string-value="y=-3x/10+9" calcext:value-type="string">
            <text:p>y=-3x/10+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12.3" calcext:value-type="float">
            <text:p>12,3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5.7" calcext:value-type="float">
            <text:p>5,7</text:p>
          </table:table-cell>
          <table:table-cell/>
          <table:table-cell table:style-name="ce233" table:formula="of:=[.E56]-[.C56]" office:value-type="float" office:value="-13" calcext:value-type="float">
            <text:p>-13</text:p>
          </table:table-cell>
          <table:table-cell table:style-name="ce233" table:formula="of:=[.D56]-[.B56]" office:value-type="float" office:value="2" calcext:value-type="float">
            <text:p>2</text:p>
          </table:table-cell>
          <table:table-cell table:style-name="ce262" table:formula="of:=GCD(ABS([.R34]);ABS([.S34]))" office:value-type="float" office:value="1" calcext:value-type="float">
            <text:p>1</text:p>
          </table:table-cell>
          <table:table-cell table:style-name="ce262" table:formula="of:=[.R34]/[.T34]" office:value-type="float" office:value="-13" calcext:value-type="float">
            <text:p>-13</text:p>
          </table:table-cell>
          <table:table-cell table:style-name="ce262" table:formula="of:=[.S34]/[.T34]" office:value-type="float" office:value="2" calcext:value-type="float">
            <text:p>2</text:p>
          </table:table-cell>
          <table:table-cell table:style-name="ce289" table:formula="of:=[.U34]/[.V34]" office:value-type="float" office:value="-6.5" calcext:value-type="float">
            <text:p>-13/2 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6.5" calcext:value-type="float">
            <text:p>-13/2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996522" calcext:value-type="float">
            <text:p>996522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5" calcext:value-type="float">
            <text:p>-5</text:p>
          </table:table-cell>
          <table:table-cell table:style-name="ce230" table:formula="of:=[.V35]" office:value-type="float" office:value="12" calcext:value-type="float">
            <text:p>12</text:p>
          </table:table-cell>
          <table:table-cell table:style-name="ce258" table:formula="of:=RANDBETWEEN(0;12)" office:value-type="float" office:value="3" calcext:value-type="float">
            <text:p>3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5x/12+3" calcext:value-type="string">
            <text:p>y=-5x/12+3</text:p>
          </table:table-cell>
          <table:table-cell table:style-name="ce230" table:formula="of:=RANK([.A35];[.$A$32:.$A$51];0)" office:value-type="float" office:value="1" calcext:value-type="float">
            <text:p>1</text:p>
          </table:table-cell>
          <table:table-cell table:style-name="ce230" table:formula="of:=INDEX([.$I$32:.$I$51];[.J35])" office:value-type="string" office:string-value="y=20x/13+9" calcext:value-type="string">
            <text:p>y=20x/13+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-7.92307692307692" calcext:value-type="float">
            <text:p>-7,92307692307692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25.9230769230769" calcext:value-type="float">
            <text:p>25,9230769230769</text:p>
          </table:table-cell>
          <table:table-cell/>
          <table:table-cell table:style-name="ce233" table:formula="of:=[.E57]-[.C57]" office:value-type="float" office:value="-5" calcext:value-type="float">
            <text:p>-5</text:p>
          </table:table-cell>
          <table:table-cell table:style-name="ce233" table:formula="of:=[.D57]-[.B57]" office:value-type="float" office:value="12" calcext:value-type="float">
            <text:p>12</text:p>
          </table:table-cell>
          <table:table-cell table:style-name="ce262" table:formula="of:=GCD(ABS([.R35]);ABS([.S35]))" office:value-type="float" office:value="1" calcext:value-type="float">
            <text:p>1</text:p>
          </table:table-cell>
          <table:table-cell table:style-name="ce262" table:formula="of:=[.R35]/[.T35]" office:value-type="float" office:value="-5" calcext:value-type="float">
            <text:p>-5</text:p>
          </table:table-cell>
          <table:table-cell table:style-name="ce262" table:formula="of:=[.S35]/[.T35]" office:value-type="float" office:value="12" calcext:value-type="float">
            <text:p>12</text:p>
          </table:table-cell>
          <table:table-cell table:style-name="ce289" table:formula="of:=[.U35]/[.V35]" office:value-type="float" office:value="-0.416666666666667" calcext:value-type="float">
            <text:p>- 5/12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416666666666667" calcext:value-type="float">
            <text:p>- 5/12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494756" calcext:value-type="float">
            <text:p>494756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2" calcext:value-type="float">
            <text:p>-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5" calcext:value-type="float">
            <text:p>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-2x+5" calcext:value-type="string">
            <text:p>y=-2x+5</text:p>
          </table:table-cell>
          <table:table-cell table:style-name="ce235" table:formula="of:=RANK([.A36];[.$A$32:.$A$51];0)" office:value-type="float" office:value="13" calcext:value-type="float">
            <text:p>13</text:p>
          </table:table-cell>
          <table:table-cell table:style-name="ce235" table:formula="of:=INDEX([.$I$32:.$I$51];[.J36])" office:value-type="string" office:string-value="y=2x/3-3" calcext:value-type="string">
            <text:p>y=2x/3-3</text:p>
          </table:table-cell>
          <table:table-cell table:style-name="ce243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-10.3333333333333" calcext:value-type="float">
            <text:p>-10,3333333333333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4.33333333333333" calcext:value-type="float">
            <text:p>4,33333333333333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956294" calcext:value-type="float">
            <text:p>956294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3" calcext:value-type="float">
            <text:p>-3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7" calcext:value-type="float">
            <text:p>7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-" calcext:value-type="string">
            <text:p>-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-3x-7" calcext:value-type="string">
            <text:p>y=-3x-7</text:p>
          </table:table-cell>
          <table:table-cell table:style-name="ce235" table:formula="of:=RANK([.A37];[.$A$32:.$A$51];0)" office:value-type="float" office:value="2" calcext:value-type="float">
            <text:p>2</text:p>
          </table:table-cell>
          <table:table-cell table:style-name="ce235" table:formula="of:=INDEX([.$I$32:.$I$51];[.J37])" office:value-type="string" office:string-value="y=5x/9+2" calcext:value-type="string">
            <text:p>y=5x/9+2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-4.11111111111111" calcext:value-type="float">
            <text:p>-4,11111111111111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8.11111111111111" calcext:value-type="float">
            <text:p>8,11111111111111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632631" calcext:value-type="float">
            <text:p>632631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3" calcext:value-type="float">
            <text:p>-3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5" calcext:value-type="float">
            <text:p>1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-" calcext:value-type="string">
            <text:p>-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-3x-15" calcext:value-type="string">
            <text:p>y=-3x-15</text:p>
          </table:table-cell>
          <table:table-cell table:style-name="ce235" table:formula="of:=RANK([.A38];[.$A$32:.$A$51];0)" office:value-type="float" office:value="10" calcext:value-type="float">
            <text:p>10</text:p>
          </table:table-cell>
          <table:table-cell table:style-name="ce235" table:formula="of:=INDEX([.$I$32:.$I$51];[.J38])" office:value-type="string" office:string-value="y=4x/3-10" calcext:value-type="string">
            <text:p>y=4x/3-10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-24.6666666666667" calcext:value-type="float">
            <text:p>-24,6666666666667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4.66666666666667" calcext:value-type="float">
            <text:p>4,66666666666667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161859" calcext:value-type="float">
            <text:p>161859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2" calcext:value-type="float">
            <text:p>-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4" calcext:value-type="float">
            <text:p>1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+" calcext:value-type="string">
            <text:p>+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2x+14" calcext:value-type="string">
            <text:p>y=-2x+14</text:p>
          </table:table-cell>
          <table:table-cell table:style-name="ce235" table:formula="of:=RANK([.A39];[.$A$32:.$A$51];0)" office:value-type="float" office:value="19" calcext:value-type="float">
            <text:p>19</text:p>
          </table:table-cell>
          <table:table-cell table:style-name="ce235" table:formula="of:=INDEX([.$I$32:.$I$51];[.J39])" office:value-type="string" office:string-value="y=-x/10+6" calcext:value-type="string">
            <text:p>y=-x/10+6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7.1" calcext:value-type="float">
            <text:p>7,1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4.9" calcext:value-type="float">
            <text:p>4,9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52180" calcext:value-type="float">
            <text:p>552180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8" calcext:value-type="float">
            <text:p>8</text:p>
          </table:table-cell>
          <table:table-cell table:style-name="ce257" table:formula="of:=[.S40]/[.T40]" office:value-type="float" office:value="3" calcext:value-type="float">
            <text:p>3</text:p>
          </table:table-cell>
          <table:table-cell table:style-name="ce231" table:formula="of:=RANDBETWEEN(0;12)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-" calcext:value-type="string">
            <text:p>-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8x/3-2" calcext:value-type="string">
            <text:p>y=8x/3-2</text:p>
          </table:table-cell>
          <table:table-cell table:style-name="ce231" table:formula="of:=RANK([.A40];[.$A$32:.$A$51];0)" office:value-type="float" office:value="11" calcext:value-type="float">
            <text:p>11</text:p>
          </table:table-cell>
          <table:table-cell table:style-name="ce233" table:formula="of:=INDEX([.$I$32:.$I$51];[.J40])" office:value-type="string" office:string-value="y=6x/7-10" calcext:value-type="string">
            <text:p>y=6x/7-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-19.4285714285714" calcext:value-type="float">
            <text:p>-19,4285714285714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-0.571428571428571" calcext:value-type="float">
            <text:p>-0,571428571428571</text:p>
          </table:table-cell>
          <table:table-cell/>
          <table:table-cell table:style-name="ce257" table:formula="of:=IF([.A40]&lt;500000;-1;1)*2*RANDBETWEEN(1;5)" office:value-type="float" office:value="8" calcext:value-type="float">
            <text:p>8</text:p>
          </table:table-cell>
          <table:table-cell table:style-name="ce257" table:formula="of:=2*RANDBETWEEN(1;5)+1" office:value-type="float" office:value="3" calcext:value-type="float">
            <text:p>3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8" calcext:value-type="float">
            <text:p>8</text:p>
          </table:table-cell>
          <table:table-cell table:style-name="ce257" table:formula="of:=[.S40]/[.T40]" office:value-type="float" office:value="3" calcext:value-type="float">
            <text:p>3</text:p>
          </table:table-cell>
          <table:table-cell table:style-name="ce283" table:formula="of:=[.U40]/[.V40]" office:value-type="float" office:value="2.66666666666667" calcext:value-type="float">
            <text:p><text:s/>8/3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2.66666666666667" calcext:value-type="float">
            <text:p><text:s/>8/3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821778" calcext:value-type="float">
            <text:p>821778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4" calcext:value-type="float">
            <text:p>4</text:p>
          </table:table-cell>
          <table:table-cell table:style-name="ce257" table:formula="of:=[.S41]/[.T41]" office:value-type="float" office:value="3" calcext:value-type="float">
            <text:p>3</text:p>
          </table:table-cell>
          <table:table-cell table:style-name="ce231" table:formula="of:=RANDBETWEEN(0;12)"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-" calcext:value-type="string">
            <text:p>-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4x/3-10" calcext:value-type="string">
            <text:p>y=4x/3-10</text:p>
          </table:table-cell>
          <table:table-cell table:style-name="ce231" table:formula="of:=RANK([.A41];[.$A$32:.$A$51];0)" office:value-type="float" office:value="5" calcext:value-type="float">
            <text:p>5</text:p>
          </table:table-cell>
          <table:table-cell table:style-name="ce233" table:formula="of:=INDEX([.$I$32:.$I$51];[.J41])" office:value-type="string" office:string-value="y=-2x+5" calcext:value-type="string">
            <text:p>y=-2x+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27" calcext:value-type="float">
            <text:p>27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-17" calcext:value-type="float">
            <text:p>-17</text:p>
          </table:table-cell>
          <table:table-cell/>
          <table:table-cell table:style-name="ce257" table:formula="of:=IF([.A41]&lt;500000;-1;1)*2*RANDBETWEEN(1;5)" office:value-type="float" office:value="4" calcext:value-type="float">
            <text:p>4</text:p>
          </table:table-cell>
          <table:table-cell table:style-name="ce257" table:formula="of:=2*RANDBETWEEN(1;5)+1" office:value-type="float" office:value="3" calcext:value-type="float">
            <text:p>3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4" calcext:value-type="float">
            <text:p>4</text:p>
          </table:table-cell>
          <table:table-cell table:style-name="ce257" table:formula="of:=[.S41]/[.T41]" office:value-type="float" office:value="3" calcext:value-type="float">
            <text:p>3</text:p>
          </table:table-cell>
          <table:table-cell table:style-name="ce283" table:formula="of:=[.U41]/[.V41]" office:value-type="float" office:value="1.33333333333333" calcext:value-type="float">
            <text:p><text:s/>4/3 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1.33333333333333" calcext:value-type="float">
            <text:p><text:s/>4/3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79126" calcext:value-type="float">
            <text:p>779126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6" calcext:value-type="float">
            <text:p>6</text:p>
          </table:table-cell>
          <table:table-cell table:style-name="ce257" table:formula="of:=[.S42]/[.T42]" office:value-type="float" office:value="7" calcext:value-type="float">
            <text:p>7</text:p>
          </table:table-cell>
          <table:table-cell table:style-name="ce231" table:formula="of:=RANDBETWEEN(0;12)"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-" calcext:value-type="string">
            <text:p>-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6x/7-10" calcext:value-type="string">
            <text:p>y=6x/7-10</text:p>
          </table:table-cell>
          <table:table-cell table:style-name="ce231" table:formula="of:=RANK([.A42];[.$A$32:.$A$51];0)" office:value-type="float" office:value="7" calcext:value-type="float">
            <text:p>7</text:p>
          </table:table-cell>
          <table:table-cell table:style-name="ce233" table:formula="of:=INDEX([.$I$32:.$I$51];[.J42])" office:value-type="string" office:string-value="y=-3x-15" calcext:value-type="string">
            <text:p>y=-3x-1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18" calcext:value-type="float">
            <text:p>18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-48" calcext:value-type="float">
            <text:p>-48</text:p>
          </table:table-cell>
          <table:table-cell/>
          <table:table-cell table:style-name="ce257" table:formula="of:=IF([.A42]&lt;500000;-1;1)*2*RANDBETWEEN(1;5)" office:value-type="float" office:value="6" calcext:value-type="float">
            <text:p>6</text:p>
          </table:table-cell>
          <table:table-cell table:style-name="ce257" table:formula="of:=2*RANDBETWEEN(1;5)+1" office:value-type="float" office:value="7" calcext:value-type="float">
            <text:p>7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6" calcext:value-type="float">
            <text:p>6</text:p>
          </table:table-cell>
          <table:table-cell table:style-name="ce257" table:formula="of:=[.S42]/[.T42]" office:value-type="float" office:value="7" calcext:value-type="float">
            <text:p>7</text:p>
          </table:table-cell>
          <table:table-cell table:style-name="ce283" table:formula="of:=[.U42]/[.V42]" office:value-type="float" office:value="0.857142857142857" calcext:value-type="float">
            <text:p><text:s/>6/7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0.857142857142857" calcext:value-type="float">
            <text:p><text:s/>6/7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690419" calcext:value-type="float">
            <text:p>690419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4" calcext:value-type="float">
            <text:p>4</text:p>
          </table:table-cell>
          <table:table-cell table:style-name="ce257" table:formula="of:=[.S43]/[.T43]" office:value-type="float" office:value="3" calcext:value-type="float">
            <text:p>3</text:p>
          </table:table-cell>
          <table:table-cell table:style-name="ce231" table:formula="of:=RANDBETWEEN(0;12)"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-" calcext:value-type="string">
            <text:p>-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4x/3-10" calcext:value-type="string">
            <text:p>y=4x/3-10</text:p>
          </table:table-cell>
          <table:table-cell table:style-name="ce231" table:formula="of:=RANK([.A43];[.$A$32:.$A$51];0)" office:value-type="float" office:value="8" calcext:value-type="float">
            <text:p>8</text:p>
          </table:table-cell>
          <table:table-cell table:style-name="ce233" table:formula="of:=INDEX([.$I$32:.$I$51];[.J43])" office:value-type="string" office:string-value="y=-2x+14" calcext:value-type="string">
            <text:p>y=-2x+1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36" calcext:value-type="float">
            <text:p>36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-8" calcext:value-type="float">
            <text:p>-8</text:p>
          </table:table-cell>
          <table:table-cell/>
          <table:table-cell table:style-name="ce257" table:formula="of:=IF([.A43]&lt;500000;-1;1)*2*RANDBETWEEN(1;5)" office:value-type="float" office:value="4" calcext:value-type="float">
            <text:p>4</text:p>
          </table:table-cell>
          <table:table-cell table:style-name="ce257" table:formula="of:=2*RANDBETWEEN(1;5)+1" office:value-type="float" office:value="3" calcext:value-type="float">
            <text:p>3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4" calcext:value-type="float">
            <text:p>4</text:p>
          </table:table-cell>
          <table:table-cell table:style-name="ce257" table:formula="of:=[.S43]/[.T43]" office:value-type="float" office:value="3" calcext:value-type="float">
            <text:p>3</text:p>
          </table:table-cell>
          <table:table-cell table:style-name="ce283" table:formula="of:=[.U43]/[.V43]" office:value-type="float" office:value="1.33333333333333" calcext:value-type="float">
            <text:p><text:s/>4/3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1.33333333333333" calcext:value-type="float">
            <text:p><text:s/>4/3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859448" calcext:value-type="float">
            <text:p>859448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2" calcext:value-type="float">
            <text:p>2</text:p>
          </table:table-cell>
          <table:table-cell table:style-name="ce257" table:formula="of:=[.S44]/[.T44]" office:value-type="float" office:value="3" calcext:value-type="float">
            <text:p>3</text:p>
          </table:table-cell>
          <table:table-cell table:style-name="ce231" table:formula="of:=RANDBETWEEN(0;12)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-" calcext:value-type="string">
            <text:p>-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2x/3-3" calcext:value-type="string">
            <text:p>y=2x/3-3</text:p>
          </table:table-cell>
          <table:table-cell table:style-name="ce231" table:formula="of:=RANK([.A44];[.$A$32:.$A$51];0)" office:value-type="float" office:value="3" calcext:value-type="float">
            <text:p>3</text:p>
          </table:table-cell>
          <table:table-cell table:style-name="ce233" table:formula="of:=INDEX([.$I$32:.$I$51];[.J44])" office:value-type="string" office:string-value="y=-13x/2+12" calcext:value-type="string">
            <text:p>y=-13x/2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83.5" calcext:value-type="float">
            <text:p>83,5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-59.5" calcext:value-type="float">
            <text:p>-59,5</text:p>
          </table:table-cell>
          <table:table-cell/>
          <table:table-cell table:style-name="ce257" table:formula="of:=IF([.A44]&lt;500000;-1;1)*2*RANDBETWEEN(1;5)" office:value-type="float" office:value="2" calcext:value-type="float">
            <text:p>2</text:p>
          </table:table-cell>
          <table:table-cell table:style-name="ce257" table:formula="of:=2*RANDBETWEEN(1;5)+1" office:value-type="float" office:value="3" calcext:value-type="float">
            <text:p>3</text:p>
          </table:table-cell>
          <table:table-cell table:style-name="ce257" table:formula="of:=GCD(ABS([.R44]);ABS([.S44]))" office:value-type="float" office:value="1" calcext:value-type="float">
            <text:p>1</text:p>
          </table:table-cell>
          <table:table-cell table:style-name="ce257" table:formula="of:=[.R44]/[.T44]" office:value-type="float" office:value="2" calcext:value-type="float">
            <text:p>2</text:p>
          </table:table-cell>
          <table:table-cell table:style-name="ce257" table:formula="of:=[.S44]/[.T44]" office:value-type="float" office:value="3" calcext:value-type="float">
            <text:p>3</text:p>
          </table:table-cell>
          <table:table-cell table:style-name="ce283" table:formula="of:=[.U44]/[.V44]" office:value-type="float" office:value="0.666666666666667" calcext:value-type="float">
            <text:p><text:s/>2/3 </text:p>
          </table:table-cell>
          <table:table-cell table:style-name="ce283" table:formula="of:=IF([.D44]=0;&quot;0&quot;;(IF([.D44]=[.E44];&quot;1&quot;;(IF([.D44]=-[.E44];&quot;-1&quot;;IF([.E44]=1;TEXT([.D44];10);[.W44]))))))" office:value-type="float" office:value="0.666666666666667" calcext:value-type="float">
            <text:p><text:s/>2/3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641987" calcext:value-type="float">
            <text:p>641987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8" calcext:value-type="float">
            <text:p>8</text:p>
          </table:table-cell>
          <table:table-cell table:style-name="ce257" table:formula="of:=[.S45]/[.T45]" office:value-type="float" office:value="3" calcext:value-type="float">
            <text:p>3</text:p>
          </table:table-cell>
          <table:table-cell table:style-name="ce231" table:formula="of:=RANDBETWEEN(0;12)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-" calcext:value-type="string">
            <text:p>-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8x/3-1" calcext:value-type="string">
            <text:p>y=8x/3-1</text:p>
          </table:table-cell>
          <table:table-cell table:style-name="ce231" table:formula="of:=RANK([.A45];[.$A$32:.$A$51];0)" office:value-type="float" office:value="9" calcext:value-type="float">
            <text:p>9</text:p>
          </table:table-cell>
          <table:table-cell table:style-name="ce233" table:formula="of:=INDEX([.$I$32:.$I$51];[.J45])" office:value-type="string" office:string-value="y=8x/3-2" calcext:value-type="string">
            <text:p>y=8x/3-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-31.3333333333333" calcext:value-type="float">
            <text:p>-31,3333333333333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27.3333333333333" calcext:value-type="float">
            <text:p>27,3333333333333</text:p>
          </table:table-cell>
          <table:table-cell/>
          <table:table-cell table:style-name="ce257" table:formula="of:=IF([.A45]&lt;500000;-1;1)*2*RANDBETWEEN(1;5)" office:value-type="float" office:value="8" calcext:value-type="float">
            <text:p>8</text:p>
          </table:table-cell>
          <table:table-cell table:style-name="ce257" table:formula="of:=2*RANDBETWEEN(1;5)+1" office:value-type="float" office:value="3" calcext:value-type="float">
            <text:p>3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8" calcext:value-type="float">
            <text:p>8</text:p>
          </table:table-cell>
          <table:table-cell table:style-name="ce257" table:formula="of:=[.S45]/[.T45]" office:value-type="float" office:value="3" calcext:value-type="float">
            <text:p>3</text:p>
          </table:table-cell>
          <table:table-cell table:style-name="ce283" table:formula="of:=[.U45]/[.V45]" office:value-type="float" office:value="2.66666666666667" calcext:value-type="float">
            <text:p><text:s/>8/3 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2.66666666666667" calcext:value-type="float">
            <text:p><text:s/>8/3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789919" calcext:value-type="float">
            <text:p>789919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11" calcext:value-type="float">
            <text:p>11</text:p>
          </table:table-cell>
          <table:table-cell table:style-name="ce257" table:formula="of:=[.S46]/[.T46]" office:value-type="float" office:value="10" calcext:value-type="float">
            <text:p>10</text:p>
          </table:table-cell>
          <table:table-cell table:style-name="ce231" table:formula="of:=RANDBETWEEN(0;12)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-" calcext:value-type="string">
            <text:p>-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11x/10-9" calcext:value-type="string">
            <text:p>y=11x/10-9</text:p>
          </table:table-cell>
          <table:table-cell table:style-name="ce231" table:formula="of:=RANK([.A46];[.$A$32:.$A$51];0)" office:value-type="float" office:value="6" calcext:value-type="float">
            <text:p>6</text:p>
          </table:table-cell>
          <table:table-cell table:style-name="ce233" table:formula="of:=INDEX([.$I$32:.$I$51];[.J46])" office:value-type="string" office:string-value="y=-3x-7" calcext:value-type="string">
            <text:p>y=-3x-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26" calcext:value-type="float">
            <text:p>26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-40" calcext:value-type="float">
            <text:p>-40</text:p>
          </table:table-cell>
          <table:table-cell/>
          <table:table-cell table:style-name="ce257" table:formula="of:=IF([.A46]&lt;500000;-1;1)*2*RANDBETWEEN(1;5)+1" office:value-type="float" office:value="11" calcext:value-type="float">
            <text:p>11</text:p>
          </table:table-cell>
          <table:table-cell table:style-name="ce257" table:formula="of:=2*RANDBETWEEN(1;5)" office:value-type="float" office:value="10" calcext:value-type="float">
            <text:p>10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11" calcext:value-type="float">
            <text:p>11</text:p>
          </table:table-cell>
          <table:table-cell table:style-name="ce257" table:formula="of:=[.S46]/[.T46]" office:value-type="float" office:value="10" calcext:value-type="float">
            <text:p>10</text:p>
          </table:table-cell>
          <table:table-cell table:style-name="ce283" table:formula="of:=[.U46]/[.V46]" office:value-type="float" office:value="1.1" calcext:value-type="float">
            <text:p>11/10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1.1" calcext:value-type="float">
            <text:p>11/10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186646" calcext:value-type="float">
            <text:p>186646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-1" calcext:value-type="float">
            <text:p>-1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31" table:formula="of:=RANDBETWEEN(0;12)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+" calcext:value-type="string">
            <text:p>+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-x/2+12" calcext:value-type="string">
            <text:p>y=-x/2+12</text:p>
          </table:table-cell>
          <table:table-cell table:style-name="ce231" table:formula="of:=RANK([.A47];[.$A$32:.$A$51];0)" office:value-type="float" office:value="18" calcext:value-type="float">
            <text:p>18</text:p>
          </table:table-cell>
          <table:table-cell table:style-name="ce233" table:formula="of:=INDEX([.$I$32:.$I$51];[.J47])" office:value-type="string" office:string-value="y=-7x/6+7" calcext:value-type="string">
            <text:p>y=-7x/6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19.8333333333333" calcext:value-type="float">
            <text:p>19,8333333333333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-5.83333333333333" calcext:value-type="float">
            <text:p>-5,83333333333333</text:p>
          </table:table-cell>
          <table:table-cell/>
          <table:table-cell table:style-name="ce257" table:formula="of:=IF([.A47]&lt;500000;-1;1)*2*RANDBETWEEN(1;5)+1" office:value-type="float" office:value="-3" calcext:value-type="float">
            <text:p>-3</text:p>
          </table:table-cell>
          <table:table-cell table:style-name="ce257" table:formula="of:=2*RANDBETWEEN(1;5)" office:value-type="float" office:value="6" calcext:value-type="float">
            <text:p>6</text:p>
          </table:table-cell>
          <table:table-cell table:style-name="ce257" table:formula="of:=GCD(ABS([.R47]);ABS([.S47]))" office:value-type="float" office:value="3" calcext:value-type="float">
            <text:p>3</text:p>
          </table:table-cell>
          <table:table-cell table:style-name="ce257" table:formula="of:=[.R47]/[.T47]" office:value-type="float" office:value="-1" calcext:value-type="float">
            <text:p>-1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83" table:formula="of:=[.U47]/[.V47]" office:value-type="float" office:value="-0.5" calcext:value-type="float">
            <text:p>- 1/2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-0.5" calcext:value-type="float">
            <text:p>- 1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507442" calcext:value-type="float">
            <text:p>507442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3" calcext:value-type="float">
            <text:p>3</text:p>
          </table:table-cell>
          <table:table-cell table:style-name="ce257" table:formula="of:=[.S48]/[.T48]" office:value-type="float" office:value="4" calcext:value-type="float">
            <text:p>4</text:p>
          </table:table-cell>
          <table:table-cell table:style-name="ce231" table:formula="of:=RANDBETWEEN(0;12)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-" calcext:value-type="string">
            <text:p>-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3x/4-3" calcext:value-type="string">
            <text:p>y=3x/4-3</text:p>
          </table:table-cell>
          <table:table-cell table:style-name="ce231" table:formula="of:=RANK([.A48];[.$A$32:.$A$51];0)" office:value-type="float" office:value="12" calcext:value-type="float">
            <text:p>12</text:p>
          </table:table-cell>
          <table:table-cell table:style-name="ce233" table:formula="of:=INDEX([.$I$32:.$I$51];[.J48])" office:value-type="string" office:string-value="y=4x/3-10" calcext:value-type="string">
            <text:p>y=4x/3-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-24.6666666666667" calcext:value-type="float">
            <text:p>-24,6666666666667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4.66666666666667" calcext:value-type="float">
            <text:p>4,66666666666667</text:p>
          </table:table-cell>
          <table:table-cell/>
          <table:table-cell table:style-name="ce257" table:formula="of:=IF([.A48]&lt;500000;-1;1)*2*RANDBETWEEN(1;5)+1" office:value-type="float" office:value="3" calcext:value-type="float">
            <text:p>3</text:p>
          </table:table-cell>
          <table:table-cell table:style-name="ce257" table:formula="of:=2*RANDBETWEEN(1;5)" office:value-type="float" office:value="4" calcext:value-type="float">
            <text:p>4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3" calcext:value-type="float">
            <text:p>3</text:p>
          </table:table-cell>
          <table:table-cell table:style-name="ce257" table:formula="of:=[.S48]/[.T48]" office:value-type="float" office:value="4" calcext:value-type="float">
            <text:p>4</text:p>
          </table:table-cell>
          <table:table-cell table:style-name="ce283" table:formula="of:=[.U48]/[.V48]" office:value-type="float" office:value="0.75" calcext:value-type="float">
            <text:p><text:s/>3/4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0.75" calcext:value-type="float">
            <text:p><text:s/>3/4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253719" calcext:value-type="float">
            <text:p>253719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-7" calcext:value-type="float">
            <text:p>-7</text:p>
          </table:table-cell>
          <table:table-cell table:style-name="ce257" table:formula="of:=[.S49]/[.T49]" office:value-type="float" office:value="6" calcext:value-type="float">
            <text:p>6</text:p>
          </table:table-cell>
          <table:table-cell table:style-name="ce231" table:formula="of:=RANDBETWEEN(0;12)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+" calcext:value-type="string">
            <text:p>+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-7x/6+7" calcext:value-type="string">
            <text:p>y=-7x/6+7</text:p>
          </table:table-cell>
          <table:table-cell table:style-name="ce231" table:formula="of:=RANK([.A49];[.$A$32:.$A$51];0)" office:value-type="float" office:value="17" calcext:value-type="float">
            <text:p>17</text:p>
          </table:table-cell>
          <table:table-cell table:style-name="ce233" table:formula="of:=INDEX([.$I$32:.$I$51];[.J49])" office:value-type="string" office:string-value="y=3x/4-3" calcext:value-type="string">
            <text:p>y=3x/4-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-11.25" calcext:value-type="float">
            <text:p>-11,25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5.25" calcext:value-type="float">
            <text:p>5,25</text:p>
          </table:table-cell>
          <table:table-cell/>
          <table:table-cell table:style-name="ce257" table:formula="of:=IF([.A49]&lt;500000;-1;1)*2*RANDBETWEEN(1;5)+1" office:value-type="float" office:value="-7" calcext:value-type="float">
            <text:p>-7</text:p>
          </table:table-cell>
          <table:table-cell table:style-name="ce257" table:formula="of:=2*RANDBETWEEN(1;5)" office:value-type="float" office:value="6" calcext:value-type="float">
            <text:p>6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-7" calcext:value-type="float">
            <text:p>-7</text:p>
          </table:table-cell>
          <table:table-cell table:style-name="ce257" table:formula="of:=[.S49]/[.T49]" office:value-type="float" office:value="6" calcext:value-type="float">
            <text:p>6</text:p>
          </table:table-cell>
          <table:table-cell table:style-name="ce283" table:formula="of:=[.U49]/[.V49]" office:value-type="float" office:value="-1.16666666666667" calcext:value-type="float">
            <text:p>- 7/6 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-1.16666666666667" calcext:value-type="float">
            <text:p>- 7/6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471158" calcext:value-type="float">
            <text:p>471158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-1" calcext:value-type="float">
            <text:p>-1</text:p>
          </table:table-cell>
          <table:table-cell table:style-name="ce257" table:formula="of:=[.S50]/[.T50]" office:value-type="float" office:value="10" calcext:value-type="float">
            <text:p>10</text:p>
          </table:table-cell>
          <table:table-cell table:style-name="ce231" table:formula="of:=RANDBETWEEN(0;12)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-x/10+6" calcext:value-type="string">
            <text:p>y=-x/10+6</text:p>
          </table:table-cell>
          <table:table-cell table:style-name="ce231" table:formula="of:=RANK([.A50];[.$A$32:.$A$51];0)" office:value-type="float" office:value="14" calcext:value-type="float">
            <text:p>14</text:p>
          </table:table-cell>
          <table:table-cell table:style-name="ce233" table:formula="of:=INDEX([.$I$32:.$I$51];[.J50])" office:value-type="string" office:string-value="y=8x/3-1" calcext:value-type="string">
            <text:p>y=8x/3-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-30.3333333333333" calcext:value-type="float">
            <text:p>-30,3333333333333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28.3333333333333" calcext:value-type="float">
            <text:p>28,3333333333333</text:p>
          </table:table-cell>
          <table:table-cell/>
          <table:table-cell table:style-name="ce257" table:formula="of:=IF([.A50]&lt;500000;-1;1)*2*RANDBETWEEN(1;5)+1" office:value-type="float" office:value="-1" calcext:value-type="float">
            <text:p>-1</text:p>
          </table:table-cell>
          <table:table-cell table:style-name="ce257" table:formula="of:=2*RANDBETWEEN(1;5)" office:value-type="float" office:value="10" calcext:value-type="float">
            <text:p>10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-1" calcext:value-type="float">
            <text:p>-1</text:p>
          </table:table-cell>
          <table:table-cell table:style-name="ce257" table:formula="of:=[.S50]/[.T50]" office:value-type="float" office:value="10" calcext:value-type="float">
            <text:p>10</text:p>
          </table:table-cell>
          <table:table-cell table:style-name="ce283" table:formula="of:=[.U50]/[.V50]" office:value-type="float" office:value="-0.1" calcext:value-type="float">
            <text:p>- 1/10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-0.1" calcext:value-type="float">
            <text:p>- 1/10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378515" calcext:value-type="float">
            <text:p>378515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-3" calcext:value-type="float">
            <text:p>-3</text:p>
          </table:table-cell>
          <table:table-cell table:style-name="ce257" table:formula="of:=[.S51]/[.T51]" office:value-type="float" office:value="10" calcext:value-type="float">
            <text:p>10</text:p>
          </table:table-cell>
          <table:table-cell table:style-name="ce231" table:formula="of:=RANDBETWEEN(0;12)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+" calcext:value-type="string">
            <text:p>+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-3x/10+9" calcext:value-type="string">
            <text:p>y=-3x/10+9</text:p>
          </table:table-cell>
          <table:table-cell table:style-name="ce231" table:formula="of:=RANK([.A51];[.$A$32:.$A$51];0)" office:value-type="float" office:value="15" calcext:value-type="float">
            <text:p>15</text:p>
          </table:table-cell>
          <table:table-cell table:style-name="ce233" table:formula="of:=INDEX([.$I$32:.$I$51];[.J51])" office:value-type="string" office:string-value="y=11x/10-9" calcext:value-type="string">
            <text:p>y=11x/10-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-21.1" calcext:value-type="float">
            <text:p>-21,1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3.1" calcext:value-type="float">
            <text:p>3,1</text:p>
          </table:table-cell>
          <table:table-cell/>
          <table:table-cell table:style-name="ce257" table:formula="of:=IF([.A51]&lt;500000;-1;1)*2*RANDBETWEEN(1;5)+1" office:value-type="float" office:value="-3" calcext:value-type="float">
            <text:p>-3</text:p>
          </table:table-cell>
          <table:table-cell table:style-name="ce257" table:formula="of:=2*RANDBETWEEN(1;5)" office:value-type="float" office:value="10" calcext:value-type="float">
            <text:p>10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-3" calcext:value-type="float">
            <text:p>-3</text:p>
          </table:table-cell>
          <table:table-cell table:style-name="ce257" table:formula="of:=[.S51]/[.T51]" office:value-type="float" office:value="10" calcext:value-type="float">
            <text:p>10</text:p>
          </table:table-cell>
          <table:table-cell table:style-name="ce283" table:formula="of:=[.U51]/[.V51]" office:value-type="float" office:value="-0.3" calcext:value-type="float">
            <text:p>- 3/10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-0.3" calcext:value-type="float">
            <text:p>- 3/10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240" office:value-type="string" calcext:value-type="string">
            <text:p>x<text:span text:style-name="T11">A</text:span></text:p>
          </table:table-cell>
          <table:table-cell table:style-name="ce240" office:value-type="string" calcext:value-type="string">
            <text:p>y<text:span text:style-name="T12">A</text:span></text:p>
          </table:table-cell>
          <table:table-cell table:style-name="ce240" office:value-type="string" calcext:value-type="string">
            <text:p>x<text:span text:style-name="T12">B</text:span></text:p>
          </table:table-cell>
          <table:table-cell table:style-name="ce240" office:value-type="string" calcext:value-type="string">
            <text:p>y<text:span text:style-name="T12">B</text:span></text:p>
          </table:table-cell>
          <table:table-cell table:number-columns-repeated="16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10" calcext:value-type="float">
            <text:p>-10</text:p>
          </table:table-cell>
          <table:table-cell table:style-name="ce233" table:formula="of:=RANDBETWEEN(-11;-1)" office:value-type="float" office:value="-11" calcext:value-type="float">
            <text:p>-11</text:p>
          </table:table-cell>
          <table:table-cell table:style-name="ce233" table:formula="of:=RANDBETWEEN(1;11)" office:value-type="float" office:value="3" calcext:value-type="float">
            <text:p>3</text:p>
          </table:table-cell>
          <table:table-cell table:style-name="ce233" table:formula="of:=RANDBETWEEN(1;11)" office:value-type="float" office:value="9" calcext:value-type="float">
            <text:p>9</text:p>
          </table:table-cell>
          <table:table-cell table:number-columns-repeated="12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6" calcext:value-type="float">
            <text:p>-6</text:p>
          </table:table-cell>
          <table:table-cell table:style-name="ce233" table:formula="of:=RANDBETWEEN(-11;-6)" office:value-type="float" office:value="-8" calcext:value-type="float">
            <text:p>-8</text:p>
          </table:table-cell>
          <table:table-cell table:style-name="ce233" table:formula="of:=RANDBETWEEN(1;11)" office:value-type="float" office:value="3" calcext:value-type="float">
            <text:p>3</text:p>
          </table:table-cell>
          <table:table-cell table:style-name="ce233" table:formula="of:=RANDBETWEEN(-5;-1)" office:value-type="float" office:value="-3" calcext:value-type="float">
            <text:p>-3</text:p>
          </table:table-cell>
          <table:table-cell table:number-columns-repeated="12"/>
          <table:table-cell table:style-name="ce233" table:formula="of:=[.C54]*([.D54]-[.B54])-[.B54]*([.E54]-[.C54])" office:value-type="float" office:value="57" calcext:value-type="float">
            <text:p>57</text:p>
          </table:table-cell>
          <table:table-cell table:style-name="ce233" table:formula="of:=[.D54]-[.B54]" office:value-type="float" office:value="13" calcext:value-type="float">
            <text:p>13</text:p>
          </table:table-cell>
          <table:table-cell table:style-name="ce262" table:formula="of:=GCD(ABS([.R55]);ABS([.S55]))" office:value-type="float" office:value="1" calcext:value-type="float">
            <text:p>1</text:p>
          </table:table-cell>
          <table:table-cell table:style-name="ce262" table:formula="of:=[.R55]/[.T55]" office:value-type="float" office:value="57" calcext:value-type="float">
            <text:p>57</text:p>
          </table:table-cell>
          <table:table-cell table:style-name="ce262" table:formula="of:=[.S55]/[.T55]" office:value-type="float" office:value="13" calcext:value-type="float">
            <text:p>13</text:p>
          </table:table-cell>
          <table:table-cell table:style-name="ce289" table:formula="of:=[.U55]/[.V55]" office:value-type="float" office:value="4.38461538461539" calcext:value-type="float">
            <text:p>57/13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4.38461538461539" calcext:value-type="float">
            <text:p>57/13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1" calcext:value-type="float">
            <text:p>-1</text:p>
          </table:table-cell>
          <table:table-cell table:style-name="ce233" table:formula="of:=RANDBETWEEN(1;11)" office:value-type="float" office:value="8" calcext:value-type="float">
            <text:p>8</text:p>
          </table:table-cell>
          <table:table-cell table:style-name="ce233" table:formula="of:=RANDBETWEEN(1;11)" office:value-type="float" office:value="1" calcext:value-type="float">
            <text:p>1</text:p>
          </table:table-cell>
          <table:table-cell table:style-name="ce233" table:formula="of:=RANDBETWEEN(-11;1)" office:value-type="float" office:value="-5" calcext:value-type="float">
            <text:p>-5</text:p>
          </table:table-cell>
          <table:table-cell table:number-columns-repeated="12"/>
          <table:table-cell table:style-name="ce233" table:formula="of:=[.C55]*([.D55]-[.B55])-[.B55]*([.E55]-[.C55])" office:value-type="float" office:value="-42" calcext:value-type="float">
            <text:p>-42</text:p>
          </table:table-cell>
          <table:table-cell table:style-name="ce233" table:formula="of:=[.D55]-[.B55]" office:value-type="float" office:value="9" calcext:value-type="float">
            <text:p>9</text:p>
          </table:table-cell>
          <table:table-cell table:style-name="ce262" table:formula="of:=GCD(ABS([.R56]);ABS([.S56]))" office:value-type="float" office:value="3" calcext:value-type="float">
            <text:p>3</text:p>
          </table:table-cell>
          <table:table-cell table:style-name="ce262" table:formula="of:=[.R56]/[.T56]" office:value-type="float" office:value="-14" calcext:value-type="float">
            <text:p>-14</text:p>
          </table:table-cell>
          <table:table-cell table:style-name="ce262" table:formula="of:=[.S56]/[.T56]" office:value-type="float" office:value="3" calcext:value-type="float">
            <text:p>3</text:p>
          </table:table-cell>
          <table:table-cell table:style-name="ce289" table:formula="of:=[.U56]/[.V56]" office:value-type="float" office:value="-4.66666666666667" calcext:value-type="float">
            <text:p>-14/3 </text:p>
          </table:table-cell>
          <table:table-cell table:style-name="ce289" table:formula="of:=IF([.U56]=0;&quot;0&quot;;(IF([.U56]=[.V56];&quot;1&quot;;(IF([.U56]=-[.V56];&quot;-1&quot;;IF([.V56]=1;TEXT([.U56];10);[.W56]))))))" office:value-type="float" office:value="-4.66666666666667" calcext:value-type="float">
            <text:p>-14/3 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7" calcext:value-type="float">
            <text:p>-7</text:p>
          </table:table-cell>
          <table:table-cell table:style-name="ce233" table:formula="of:=RANDBETWEEN(6;11)" office:value-type="float" office:value="7" calcext:value-type="float">
            <text:p>7</text:p>
          </table:table-cell>
          <table:table-cell table:style-name="ce233" table:formula="of:=RANDBETWEEN(1;11)" office:value-type="float" office:value="5" calcext:value-type="float">
            <text:p>5</text:p>
          </table:table-cell>
          <table:table-cell table:style-name="ce233" table:formula="of:=RANDBETWEEN(1;5)" office:value-type="float" office:value="2" calcext:value-type="float">
            <text:p>2</text:p>
          </table:table-cell>
          <table:table-cell table:number-columns-repeated="12"/>
          <table:table-cell table:style-name="ce233" table:formula="of:=[.C56]*([.D56]-[.B56])-[.B56]*([.E56]-[.C56])" office:value-type="float" office:value="3" calcext:value-type="float">
            <text:p>3</text:p>
          </table:table-cell>
          <table:table-cell table:style-name="ce233" table:formula="of:=[.D56]-[.B56]" office:value-type="float" office:value="2" calcext:value-type="float">
            <text:p>2</text:p>
          </table:table-cell>
          <table:table-cell table:style-name="ce262" table:formula="of:=GCD(ABS([.R57]);ABS([.S57]))" office:value-type="float" office:value="1" calcext:value-type="float">
            <text:p>1</text:p>
          </table:table-cell>
          <table:table-cell table:style-name="ce262" table:formula="of:=[.R57]/[.T57]" office:value-type="float" office:value="3" calcext:value-type="float">
            <text:p>3</text:p>
          </table:table-cell>
          <table:table-cell table:style-name="ce262" table:formula="of:=[.S57]/[.T57]" office:value-type="float" office:value="2" calcext:value-type="float">
            <text:p>2</text:p>
          </table:table-cell>
          <table:table-cell table:style-name="ce289" table:formula="of:=[.U57]/[.V57]" office:value-type="float" office:value="1.5" calcext:value-type="float">
            <text:p><text:s/>3/2 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1.5" calcext:value-type="float">
            <text:p><text:s/>3/2 </text:p>
          </table:table-cell>
          <table:table-cell table:number-columns-repeated="1000"/>
        </table:table-row>
        <table:table-row table:style-name="ro3">
          <table:table-cell/>
          <table:table-cell table:style-name="ce212" table:number-columns-repeated="4"/>
          <table:table-cell table:number-columns-repeated="12"/>
          <table:table-cell table:style-name="ce233" table:formula="of:=[.C57]*([.D57]-[.B57])-[.B57]*([.E57]-[.C57])" office:value-type="float" office:value="49" calcext:value-type="float">
            <text:p>49</text:p>
          </table:table-cell>
          <table:table-cell table:style-name="ce233" table:formula="of:=[.D57]-[.B57]" office:value-type="float" office:value="12" calcext:value-type="float">
            <text:p>12</text:p>
          </table:table-cell>
          <table:table-cell table:style-name="ce262" table:formula="of:=GCD(ABS([.R58]);ABS([.S58]))" office:value-type="float" office:value="1" calcext:value-type="float">
            <text:p>1</text:p>
          </table:table-cell>
          <table:table-cell table:style-name="ce262" table:formula="of:=[.R58]/[.T58]" office:value-type="float" office:value="49" calcext:value-type="float">
            <text:p>49</text:p>
          </table:table-cell>
          <table:table-cell table:style-name="ce262" table:formula="of:=[.S58]/[.T58]" office:value-type="float" office:value="12" calcext:value-type="float">
            <text:p>12</text:p>
          </table:table-cell>
          <table:table-cell table:style-name="ce289" table:formula="of:=[.U58]/[.V58]" office:value-type="float" office:value="4.08333333333333" calcext:value-type="float">
            <text:p>49/12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4.08333333333333" calcext:value-type="float">
            <text:p>49/12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12"/>
          <table:table-cell table:number-columns-repeated="1023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style-name="ce229" office:value-type="string" calcext:value-type="string">
            <text:p>Choix</text:p>
          </table:table-cell>
          <table:table-cell table:number-columns-repeated="1004"/>
          <table:table-cell table:style-name="ce203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59383" calcext:value-type="float">
            <text:p>59383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5" calcext:value-type="float">
            <text:p>5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5x-y-1=0" calcext:value-type="string">
            <text:p>5x-y-1=0</text:p>
          </table:table-cell>
          <table:table-cell table:style-name="ce252" table:formula="of:=-[.C62]/[.D62]" office:value-type="float" office:value="5" calcext:value-type="float">
            <text:p>5</text:p>
          </table:table-cell>
          <table:table-cell table:style-name="ce252" table:formula="of:=-[.E62]/[.D62]" office:value-type="float" office:value="-1" calcext:value-type="float">
            <text:p>-1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5x-1" calcext:value-type="string">
            <text:p>y=5x-1</text:p>
          </table:table-cell>
          <table:table-cell table:style-name="ce252"/>
          <table:table-cell table:number-columns-repeated="1004"/>
          <table:table-cell table:style-name="ce203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10586" calcext:value-type="float">
            <text:p>10586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table:formula="of:=IF(RANDBETWEEN(1;2)=1;-1;1)*RANDBETWEEN(1;10)" office:value-type="float" office:value="-5" calcext:value-type="float">
            <text:p>-5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-5x+y-10=0" calcext:value-type="string">
            <text:p>-5x+y-10=0</text:p>
          </table:table-cell>
          <table:table-cell table:style-name="ce252" table:formula="of:=-[.C63]/[.D63]" office:value-type="float" office:value="5" calcext:value-type="float">
            <text:p>5</text:p>
          </table:table-cell>
          <table:table-cell table:style-name="ce252" table:formula="of:=-[.E63]/[.D63]" office:value-type="float" office:value="10" calcext:value-type="float">
            <text:p>10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5x+10" calcext:value-type="string">
            <text:p>y=5x+10</text:p>
          </table:table-cell>
          <table:table-cell table:style-name="ce252"/>
          <table:table-cell table:style-name="ce212" table:number-columns-repeated="8"/>
          <table:table-cell table:number-columns-repeated="996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856240" calcext:value-type="float">
            <text:p>856240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8" calcext:value-type="float">
            <text:p>8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2" calcext:value-type="float">
            <text:p>2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8x+y+2=0" calcext:value-type="string">
            <text:p>8x+y+2=0</text:p>
          </table:table-cell>
          <table:table-cell table:style-name="ce252" table:formula="of:=-[.C64]/[.D64]" office:value-type="float" office:value="-8" calcext:value-type="float">
            <text:p>-8</text:p>
          </table:table-cell>
          <table:table-cell table:style-name="ce252" table:formula="of:=-[.E64]/[.D64]" office:value-type="float" office:value="-2" calcext:value-type="float">
            <text:p>-2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-8x-2" calcext:value-type="string">
            <text:p>y=-8x-2</text:p>
          </table:table-cell>
          <table:table-cell table:style-name="ce252"/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710593" calcext:value-type="float">
            <text:p>710593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table:formula="of:=IF(RANDBETWEEN(1;2)=1;-1;1)*RANDBETWEEN(1;10)" office:value-type="float" office:value="-1" calcext:value-type="float">
            <text:p>-1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8" calcext:value-type="float">
            <text:p>8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-x+y+8=0" calcext:value-type="string">
            <text:p>-x+y+8=0</text:p>
          </table:table-cell>
          <table:table-cell table:style-name="ce252" table:formula="of:=-[.C65]/[.D65]" office:value-type="float" office:value="1" calcext:value-type="float">
            <text:p>1</text:p>
          </table:table-cell>
          <table:table-cell table:style-name="ce252" table:formula="of:=-[.E65]/[.D65]" office:value-type="float" office:value="-8" calcext:value-type="float">
            <text:p>-8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x-8" calcext:value-type="string">
            <text:p>y=x-8</text:p>
          </table:table-cell>
          <table:table-cell table:style-name="ce252"/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8" table:formula="of:=RANDBETWEEN(1;1000000)" office:value-type="float" office:value="702498" calcext:value-type="float">
            <text:p>702498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-13x+11y+7=0" calcext:value-type="string">
            <text:p>-13x+11y+7=0</text:p>
          </table:table-cell>
          <table:table-cell table:style-name="ce260" table:formula="of:=-[.C66]/[.D66]" office:value-type="float" office:value="1.18181818181818" calcext:value-type="float">
            <text:p>13/11</text:p>
          </table:table-cell>
          <table:table-cell table:style-name="ce260" table:formula="of:=-[.E66]/[.D66]" office:value-type="float" office:value="-0.636363636363636" calcext:value-type="float">
            <text:p>- 7/11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13x/11-7/11" calcext:value-type="string">
            <text:p>y=13x/11-7/11</text:p>
          </table:table-cell>
          <table:table-cell table:style-name="ce253" table:formula="of:=RANK([.A66];[.$A$66:.$A$85];0)" office:value-type="float" office:value="6" calcext:value-type="float">
            <text:p>6</text:p>
          </table:table-cell>
          <table:table-cell table:style-name="ce231" table:formula="of:=-ABS([.C66])*SIGN([.C66]*[.D66])" office:value-type="float" office:value="13" calcext:value-type="float">
            <text:p>13</text:p>
          </table:table-cell>
          <table:table-cell table:style-name="ce231" table:formula="of:=ABS([.D66])" office:value-type="float" office:value="11" calcext:value-type="float">
            <text:p>11</text:p>
          </table:table-cell>
          <table:table-cell table:style-name="ce231" table:formula="of:=GCD(ABS([.K66]);ABS([.L66]))" office:value-type="float" office:value="1" calcext:value-type="float">
            <text:p>1</text:p>
          </table:table-cell>
          <table:table-cell table:style-name="ce270" table:formula="of:=[.K66]/[.M66]" office:value-type="float" office:value="13" calcext:value-type="float">
            <text:p>13</text:p>
          </table:table-cell>
          <table:table-cell table:style-name="ce270" table:formula="of:=[.L66]/[.M66]" office:value-type="float" office:value="11" calcext:value-type="float">
            <text:p>11</text:p>
          </table:table-cell>
          <table:table-cell table:style-name="ce283" table:formula="of:=[.N66]/[.O66]" office:value-type="float" office:value="1.18181818181818" calcext:value-type="float">
            <text:p>13/11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1.18181818181818" calcext:value-type="float">
            <text:p>13/11</text:p>
          </table:table-cell>
          <table:table-cell table:style-name="ce231" table:formula="of:=-ABS([.E66])*SIGN([.D66]*[.E66])" office:value-type="float" office:value="-7" calcext:value-type="float">
            <text:p>-7</text:p>
          </table:table-cell>
          <table:table-cell table:style-name="ce231" table:formula="of:=ABS([.D66])" office:value-type="float" office:value="11" calcext:value-type="float">
            <text:p>11</text:p>
          </table:table-cell>
          <table:table-cell table:style-name="ce231" table:formula="of:=GCD(ABS([.R66]);ABS([.S66]))" office:value-type="float" office:value="1" calcext:value-type="float">
            <text:p>1</text:p>
          </table:table-cell>
          <table:table-cell table:style-name="ce270" table:formula="of:=[.R66]/[.T66]" office:value-type="float" office:value="-7" calcext:value-type="float">
            <text:p>-7</text:p>
          </table:table-cell>
          <table:table-cell table:style-name="ce270" table:formula="of:=[.S66]/[.T66]" office:value-type="float" office:value="11" calcext:value-type="float">
            <text:p>11</text:p>
          </table:table-cell>
          <table:table-cell table:style-name="ce283" table:formula="of:=[.U66]/[.V66]" office:value-type="float" office:value="-0.636363636363636" calcext:value-type="float">
            <text:p>- 7/11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-0.636363636363636" calcext:value-type="float">
            <text:p>- 7/11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643344" calcext:value-type="float">
            <text:p>643344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15x+2y+10=0" calcext:value-type="string">
            <text:p>15x+2y+10=0</text:p>
          </table:table-cell>
          <table:table-cell table:style-name="ce260" table:formula="of:=-[.C67]/[.D67]" office:value-type="float" office:value="-7.5" calcext:value-type="float">
            <text:p>-15/2 </text:p>
          </table:table-cell>
          <table:table-cell table:style-name="ce260" table:formula="of:=-[.E67]/[.D67]" office:value-type="float" office:value="-5" calcext:value-type="float">
            <text:p>- 5/1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-15x/2-5" calcext:value-type="string">
            <text:p>y=-15x/2-5</text:p>
          </table:table-cell>
          <table:table-cell table:style-name="ce253" table:formula="of:=RANK([.A67];[.$A$66:.$A$85];0)" office:value-type="float" office:value="8" calcext:value-type="float">
            <text:p>8</text:p>
          </table:table-cell>
          <table:table-cell table:style-name="ce231" table:formula="of:=-ABS([.C67])*SIGN([.C67]*[.D67])" office:value-type="float" office:value="-15" calcext:value-type="float">
            <text:p>-15</text:p>
          </table:table-cell>
          <table:table-cell table:style-name="ce231" table:formula="of:=ABS([.D67])" office:value-type="float" office:value="2" calcext:value-type="float">
            <text:p>2</text:p>
          </table:table-cell>
          <table:table-cell table:style-name="ce231" table:formula="of:=GCD(ABS([.K67]);ABS([.L67]))" office:value-type="float" office:value="1" calcext:value-type="float">
            <text:p>1</text:p>
          </table:table-cell>
          <table:table-cell table:style-name="ce270" table:formula="of:=[.K67]/[.M67]" office:value-type="float" office:value="-15" calcext:value-type="float">
            <text:p>-15</text:p>
          </table:table-cell>
          <table:table-cell table:style-name="ce270" table:formula="of:=[.L67]/[.M67]" office:value-type="float" office:value="2" calcext:value-type="float">
            <text:p>2</text:p>
          </table:table-cell>
          <table:table-cell table:style-name="ce283" table:formula="of:=[.N67]/[.O67]" office:value-type="float" office:value="-7.5" calcext:value-type="float">
            <text:p>-15/2 </text:p>
          </table:table-cell>
          <table:table-cell table:style-name="ce283" table:formula="of:=IF([.K67]=0;&quot;0&quot;;(IF([.K67]=[.L67];&quot;1&quot;;(IF([.K67]=-[.L67];&quot;-1&quot;;IF([.O67]=1;TEXT([.N67];10);[.P67]))))))" office:value-type="float" office:value="-7.5" calcext:value-type="float">
            <text:p>-15/2 </text:p>
          </table:table-cell>
          <table:table-cell table:style-name="ce231" table:formula="of:=-ABS([.E67])*SIGN([.D67]*[.E67])" office:value-type="float" office:value="-10" calcext:value-type="float">
            <text:p>-10</text:p>
          </table:table-cell>
          <table:table-cell table:style-name="ce231" table:formula="of:=ABS([.D67])" office:value-type="float" office:value="2" calcext:value-type="float">
            <text:p>2</text:p>
          </table:table-cell>
          <table:table-cell table:style-name="ce231" table:formula="of:=GCD(ABS([.R67]);ABS([.S67]))" office:value-type="float" office:value="2" calcext:value-type="float">
            <text:p>2</text:p>
          </table:table-cell>
          <table:table-cell table:style-name="ce270" table:formula="of:=[.R67]/[.T67]" office:value-type="float" office:value="-5" calcext:value-type="float">
            <text:p>-5</text:p>
          </table:table-cell>
          <table:table-cell table:style-name="ce270" table:formula="of:=[.S67]/[.T67]" office:value-type="float" office:value="1" calcext:value-type="float">
            <text:p>1</text:p>
          </table:table-cell>
          <table:table-cell table:style-name="ce283" table:formula="of:=[.U67]/[.V67]" office:value-type="float" office:value="-5" calcext:value-type="float">
            <text:p>- 5/1 </text:p>
          </table:table-cell>
          <table:table-cell table:style-name="ce283" table:formula="of:=IF([.R67]=0;&quot;0&quot;;(IF([.R67]=[.S67];&quot;1&quot;;(IF([.R67]=-[.S67];&quot;-1&quot;;IF([.V67]=1;TEXT([.U67];10);[.W67]))))))" office:value-type="string" office:string-value="-5" calcext:value-type="string">
            <text:p>-5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384563" calcext:value-type="float">
            <text:p>384563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-12x-5y-3=0" calcext:value-type="string">
            <text:p>-12x-5y-3=0</text:p>
          </table:table-cell>
          <table:table-cell table:style-name="ce260" table:formula="of:=-[.C68]/[.D68]" office:value-type="float" office:value="-2.4" calcext:value-type="float">
            <text:p>-12/5 </text:p>
          </table:table-cell>
          <table:table-cell table:style-name="ce260" table:formula="of:=-[.E68]/[.D68]" office:value-type="float" office:value="-0.6" calcext:value-type="float">
            <text:p>- 3/5 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-12x/5-3/5" calcext:value-type="string">
            <text:p>y=-12x/5-3/5</text:p>
          </table:table-cell>
          <table:table-cell table:style-name="ce253" table:formula="of:=RANK([.A68];[.$A$66:.$A$85];0)" office:value-type="float" office:value="14" calcext:value-type="float">
            <text:p>14</text:p>
          </table:table-cell>
          <table:table-cell table:style-name="ce231" table:formula="of:=-ABS([.C68])*SIGN([.C68]*[.D68])" office:value-type="float" office:value="-12" calcext:value-type="float">
            <text:p>-12</text:p>
          </table:table-cell>
          <table:table-cell table:style-name="ce231" table:formula="of:=ABS([.D68])" office:value-type="float" office:value="5" calcext:value-type="float">
            <text:p>5</text:p>
          </table:table-cell>
          <table:table-cell table:style-name="ce231" table:formula="of:=GCD(ABS([.K68]);ABS([.L68]))" office:value-type="float" office:value="1" calcext:value-type="float">
            <text:p>1</text:p>
          </table:table-cell>
          <table:table-cell table:style-name="ce270" table:formula="of:=[.K68]/[.M68]" office:value-type="float" office:value="-12" calcext:value-type="float">
            <text:p>-12</text:p>
          </table:table-cell>
          <table:table-cell table:style-name="ce270" table:formula="of:=[.L68]/[.M68]" office:value-type="float" office:value="5" calcext:value-type="float">
            <text:p>5</text:p>
          </table:table-cell>
          <table:table-cell table:style-name="ce283" table:formula="of:=[.N68]/[.O68]" office:value-type="float" office:value="-2.4" calcext:value-type="float">
            <text:p>-12/5 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-2.4" calcext:value-type="float">
            <text:p>-12/5 </text:p>
          </table:table-cell>
          <table:table-cell table:style-name="ce231" table:formula="of:=-ABS([.E68])*SIGN([.D68]*[.E68])" office:value-type="float" office:value="-3" calcext:value-type="float">
            <text:p>-3</text:p>
          </table:table-cell>
          <table:table-cell table:style-name="ce231" table:formula="of:=ABS([.D68])" office:value-type="float" office:value="5" calcext:value-type="float">
            <text:p>5</text:p>
          </table:table-cell>
          <table:table-cell table:style-name="ce231" table:formula="of:=GCD(ABS([.R68]);ABS([.S68]))" office:value-type="float" office:value="1" calcext:value-type="float">
            <text:p>1</text:p>
          </table:table-cell>
          <table:table-cell table:style-name="ce270" table:formula="of:=[.R68]/[.T68]" office:value-type="float" office:value="-3" calcext:value-type="float">
            <text:p>-3</text:p>
          </table:table-cell>
          <table:table-cell table:style-name="ce270" table:formula="of:=[.S68]/[.T68]" office:value-type="float" office:value="5" calcext:value-type="float">
            <text:p>5</text:p>
          </table:table-cell>
          <table:table-cell table:style-name="ce283" table:formula="of:=[.U68]/[.V68]" office:value-type="float" office:value="-0.6" calcext:value-type="float">
            <text:p>- 3/5 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-0.6" calcext:value-type="float">
            <text:p>- 3/5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651459" calcext:value-type="float">
            <text:p>651459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20x-3y-17=0" calcext:value-type="string">
            <text:p>20x-3y-17=0</text:p>
          </table:table-cell>
          <table:table-cell table:style-name="ce260" table:formula="of:=-[.C69]/[.D69]" office:value-type="float" office:value="6.66666666666667" calcext:value-type="float">
            <text:p>20/3 </text:p>
          </table:table-cell>
          <table:table-cell table:style-name="ce260" table:formula="of:=-[.E69]/[.D69]" office:value-type="float" office:value="-5.66666666666667" calcext:value-type="float">
            <text:p>-17/3 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20x/3-17/3" calcext:value-type="string">
            <text:p>y=20x/3-17/3</text:p>
          </table:table-cell>
          <table:table-cell table:style-name="ce253" table:formula="of:=RANK([.A69];[.$A$66:.$A$85];0)" office:value-type="float" office:value="7" calcext:value-type="float">
            <text:p>7</text:p>
          </table:table-cell>
          <table:table-cell table:style-name="ce231" table:formula="of:=-ABS([.C69])*SIGN([.C69]*[.D69])" office:value-type="float" office:value="20" calcext:value-type="float">
            <text:p>20</text:p>
          </table:table-cell>
          <table:table-cell table:style-name="ce231" table:formula="of:=ABS([.D69])" office:value-type="float" office:value="3" calcext:value-type="float">
            <text:p>3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20" calcext:value-type="float">
            <text:p>20</text:p>
          </table:table-cell>
          <table:table-cell table:style-name="ce270" table:formula="of:=[.L69]/[.M69]" office:value-type="float" office:value="3" calcext:value-type="float">
            <text:p>3</text:p>
          </table:table-cell>
          <table:table-cell table:style-name="ce283" table:formula="of:=[.N69]/[.O69]" office:value-type="float" office:value="6.66666666666667" calcext:value-type="float">
            <text:p>20/3 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6.66666666666667" calcext:value-type="float">
            <text:p>20/3 </text:p>
          </table:table-cell>
          <table:table-cell table:style-name="ce231" table:formula="of:=-ABS([.E69])*SIGN([.D69]*[.E69])" office:value-type="float" office:value="-17" calcext:value-type="float">
            <text:p>-17</text:p>
          </table:table-cell>
          <table:table-cell table:style-name="ce231" table:formula="of:=ABS([.D69])" office:value-type="float" office:value="3" calcext:value-type="float">
            <text:p>3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-17" calcext:value-type="float">
            <text:p>-17</text:p>
          </table:table-cell>
          <table:table-cell table:style-name="ce270" table:formula="of:=[.S69]/[.T69]" office:value-type="float" office:value="3" calcext:value-type="float">
            <text:p>3</text:p>
          </table:table-cell>
          <table:table-cell table:style-name="ce283" table:formula="of:=[.U69]/[.V69]" office:value-type="float" office:value="-5.66666666666667" calcext:value-type="float">
            <text:p>-17/3 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-5.66666666666667" calcext:value-type="float">
            <text:p>-17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91816" calcext:value-type="float">
            <text:p>191816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20x-9y-2=0" calcext:value-type="string">
            <text:p>20x-9y-2=0</text:p>
          </table:table-cell>
          <table:table-cell table:style-name="ce260" table:formula="of:=-[.C70]/[.D70]" office:value-type="float" office:value="2.22222222222222" calcext:value-type="float">
            <text:p>20/9 </text:p>
          </table:table-cell>
          <table:table-cell table:style-name="ce260" table:formula="of:=-[.E70]/[.D70]" office:value-type="float" office:value="-0.222222222222222" calcext:value-type="float">
            <text:p>- 2/9 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20x/9-2/9" calcext:value-type="string">
            <text:p>y=20x/9-2/9</text:p>
          </table:table-cell>
          <table:table-cell table:style-name="ce253" table:formula="of:=RANK([.A70];[.$A$66:.$A$85];0)" office:value-type="float" office:value="18" calcext:value-type="float">
            <text:p>18</text:p>
          </table:table-cell>
          <table:table-cell table:style-name="ce231" table:formula="of:=-ABS([.C70])*SIGN([.C70]*[.D70])" office:value-type="float" office:value="20" calcext:value-type="float">
            <text:p>20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K70]);ABS([.L70]))" office:value-type="float" office:value="1" calcext:value-type="float">
            <text:p>1</text:p>
          </table:table-cell>
          <table:table-cell table:style-name="ce270" table:formula="of:=[.K70]/[.M70]" office:value-type="float" office:value="20" calcext:value-type="float">
            <text:p>20</text:p>
          </table:table-cell>
          <table:table-cell table:style-name="ce270" table:formula="of:=[.L70]/[.M70]" office:value-type="float" office:value="9" calcext:value-type="float">
            <text:p>9</text:p>
          </table:table-cell>
          <table:table-cell table:style-name="ce283" table:formula="of:=[.N70]/[.O70]" office:value-type="float" office:value="2.22222222222222" calcext:value-type="float">
            <text:p>20/9 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2.22222222222222" calcext:value-type="float">
            <text:p>20/9 </text:p>
          </table:table-cell>
          <table:table-cell table:style-name="ce231" table:formula="of:=-ABS([.E70])*SIGN([.D70]*[.E70])" office:value-type="float" office:value="-2" calcext:value-type="float">
            <text:p>-2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R70]);ABS([.S70]))" office:value-type="float" office:value="1" calcext:value-type="float">
            <text:p>1</text:p>
          </table:table-cell>
          <table:table-cell table:style-name="ce270" table:formula="of:=[.R70]/[.T70]" office:value-type="float" office:value="-2" calcext:value-type="float">
            <text:p>-2</text:p>
          </table:table-cell>
          <table:table-cell table:style-name="ce270" table:formula="of:=[.S70]/[.T70]" office:value-type="float" office:value="9" calcext:value-type="float">
            <text:p>9</text:p>
          </table:table-cell>
          <table:table-cell table:style-name="ce283" table:formula="of:=[.U70]/[.V70]" office:value-type="float" office:value="-0.222222222222222" calcext:value-type="float">
            <text:p>- 2/9 </text:p>
          </table:table-cell>
          <table:table-cell table:style-name="ce283" table:formula="of:=IF([.R70]=0;&quot;0&quot;;(IF([.R70]=[.S70];&quot;1&quot;;(IF([.R70]=-[.S70];&quot;-1&quot;;IF([.V70]=1;TEXT([.U70];10);[.W70]))))))" office:value-type="float" office:value="-0.222222222222222" calcext:value-type="float">
            <text:p>- 2/9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3398" calcext:value-type="float">
            <text:p>73398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8x-4y-7=0" calcext:value-type="string">
            <text:p>8x-4y-7=0</text:p>
          </table:table-cell>
          <table:table-cell table:style-name="ce260" table:formula="of:=-[.C71]/[.D71]" office:value-type="float" office:value="2" calcext:value-type="float">
            <text:p><text:s/>2/1 </text:p>
          </table:table-cell>
          <table:table-cell table:style-name="ce260" table:formula="of:=-[.E71]/[.D71]" office:value-type="float" office:value="-1.75" calcext:value-type="float">
            <text:p>- 7/4 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2x-7/4" calcext:value-type="string">
            <text:p>y=2x-7/4</text:p>
          </table:table-cell>
          <table:table-cell table:style-name="ce253" table:formula="of:=RANK([.A71];[.$A$66:.$A$85];0)" office:value-type="float" office:value="19" calcext:value-type="float">
            <text:p>19</text:p>
          </table:table-cell>
          <table:table-cell table:style-name="ce231" table:formula="of:=-ABS([.C71])*SIGN([.C71]*[.D71])" office:value-type="float" office:value="8" calcext:value-type="float">
            <text:p>8</text:p>
          </table:table-cell>
          <table:table-cell table:style-name="ce231" table:formula="of:=ABS([.D71])" office:value-type="float" office:value="4" calcext:value-type="float">
            <text:p>4</text:p>
          </table:table-cell>
          <table:table-cell table:style-name="ce231" table:formula="of:=GCD(ABS([.K71]);ABS([.L71]))" office:value-type="float" office:value="4" calcext:value-type="float">
            <text:p>4</text:p>
          </table:table-cell>
          <table:table-cell table:style-name="ce270" table:formula="of:=[.K71]/[.M71]" office:value-type="float" office:value="2" calcext:value-type="float">
            <text:p>2</text:p>
          </table:table-cell>
          <table:table-cell table:style-name="ce270" table:formula="of:=[.L71]/[.M71]" office:value-type="float" office:value="1" calcext:value-type="float">
            <text:p>1</text:p>
          </table:table-cell>
          <table:table-cell table:style-name="ce283" table:formula="of:=[.N71]/[.O71]" office:value-type="float" office:value="2" calcext:value-type="float">
            <text:p><text:s/>2/1 </text:p>
          </table:table-cell>
          <table:table-cell table:style-name="ce283" table:formula="of:=IF([.K71]=0;&quot;0&quot;;(IF([.K71]=[.L71];&quot;1&quot;;(IF([.K71]=-[.L71];&quot;-1&quot;;IF([.O71]=1;TEXT([.N71];10);[.P71]))))))" office:value-type="string" office:string-value="2" calcext:value-type="string">
            <text:p>2</text:p>
          </table:table-cell>
          <table:table-cell table:style-name="ce231" table:formula="of:=-ABS([.E71])*SIGN([.D71]*[.E71])" office:value-type="float" office:value="-7" calcext:value-type="float">
            <text:p>-7</text:p>
          </table:table-cell>
          <table:table-cell table:style-name="ce231" table:formula="of:=ABS([.D71])" office:value-type="float" office:value="4" calcext:value-type="float">
            <text:p>4</text:p>
          </table:table-cell>
          <table:table-cell table:style-name="ce231" table:formula="of:=GCD(ABS([.R71]);ABS([.S71]))" office:value-type="float" office:value="1" calcext:value-type="float">
            <text:p>1</text:p>
          </table:table-cell>
          <table:table-cell table:style-name="ce270" table:formula="of:=[.R71]/[.T71]" office:value-type="float" office:value="-7" calcext:value-type="float">
            <text:p>-7</text:p>
          </table:table-cell>
          <table:table-cell table:style-name="ce270" table:formula="of:=[.S71]/[.T71]" office:value-type="float" office:value="4" calcext:value-type="float">
            <text:p>4</text:p>
          </table:table-cell>
          <table:table-cell table:style-name="ce283" table:formula="of:=[.U71]/[.V71]" office:value-type="float" office:value="-1.75" calcext:value-type="float">
            <text:p>- 7/4 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-1.75" calcext:value-type="float">
            <text:p>- 7/4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76831" calcext:value-type="float">
            <text:p>476831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19" calcext:value-type="float">
            <text:p>19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-5x-14y+19=0" calcext:value-type="string">
            <text:p>-5x-14y+19=0</text:p>
          </table:table-cell>
          <table:table-cell table:style-name="ce260" table:formula="of:=-[.C72]/[.D72]" office:value-type="float" office:value="-0.357142857142857" calcext:value-type="float">
            <text:p>- 5/14</text:p>
          </table:table-cell>
          <table:table-cell table:style-name="ce260" table:formula="of:=-[.E72]/[.D72]" office:value-type="float" office:value="1.35714285714286" calcext:value-type="float">
            <text:p>19/14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-5x/14+19/14" calcext:value-type="string">
            <text:p>y=-5x/14+19/14</text:p>
          </table:table-cell>
          <table:table-cell table:style-name="ce253" table:formula="of:=RANK([.A72];[.$A$66:.$A$85];0)" office:value-type="float" office:value="12" calcext:value-type="float">
            <text:p>12</text:p>
          </table:table-cell>
          <table:table-cell table:style-name="ce231" table:formula="of:=-ABS([.C72])*SIGN([.C72]*[.D72])" office:value-type="float" office:value="-5" calcext:value-type="float">
            <text:p>-5</text:p>
          </table:table-cell>
          <table:table-cell table:style-name="ce231" table:formula="of:=ABS([.D72])" office:value-type="float" office:value="14" calcext:value-type="float">
            <text:p>14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-5" calcext:value-type="float">
            <text:p>-5</text:p>
          </table:table-cell>
          <table:table-cell table:style-name="ce270" table:formula="of:=[.L72]/[.M72]" office:value-type="float" office:value="14" calcext:value-type="float">
            <text:p>14</text:p>
          </table:table-cell>
          <table:table-cell table:style-name="ce283" table:formula="of:=[.N72]/[.O72]" office:value-type="float" office:value="-0.357142857142857" calcext:value-type="float">
            <text:p>- 5/14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-0.357142857142857" calcext:value-type="float">
            <text:p>- 5/14</text:p>
          </table:table-cell>
          <table:table-cell table:style-name="ce231" table:formula="of:=-ABS([.E72])*SIGN([.D72]*[.E72])" office:value-type="float" office:value="19" calcext:value-type="float">
            <text:p>19</text:p>
          </table:table-cell>
          <table:table-cell table:style-name="ce231" table:formula="of:=ABS([.D72])" office:value-type="float" office:value="14" calcext:value-type="float">
            <text:p>14</text:p>
          </table:table-cell>
          <table:table-cell table:style-name="ce231" table:formula="of:=GCD(ABS([.R72]);ABS([.S72]))" office:value-type="float" office:value="1" calcext:value-type="float">
            <text:p>1</text:p>
          </table:table-cell>
          <table:table-cell table:style-name="ce270" table:formula="of:=[.R72]/[.T72]" office:value-type="float" office:value="19" calcext:value-type="float">
            <text:p>19</text:p>
          </table:table-cell>
          <table:table-cell table:style-name="ce270" table:formula="of:=[.S72]/[.T72]" office:value-type="float" office:value="14" calcext:value-type="float">
            <text:p>14</text:p>
          </table:table-cell>
          <table:table-cell table:style-name="ce283" table:formula="of:=[.U72]/[.V72]" office:value-type="float" office:value="1.35714285714286" calcext:value-type="float">
            <text:p>19/14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1.35714285714286" calcext:value-type="float">
            <text:p>19/14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50984" calcext:value-type="float">
            <text:p>450984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7x-8y-7=0" calcext:value-type="string">
            <text:p>7x-8y-7=0</text:p>
          </table:table-cell>
          <table:table-cell table:style-name="ce260" table:formula="of:=-[.C73]/[.D73]" office:value-type="float" office:value="0.875" calcext:value-type="float">
            <text:p><text:s/>7/8 </text:p>
          </table:table-cell>
          <table:table-cell table:style-name="ce260" table:formula="of:=-[.E73]/[.D73]" office:value-type="float" office:value="-0.875" calcext:value-type="float">
            <text:p>- 7/8 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7x/8-7/8" calcext:value-type="string">
            <text:p>y=7x/8-7/8</text:p>
          </table:table-cell>
          <table:table-cell table:style-name="ce253" table:formula="of:=RANK([.A73];[.$A$66:.$A$85];0)" office:value-type="float" office:value="13" calcext:value-type="float">
            <text:p>13</text:p>
          </table:table-cell>
          <table:table-cell table:style-name="ce231" table:formula="of:=-ABS([.C73])*SIGN([.C73]*[.D73])" office:value-type="float" office:value="7" calcext:value-type="float">
            <text:p>7</text:p>
          </table:table-cell>
          <table:table-cell table:style-name="ce231" table:formula="of:=ABS([.D73])" office:value-type="float" office:value="8" calcext:value-type="float">
            <text:p>8</text:p>
          </table:table-cell>
          <table:table-cell table:style-name="ce231" table:formula="of:=GCD(ABS([.K73]);ABS([.L73]))" office:value-type="float" office:value="1" calcext:value-type="float">
            <text:p>1</text:p>
          </table:table-cell>
          <table:table-cell table:style-name="ce270" table:formula="of:=[.K73]/[.M73]" office:value-type="float" office:value="7" calcext:value-type="float">
            <text:p>7</text:p>
          </table:table-cell>
          <table:table-cell table:style-name="ce270" table:formula="of:=[.L73]/[.M73]" office:value-type="float" office:value="8" calcext:value-type="float">
            <text:p>8</text:p>
          </table:table-cell>
          <table:table-cell table:style-name="ce283" table:formula="of:=[.N73]/[.O73]" office:value-type="float" office:value="0.875" calcext:value-type="float">
            <text:p><text:s/>7/8 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0.875" calcext:value-type="float">
            <text:p><text:s/>7/8 </text:p>
          </table:table-cell>
          <table:table-cell table:style-name="ce231" table:formula="of:=-ABS([.E73])*SIGN([.D73]*[.E73])" office:value-type="float" office:value="-7" calcext:value-type="float">
            <text:p>-7</text:p>
          </table:table-cell>
          <table:table-cell table:style-name="ce231" table:formula="of:=ABS([.D73])" office:value-type="float" office:value="8" calcext:value-type="float">
            <text:p>8</text:p>
          </table:table-cell>
          <table:table-cell table:style-name="ce231" table:formula="of:=GCD(ABS([.R73]);ABS([.S73]))" office:value-type="float" office:value="1" calcext:value-type="float">
            <text:p>1</text:p>
          </table:table-cell>
          <table:table-cell table:style-name="ce270" table:formula="of:=[.R73]/[.T73]" office:value-type="float" office:value="-7" calcext:value-type="float">
            <text:p>-7</text:p>
          </table:table-cell>
          <table:table-cell table:style-name="ce270" table:formula="of:=[.S73]/[.T73]" office:value-type="float" office:value="8" calcext:value-type="float">
            <text:p>8</text:p>
          </table:table-cell>
          <table:table-cell table:style-name="ce283" table:formula="of:=[.U73]/[.V73]" office:value-type="float" office:value="-0.875" calcext:value-type="float">
            <text:p>- 7/8 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-0.875" calcext:value-type="float">
            <text:p>- 7/8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923" calcext:value-type="float">
            <text:p>1923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19" calcext:value-type="float">
            <text:p>19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2x+5y+19=0" calcext:value-type="string">
            <text:p>2x+5y+19=0</text:p>
          </table:table-cell>
          <table:table-cell table:style-name="ce260" table:formula="of:=-[.C74]/[.D74]" office:value-type="float" office:value="-0.4" calcext:value-type="float">
            <text:p>- 2/5 </text:p>
          </table:table-cell>
          <table:table-cell table:style-name="ce260" table:formula="of:=-[.E74]/[.D74]" office:value-type="float" office:value="-3.8" calcext:value-type="float">
            <text:p>-19/5 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-2x/5-19/5" calcext:value-type="string">
            <text:p>y=-2x/5-19/5</text:p>
          </table:table-cell>
          <table:table-cell table:style-name="ce253" table:formula="of:=RANK([.A74];[.$A$66:.$A$85];0)" office:value-type="float" office:value="20" calcext:value-type="float">
            <text:p>20</text:p>
          </table:table-cell>
          <table:table-cell table:style-name="ce231" table:formula="of:=-ABS([.C74])*SIGN([.C74]*[.D74])" office:value-type="float" office:value="-2" calcext:value-type="float">
            <text:p>-2</text:p>
          </table:table-cell>
          <table:table-cell table:style-name="ce231" table:formula="of:=ABS([.D74])" office:value-type="float" office:value="5" calcext:value-type="float">
            <text:p>5</text:p>
          </table:table-cell>
          <table:table-cell table:style-name="ce231" table:formula="of:=GCD(ABS([.K74]);ABS([.L74]))" office:value-type="float" office:value="1" calcext:value-type="float">
            <text:p>1</text:p>
          </table:table-cell>
          <table:table-cell table:style-name="ce270" table:formula="of:=[.K74]/[.M74]" office:value-type="float" office:value="-2" calcext:value-type="float">
            <text:p>-2</text:p>
          </table:table-cell>
          <table:table-cell table:style-name="ce270" table:formula="of:=[.L74]/[.M74]" office:value-type="float" office:value="5" calcext:value-type="float">
            <text:p>5</text:p>
          </table:table-cell>
          <table:table-cell table:style-name="ce283" table:formula="of:=[.N74]/[.O74]" office:value-type="float" office:value="-0.4" calcext:value-type="float">
            <text:p>- 2/5 </text:p>
          </table:table-cell>
          <table:table-cell table:style-name="ce283" table:formula="of:=IF([.K74]=0;&quot;0&quot;;(IF([.K74]=[.L74];&quot;1&quot;;(IF([.K74]=-[.L74];&quot;-1&quot;;IF([.O74]=1;TEXT([.N74];10);[.P74]))))))" office:value-type="float" office:value="-0.4" calcext:value-type="float">
            <text:p>- 2/5 </text:p>
          </table:table-cell>
          <table:table-cell table:style-name="ce231" table:formula="of:=-ABS([.E74])*SIGN([.D74]*[.E74])" office:value-type="float" office:value="-19" calcext:value-type="float">
            <text:p>-19</text:p>
          </table:table-cell>
          <table:table-cell table:style-name="ce231" table:formula="of:=ABS([.D74])" office:value-type="float" office:value="5" calcext:value-type="float">
            <text:p>5</text:p>
          </table:table-cell>
          <table:table-cell table:style-name="ce231" table:formula="of:=GCD(ABS([.R74]);ABS([.S74]))" office:value-type="float" office:value="1" calcext:value-type="float">
            <text:p>1</text:p>
          </table:table-cell>
          <table:table-cell table:style-name="ce270" table:formula="of:=[.R74]/[.T74]" office:value-type="float" office:value="-19" calcext:value-type="float">
            <text:p>-19</text:p>
          </table:table-cell>
          <table:table-cell table:style-name="ce270" table:formula="of:=[.S74]/[.T74]" office:value-type="float" office:value="5" calcext:value-type="float">
            <text:p>5</text:p>
          </table:table-cell>
          <table:table-cell table:style-name="ce283" table:formula="of:=[.U74]/[.V74]" office:value-type="float" office:value="-3.8" calcext:value-type="float">
            <text:p>-19/5 </text:p>
          </table:table-cell>
          <table:table-cell table:style-name="ce283" table:formula="of:=IF([.R74]=0;&quot;0&quot;;(IF([.R74]=[.S74];&quot;1&quot;;(IF([.R74]=-[.S74];&quot;-1&quot;;IF([.V74]=1;TEXT([.U74];10);[.W74]))))))" office:value-type="float" office:value="-3.8" calcext:value-type="float">
            <text:p>-19/5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52306" calcext:value-type="float">
            <text:p>552306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-8x+4y+12=0" calcext:value-type="string">
            <text:p>-8x+4y+12=0</text:p>
          </table:table-cell>
          <table:table-cell table:style-name="ce260" table:formula="of:=-[.C75]/[.D75]" office:value-type="float" office:value="2" calcext:value-type="float">
            <text:p><text:s/>2/1 </text:p>
          </table:table-cell>
          <table:table-cell table:style-name="ce260" table:formula="of:=-[.E75]/[.D75]" office:value-type="float" office:value="-3" calcext:value-type="float">
            <text:p>- 3/1 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2x-3" calcext:value-type="string">
            <text:p>y=2x-3</text:p>
          </table:table-cell>
          <table:table-cell table:style-name="ce253" table:formula="of:=RANK([.A75];[.$A$66:.$A$85];0)" office:value-type="float" office:value="11" calcext:value-type="float">
            <text:p>11</text:p>
          </table:table-cell>
          <table:table-cell table:style-name="ce231" table:formula="of:=-ABS([.C75])*SIGN([.C75]*[.D75])" office:value-type="float" office:value="8" calcext:value-type="float">
            <text:p>8</text:p>
          </table:table-cell>
          <table:table-cell table:style-name="ce231" table:formula="of:=ABS([.D75])" office:value-type="float" office:value="4" calcext:value-type="float">
            <text:p>4</text:p>
          </table:table-cell>
          <table:table-cell table:style-name="ce231" table:formula="of:=GCD(ABS([.K75]);ABS([.L75]))" office:value-type="float" office:value="4" calcext:value-type="float">
            <text:p>4</text:p>
          </table:table-cell>
          <table:table-cell table:style-name="ce270" table:formula="of:=[.K75]/[.M75]" office:value-type="float" office:value="2" calcext:value-type="float">
            <text:p>2</text:p>
          </table:table-cell>
          <table:table-cell table:style-name="ce270" table:formula="of:=[.L75]/[.M75]" office:value-type="float" office:value="1" calcext:value-type="float">
            <text:p>1</text:p>
          </table:table-cell>
          <table:table-cell table:style-name="ce283" table:formula="of:=[.N75]/[.O75]" office:value-type="float" office:value="2" calcext:value-type="float">
            <text:p><text:s/>2/1 </text:p>
          </table:table-cell>
          <table:table-cell table:style-name="ce283" table:formula="of:=IF([.K75]=0;&quot;0&quot;;(IF([.K75]=[.L75];&quot;1&quot;;(IF([.K75]=-[.L75];&quot;-1&quot;;IF([.O75]=1;TEXT([.N75];10);[.P75]))))))" office:value-type="string" office:string-value="2" calcext:value-type="string">
            <text:p>2</text:p>
          </table:table-cell>
          <table:table-cell table:style-name="ce231" table:formula="of:=-ABS([.E75])*SIGN([.D75]*[.E75])" office:value-type="float" office:value="-12" calcext:value-type="float">
            <text:p>-12</text:p>
          </table:table-cell>
          <table:table-cell table:style-name="ce231" table:formula="of:=ABS([.D75])" office:value-type="float" office:value="4" calcext:value-type="float">
            <text:p>4</text:p>
          </table:table-cell>
          <table:table-cell table:style-name="ce231" table:formula="of:=GCD(ABS([.R75]);ABS([.S75]))" office:value-type="float" office:value="4" calcext:value-type="float">
            <text:p>4</text:p>
          </table:table-cell>
          <table:table-cell table:style-name="ce270" table:formula="of:=[.R75]/[.T75]" office:value-type="float" office:value="-3" calcext:value-type="float">
            <text:p>-3</text:p>
          </table:table-cell>
          <table:table-cell table:style-name="ce270" table:formula="of:=[.S75]/[.T75]" office:value-type="float" office:value="1" calcext:value-type="float">
            <text:p>1</text:p>
          </table:table-cell>
          <table:table-cell table:style-name="ce283" table:formula="of:=[.U75]/[.V75]" office:value-type="float" office:value="-3" calcext:value-type="float">
            <text:p>- 3/1 </text:p>
          </table:table-cell>
          <table:table-cell table:style-name="ce283" table:formula="of:=IF([.R75]=0;&quot;0&quot;;(IF([.R75]=[.S75];&quot;1&quot;;(IF([.R75]=-[.S75];&quot;-1&quot;;IF([.V75]=1;TEXT([.U75];10);[.W75]))))))" office:value-type="string" office:string-value="-3" calcext:value-type="string">
            <text:p>-3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44604" calcext:value-type="float">
            <text:p>744604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-12x-20y+3=0" calcext:value-type="string">
            <text:p>-12x-20y+3=0</text:p>
          </table:table-cell>
          <table:table-cell table:style-name="ce260" table:formula="of:=-[.C76]/[.D76]" office:value-type="float" office:value="-0.6" calcext:value-type="float">
            <text:p>- 3/5 </text:p>
          </table:table-cell>
          <table:table-cell table:style-name="ce260" table:formula="of:=-[.E76]/[.D76]" office:value-type="float" office:value="0.15" calcext:value-type="float">
            <text:p><text:s/>3/20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-3x/5+3/20" calcext:value-type="string">
            <text:p>y=-3x/5+3/20</text:p>
          </table:table-cell>
          <table:table-cell table:style-name="ce253" table:formula="of:=RANK([.A76];[.$A$66:.$A$85];0)" office:value-type="float" office:value="4" calcext:value-type="float">
            <text:p>4</text:p>
          </table:table-cell>
          <table:table-cell table:style-name="ce231" table:formula="of:=-ABS([.C76])*SIGN([.C76]*[.D76])" office:value-type="float" office:value="-12" calcext:value-type="float">
            <text:p>-12</text:p>
          </table:table-cell>
          <table:table-cell table:style-name="ce231" table:formula="of:=ABS([.D76])" office:value-type="float" office:value="20" calcext:value-type="float">
            <text:p>20</text:p>
          </table:table-cell>
          <table:table-cell table:style-name="ce231" table:formula="of:=GCD(ABS([.K76]);ABS([.L76]))" office:value-type="float" office:value="4" calcext:value-type="float">
            <text:p>4</text:p>
          </table:table-cell>
          <table:table-cell table:style-name="ce270" table:formula="of:=[.K76]/[.M76]" office:value-type="float" office:value="-3" calcext:value-type="float">
            <text:p>-3</text:p>
          </table:table-cell>
          <table:table-cell table:style-name="ce270" table:formula="of:=[.L76]/[.M76]" office:value-type="float" office:value="5" calcext:value-type="float">
            <text:p>5</text:p>
          </table:table-cell>
          <table:table-cell table:style-name="ce283" table:formula="of:=[.N76]/[.O76]" office:value-type="float" office:value="-0.6" calcext:value-type="float">
            <text:p>- 3/5 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-0.6" calcext:value-type="float">
            <text:p>- 3/5 </text:p>
          </table:table-cell>
          <table:table-cell table:style-name="ce231" table:formula="of:=-ABS([.E76])*SIGN([.D76]*[.E76])" office:value-type="float" office:value="3" calcext:value-type="float">
            <text:p>3</text:p>
          </table:table-cell>
          <table:table-cell table:style-name="ce231" table:formula="of:=ABS([.D76])" office:value-type="float" office:value="20" calcext:value-type="float">
            <text:p>20</text:p>
          </table:table-cell>
          <table:table-cell table:style-name="ce231" table:formula="of:=GCD(ABS([.R76]);ABS([.S76]))" office:value-type="float" office:value="1" calcext:value-type="float">
            <text:p>1</text:p>
          </table:table-cell>
          <table:table-cell table:style-name="ce270" table:formula="of:=[.R76]/[.T76]" office:value-type="float" office:value="3" calcext:value-type="float">
            <text:p>3</text:p>
          </table:table-cell>
          <table:table-cell table:style-name="ce270" table:formula="of:=[.S76]/[.T76]" office:value-type="float" office:value="20" calcext:value-type="float">
            <text:p>20</text:p>
          </table:table-cell>
          <table:table-cell table:style-name="ce283" table:formula="of:=[.U76]/[.V76]" office:value-type="float" office:value="0.15" calcext:value-type="float">
            <text:p><text:s/>3/20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0.15" calcext:value-type="float">
            <text:p><text:s/>3/20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41327" calcext:value-type="float">
            <text:p>741327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5x+8y-8=0" calcext:value-type="string">
            <text:p>5x+8y-8=0</text:p>
          </table:table-cell>
          <table:table-cell table:style-name="ce260" table:formula="of:=-[.C77]/[.D77]" office:value-type="float" office:value="-0.625" calcext:value-type="float">
            <text:p>- 5/8 </text:p>
          </table:table-cell>
          <table:table-cell table:style-name="ce260" table:formula="of:=-[.E77]/[.D77]" office:value-type="float" office:value="1" calcext:value-type="float">
            <text:p><text:s/>1/1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-5x/8+1" calcext:value-type="string">
            <text:p>y=-5x/8+1</text:p>
          </table:table-cell>
          <table:table-cell table:style-name="ce253" table:formula="of:=RANK([.A77];[.$A$66:.$A$85];0)" office:value-type="float" office:value="5" calcext:value-type="float">
            <text:p>5</text:p>
          </table:table-cell>
          <table:table-cell table:style-name="ce231" table:formula="of:=-ABS([.C77])*SIGN([.C77]*[.D77])" office:value-type="float" office:value="-5" calcext:value-type="float">
            <text:p>-5</text:p>
          </table:table-cell>
          <table:table-cell table:style-name="ce231" table:formula="of:=ABS([.D77])" office:value-type="float" office:value="8" calcext:value-type="float">
            <text:p>8</text:p>
          </table:table-cell>
          <table:table-cell table:style-name="ce231" table:formula="of:=GCD(ABS([.K77]);ABS([.L77]))" office:value-type="float" office:value="1" calcext:value-type="float">
            <text:p>1</text:p>
          </table:table-cell>
          <table:table-cell table:style-name="ce270" table:formula="of:=[.K77]/[.M77]" office:value-type="float" office:value="-5" calcext:value-type="float">
            <text:p>-5</text:p>
          </table:table-cell>
          <table:table-cell table:style-name="ce270" table:formula="of:=[.L77]/[.M77]" office:value-type="float" office:value="8" calcext:value-type="float">
            <text:p>8</text:p>
          </table:table-cell>
          <table:table-cell table:style-name="ce283" table:formula="of:=[.N77]/[.O77]" office:value-type="float" office:value="-0.625" calcext:value-type="float">
            <text:p>- 5/8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-0.625" calcext:value-type="float">
            <text:p>- 5/8 </text:p>
          </table:table-cell>
          <table:table-cell table:style-name="ce231" table:formula="of:=-ABS([.E77])*SIGN([.D77]*[.E77])" office:value-type="float" office:value="8" calcext:value-type="float">
            <text:p>8</text:p>
          </table:table-cell>
          <table:table-cell table:style-name="ce231" table:formula="of:=ABS([.D77])" office:value-type="float" office:value="8" calcext:value-type="float">
            <text:p>8</text:p>
          </table:table-cell>
          <table:table-cell table:style-name="ce231" table:formula="of:=GCD(ABS([.R77]);ABS([.S77]))" office:value-type="float" office:value="8" calcext:value-type="float">
            <text:p>8</text:p>
          </table:table-cell>
          <table:table-cell table:style-name="ce270" table:formula="of:=[.R77]/[.T77]" office:value-type="float" office:value="1" calcext:value-type="float">
            <text:p>1</text:p>
          </table:table-cell>
          <table:table-cell table:style-name="ce270" table:formula="of:=[.S77]/[.T77]" office:value-type="float" office:value="1" calcext:value-type="float">
            <text:p>1</text:p>
          </table:table-cell>
          <table:table-cell table:style-name="ce283" table:formula="of:=[.U77]/[.V77]" office:value-type="float" office:value="1" calcext:value-type="float">
            <text:p><text:s/>1/1 </text:p>
          </table:table-cell>
          <table:table-cell table:style-name="ce283" table:formula="of:=IF([.R77]=0;&quot;0&quot;;(IF([.R77]=[.S77];&quot;1&quot;;(IF([.R77]=-[.S77];&quot;-1&quot;;IF([.V77]=1;TEXT([.U77];10);[.W77]))))))" office:value-type="string" office:string-value="1" calcext:value-type="string">
            <text:p>1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951185" calcext:value-type="float">
            <text:p>951185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6x+9y-2=0" calcext:value-type="string">
            <text:p>6x+9y-2=0</text:p>
          </table:table-cell>
          <table:table-cell table:style-name="ce260" table:formula="of:=-[.C78]/[.D78]" office:value-type="float" office:value="-0.666666666666667" calcext:value-type="float">
            <text:p>- 2/3 </text:p>
          </table:table-cell>
          <table:table-cell table:style-name="ce260" table:formula="of:=-[.E78]/[.D78]" office:value-type="float" office:value="0.222222222222222" calcext:value-type="float">
            <text:p><text:s/>2/9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-2x/3+2/9" calcext:value-type="string">
            <text:p>y=-2x/3+2/9</text:p>
          </table:table-cell>
          <table:table-cell table:style-name="ce253" table:formula="of:=RANK([.A78];[.$A$66:.$A$85];0)" office:value-type="float" office:value="1" calcext:value-type="float">
            <text:p>1</text:p>
          </table:table-cell>
          <table:table-cell table:style-name="ce231" table:formula="of:=-ABS([.C78])*SIGN([.C78]*[.D78])" office:value-type="float" office:value="-6" calcext:value-type="float">
            <text:p>-6</text:p>
          </table:table-cell>
          <table:table-cell table:style-name="ce231" table:formula="of:=ABS([.D78])" office:value-type="float" office:value="9" calcext:value-type="float">
            <text:p>9</text:p>
          </table:table-cell>
          <table:table-cell table:style-name="ce231" table:formula="of:=GCD(ABS([.K78]);ABS([.L78]))" office:value-type="float" office:value="3" calcext:value-type="float">
            <text:p>3</text:p>
          </table:table-cell>
          <table:table-cell table:style-name="ce270" table:formula="of:=[.K78]/[.M78]" office:value-type="float" office:value="-2" calcext:value-type="float">
            <text:p>-2</text:p>
          </table:table-cell>
          <table:table-cell table:style-name="ce270" table:formula="of:=[.L78]/[.M78]" office:value-type="float" office:value="3" calcext:value-type="float">
            <text:p>3</text:p>
          </table:table-cell>
          <table:table-cell table:style-name="ce283" table:formula="of:=[.N78]/[.O78]" office:value-type="float" office:value="-0.666666666666667" calcext:value-type="float">
            <text:p>- 2/3 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-0.666666666666667" calcext:value-type="float">
            <text:p>- 2/3 </text:p>
          </table:table-cell>
          <table:table-cell table:style-name="ce231" table:formula="of:=-ABS([.E78])*SIGN([.D78]*[.E78])" office:value-type="float" office:value="2" calcext:value-type="float">
            <text:p>2</text:p>
          </table:table-cell>
          <table:table-cell table:style-name="ce231" table:formula="of:=ABS([.D78])" office:value-type="float" office:value="9" calcext:value-type="float">
            <text:p>9</text:p>
          </table:table-cell>
          <table:table-cell table:style-name="ce231" table:formula="of:=GCD(ABS([.R78]);ABS([.S78]))" office:value-type="float" office:value="1" calcext:value-type="float">
            <text:p>1</text:p>
          </table:table-cell>
          <table:table-cell table:style-name="ce270" table:formula="of:=[.R78]/[.T78]" office:value-type="float" office:value="2" calcext:value-type="float">
            <text:p>2</text:p>
          </table:table-cell>
          <table:table-cell table:style-name="ce270" table:formula="of:=[.S78]/[.T78]" office:value-type="float" office:value="9" calcext:value-type="float">
            <text:p>9</text:p>
          </table:table-cell>
          <table:table-cell table:style-name="ce283" table:formula="of:=[.U78]/[.V78]" office:value-type="float" office:value="0.222222222222222" calcext:value-type="float">
            <text:p><text:s/>2/9 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0.222222222222222" calcext:value-type="float">
            <text:p><text:s/>2/9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82004" calcext:value-type="float">
            <text:p>882004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-5x+6y-15=0" calcext:value-type="string">
            <text:p>-5x+6y-15=0</text:p>
          </table:table-cell>
          <table:table-cell table:style-name="ce260" table:formula="of:=-[.C79]/[.D79]" office:value-type="float" office:value="0.833333333333333" calcext:value-type="float">
            <text:p><text:s/>5/6 </text:p>
          </table:table-cell>
          <table:table-cell table:style-name="ce260" table:formula="of:=-[.E79]/[.D79]" office:value-type="float" office:value="2.5" calcext:value-type="float">
            <text:p><text:s/>5/2 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5x/6+5/2" calcext:value-type="string">
            <text:p>y=5x/6+5/2</text:p>
          </table:table-cell>
          <table:table-cell table:style-name="ce253" table:formula="of:=RANK([.A79];[.$A$66:.$A$85];0)" office:value-type="float" office:value="3" calcext:value-type="float">
            <text:p>3</text:p>
          </table:table-cell>
          <table:table-cell table:style-name="ce231" table:formula="of:=-ABS([.C79])*SIGN([.C79]*[.D79])" office:value-type="float" office:value="5" calcext:value-type="float">
            <text:p>5</text:p>
          </table:table-cell>
          <table:table-cell table:style-name="ce231" table:formula="of:=ABS([.D79])" office:value-type="float" office:value="6" calcext:value-type="float">
            <text:p>6</text:p>
          </table:table-cell>
          <table:table-cell table:style-name="ce231" table:formula="of:=GCD(ABS([.K79]);ABS([.L79]))" office:value-type="float" office:value="1" calcext:value-type="float">
            <text:p>1</text:p>
          </table:table-cell>
          <table:table-cell table:style-name="ce270" table:formula="of:=[.K79]/[.M79]" office:value-type="float" office:value="5" calcext:value-type="float">
            <text:p>5</text:p>
          </table:table-cell>
          <table:table-cell table:style-name="ce270" table:formula="of:=[.L79]/[.M79]" office:value-type="float" office:value="6" calcext:value-type="float">
            <text:p>6</text:p>
          </table:table-cell>
          <table:table-cell table:style-name="ce283" table:formula="of:=[.N79]/[.O79]" office:value-type="float" office:value="0.833333333333333" calcext:value-type="float">
            <text:p><text:s/>5/6 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0.833333333333333" calcext:value-type="float">
            <text:p><text:s/>5/6 </text:p>
          </table:table-cell>
          <table:table-cell table:style-name="ce231" table:formula="of:=-ABS([.E79])*SIGN([.D79]*[.E79])" office:value-type="float" office:value="15" calcext:value-type="float">
            <text:p>15</text:p>
          </table:table-cell>
          <table:table-cell table:style-name="ce231" table:formula="of:=ABS([.D79])" office:value-type="float" office:value="6" calcext:value-type="float">
            <text:p>6</text:p>
          </table:table-cell>
          <table:table-cell table:style-name="ce231" table:formula="of:=GCD(ABS([.R79]);ABS([.S79]))" office:value-type="float" office:value="3" calcext:value-type="float">
            <text:p>3</text:p>
          </table:table-cell>
          <table:table-cell table:style-name="ce270" table:formula="of:=[.R79]/[.T79]" office:value-type="float" office:value="5" calcext:value-type="float">
            <text:p>5</text:p>
          </table:table-cell>
          <table:table-cell table:style-name="ce270" table:formula="of:=[.S79]/[.T79]" office:value-type="float" office:value="2" calcext:value-type="float">
            <text:p>2</text:p>
          </table:table-cell>
          <table:table-cell table:style-name="ce283" table:formula="of:=[.U79]/[.V79]" office:value-type="float" office:value="2.5" calcext:value-type="float">
            <text:p><text:s/>5/2 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2.5" calcext:value-type="float">
            <text:p><text:s/>5/2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89456" calcext:value-type="float">
            <text:p>289456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-13x-16y+4=0" calcext:value-type="string">
            <text:p>-13x-16y+4=0</text:p>
          </table:table-cell>
          <table:table-cell table:style-name="ce260" table:formula="of:=-[.C80]/[.D80]" office:value-type="float" office:value="-0.8125" calcext:value-type="float">
            <text:p>-13/16</text:p>
          </table:table-cell>
          <table:table-cell table:style-name="ce260" table:formula="of:=-[.E80]/[.D80]" office:value-type="float" office:value="0.25" calcext:value-type="float">
            <text:p><text:s/>1/4 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-13x/16+1/4" calcext:value-type="string">
            <text:p>y=-13x/16+1/4</text:p>
          </table:table-cell>
          <table:table-cell table:style-name="ce253" table:formula="of:=RANK([.A80];[.$A$66:.$A$85];0)" office:value-type="float" office:value="16" calcext:value-type="float">
            <text:p>16</text:p>
          </table:table-cell>
          <table:table-cell table:style-name="ce231" table:formula="of:=-ABS([.C80])*SIGN([.C80]*[.D80])" office:value-type="float" office:value="-13" calcext:value-type="float">
            <text:p>-13</text:p>
          </table:table-cell>
          <table:table-cell table:style-name="ce231" table:formula="of:=ABS([.D80])" office:value-type="float" office:value="16" calcext:value-type="float">
            <text:p>16</text:p>
          </table:table-cell>
          <table:table-cell table:style-name="ce231" table:formula="of:=GCD(ABS([.K80]);ABS([.L80]))" office:value-type="float" office:value="1" calcext:value-type="float">
            <text:p>1</text:p>
          </table:table-cell>
          <table:table-cell table:style-name="ce270" table:formula="of:=[.K80]/[.M80]" office:value-type="float" office:value="-13" calcext:value-type="float">
            <text:p>-13</text:p>
          </table:table-cell>
          <table:table-cell table:style-name="ce270" table:formula="of:=[.L80]/[.M80]" office:value-type="float" office:value="16" calcext:value-type="float">
            <text:p>16</text:p>
          </table:table-cell>
          <table:table-cell table:style-name="ce283" table:formula="of:=[.N80]/[.O80]" office:value-type="float" office:value="-0.8125" calcext:value-type="float">
            <text:p>-13/16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-0.8125" calcext:value-type="float">
            <text:p>-13/16</text:p>
          </table:table-cell>
          <table:table-cell table:style-name="ce231" table:formula="of:=-ABS([.E80])*SIGN([.D80]*[.E80])" office:value-type="float" office:value="4" calcext:value-type="float">
            <text:p>4</text:p>
          </table:table-cell>
          <table:table-cell table:style-name="ce231" table:formula="of:=ABS([.D80])" office:value-type="float" office:value="16" calcext:value-type="float">
            <text:p>16</text:p>
          </table:table-cell>
          <table:table-cell table:style-name="ce231" table:formula="of:=GCD(ABS([.R80]);ABS([.S80]))" office:value-type="float" office:value="4" calcext:value-type="float">
            <text:p>4</text:p>
          </table:table-cell>
          <table:table-cell table:style-name="ce270" table:formula="of:=[.R80]/[.T80]" office:value-type="float" office:value="1" calcext:value-type="float">
            <text:p>1</text:p>
          </table:table-cell>
          <table:table-cell table:style-name="ce270" table:formula="of:=[.S80]/[.T80]" office:value-type="float" office:value="4" calcext:value-type="float">
            <text:p>4</text:p>
          </table:table-cell>
          <table:table-cell table:style-name="ce283" table:formula="of:=[.U80]/[.V80]" office:value-type="float" office:value="0.25" calcext:value-type="float">
            <text:p><text:s/>1/4 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0.25" calcext:value-type="float">
            <text:p><text:s/>1/4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628208" calcext:value-type="float">
            <text:p>628208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2x+15y+4=0" calcext:value-type="string">
            <text:p>2x+15y+4=0</text:p>
          </table:table-cell>
          <table:table-cell table:style-name="ce260" table:formula="of:=-[.C81]/[.D81]" office:value-type="float" office:value="-0.133333333333333" calcext:value-type="float">
            <text:p>- 2/15</text:p>
          </table:table-cell>
          <table:table-cell table:style-name="ce260" table:formula="of:=-[.E81]/[.D81]" office:value-type="float" office:value="-0.266666666666667" calcext:value-type="float">
            <text:p>- 4/15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2x/15-4/15" calcext:value-type="string">
            <text:p>y=-2x/15-4/15</text:p>
          </table:table-cell>
          <table:table-cell table:style-name="ce253" table:formula="of:=RANK([.A81];[.$A$66:.$A$85];0)" office:value-type="float" office:value="9" calcext:value-type="float">
            <text:p>9</text:p>
          </table:table-cell>
          <table:table-cell table:style-name="ce231" table:formula="of:=-ABS([.C81])*SIGN([.C81]*[.D81])" office:value-type="float" office:value="-2" calcext:value-type="float">
            <text:p>-2</text:p>
          </table:table-cell>
          <table:table-cell table:style-name="ce231" table:formula="of:=ABS([.D81])" office:value-type="float" office:value="15" calcext:value-type="float">
            <text:p>15</text:p>
          </table:table-cell>
          <table:table-cell table:style-name="ce231" table:formula="of:=GCD(ABS([.K81]);ABS([.L81]))" office:value-type="float" office:value="1" calcext:value-type="float">
            <text:p>1</text:p>
          </table:table-cell>
          <table:table-cell table:style-name="ce270" table:formula="of:=[.K81]/[.M81]" office:value-type="float" office:value="-2" calcext:value-type="float">
            <text:p>-2</text:p>
          </table:table-cell>
          <table:table-cell table:style-name="ce270" table:formula="of:=[.L81]/[.M81]" office:value-type="float" office:value="15" calcext:value-type="float">
            <text:p>15</text:p>
          </table:table-cell>
          <table:table-cell table:style-name="ce283" table:formula="of:=[.N81]/[.O81]" office:value-type="float" office:value="-0.133333333333333" calcext:value-type="float">
            <text:p>- 2/15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-0.133333333333333" calcext:value-type="float">
            <text:p>- 2/15</text:p>
          </table:table-cell>
          <table:table-cell table:style-name="ce231" table:formula="of:=-ABS([.E81])*SIGN([.D81]*[.E81])" office:value-type="float" office:value="-4" calcext:value-type="float">
            <text:p>-4</text:p>
          </table:table-cell>
          <table:table-cell table:style-name="ce231" table:formula="of:=ABS([.D81])" office:value-type="float" office:value="15" calcext:value-type="float">
            <text:p>15</text:p>
          </table:table-cell>
          <table:table-cell table:style-name="ce231" table:formula="of:=GCD(ABS([.R81]);ABS([.S81]))" office:value-type="float" office:value="1" calcext:value-type="float">
            <text:p>1</text:p>
          </table:table-cell>
          <table:table-cell table:style-name="ce270" table:formula="of:=[.R81]/[.T81]" office:value-type="float" office:value="-4" calcext:value-type="float">
            <text:p>-4</text:p>
          </table:table-cell>
          <table:table-cell table:style-name="ce270" table:formula="of:=[.S81]/[.T81]" office:value-type="float" office:value="15" calcext:value-type="float">
            <text:p>15</text:p>
          </table:table-cell>
          <table:table-cell table:style-name="ce283" table:formula="of:=[.U81]/[.V81]" office:value-type="float" office:value="-0.266666666666667" calcext:value-type="float">
            <text:p>- 4/15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-0.266666666666667" calcext:value-type="float">
            <text:p>- 4/15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933511" calcext:value-type="float">
            <text:p>933511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-10x-14y-9=0" calcext:value-type="string">
            <text:p>-10x-14y-9=0</text:p>
          </table:table-cell>
          <table:table-cell table:style-name="ce260" table:formula="of:=-[.C82]/[.D82]" office:value-type="float" office:value="-0.714285714285714" calcext:value-type="float">
            <text:p>- 5/7 </text:p>
          </table:table-cell>
          <table:table-cell table:style-name="ce260" table:formula="of:=-[.E82]/[.D82]" office:value-type="float" office:value="-0.642857142857143" calcext:value-type="float">
            <text:p>- 9/14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-5x/7-9/14" calcext:value-type="string">
            <text:p>y=-5x/7-9/14</text:p>
          </table:table-cell>
          <table:table-cell table:style-name="ce253" table:formula="of:=RANK([.A82];[.$A$66:.$A$85];0)" office:value-type="float" office:value="2" calcext:value-type="float">
            <text:p>2</text:p>
          </table:table-cell>
          <table:table-cell table:style-name="ce231" table:formula="of:=-ABS([.C82])*SIGN([.C82]*[.D82])" office:value-type="float" office:value="-10" calcext:value-type="float">
            <text:p>-10</text:p>
          </table:table-cell>
          <table:table-cell table:style-name="ce231" table:formula="of:=ABS([.D82])" office:value-type="float" office:value="14" calcext:value-type="float">
            <text:p>14</text:p>
          </table:table-cell>
          <table:table-cell table:style-name="ce231" table:formula="of:=GCD(ABS([.K82]);ABS([.L82]))" office:value-type="float" office:value="2" calcext:value-type="float">
            <text:p>2</text:p>
          </table:table-cell>
          <table:table-cell table:style-name="ce270" table:formula="of:=[.K82]/[.M82]" office:value-type="float" office:value="-5" calcext:value-type="float">
            <text:p>-5</text:p>
          </table:table-cell>
          <table:table-cell table:style-name="ce270" table:formula="of:=[.L82]/[.M82]" office:value-type="float" office:value="7" calcext:value-type="float">
            <text:p>7</text:p>
          </table:table-cell>
          <table:table-cell table:style-name="ce283" table:formula="of:=[.N82]/[.O82]" office:value-type="float" office:value="-0.714285714285714" calcext:value-type="float">
            <text:p>- 5/7 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-0.714285714285714" calcext:value-type="float">
            <text:p>- 5/7 </text:p>
          </table:table-cell>
          <table:table-cell table:style-name="ce231" table:formula="of:=-ABS([.E82])*SIGN([.D82]*[.E82])" office:value-type="float" office:value="-9" calcext:value-type="float">
            <text:p>-9</text:p>
          </table:table-cell>
          <table:table-cell table:style-name="ce231" table:formula="of:=ABS([.D82])" office:value-type="float" office:value="14" calcext:value-type="float">
            <text:p>14</text:p>
          </table:table-cell>
          <table:table-cell table:style-name="ce231" table:formula="of:=GCD(ABS([.R82]);ABS([.S82]))" office:value-type="float" office:value="1" calcext:value-type="float">
            <text:p>1</text:p>
          </table:table-cell>
          <table:table-cell table:style-name="ce270" table:formula="of:=[.R82]/[.T82]" office:value-type="float" office:value="-9" calcext:value-type="float">
            <text:p>-9</text:p>
          </table:table-cell>
          <table:table-cell table:style-name="ce270" table:formula="of:=[.S82]/[.T82]" office:value-type="float" office:value="14" calcext:value-type="float">
            <text:p>14</text:p>
          </table:table-cell>
          <table:table-cell table:style-name="ce283" table:formula="of:=[.U82]/[.V82]" office:value-type="float" office:value="-0.642857142857143" calcext:value-type="float">
            <text:p>- 9/14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-0.642857142857143" calcext:value-type="float">
            <text:p>- 9/14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84345" calcext:value-type="float">
            <text:p>384345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-16x-8y+16=0" calcext:value-type="string">
            <text:p>-16x-8y+16=0</text:p>
          </table:table-cell>
          <table:table-cell table:style-name="ce260" table:formula="of:=-[.C83]/[.D83]" office:value-type="float" office:value="-2" calcext:value-type="float">
            <text:p>- 2/1 </text:p>
          </table:table-cell>
          <table:table-cell table:style-name="ce260" table:formula="of:=-[.E83]/[.D83]" office:value-type="float" office:value="2" calcext:value-type="float">
            <text:p><text:s/>2/1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-2x+2" calcext:value-type="string">
            <text:p>y=-2x+2</text:p>
          </table:table-cell>
          <table:table-cell table:style-name="ce253" table:formula="of:=RANK([.A83];[.$A$66:.$A$85];0)" office:value-type="float" office:value="15" calcext:value-type="float">
            <text:p>15</text:p>
          </table:table-cell>
          <table:table-cell table:style-name="ce231" table:formula="of:=-ABS([.C83])*SIGN([.C83]*[.D83])" office:value-type="float" office:value="-16" calcext:value-type="float">
            <text:p>-16</text:p>
          </table:table-cell>
          <table:table-cell table:style-name="ce231" table:formula="of:=ABS([.D83])" office:value-type="float" office:value="8" calcext:value-type="float">
            <text:p>8</text:p>
          </table:table-cell>
          <table:table-cell table:style-name="ce231" table:formula="of:=GCD(ABS([.K83]);ABS([.L83]))" office:value-type="float" office:value="8" calcext:value-type="float">
            <text:p>8</text:p>
          </table:table-cell>
          <table:table-cell table:style-name="ce270" table:formula="of:=[.K83]/[.M83]" office:value-type="float" office:value="-2" calcext:value-type="float">
            <text:p>-2</text:p>
          </table:table-cell>
          <table:table-cell table:style-name="ce270" table:formula="of:=[.L83]/[.M83]" office:value-type="float" office:value="1" calcext:value-type="float">
            <text:p>1</text:p>
          </table:table-cell>
          <table:table-cell table:style-name="ce283" table:formula="of:=[.N83]/[.O83]" office:value-type="float" office:value="-2" calcext:value-type="float">
            <text:p>- 2/1 </text:p>
          </table:table-cell>
          <table:table-cell table:style-name="ce283" table:formula="of:=IF([.K83]=0;&quot;0&quot;;(IF([.K83]=[.L83];&quot;1&quot;;(IF([.K83]=-[.L83];&quot;-1&quot;;IF([.O83]=1;TEXT([.N83];10);[.P83]))))))" office:value-type="string" office:string-value="-2" calcext:value-type="string">
            <text:p>-2</text:p>
          </table:table-cell>
          <table:table-cell table:style-name="ce231" table:formula="of:=-ABS([.E83])*SIGN([.D83]*[.E83])" office:value-type="float" office:value="16" calcext:value-type="float">
            <text:p>16</text:p>
          </table:table-cell>
          <table:table-cell table:style-name="ce231" table:formula="of:=ABS([.D83])" office:value-type="float" office:value="8" calcext:value-type="float">
            <text:p>8</text:p>
          </table:table-cell>
          <table:table-cell table:style-name="ce231" table:formula="of:=GCD(ABS([.R83]);ABS([.S83]))" office:value-type="float" office:value="8" calcext:value-type="float">
            <text:p>8</text:p>
          </table:table-cell>
          <table:table-cell table:style-name="ce270" table:formula="of:=[.R83]/[.T83]" office:value-type="float" office:value="2" calcext:value-type="float">
            <text:p>2</text:p>
          </table:table-cell>
          <table:table-cell table:style-name="ce270" table:formula="of:=[.S83]/[.T83]" office:value-type="float" office:value="1" calcext:value-type="float">
            <text:p>1</text:p>
          </table:table-cell>
          <table:table-cell table:style-name="ce283" table:formula="of:=[.U83]/[.V83]" office:value-type="float" office:value="2" calcext:value-type="float">
            <text:p><text:s/>2/1 </text:p>
          </table:table-cell>
          <table:table-cell table:style-name="ce283" table:formula="of:=IF([.R83]=0;&quot;0&quot;;(IF([.R83]=[.S83];&quot;1&quot;;(IF([.R83]=-[.S83];&quot;-1&quot;;IF([.V83]=1;TEXT([.U83];10);[.W83]))))))" office:value-type="string" office:string-value="2" calcext:value-type="string">
            <text:p>2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13745" calcext:value-type="float">
            <text:p>213745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-10x+7y+7=0" calcext:value-type="string">
            <text:p>-10x+7y+7=0</text:p>
          </table:table-cell>
          <table:table-cell table:style-name="ce260" table:formula="of:=-[.C84]/[.D84]" office:value-type="float" office:value="1.42857142857143" calcext:value-type="float">
            <text:p>10/7 </text:p>
          </table:table-cell>
          <table:table-cell table:style-name="ce260" table:formula="of:=-[.E84]/[.D84]" office:value-type="float" office:value="-1" calcext:value-type="float">
            <text:p>- 1/1 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10x/7-1" calcext:value-type="string">
            <text:p>y=10x/7-1</text:p>
          </table:table-cell>
          <table:table-cell table:style-name="ce253" table:formula="of:=RANK([.A84];[.$A$66:.$A$85];0)" office:value-type="float" office:value="17" calcext:value-type="float">
            <text:p>17</text:p>
          </table:table-cell>
          <table:table-cell table:style-name="ce231" table:formula="of:=-ABS([.C84])*SIGN([.C84]*[.D84])" office:value-type="float" office:value="10" calcext:value-type="float">
            <text:p>10</text:p>
          </table:table-cell>
          <table:table-cell table:style-name="ce231" table:formula="of:=ABS([.D84])" office:value-type="float" office:value="7" calcext:value-type="float">
            <text:p>7</text:p>
          </table:table-cell>
          <table:table-cell table:style-name="ce231" table:formula="of:=GCD(ABS([.K84]);ABS([.L84]))" office:value-type="float" office:value="1" calcext:value-type="float">
            <text:p>1</text:p>
          </table:table-cell>
          <table:table-cell table:style-name="ce270" table:formula="of:=[.K84]/[.M84]" office:value-type="float" office:value="10" calcext:value-type="float">
            <text:p>10</text:p>
          </table:table-cell>
          <table:table-cell table:style-name="ce270" table:formula="of:=[.L84]/[.M84]" office:value-type="float" office:value="7" calcext:value-type="float">
            <text:p>7</text:p>
          </table:table-cell>
          <table:table-cell table:style-name="ce283" table:formula="of:=[.N84]/[.O84]" office:value-type="float" office:value="1.42857142857143" calcext:value-type="float">
            <text:p>10/7 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1.42857142857143" calcext:value-type="float">
            <text:p>10/7 </text:p>
          </table:table-cell>
          <table:table-cell table:style-name="ce231" table:formula="of:=-ABS([.E84])*SIGN([.D84]*[.E84])" office:value-type="float" office:value="-7" calcext:value-type="float">
            <text:p>-7</text:p>
          </table:table-cell>
          <table:table-cell table:style-name="ce231" table:formula="of:=ABS([.D84])" office:value-type="float" office:value="7" calcext:value-type="float">
            <text:p>7</text:p>
          </table:table-cell>
          <table:table-cell table:style-name="ce231" table:formula="of:=GCD(ABS([.R84]);ABS([.S84]))" office:value-type="float" office:value="7" calcext:value-type="float">
            <text:p>7</text:p>
          </table:table-cell>
          <table:table-cell table:style-name="ce270" table:formula="of:=[.R84]/[.T84]" office:value-type="float" office:value="-1" calcext:value-type="float">
            <text:p>-1</text:p>
          </table:table-cell>
          <table:table-cell table:style-name="ce270" table:formula="of:=[.S84]/[.T84]" office:value-type="float" office:value="1" calcext:value-type="float">
            <text:p>1</text:p>
          </table:table-cell>
          <table:table-cell table:style-name="ce283" table:formula="of:=[.U84]/[.V84]" office:value-type="float" office:value="-1" calcext:value-type="float">
            <text:p>- 1/1 </text:p>
          </table:table-cell>
          <table:table-cell table:style-name="ce283" table:formula="of:=IF([.R84]=0;&quot;0&quot;;(IF([.R84]=[.S84];&quot;1&quot;;(IF([.R84]=-[.S84];&quot;-1&quot;;IF([.V84]=1;TEXT([.U84];10);[.W84]))))))" office:value-type="string" office:string-value="-1" calcext:value-type="string">
            <text:p>-1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78127" calcext:value-type="float">
            <text:p>578127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5x-19y+7=0" calcext:value-type="string">
            <text:p>5x-19y+7=0</text:p>
          </table:table-cell>
          <table:table-cell table:style-name="ce260" table:formula="of:=-[.C85]/[.D85]" office:value-type="float" office:value="0.263157894736842" calcext:value-type="float">
            <text:p><text:s/>5/19</text:p>
          </table:table-cell>
          <table:table-cell table:style-name="ce260" table:formula="of:=-[.E85]/[.D85]" office:value-type="float" office:value="0.368421052631579" calcext:value-type="float">
            <text:p><text:s/>7/19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5x/19+7/19" calcext:value-type="string">
            <text:p>y=5x/19+7/19</text:p>
          </table:table-cell>
          <table:table-cell table:style-name="ce253" table:formula="of:=RANK([.A85];[.$A$66:.$A$85];0)" office:value-type="float" office:value="10" calcext:value-type="float">
            <text:p>10</text:p>
          </table:table-cell>
          <table:table-cell table:style-name="ce231" table:formula="of:=-ABS([.C85])*SIGN([.C85]*[.D85])" office:value-type="float" office:value="5" calcext:value-type="float">
            <text:p>5</text:p>
          </table:table-cell>
          <table:table-cell table:style-name="ce231" table:formula="of:=ABS([.D85])" office:value-type="float" office:value="19" calcext:value-type="float">
            <text:p>19</text:p>
          </table:table-cell>
          <table:table-cell table:style-name="ce231" table:formula="of:=GCD(ABS([.K85]);ABS([.L85]))" office:value-type="float" office:value="1" calcext:value-type="float">
            <text:p>1</text:p>
          </table:table-cell>
          <table:table-cell table:style-name="ce270" table:formula="of:=[.K85]/[.M85]" office:value-type="float" office:value="5" calcext:value-type="float">
            <text:p>5</text:p>
          </table:table-cell>
          <table:table-cell table:style-name="ce270" table:formula="of:=[.L85]/[.M85]" office:value-type="float" office:value="19" calcext:value-type="float">
            <text:p>19</text:p>
          </table:table-cell>
          <table:table-cell table:style-name="ce283" table:formula="of:=[.N85]/[.O85]" office:value-type="float" office:value="0.263157894736842" calcext:value-type="float">
            <text:p><text:s/>5/19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0.263157894736842" calcext:value-type="float">
            <text:p><text:s/>5/19</text:p>
          </table:table-cell>
          <table:table-cell table:style-name="ce231" table:formula="of:=-ABS([.E85])*SIGN([.D85]*[.E85])" office:value-type="float" office:value="7" calcext:value-type="float">
            <text:p>7</text:p>
          </table:table-cell>
          <table:table-cell table:style-name="ce231" table:formula="of:=ABS([.D85])" office:value-type="float" office:value="19" calcext:value-type="float">
            <text:p>19</text:p>
          </table:table-cell>
          <table:table-cell table:style-name="ce231" table:formula="of:=GCD(ABS([.R85]);ABS([.S85]))" office:value-type="float" office:value="1" calcext:value-type="float">
            <text:p>1</text:p>
          </table:table-cell>
          <table:table-cell table:style-name="ce270" table:formula="of:=[.R85]/[.T85]" office:value-type="float" office:value="7" calcext:value-type="float">
            <text:p>7</text:p>
          </table:table-cell>
          <table:table-cell table:style-name="ce270" table:formula="of:=[.S85]/[.T85]" office:value-type="float" office:value="19" calcext:value-type="float">
            <text:p>19</text:p>
          </table:table-cell>
          <table:table-cell table:style-name="ce283" table:formula="of:=[.U85]/[.V85]" office:value-type="float" office:value="0.368421052631579" calcext:value-type="float">
            <text:p><text:s/>7/19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0.368421052631579" calcext:value-type="float">
            <text:p><text:s/>7/19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8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0593" calcext:value-type="float">
            <text:p>80593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8" calcext:value-type="float">
            <text:p>8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6" calcext:value-type="float">
            <text:p>6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8x+y+6=0" calcext:value-type="string">
            <text:p>8x+y+6=0</text:p>
          </table:table-cell>
          <table:table-cell table:style-name="ce252" table:formula="of:=-[.C88]/[.D88]" office:value-type="float" office:value="-8" calcext:value-type="float">
            <text:p>-8</text:p>
          </table:table-cell>
          <table:table-cell table:style-name="ce252" table:formula="of:=-[.E88]/[.D88]" office:value-type="float" office:value="-6" calcext:value-type="float">
            <text:p>-6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-8x-6" calcext:value-type="string">
            <text:p>y = -8x-6</text:p>
          </table:table-cell>
          <table:table-cell table:style-name="ce252" table:formula="of:=RANK([.A88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[.G88]*[.L88]+[.H88]" office:value-type="float" office:value="-6" calcext:value-type="float">
            <text:p>-6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596784" calcext:value-type="float">
            <text:p>596784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8" calcext:value-type="float">
            <text:p>8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6" calcext:value-type="float">
            <text:p>6</text:p>
          </table:table-cell>
          <table:table-cell table:style-name="ce237" table:formula="of:=[.F88]" office:value-type="string" office:string-value="8x+y+6=0" calcext:value-type="string">
            <text:p>8x+y+6=0</text:p>
          </table:table-cell>
          <table:table-cell table:style-name="ce237" table:formula="of:=[.G88]" office:value-type="float" office:value="-8" calcext:value-type="float">
            <text:p>-8</text:p>
          </table:table-cell>
          <table:table-cell table:style-name="ce237" table:formula="of:=[.H88]" office:value-type="float" office:value="-6" calcext:value-type="float">
            <text:p>-6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-8x-6" calcext:value-type="string">
            <text:p>y = -8x-6</text:p>
          </table:table-cell>
          <table:table-cell table:style-name="ce252" table:formula="of:=RANK([.A89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52" table:formula="of:=RANDBETWEEN(-10;10)" office:value-type="float" office:value="10" calcext:value-type="float">
            <text:p>10</text:p>
          </table:table-cell>
          <table:table-cell table:style-name="ce252" table:formula="of:=[.G89]*[.L89]+[.H89]+IF(RANDBETWEEN(1;2)=1;-1;1)*RANDBETWEEN(1;10)" office:value-type="float" office:value="-91" calcext:value-type="float">
            <text:p>-91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216085" calcext:value-type="float">
            <text:p>216085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-4" calcext:value-type="float">
            <text:p>-4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10" calcext:value-type="float">
            <text:p>10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-4x-y+10=0" calcext:value-type="string">
            <text:p>-4x-y+10=0</text:p>
          </table:table-cell>
          <table:table-cell table:style-name="ce252" table:formula="of:=-[.C90]/[.D90]" office:value-type="float" office:value="-4" calcext:value-type="float">
            <text:p>-4</text:p>
          </table:table-cell>
          <table:table-cell table:style-name="ce252" table:formula="of:=-[.E90]/[.D90]" office:value-type="float" office:value="10" calcext:value-type="float">
            <text:p>10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-4x+10" calcext:value-type="string">
            <text:p>y = -4x+10</text:p>
          </table:table-cell>
          <table:table-cell table:style-name="ce252" table:formula="of:=RANK([.A90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[.G90]*[.L90]+[.H90]" office:value-type="float" office:value="46" calcext:value-type="float">
            <text:p>46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4">
          <table:table-cell table:style-name="ce237" table:formula="of:=RANDBETWEEN(1;1000000)" office:value-type="float" office:value="367072" calcext:value-type="float">
            <text:p>367072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-4" calcext:value-type="float">
            <text:p>-4</text:p>
          </table:table-cell>
          <table:table-cell table:style-name="ce237" table:formula="of:=[.D90]" office:value-type="float" office:value="-1" calcext:value-type="float">
            <text:p>-1</text:p>
          </table:table-cell>
          <table:table-cell table:style-name="ce237" table:formula="of:=[.E90]" office:value-type="float" office:value="10" calcext:value-type="float">
            <text:p>10</text:p>
          </table:table-cell>
          <table:table-cell table:style-name="ce237" table:formula="of:=[.F90]" office:value-type="string" office:string-value="-4x-y+10=0" calcext:value-type="string">
            <text:p>-4x-y+10=0</text:p>
          </table:table-cell>
          <table:table-cell table:style-name="ce237" table:formula="of:=[.G90]" office:value-type="float" office:value="-4" calcext:value-type="float">
            <text:p>-4</text:p>
          </table:table-cell>
          <table:table-cell table:style-name="ce237" table:formula="of:=[.H90]" office:value-type="float" office:value="10" calcext:value-type="float">
            <text:p>10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-4x+10" calcext:value-type="string">
            <text:p>y = -4x+10</text:p>
          </table:table-cell>
          <table:table-cell table:style-name="ce252" table:formula="of:=RANK([.A91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52" table:formula="of:=RANDBETWEEN(-10;10)" office:value-type="float" office:value="-5" calcext:value-type="float">
            <text:p>-5</text:p>
          </table:table-cell>
          <table:table-cell table:style-name="ce252" table:formula="of:=[.G91]*[.L91]+[.H91]+IF(RANDBETWEEN(1;2)=1;-1;1)*RANDBETWEEN(1;10)" office:value-type="float" office:value="22" calcext:value-type="float">
            <text:p>22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2"/>
          <table:table-cell table:style-name="ce284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344918" calcext:value-type="float">
            <text:p>344918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style-name="ce252" table:formula="of:=IF(RANDBETWEEN(1;2)=1;-1;1)*RANDBETWEEN(1;10)" office:value-type="float" office:value="-8" calcext:value-type="float">
            <text:p>-8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3" calcext:value-type="float">
            <text:p>-3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-8x-y-3=0" calcext:value-type="string">
            <text:p>-8x-y-3=0</text:p>
          </table:table-cell>
          <table:table-cell table:style-name="ce252" table:formula="of:=-[.C92]/[.D92]" office:value-type="float" office:value="-8" calcext:value-type="float">
            <text:p>-8</text:p>
          </table:table-cell>
          <table:table-cell table:style-name="ce252" table:formula="of:=-[.E92]/[.D92]" office:value-type="float" office:value="-3" calcext:value-type="float">
            <text:p>-3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-8x-3" calcext:value-type="string">
            <text:p>y = -8x-3</text:p>
          </table:table-cell>
          <table:table-cell table:style-name="ce252" table:formula="of:=RANK([.A92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[.G92]*[.L92]+[.H92]" office:value-type="float" office:value="-43" calcext:value-type="float">
            <text:p>-4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551795" calcext:value-type="float">
            <text:p>551795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-8" calcext:value-type="float">
            <text:p>-8</text:p>
          </table:table-cell>
          <table:table-cell table:style-name="ce237" table:formula="of:=[.D92]" office:value-type="float" office:value="-1" calcext:value-type="float">
            <text:p>-1</text:p>
          </table:table-cell>
          <table:table-cell table:style-name="ce237" table:formula="of:=[.E92]" office:value-type="float" office:value="-3" calcext:value-type="float">
            <text:p>-3</text:p>
          </table:table-cell>
          <table:table-cell table:style-name="ce237" table:formula="of:=[.F92]" office:value-type="string" office:string-value="-8x-y-3=0" calcext:value-type="string">
            <text:p>-8x-y-3=0</text:p>
          </table:table-cell>
          <table:table-cell table:style-name="ce237" table:formula="of:=[.G92]" office:value-type="float" office:value="-8" calcext:value-type="float">
            <text:p>-8</text:p>
          </table:table-cell>
          <table:table-cell table:style-name="ce237" table:formula="of:=[.H92]" office:value-type="float" office:value="-3" calcext:value-type="float">
            <text:p>-3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-8x-3" calcext:value-type="string">
            <text:p>y = -8x-3</text:p>
          </table:table-cell>
          <table:table-cell table:style-name="ce252" table:formula="of:=RANK([.A93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[.G93]*[.L93]+[.H93]+IF(RANDBETWEEN(1;2)=1;-1;1)*RANDBETWEEN(1;10)" office:value-type="float" office:value="28" calcext:value-type="float">
            <text:p>28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547242" calcext:value-type="float">
            <text:p>547242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table:formula="of:=IF(RANDBETWEEN(1;2)=1;-1;1)*RANDBETWEEN(1;10)" office:value-type="float" office:value="9" calcext:value-type="float">
            <text:p>9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3" calcext:value-type="float">
            <text:p>3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9x-y+3=0" calcext:value-type="string">
            <text:p>9x-y+3=0</text:p>
          </table:table-cell>
          <table:table-cell table:style-name="ce252" table:formula="of:=-[.C94]/[.D94]" office:value-type="float" office:value="9" calcext:value-type="float">
            <text:p>9</text:p>
          </table:table-cell>
          <table:table-cell table:style-name="ce252" table:formula="of:=-[.E94]/[.D94]" office:value-type="float" office:value="3" calcext:value-type="float">
            <text:p>3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9x+3" calcext:value-type="string">
            <text:p>y = 9x+3</text:p>
          </table:table-cell>
          <table:table-cell table:style-name="ce252" table:formula="of:=RANK([.A94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52" table:formula="of:=RANDBETWEEN(-10;10)" office:value-type="float" office:value="7" calcext:value-type="float">
            <text:p>7</text:p>
          </table:table-cell>
          <table:table-cell table:style-name="ce252" table:formula="of:=[.G94]*[.L94]+[.H94]" office:value-type="float" office:value="66" calcext:value-type="float">
            <text:p>66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409767" calcext:value-type="float">
            <text:p>409767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9" calcext:value-type="float">
            <text:p>9</text:p>
          </table:table-cell>
          <table:table-cell table:style-name="ce237" table:formula="of:=[.D94]" office:value-type="float" office:value="-1" calcext:value-type="float">
            <text:p>-1</text:p>
          </table:table-cell>
          <table:table-cell table:style-name="ce237" table:formula="of:=[.E94]" office:value-type="float" office:value="3" calcext:value-type="float">
            <text:p>3</text:p>
          </table:table-cell>
          <table:table-cell table:style-name="ce237" table:formula="of:=[.F94]" office:value-type="string" office:string-value="9x-y+3=0" calcext:value-type="string">
            <text:p>9x-y+3=0</text:p>
          </table:table-cell>
          <table:table-cell table:style-name="ce237" table:formula="of:=[.G94]" office:value-type="float" office:value="9" calcext:value-type="float">
            <text:p>9</text:p>
          </table:table-cell>
          <table:table-cell table:style-name="ce237" table:formula="of:=[.H94]" office:value-type="float" office:value="3" calcext:value-type="float">
            <text:p>3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9x+3" calcext:value-type="string">
            <text:p>y = 9x+3</text:p>
          </table:table-cell>
          <table:table-cell table:style-name="ce252" table:formula="of:=RANK([.A95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[.G95]*[.L95]+[.H95]+IF(RANDBETWEEN(1;2)=1;-1;1)*RANDBETWEEN(1;10)" office:value-type="float" office:value="-68" calcext:value-type="float">
            <text:p>-68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394730" calcext:value-type="float">
            <text:p>394730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table:formula="of:=IF(RANDBETWEEN(1;2)=1;-1;1)*RANDBETWEEN(1;10)" office:value-type="float" office:value="-5" calcext:value-type="float">
            <text:p>-5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5x+y-1=0" calcext:value-type="string">
            <text:p>-5x+y-1=0</text:p>
          </table:table-cell>
          <table:table-cell table:style-name="ce252" table:formula="of:=-[.C96]/[.D96]" office:value-type="float" office:value="5" calcext:value-type="float">
            <text:p>5</text:p>
          </table:table-cell>
          <table:table-cell table:style-name="ce252" table:formula="of:=-[.E96]/[.D96]" office:value-type="float" office:value="1" calcext:value-type="float">
            <text:p>1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5x+1" calcext:value-type="string">
            <text:p>y = 5x+1</text:p>
          </table:table-cell>
          <table:table-cell table:style-name="ce252" table:formula="of:=RANK([.A96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[.G96]*[.L96]+[.H96]" office:value-type="float" office:value="-44" calcext:value-type="float">
            <text:p>-4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44868" calcext:value-type="float">
            <text:p>44868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-5" calcext:value-type="float">
            <text:p>-5</text:p>
          </table:table-cell>
          <table:table-cell table:style-name="ce237" table:formula="of:=[.D96]" office:value-type="float" office:value="1" calcext:value-type="float">
            <text:p>1</text:p>
          </table:table-cell>
          <table:table-cell table:style-name="ce237" table:formula="of:=[.E96]" office:value-type="float" office:value="-1" calcext:value-type="float">
            <text:p>-1</text:p>
          </table:table-cell>
          <table:table-cell table:style-name="ce237" table:formula="of:=[.F96]" office:value-type="string" office:string-value="-5x+y-1=0" calcext:value-type="string">
            <text:p>-5x+y-1=0</text:p>
          </table:table-cell>
          <table:table-cell table:style-name="ce237" table:formula="of:=[.G96]" office:value-type="float" office:value="5" calcext:value-type="float">
            <text:p>5</text:p>
          </table:table-cell>
          <table:table-cell table:style-name="ce237" table:formula="of:=[.H96]" office:value-type="float" office:value="1" calcext:value-type="float">
            <text:p>1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5x+1" calcext:value-type="string">
            <text:p>y = 5x+1</text:p>
          </table:table-cell>
          <table:table-cell table:style-name="ce252" table:formula="of:=RANK([.A97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[.G97]*[.L97]+[.H97]+IF(RANDBETWEEN(1;2)=1;-1;1)*RANDBETWEEN(1;10)" office:value-type="float" office:value="18" calcext:value-type="float">
            <text:p>18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433304" calcext:value-type="float">
            <text:p>433304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table:formula="of:=IF(RANDBETWEEN(1;2)=1;-1;1)*RANDBETWEEN(1;10)" office:value-type="float" office:value="2" calcext:value-type="float">
            <text:p>2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2x-y=0" calcext:value-type="string">
            <text:p>2x-y=0</text:p>
          </table:table-cell>
          <table:table-cell table:style-name="ce252" table:formula="of:=-[.C98]/[.D98]" office:value-type="float" office:value="2" calcext:value-type="float">
            <text:p>2</text:p>
          </table:table-cell>
          <table:table-cell table:style-name="ce252" table:formula="of:=-[.E98]/[.D98]" office:value-type="float" office:value="0" calcext:value-type="float">
            <text:p>0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2x" calcext:value-type="string">
            <text:p>y = 2x</text:p>
          </table:table-cell>
          <table:table-cell table:style-name="ce252" table:formula="of:=RANK([.A98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[.G98]*[.L98]+[.H98]" office:value-type="float" office:value="-16" calcext:value-type="float">
            <text:p>-16</text:p>
          </table:table-cell>
          <table:table-cell table:style-name="ce275" office:value-type="string" calcext:value-type="string">
            <text:p>o</text:p>
          </table:table-cell>
          <table:table-cell table:number-columns-repeated="998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91163" calcext:value-type="float">
            <text:p>891163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2" calcext:value-type="float">
            <text:p>2</text:p>
          </table:table-cell>
          <table:table-cell table:style-name="ce237" table:formula="of:=[.D98]" office:value-type="float" office:value="-1" calcext:value-type="float">
            <text:p>-1</text:p>
          </table:table-cell>
          <table:table-cell table:style-name="ce237" table:formula="of:=[.E98]" office:value-type="float" office:value="0" calcext:value-type="float">
            <text:p>0</text:p>
          </table:table-cell>
          <table:table-cell table:style-name="ce237" table:formula="of:=[.F98]" office:value-type="string" office:string-value="2x-y=0" calcext:value-type="string">
            <text:p>2x-y=0</text:p>
          </table:table-cell>
          <table:table-cell table:style-name="ce237" table:formula="of:=[.G98]" office:value-type="float" office:value="2" calcext:value-type="float">
            <text:p>2</text:p>
          </table:table-cell>
          <table:table-cell table:style-name="ce237" table:formula="of:=[.H98]" office:value-type="float" office:value="0" calcext:value-type="float">
            <text:p>0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2x" calcext:value-type="string">
            <text:p>y = 2x</text:p>
          </table:table-cell>
          <table:table-cell table:style-name="ce252" table:formula="of:=RANK([.A99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[.G99]*[.L99]+[.H99]+IF(RANDBETWEEN(1;2)=1;-1;1)*RANDBETWEEN(1;10)" office:value-type="float" office:value="-10" calcext:value-type="float">
            <text:p>-10</text:p>
          </table:table-cell>
          <table:table-cell table:style-name="ce275" office:value-type="string" calcext:value-type="string">
            <text:p>n</text:p>
          </table:table-cell>
          <table:table-cell table:number-columns-repeated="998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46482" calcext:value-type="float">
            <text:p>646482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table:formula="of:=IF(RANDBETWEEN(1;2)=1;-1;1)*RANDBETWEEN(1;10)" office:value-type="float" office:value="-2" calcext:value-type="float">
            <text:p>-2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1" calcext:value-type="float">
            <text:p>1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-2x-y+1=0" calcext:value-type="string">
            <text:p>-2x-y+1=0</text:p>
          </table:table-cell>
          <table:table-cell table:style-name="ce252" table:formula="of:=-[.C100]/[.D100]" office:value-type="float" office:value="-2" calcext:value-type="float">
            <text:p>-2</text:p>
          </table:table-cell>
          <table:table-cell table:style-name="ce252" table:formula="of:=-[.E100]/[.D100]" office:value-type="float" office:value="1" calcext:value-type="float">
            <text:p>1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-2x+1" calcext:value-type="string">
            <text:p>y = -2x+1</text:p>
          </table:table-cell>
          <table:table-cell table:style-name="ce252" table:formula="of:=RANK([.A100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52" table:formula="of:=RANDBETWEEN(-10;10)" office:value-type="float" office:value="-7" calcext:value-type="float">
            <text:p>-7</text:p>
          </table:table-cell>
          <table:table-cell table:style-name="ce252" table:formula="of:=[.G100]*[.L100]+[.H100]" office:value-type="float" office:value="15" calcext:value-type="float">
            <text:p>15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485559" calcext:value-type="float">
            <text:p>485559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-2" calcext:value-type="float">
            <text:p>-2</text:p>
          </table:table-cell>
          <table:table-cell table:style-name="ce237" table:formula="of:=[.D100]" office:value-type="float" office:value="-1" calcext:value-type="float">
            <text:p>-1</text:p>
          </table:table-cell>
          <table:table-cell table:style-name="ce237" table:formula="of:=[.E100]" office:value-type="float" office:value="1" calcext:value-type="float">
            <text:p>1</text:p>
          </table:table-cell>
          <table:table-cell table:style-name="ce237" table:formula="of:=[.F100]" office:value-type="string" office:string-value="-2x-y+1=0" calcext:value-type="string">
            <text:p>-2x-y+1=0</text:p>
          </table:table-cell>
          <table:table-cell table:style-name="ce237" table:formula="of:=[.G100]" office:value-type="float" office:value="-2" calcext:value-type="float">
            <text:p>-2</text:p>
          </table:table-cell>
          <table:table-cell table:style-name="ce237" table:formula="of:=[.H100]" office:value-type="float" office:value="1" calcext:value-type="float">
            <text:p>1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-2x+1" calcext:value-type="string">
            <text:p>y = -2x+1</text:p>
          </table:table-cell>
          <table:table-cell table:style-name="ce252" table:formula="of:=RANK([.A101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52" table:formula="of:=RANDBETWEEN(-10;10)" office:value-type="float" office:value="2" calcext:value-type="float">
            <text:p>2</text:p>
          </table:table-cell>
          <table:table-cell table:style-name="ce252" table:formula="of:=[.G101]*[.L101]+[.H101]+IF(RANDBETWEEN(1;2)=1;-1;1)*RANDBETWEEN(1;10)" office:value-type="float" office:value="-9" calcext:value-type="float">
            <text:p>-9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689579" calcext:value-type="float">
            <text:p>689579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table:formula="of:=IF(RANDBETWEEN(1;2)=1;-1;1)*RANDBETWEEN(1;10)" office:value-type="float" office:value="4" calcext:value-type="float">
            <text:p>4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1" calcext:value-type="float">
            <text:p>1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4x+y+1=0" calcext:value-type="string">
            <text:p>4x+y+1=0</text:p>
          </table:table-cell>
          <table:table-cell table:style-name="ce252" table:formula="of:=-[.C102]/[.D102]" office:value-type="float" office:value="-4" calcext:value-type="float">
            <text:p>-4</text:p>
          </table:table-cell>
          <table:table-cell table:style-name="ce252" table:formula="of:=-[.E102]/[.D102]" office:value-type="float" office:value="-1" calcext:value-type="float">
            <text:p>-1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-4x-1" calcext:value-type="string">
            <text:p>y = -4x-1</text:p>
          </table:table-cell>
          <table:table-cell table:style-name="ce252" table:formula="of:=RANK([.A102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[.G102]*[.L102]+[.H102]" office:value-type="float" office:value="3" calcext:value-type="float">
            <text:p>3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906009" calcext:value-type="float">
            <text:p>906009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4" calcext:value-type="float">
            <text:p>4</text:p>
          </table:table-cell>
          <table:table-cell table:style-name="ce237" table:formula="of:=[.D102]" office:value-type="float" office:value="1" calcext:value-type="float">
            <text:p>1</text:p>
          </table:table-cell>
          <table:table-cell table:style-name="ce237" table:formula="of:=[.E102]" office:value-type="float" office:value="1" calcext:value-type="float">
            <text:p>1</text:p>
          </table:table-cell>
          <table:table-cell table:style-name="ce237" table:formula="of:=[.F102]" office:value-type="string" office:string-value="4x+y+1=0" calcext:value-type="string">
            <text:p>4x+y+1=0</text:p>
          </table:table-cell>
          <table:table-cell table:style-name="ce237" table:formula="of:=[.G102]" office:value-type="float" office:value="-4" calcext:value-type="float">
            <text:p>-4</text:p>
          </table:table-cell>
          <table:table-cell table:style-name="ce237" table:formula="of:=[.H102]" office:value-type="float" office:value="-1" calcext:value-type="float">
            <text:p>-1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-4x-1" calcext:value-type="string">
            <text:p>y = -4x-1</text:p>
          </table:table-cell>
          <table:table-cell table:style-name="ce252" table:formula="of:=RANK([.A103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[.G103]*[.L103]+[.H103]+IF(RANDBETWEEN(1;2)=1;-1;1)*RANDBETWEEN(1;10)" office:value-type="float" office:value="34" calcext:value-type="float">
            <text:p>34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107638" calcext:value-type="float">
            <text:p>107638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table:formula="of:=IF(RANDBETWEEN(1;2)=1;-1;1)*RANDBETWEEN(1;10)" office:value-type="float" office:value="-6" calcext:value-type="float">
            <text:p>-6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7" calcext:value-type="float">
            <text:p>7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-6x-y+7=0" calcext:value-type="string">
            <text:p>-6x-y+7=0</text:p>
          </table:table-cell>
          <table:table-cell table:style-name="ce252" table:formula="of:=-[.C104]/[.D104]" office:value-type="float" office:value="-6" calcext:value-type="float">
            <text:p>-6</text:p>
          </table:table-cell>
          <table:table-cell table:style-name="ce252" table:formula="of:=-[.E104]/[.D104]" office:value-type="float" office:value="7" calcext:value-type="float">
            <text:p>7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-6x+7" calcext:value-type="string">
            <text:p>y = -6x+7</text:p>
          </table:table-cell>
          <table:table-cell table:style-name="ce252" table:formula="of:=RANK([.A104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52" table:formula="of:=RANDBETWEEN(-10;10)" office:value-type="float" office:value="2" calcext:value-type="float">
            <text:p>2</text:p>
          </table:table-cell>
          <table:table-cell table:style-name="ce252" table:formula="of:=[.G104]*[.L104]+[.H104]" office:value-type="float" office:value="-5" calcext:value-type="float">
            <text:p>-5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10762" calcext:value-type="float">
            <text:p>10762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-6" calcext:value-type="float">
            <text:p>-6</text:p>
          </table:table-cell>
          <table:table-cell table:style-name="ce237" table:formula="of:=[.D104]" office:value-type="float" office:value="-1" calcext:value-type="float">
            <text:p>-1</text:p>
          </table:table-cell>
          <table:table-cell table:style-name="ce237" table:formula="of:=[.E104]" office:value-type="float" office:value="7" calcext:value-type="float">
            <text:p>7</text:p>
          </table:table-cell>
          <table:table-cell table:style-name="ce237" table:formula="of:=[.F104]" office:value-type="string" office:string-value="-6x-y+7=0" calcext:value-type="string">
            <text:p>-6x-y+7=0</text:p>
          </table:table-cell>
          <table:table-cell table:style-name="ce237" table:formula="of:=[.G104]" office:value-type="float" office:value="-6" calcext:value-type="float">
            <text:p>-6</text:p>
          </table:table-cell>
          <table:table-cell table:style-name="ce237" table:formula="of:=[.H104]" office:value-type="float" office:value="7" calcext:value-type="float">
            <text:p>7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-6x+7" calcext:value-type="string">
            <text:p>y = -6x+7</text:p>
          </table:table-cell>
          <table:table-cell table:style-name="ce252" table:formula="of:=RANK([.A105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[.G105]*[.L105]+[.H105]+IF(RANDBETWEEN(1;2)=1;-1;1)*RANDBETWEEN(1;10)" office:value-type="float" office:value="18" calcext:value-type="float">
            <text:p>18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779074" calcext:value-type="float">
            <text:p>779074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table:formula="of:=IF(RANDBETWEEN(1;2)=1;-1;1)*RANDBETWEEN(1;10)" office:value-type="float" office:value="-3" calcext:value-type="float">
            <text:p>-3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7" calcext:value-type="float">
            <text:p>7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3x-y+7=0" calcext:value-type="string">
            <text:p>-3x-y+7=0</text:p>
          </table:table-cell>
          <table:table-cell table:style-name="ce252" table:formula="of:=-[.C106]/[.D106]" office:value-type="float" office:value="-3" calcext:value-type="float">
            <text:p>-3</text:p>
          </table:table-cell>
          <table:table-cell table:style-name="ce252" table:formula="of:=-[.E106]/[.D106]" office:value-type="float" office:value="7" calcext:value-type="float">
            <text:p>7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-3x+7" calcext:value-type="string">
            <text:p>y = -3x+7</text:p>
          </table:table-cell>
          <table:table-cell table:style-name="ce252" table:formula="of:=RANK([.A106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[.G106]*[.L106]+[.H106]" office:value-type="float" office:value="19" calcext:value-type="float">
            <text:p>19</text:p>
          </table:table-cell>
          <table:table-cell table:style-name="ce275" office:value-type="string" calcext:value-type="string">
            <text:p>o</text:p>
          </table:table-cell>
          <table:table-cell table:number-columns-repeated="3"/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764743" calcext:value-type="float">
            <text:p>764743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3" calcext:value-type="float">
            <text:p>-3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7" calcext:value-type="float">
            <text:p>7</text:p>
          </table:table-cell>
          <table:table-cell table:style-name="ce237" table:formula="of:=[.F106]" office:value-type="string" office:string-value="-3x-y+7=0" calcext:value-type="string">
            <text:p>-3x-y+7=0</text:p>
          </table:table-cell>
          <table:table-cell table:style-name="ce237" table:formula="of:=[.G106]" office:value-type="float" office:value="-3" calcext:value-type="float">
            <text:p>-3</text:p>
          </table:table-cell>
          <table:table-cell table:style-name="ce237" table:formula="of:=[.H106]" office:value-type="float" office:value="7" calcext:value-type="float">
            <text:p>7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-3x+7" calcext:value-type="string">
            <text:p>y = -3x+7</text:p>
          </table:table-cell>
          <table:table-cell table:style-name="ce252" table:formula="of:=RANK([.A107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[.G107]*[.L107]+[.H107]+IF(RANDBETWEEN(1;2)=1;-1;1)*RANDBETWEEN(1;10)" office:value-type="float" office:value="32" calcext:value-type="float">
            <text:p>32</text:p>
          </table:table-cell>
          <table:table-cell table:style-name="ce275" office:value-type="string" calcext:value-type="string">
            <text:p>n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31907" calcext:value-type="float">
            <text:p>831907</text:p>
          </table:table-cell>
          <table:table-cell table:style-name="ce239" office:value-type="float" office:value="1" calcext:value-type="float">
            <text:p>1</text:p>
          </table:table-cell>
          <table:table-cell table:style-name="ce254" table:formula="of:=IF(RANDBETWEEN(1;2)=1;1;-1)*RANDBETWEEN(2;20)" office:value-type="float" office:value="-13" calcext:value-type="float">
            <text:p>-13</text:p>
          </table:table-cell>
          <table:table-cell table:style-name="ce254" table:formula="of:=IF(RANDBETWEEN(1;2)=1;1;-1)*RANDBETWEEN(2;20)" office:value-type="float" office:value="-6" calcext:value-type="float">
            <text:p>-6</text:p>
          </table:table-cell>
          <table:table-cell table:style-name="ce254" table:formula="of:=IF(RANDBETWEEN(1;2)=1;1;-1)*RANDBETWEEN(2;20)" office:value-type="float" office:value="10" calcext:value-type="float">
            <text:p>10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-13x-6y+10=0" calcext:value-type="string">
            <text:p>-13x-6y+10=0</text:p>
          </table:table-cell>
          <table:table-cell table:style-name="ce261" table:formula="of:=-[.C108]/[.D108]" office:value-type="float" office:value="-2.16666666666667" calcext:value-type="float">
            <text:p>-13/6 </text:p>
          </table:table-cell>
          <table:table-cell table:style-name="ce261" table:formula="of:=-[.E108]/[.D108]" office:value-type="float" office:value="1.66666666666667" calcext:value-type="float">
            <text:p><text:s/>5/3 </text:p>
          </table:table-cell>
          <table:table-cell table:style-name="ce261" table:formula="of:=CONCATENATE(&quot;y = &quot;;IF([.R108]=1;&quot;&quot;;IF([.R108]=-1;&quot;-&quot;;[.R108]));IF([.S108]=1;&quot;x&quot;;&quot;x/&quot;);IF([.S108]=1;&quot;&quot;;[.S108]);IF([.T108]&gt;0;&quot;+&quot;;&quot;-&quot;);ABS([.Y108]);IF([.Z108]=1;&quot;&quot;;&quot;/&quot;);IF([.Z108]=1;&quot;&quot;;[.Z108]))" office:value-type="string" office:string-value="y = -13x/6-5/3" calcext:value-type="string">
            <text:p>y = -13x/6-5/3</text:p>
          </table:table-cell>
          <table:table-cell table:style-name="ce254" table:formula="of:=RANK([.A108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54" table:formula="of:=RANDBETWEEN(1;10)*IF(RANDBETWEEN(1;2)=1;-1;1)" office:value-type="float" office:value="-10" calcext:value-type="float">
            <text:p>-10</text:p>
          </table:table-cell>
          <table:table-cell table:style-name="ce261" table:formula="of:=[.AI108]" office:value-type="float" office:value="23.3333333333333" calcext:value-type="float">
            <text:p>70/3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08])*SIGN([.C108]*[.D108])" office:value-type="float" office:value="-13" calcext:value-type="float">
            <text:p>-13</text:p>
          </table:table-cell>
          <table:table-cell table:style-name="ce254" table:formula="of:=ABS([.D108])" office:value-type="float" office:value="6" calcext:value-type="float">
            <text:p>6</text:p>
          </table:table-cell>
          <table:table-cell table:style-name="ce254" table:formula="of:=GCD(ABS([.O108]);ABS([.P108]))" office:value-type="float" office:value="1" calcext:value-type="float">
            <text:p>1</text:p>
          </table:table-cell>
          <table:table-cell table:style-name="ce252" table:formula="of:=[.O108]/[.Q108]" office:value-type="float" office:value="-13" calcext:value-type="float">
            <text:p>-13</text:p>
          </table:table-cell>
          <table:table-cell table:style-name="ce252" table:formula="of:=[.P108]/[.Q108]" office:value-type="float" office:value="6" calcext:value-type="float">
            <text:p>6</text:p>
          </table:table-cell>
          <table:table-cell table:style-name="ce287" table:formula="of:=[.R108]/[.S108]" office:value-type="float" office:value="-2.16666666666667" calcext:value-type="float">
            <text:p>-13/6 </text:p>
          </table:table-cell>
          <table:table-cell table:style-name="ce287" table:formula="of:=IF([.O108]=0;&quot;0&quot;;(IF([.O108]=[.P108];&quot;1&quot;;(IF([.O108]=-[.P108];&quot;-1&quot;;IF([.S108]=1;TEXT([.R108];10);[.T108]))))))" office:value-type="float" office:value="-2.16666666666667" calcext:value-type="float">
            <text:p>-13/6 </text:p>
          </table:table-cell>
          <table:table-cell table:style-name="ce254" table:formula="of:=-ABS([.E108])*SIGN([.D108]*[.E108])" office:value-type="float" office:value="10" calcext:value-type="float">
            <text:p>10</text:p>
          </table:table-cell>
          <table:table-cell table:style-name="ce254" table:formula="of:=ABS([.D108])" office:value-type="float" office:value="6" calcext:value-type="float">
            <text:p>6</text:p>
          </table:table-cell>
          <table:table-cell table:style-name="ce254" table:formula="of:=GCD(ABS([.V108]);ABS([.W108]))" office:value-type="float" office:value="2" calcext:value-type="float">
            <text:p>2</text:p>
          </table:table-cell>
          <table:table-cell table:style-name="ce252" table:formula="of:=[.V108]/[.X108]" office:value-type="float" office:value="5" calcext:value-type="float">
            <text:p>5</text:p>
          </table:table-cell>
          <table:table-cell table:style-name="ce252" table:formula="of:=[.W108]/[.X108]" office:value-type="float" office:value="3" calcext:value-type="float">
            <text:p>3</text:p>
          </table:table-cell>
          <table:table-cell table:style-name="ce287" table:formula="of:=[.Y108]/[.Z108]" office:value-type="float" office:value="1.66666666666667" calcext:value-type="float">
            <text:p><text:s/>5/3 </text:p>
          </table:table-cell>
          <table:table-cell table:style-name="ce287" table:formula="of:=IF([.V108]=0;&quot;0&quot;;(IF([.V108]=[.W108];&quot;1&quot;;(IF([.V108]=-[.W108];&quot;-1&quot;;IF([.Z108]=1;TEXT([.Y108];10);[.AA108]))))))" office:value-type="float" office:value="1.66666666666667" calcext:value-type="float">
            <text:p><text:s/>5/3 </text:p>
          </table:table-cell>
          <table:table-cell table:style-name="ce254" table:formula="of:=(-[.C108]*[.L108]-[.E108])*SIGN([.D108])" office:value-type="float" office:value="140" calcext:value-type="float">
            <text:p>140</text:p>
          </table:table-cell>
          <table:table-cell table:style-name="ce254" table:formula="of:=ABS([.D108])" office:value-type="float" office:value="6" calcext:value-type="float">
            <text:p>6</text:p>
          </table:table-cell>
          <table:table-cell table:style-name="ce254" table:formula="of:=GCD(ABS([.AC108]);ABS([.AD108]))" office:value-type="float" office:value="2" calcext:value-type="float">
            <text:p>2</text:p>
          </table:table-cell>
          <table:table-cell table:style-name="ce252" table:formula="of:=[.AC108]/[.AE108]" office:value-type="float" office:value="70" calcext:value-type="float">
            <text:p>70</text:p>
          </table:table-cell>
          <table:table-cell table:style-name="ce252" table:formula="of:=[.AD108]/[.AE108]" office:value-type="float" office:value="3" calcext:value-type="float">
            <text:p>3</text:p>
          </table:table-cell>
          <table:table-cell table:style-name="ce287" table:formula="of:=[.AF108]/[.AG108]" office:value-type="float" office:value="23.3333333333333" calcext:value-type="float">
            <text:p>70/3 </text:p>
          </table:table-cell>
          <table:table-cell table:style-name="ce287" table:formula="of:=IF([.AC108]=0;&quot;0&quot;;(IF([.AC108]=[.AD108];&quot;1&quot;;(IF([.AC108]=-[.AD108];&quot;-1&quot;;IF([.AG108]=1;TEXT([.AF108];10);[.AH108]))))))" office:value-type="float" office:value="23.3333333333333" calcext:value-type="float">
            <text:p>70/3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97998" calcext:value-type="float">
            <text:p>497998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-13" calcext:value-type="float">
            <text:p>-13</text:p>
          </table:table-cell>
          <table:table-cell table:style-name="ce254" table:formula="of:=[.D108]" office:value-type="float" office:value="-6" calcext:value-type="float">
            <text:p>-6</text:p>
          </table:table-cell>
          <table:table-cell table:style-name="ce254" table:formula="of:=[.E108]" office:value-type="float" office:value="10" calcext:value-type="float">
            <text:p>10</text:p>
          </table:table-cell>
          <table:table-cell table:style-name="ce254" table:formula="of:=[.F108]" office:value-type="string" office:string-value="-13x-6y+10=0" calcext:value-type="string">
            <text:p>-13x-6y+10=0</text:p>
          </table:table-cell>
          <table:table-cell table:style-name="ce261" table:formula="of:=[.G108]" office:value-type="float" office:value="-2.16666666666667" calcext:value-type="float">
            <text:p>-13/6 </text:p>
          </table:table-cell>
          <table:table-cell table:style-name="ce261" table:formula="of:=[.H108]" office:value-type="float" office:value="1.66666666666667" calcext:value-type="float">
            <text:p><text:s/>5/3 </text:p>
          </table:table-cell>
          <table:table-cell table:style-name="ce261" table:formula="of:=[.I108]" office:value-type="string" office:string-value="y = -13x/6-5/3" calcext:value-type="string">
            <text:p>y = -13x/6-5/3</text:p>
          </table:table-cell>
          <table:table-cell table:style-name="ce254" table:formula="of:=RANK([.A109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54" table:formula="of:=RANDBETWEEN(1;10)*IF(RANDBETWEEN(1;2)=1;-1;1)" office:value-type="float" office:value="-1" calcext:value-type="float">
            <text:p>-1</text:p>
          </table:table-cell>
          <table:table-cell table:style-name="ce261" table:formula="of:=[.AI109]" office:value-type="float" office:value="0.0428571428571429" calcext:value-type="float">
            <text:p><text:s/>3/70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09])*SIGN([.C109]*[.D109])" office:value-type="float" office:value="-13" calcext:value-type="float">
            <text:p>-13</text:p>
          </table:table-cell>
          <table:table-cell table:style-name="ce254" table:formula="of:=ABS([.D109])" office:value-type="float" office:value="6" calcext:value-type="float">
            <text:p>6</text:p>
          </table:table-cell>
          <table:table-cell table:style-name="ce254" table:formula="of:=GCD(ABS([.O109]);ABS([.P109]))" office:value-type="float" office:value="1" calcext:value-type="float">
            <text:p>1</text:p>
          </table:table-cell>
          <table:table-cell table:style-name="ce252" table:formula="of:=[.O109]/[.Q109]" office:value-type="float" office:value="-13" calcext:value-type="float">
            <text:p>-13</text:p>
          </table:table-cell>
          <table:table-cell table:style-name="ce252" table:formula="of:=[.P109]/[.Q109]" office:value-type="float" office:value="6" calcext:value-type="float">
            <text:p>6</text:p>
          </table:table-cell>
          <table:table-cell table:style-name="ce287" table:formula="of:=[.R109]/[.S109]" office:value-type="float" office:value="-2.16666666666667" calcext:value-type="float">
            <text:p>-13/6 </text:p>
          </table:table-cell>
          <table:table-cell table:style-name="ce287" table:formula="of:=IF([.O109]=0;&quot;0&quot;;(IF([.O109]=[.P109];&quot;1&quot;;(IF([.O109]=-[.P109];&quot;-1&quot;;IF([.S109]=1;TEXT([.R109];10);[.T109]))))))" office:value-type="float" office:value="-2.16666666666667" calcext:value-type="float">
            <text:p>-13/6 </text:p>
          </table:table-cell>
          <table:table-cell table:style-name="ce254" table:formula="of:=-ABS([.E109])*SIGN([.D109]*[.E109])+IF(RANDBETWEEN(1;2)=1;-1;1)*RANDBETWEEN(1;10)" office:value-type="float" office:value="8" calcext:value-type="float">
            <text:p>8</text:p>
          </table:table-cell>
          <table:table-cell table:style-name="ce254" table:formula="of:=ABS([.D109])" office:value-type="float" office:value="6" calcext:value-type="float">
            <text:p>6</text:p>
          </table:table-cell>
          <table:table-cell table:style-name="ce254" table:formula="of:=GCD(ABS([.V109]);ABS([.W109]))" office:value-type="float" office:value="2" calcext:value-type="float">
            <text:p>2</text:p>
          </table:table-cell>
          <table:table-cell table:style-name="ce252" table:formula="of:=[.V109]/[.X109]" office:value-type="float" office:value="4" calcext:value-type="float">
            <text:p>4</text:p>
          </table:table-cell>
          <table:table-cell table:style-name="ce252" table:formula="of:=[.W109]/[.X109]" office:value-type="float" office:value="3" calcext:value-type="float">
            <text:p>3</text:p>
          </table:table-cell>
          <table:table-cell table:style-name="ce287" table:formula="of:=[.Y109]/[.Z109]" office:value-type="float" office:value="1.33333333333333" calcext:value-type="float">
            <text:p><text:s/>4/3 </text:p>
          </table:table-cell>
          <table:table-cell table:style-name="ce287" table:formula="of:=IF([.V109]=0;&quot;0&quot;;(IF([.V109]=[.W109];&quot;1&quot;;(IF([.V109]=-[.W109];&quot;-1&quot;;IF([.Z109]=1;TEXT([.Y109];10);[.AA109]))))))" office:value-type="float" office:value="1.33333333333333" calcext:value-type="float">
            <text:p><text:s/>4/3 </text:p>
          </table:table-cell>
          <table:table-cell table:style-name="ce254" table:formula="of:=[.AD108]" office:value-type="float" office:value="6" calcext:value-type="float">
            <text:p>6</text:p>
          </table:table-cell>
          <table:table-cell table:style-name="ce254" table:formula="of:=[.AC108]" office:value-type="float" office:value="140" calcext:value-type="float">
            <text:p>140</text:p>
          </table:table-cell>
          <table:table-cell table:style-name="ce254" table:formula="of:=GCD(ABS([.AC109]);ABS([.AD109]))" office:value-type="float" office:value="2" calcext:value-type="float">
            <text:p>2</text:p>
          </table:table-cell>
          <table:table-cell table:style-name="ce252" table:formula="of:=[.AC109]/[.AE109]" office:value-type="float" office:value="3" calcext:value-type="float">
            <text:p>3</text:p>
          </table:table-cell>
          <table:table-cell table:style-name="ce252" table:formula="of:=[.AD109]/[.AE109]" office:value-type="float" office:value="70" calcext:value-type="float">
            <text:p>70</text:p>
          </table:table-cell>
          <table:table-cell table:style-name="ce287" table:formula="of:=[.AF109]/[.AG109]" office:value-type="float" office:value="0.0428571428571429" calcext:value-type="float">
            <text:p><text:s/>3/70</text:p>
          </table:table-cell>
          <table:table-cell table:style-name="ce287" table:formula="of:=IF([.AC109]=0;&quot;0&quot;;(IF([.AC109]=[.AD109];&quot;1&quot;;(IF([.AC109]=-[.AD109];&quot;-1&quot;;IF([.AG109]=1;TEXT([.AF109];10);[.AH109]))))))" office:value-type="float" office:value="0.0428571428571429" calcext:value-type="float">
            <text:p><text:s/>3/70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53931" calcext:value-type="float">
            <text:p>253931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-19" calcext:value-type="float">
            <text:p>-19</text:p>
          </table:table-cell>
          <table:table-cell table:style-name="ce254" table:formula="of:=IF(RANDBETWEEN(1;2)=1;1;-1)*RANDBETWEEN(2;20)" office:value-type="float" office:value="2" calcext:value-type="float">
            <text:p>2</text:p>
          </table:table-cell>
          <table:table-cell table:style-name="ce254" table:formula="of:=IF(RANDBETWEEN(1;2)=1;1;-1)*RANDBETWEEN(2;20)" office:value-type="float" office:value="13" calcext:value-type="float">
            <text:p>13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-19x+2y+13=0" calcext:value-type="string">
            <text:p>-19x+2y+13=0</text:p>
          </table:table-cell>
          <table:table-cell table:style-name="ce261" table:formula="of:=-[.C110]/[.D110]" office:value-type="float" office:value="9.5" calcext:value-type="float">
            <text:p>19/2 </text:p>
          </table:table-cell>
          <table:table-cell table:style-name="ce261" table:formula="of:=-[.E110]/[.D110]" office:value-type="float" office:value="-6.5" calcext:value-type="float">
            <text:p>-13/2 </text:p>
          </table:table-cell>
          <table:table-cell table:style-name="ce261" table:formula="of:=CONCATENATE(&quot;y = &quot;;IF([.R110]=1;&quot;&quot;;IF([.R110]=-1;&quot;-&quot;;[.R110]));IF([.S110]=1;&quot;x&quot;;&quot;x/&quot;);IF([.S110]=1;&quot;&quot;;[.S110]);IF([.T110]&gt;0;&quot;+&quot;;&quot;-&quot;);ABS([.Y110]);IF([.Z110]=1;&quot;&quot;;&quot;/&quot;);IF([.Z110]=1;&quot;&quot;;[.Z110]))" office:value-type="string" office:string-value="y = 19x/2+13/2" calcext:value-type="string">
            <text:p>y = 19x/2+13/2</text:p>
          </table:table-cell>
          <table:table-cell table:style-name="ce254" table:formula="of:=RANK([.A110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54" table:formula="of:=RANDBETWEEN(1;10)*IF(RANDBETWEEN(1;2)=1;-1;1)" office:value-type="float" office:value="-7" calcext:value-type="float">
            <text:p>-7</text:p>
          </table:table-cell>
          <table:table-cell table:style-name="ce261" table:formula="of:=[.AI110]" office:value-type="string" office:string-value="-73" calcext:value-type="string">
            <text:p>-73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0])*SIGN([.C110]*[.D110])" office:value-type="float" office:value="19" calcext:value-type="float">
            <text:p>19</text:p>
          </table:table-cell>
          <table:table-cell table:style-name="ce254" table:formula="of:=ABS([.D110])" office:value-type="float" office:value="2" calcext:value-type="float">
            <text:p>2</text:p>
          </table:table-cell>
          <table:table-cell table:style-name="ce254" table:formula="of:=GCD(ABS([.O110]);ABS([.P110]))" office:value-type="float" office:value="1" calcext:value-type="float">
            <text:p>1</text:p>
          </table:table-cell>
          <table:table-cell table:style-name="ce252" table:formula="of:=[.O110]/[.Q110]" office:value-type="float" office:value="19" calcext:value-type="float">
            <text:p>19</text:p>
          </table:table-cell>
          <table:table-cell table:style-name="ce252" table:formula="of:=[.P110]/[.Q110]" office:value-type="float" office:value="2" calcext:value-type="float">
            <text:p>2</text:p>
          </table:table-cell>
          <table:table-cell table:style-name="ce287" table:formula="of:=[.R110]/[.S110]" office:value-type="float" office:value="9.5" calcext:value-type="float">
            <text:p>19/2 </text:p>
          </table:table-cell>
          <table:table-cell table:style-name="ce287" table:formula="of:=IF([.O110]=0;&quot;0&quot;;(IF([.O110]=[.P110];&quot;1&quot;;(IF([.O110]=-[.P110];&quot;-1&quot;;IF([.S110]=1;TEXT([.R110];10);[.T110]))))))" office:value-type="float" office:value="9.5" calcext:value-type="float">
            <text:p>19/2 </text:p>
          </table:table-cell>
          <table:table-cell table:style-name="ce254" table:formula="of:=-ABS([.E110])*SIGN([.D110]*[.E110])" office:value-type="float" office:value="-13" calcext:value-type="float">
            <text:p>-13</text:p>
          </table:table-cell>
          <table:table-cell table:style-name="ce254" table:formula="of:=ABS([.D110])" office:value-type="float" office:value="2" calcext:value-type="float">
            <text:p>2</text:p>
          </table:table-cell>
          <table:table-cell table:style-name="ce254" table:formula="of:=GCD(ABS([.V110]);ABS([.W110]))" office:value-type="float" office:value="1" calcext:value-type="float">
            <text:p>1</text:p>
          </table:table-cell>
          <table:table-cell table:style-name="ce252" table:formula="of:=[.V110]/[.X110]" office:value-type="float" office:value="-13" calcext:value-type="float">
            <text:p>-13</text:p>
          </table:table-cell>
          <table:table-cell table:style-name="ce252" table:formula="of:=[.W110]/[.X110]" office:value-type="float" office:value="2" calcext:value-type="float">
            <text:p>2</text:p>
          </table:table-cell>
          <table:table-cell table:style-name="ce287" table:formula="of:=[.Y110]/[.Z110]" office:value-type="float" office:value="-6.5" calcext:value-type="float">
            <text:p>-13/2 </text:p>
          </table:table-cell>
          <table:table-cell table:style-name="ce287" table:formula="of:=IF([.V110]=0;&quot;0&quot;;(IF([.V110]=[.W110];&quot;1&quot;;(IF([.V110]=-[.W110];&quot;-1&quot;;IF([.Z110]=1;TEXT([.Y110];10);[.AA110]))))))" office:value-type="float" office:value="-6.5" calcext:value-type="float">
            <text:p>-13/2 </text:p>
          </table:table-cell>
          <table:table-cell table:style-name="ce254" table:formula="of:=(-[.C110]*[.L110]-[.E110])*SIGN([.D110])" office:value-type="float" office:value="-146" calcext:value-type="float">
            <text:p>-146</text:p>
          </table:table-cell>
          <table:table-cell table:style-name="ce254" table:formula="of:=ABS([.D110])" office:value-type="float" office:value="2" calcext:value-type="float">
            <text:p>2</text:p>
          </table:table-cell>
          <table:table-cell table:style-name="ce254" table:formula="of:=GCD(ABS([.AC110]);ABS([.AD110]))" office:value-type="float" office:value="2" calcext:value-type="float">
            <text:p>2</text:p>
          </table:table-cell>
          <table:table-cell table:style-name="ce252" table:formula="of:=[.AC110]/[.AE110]" office:value-type="float" office:value="-73" calcext:value-type="float">
            <text:p>-73</text:p>
          </table:table-cell>
          <table:table-cell table:style-name="ce252" table:formula="of:=[.AD110]/[.AE110]" office:value-type="float" office:value="1" calcext:value-type="float">
            <text:p>1</text:p>
          </table:table-cell>
          <table:table-cell table:style-name="ce287" table:formula="of:=[.AF110]/[.AG110]" office:value-type="float" office:value="-73" calcext:value-type="float">
            <text:p>-73/1 </text:p>
          </table:table-cell>
          <table:table-cell table:style-name="ce287" table:formula="of:=IF([.AC110]=0;&quot;0&quot;;(IF([.AC110]=[.AD110];&quot;1&quot;;(IF([.AC110]=-[.AD110];&quot;-1&quot;;IF([.AG110]=1;TEXT([.AF110];10);[.AH110]))))))" office:value-type="string" office:string-value="-73" calcext:value-type="string">
            <text:p>-7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00765" calcext:value-type="float">
            <text:p>500765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-19" calcext:value-type="float">
            <text:p>-19</text:p>
          </table:table-cell>
          <table:table-cell table:style-name="ce254" table:formula="of:=[.D110]" office:value-type="float" office:value="2" calcext:value-type="float">
            <text:p>2</text:p>
          </table:table-cell>
          <table:table-cell table:style-name="ce254" table:formula="of:=[.E110]" office:value-type="float" office:value="13" calcext:value-type="float">
            <text:p>13</text:p>
          </table:table-cell>
          <table:table-cell table:style-name="ce254" table:formula="of:=[.F110]" office:value-type="string" office:string-value="-19x+2y+13=0" calcext:value-type="string">
            <text:p>-19x+2y+13=0</text:p>
          </table:table-cell>
          <table:table-cell table:style-name="ce261" table:formula="of:=[.G110]" office:value-type="float" office:value="9.5" calcext:value-type="float">
            <text:p>19/2 </text:p>
          </table:table-cell>
          <table:table-cell table:style-name="ce261" table:formula="of:=[.H110]" office:value-type="float" office:value="-6.5" calcext:value-type="float">
            <text:p>-13/2 </text:p>
          </table:table-cell>
          <table:table-cell table:style-name="ce261" table:formula="of:=[.I110]" office:value-type="string" office:string-value="y = 19x/2+13/2" calcext:value-type="string">
            <text:p>y = 19x/2+13/2</text:p>
          </table:table-cell>
          <table:table-cell table:style-name="ce254" table:formula="of:=RANK([.A111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54" table:formula="of:=RANDBETWEEN(1;10)*IF(RANDBETWEEN(1;2)=1;-1;1)" office:value-type="float" office:value="-3" calcext:value-type="float">
            <text:p>-3</text:p>
          </table:table-cell>
          <table:table-cell table:style-name="ce261" table:formula="of:=[.AI111]" office:value-type="float" office:value="-0.0136986301369863" calcext:value-type="float">
            <text:p>- 1/73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1])*SIGN([.C111]*[.D111])" office:value-type="float" office:value="19" calcext:value-type="float">
            <text:p>19</text:p>
          </table:table-cell>
          <table:table-cell table:style-name="ce254" table:formula="of:=ABS([.D111])" office:value-type="float" office:value="2" calcext:value-type="float">
            <text:p>2</text:p>
          </table:table-cell>
          <table:table-cell table:style-name="ce254" table:formula="of:=GCD(ABS([.O111]);ABS([.P111]))" office:value-type="float" office:value="1" calcext:value-type="float">
            <text:p>1</text:p>
          </table:table-cell>
          <table:table-cell table:style-name="ce252" table:formula="of:=[.O111]/[.Q111]" office:value-type="float" office:value="19" calcext:value-type="float">
            <text:p>19</text:p>
          </table:table-cell>
          <table:table-cell table:style-name="ce252" table:formula="of:=[.P111]/[.Q111]" office:value-type="float" office:value="2" calcext:value-type="float">
            <text:p>2</text:p>
          </table:table-cell>
          <table:table-cell table:style-name="ce287" table:formula="of:=[.R111]/[.S111]" office:value-type="float" office:value="9.5" calcext:value-type="float">
            <text:p>19/2 </text:p>
          </table:table-cell>
          <table:table-cell table:style-name="ce287" table:formula="of:=IF([.O111]=0;&quot;0&quot;;(IF([.O111]=[.P111];&quot;1&quot;;(IF([.O111]=-[.P111];&quot;-1&quot;;IF([.S111]=1;TEXT([.R111];10);[.T111]))))))" office:value-type="float" office:value="9.5" calcext:value-type="float">
            <text:p>19/2 </text:p>
          </table:table-cell>
          <table:table-cell table:style-name="ce254" table:formula="of:=-ABS([.E111])*SIGN([.D111]*[.E111])+IF(RANDBETWEEN(1;2)=1;-1;1)*RANDBETWEEN(1;10)" office:value-type="float" office:value="-21" calcext:value-type="float">
            <text:p>-21</text:p>
          </table:table-cell>
          <table:table-cell table:style-name="ce254" table:formula="of:=ABS([.D111])" office:value-type="float" office:value="2" calcext:value-type="float">
            <text:p>2</text:p>
          </table:table-cell>
          <table:table-cell table:style-name="ce254" table:formula="of:=GCD(ABS([.V111]);ABS([.W111]))" office:value-type="float" office:value="1" calcext:value-type="float">
            <text:p>1</text:p>
          </table:table-cell>
          <table:table-cell table:style-name="ce252" table:formula="of:=[.V111]/[.X111]" office:value-type="float" office:value="-21" calcext:value-type="float">
            <text:p>-21</text:p>
          </table:table-cell>
          <table:table-cell table:style-name="ce252" table:formula="of:=[.W111]/[.X111]" office:value-type="float" office:value="2" calcext:value-type="float">
            <text:p>2</text:p>
          </table:table-cell>
          <table:table-cell table:style-name="ce287" table:formula="of:=[.Y111]/[.Z111]" office:value-type="float" office:value="-10.5" calcext:value-type="float">
            <text:p>-21/2 </text:p>
          </table:table-cell>
          <table:table-cell table:style-name="ce287" table:formula="of:=IF([.V111]=0;&quot;0&quot;;(IF([.V111]=[.W111];&quot;1&quot;;(IF([.V111]=-[.W111];&quot;-1&quot;;IF([.Z111]=1;TEXT([.Y111];10);[.AA111]))))))" office:value-type="float" office:value="-10.5" calcext:value-type="float">
            <text:p>-21/2 </text:p>
          </table:table-cell>
          <table:table-cell table:style-name="ce254" table:formula="of:=[.AD110]" office:value-type="float" office:value="2" calcext:value-type="float">
            <text:p>2</text:p>
          </table:table-cell>
          <table:table-cell table:style-name="ce254" table:formula="of:=[.AC110]" office:value-type="float" office:value="-146" calcext:value-type="float">
            <text:p>-146</text:p>
          </table:table-cell>
          <table:table-cell table:style-name="ce254" table:formula="of:=GCD(ABS([.AC111]);ABS([.AD111]))" office:value-type="float" office:value="2" calcext:value-type="float">
            <text:p>2</text:p>
          </table:table-cell>
          <table:table-cell table:style-name="ce252" table:formula="of:=[.AC111]/[.AE111]" office:value-type="float" office:value="1" calcext:value-type="float">
            <text:p>1</text:p>
          </table:table-cell>
          <table:table-cell table:style-name="ce252" table:formula="of:=[.AD111]/[.AE111]" office:value-type="float" office:value="-73" calcext:value-type="float">
            <text:p>-73</text:p>
          </table:table-cell>
          <table:table-cell table:style-name="ce287" table:formula="of:=[.AF111]/[.AG111]" office:value-type="float" office:value="-0.0136986301369863" calcext:value-type="float">
            <text:p>- 1/73</text:p>
          </table:table-cell>
          <table:table-cell table:style-name="ce287" table:formula="of:=IF([.AC111]=0;&quot;0&quot;;(IF([.AC111]=[.AD111];&quot;1&quot;;(IF([.AC111]=-[.AD111];&quot;-1&quot;;IF([.AG111]=1;TEXT([.AF111];10);[.AH111]))))))" office:value-type="float" office:value="-0.0136986301369863" calcext:value-type="float">
            <text:p>- 1/7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92361" calcext:value-type="float">
            <text:p>592361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12" calcext:value-type="float">
            <text:p>12</text:p>
          </table:table-cell>
          <table:table-cell table:style-name="ce254" table:formula="of:=IF(RANDBETWEEN(1;2)=1;1;-1)*RANDBETWEEN(2;20)" office:value-type="float" office:value="-18" calcext:value-type="float">
            <text:p>-18</text:p>
          </table:table-cell>
          <table:table-cell table:style-name="ce254" table:formula="of:=IF(RANDBETWEEN(1;2)=1;1;-1)*RANDBETWEEN(2;20)" office:value-type="float" office:value="-3" calcext:value-type="float">
            <text:p>-3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12x-18y-3=0" calcext:value-type="string">
            <text:p>12x-18y-3=0</text:p>
          </table:table-cell>
          <table:table-cell table:style-name="ce261" table:formula="of:=-[.C112]/[.D112]" office:value-type="float" office:value="0.666666666666667" calcext:value-type="float">
            <text:p><text:s/>2/3 </text:p>
          </table:table-cell>
          <table:table-cell table:style-name="ce261" table:formula="of:=-[.E112]/[.D112]" office:value-type="float" office:value="-0.166666666666667" calcext:value-type="float">
            <text:p>- 1/6 </text:p>
          </table:table-cell>
          <table:table-cell table:style-name="ce261" table:formula="of:=CONCATENATE(&quot;y = &quot;;IF([.R112]=1;&quot;&quot;;IF([.R112]=-1;&quot;-&quot;;[.R112]));IF([.S112]=1;&quot;x&quot;;&quot;x/&quot;);IF([.S112]=1;&quot;&quot;;[.S112]);IF([.T112]&gt;0;&quot;+&quot;;&quot;-&quot;);ABS([.Y112]);IF([.Z112]=1;&quot;&quot;;&quot;/&quot;);IF([.Z112]=1;&quot;&quot;;[.Z112]))" office:value-type="string" office:string-value="y = 2x/3+1/6" calcext:value-type="string">
            <text:p>y = 2x/3+1/6</text:p>
          </table:table-cell>
          <table:table-cell table:style-name="ce254" table:formula="of:=RANK([.A112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54" table:formula="of:=RANDBETWEEN(1;10)*IF(RANDBETWEEN(1;2)=1;-1;1)" office:value-type="float" office:value="4" calcext:value-type="float">
            <text:p>4</text:p>
          </table:table-cell>
          <table:table-cell table:style-name="ce261" table:formula="of:=[.AI112]" office:value-type="float" office:value="2.5" calcext:value-type="float">
            <text:p><text:s/>5/2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2])*SIGN([.C112]*[.D112])" office:value-type="float" office:value="12" calcext:value-type="float">
            <text:p>12</text:p>
          </table:table-cell>
          <table:table-cell table:style-name="ce254" table:formula="of:=ABS([.D112])" office:value-type="float" office:value="18" calcext:value-type="float">
            <text:p>18</text:p>
          </table:table-cell>
          <table:table-cell table:style-name="ce254" table:formula="of:=GCD(ABS([.O112]);ABS([.P112]))" office:value-type="float" office:value="6" calcext:value-type="float">
            <text:p>6</text:p>
          </table:table-cell>
          <table:table-cell table:style-name="ce252" table:formula="of:=[.O112]/[.Q112]" office:value-type="float" office:value="2" calcext:value-type="float">
            <text:p>2</text:p>
          </table:table-cell>
          <table:table-cell table:style-name="ce252" table:formula="of:=[.P112]/[.Q112]" office:value-type="float" office:value="3" calcext:value-type="float">
            <text:p>3</text:p>
          </table:table-cell>
          <table:table-cell table:style-name="ce287" table:formula="of:=[.R112]/[.S112]" office:value-type="float" office:value="0.666666666666667" calcext:value-type="float">
            <text:p><text:s/>2/3 </text:p>
          </table:table-cell>
          <table:table-cell table:style-name="ce287" table:formula="of:=IF([.O112]=0;&quot;0&quot;;(IF([.O112]=[.P112];&quot;1&quot;;(IF([.O112]=-[.P112];&quot;-1&quot;;IF([.S112]=1;TEXT([.R112];10);[.T112]))))))" office:value-type="float" office:value="0.666666666666667" calcext:value-type="float">
            <text:p><text:s/>2/3 </text:p>
          </table:table-cell>
          <table:table-cell table:style-name="ce254" table:formula="of:=-ABS([.E112])*SIGN([.D112]*[.E112])" office:value-type="float" office:value="-3" calcext:value-type="float">
            <text:p>-3</text:p>
          </table:table-cell>
          <table:table-cell table:style-name="ce254" table:formula="of:=ABS([.D112])" office:value-type="float" office:value="18" calcext:value-type="float">
            <text:p>18</text:p>
          </table:table-cell>
          <table:table-cell table:style-name="ce254" table:formula="of:=GCD(ABS([.V112]);ABS([.W112]))" office:value-type="float" office:value="3" calcext:value-type="float">
            <text:p>3</text:p>
          </table:table-cell>
          <table:table-cell table:style-name="ce252" table:formula="of:=[.V112]/[.X112]" office:value-type="float" office:value="-1" calcext:value-type="float">
            <text:p>-1</text:p>
          </table:table-cell>
          <table:table-cell table:style-name="ce252" table:formula="of:=[.W112]/[.X112]" office:value-type="float" office:value="6" calcext:value-type="float">
            <text:p>6</text:p>
          </table:table-cell>
          <table:table-cell table:style-name="ce287" table:formula="of:=[.Y112]/[.Z112]" office:value-type="float" office:value="-0.166666666666667" calcext:value-type="float">
            <text:p>- 1/6 </text:p>
          </table:table-cell>
          <table:table-cell table:style-name="ce287" table:formula="of:=IF([.V112]=0;&quot;0&quot;;(IF([.V112]=[.W112];&quot;1&quot;;(IF([.V112]=-[.W112];&quot;-1&quot;;IF([.Z112]=1;TEXT([.Y112];10);[.AA112]))))))" office:value-type="float" office:value="-0.166666666666667" calcext:value-type="float">
            <text:p>- 1/6 </text:p>
          </table:table-cell>
          <table:table-cell table:style-name="ce254" table:formula="of:=(-[.C112]*[.L112]-[.E112])*SIGN([.D112])" office:value-type="float" office:value="45" calcext:value-type="float">
            <text:p>45</text:p>
          </table:table-cell>
          <table:table-cell table:style-name="ce254" table:formula="of:=ABS([.D112])" office:value-type="float" office:value="18" calcext:value-type="float">
            <text:p>18</text:p>
          </table:table-cell>
          <table:table-cell table:style-name="ce254" table:formula="of:=GCD(ABS([.AC112]);ABS([.AD112]))" office:value-type="float" office:value="9" calcext:value-type="float">
            <text:p>9</text:p>
          </table:table-cell>
          <table:table-cell table:style-name="ce252" table:formula="of:=[.AC112]/[.AE112]" office:value-type="float" office:value="5" calcext:value-type="float">
            <text:p>5</text:p>
          </table:table-cell>
          <table:table-cell table:style-name="ce252" table:formula="of:=[.AD112]/[.AE112]" office:value-type="float" office:value="2" calcext:value-type="float">
            <text:p>2</text:p>
          </table:table-cell>
          <table:table-cell table:style-name="ce287" table:formula="of:=[.AF112]/[.AG112]" office:value-type="float" office:value="2.5" calcext:value-type="float">
            <text:p><text:s/>5/2 </text:p>
          </table:table-cell>
          <table:table-cell table:style-name="ce287" table:formula="of:=IF([.AC112]=0;&quot;0&quot;;(IF([.AC112]=[.AD112];&quot;1&quot;;(IF([.AC112]=-[.AD112];&quot;-1&quot;;IF([.AG112]=1;TEXT([.AF112];10);[.AH112]))))))" office:value-type="float" office:value="2.5" calcext:value-type="float">
            <text:p><text:s/>5/2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21524" calcext:value-type="float">
            <text:p>521524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12" calcext:value-type="float">
            <text:p>12</text:p>
          </table:table-cell>
          <table:table-cell table:style-name="ce254" table:formula="of:=[.D112]" office:value-type="float" office:value="-18" calcext:value-type="float">
            <text:p>-18</text:p>
          </table:table-cell>
          <table:table-cell table:style-name="ce254" table:formula="of:=[.E112]" office:value-type="float" office:value="-3" calcext:value-type="float">
            <text:p>-3</text:p>
          </table:table-cell>
          <table:table-cell table:style-name="ce254" table:formula="of:=[.F112]" office:value-type="string" office:string-value="12x-18y-3=0" calcext:value-type="string">
            <text:p>12x-18y-3=0</text:p>
          </table:table-cell>
          <table:table-cell table:style-name="ce261" table:formula="of:=[.G112]" office:value-type="float" office:value="0.666666666666667" calcext:value-type="float">
            <text:p><text:s/>2/3 </text:p>
          </table:table-cell>
          <table:table-cell table:style-name="ce261" table:formula="of:=[.H112]" office:value-type="float" office:value="-0.166666666666667" calcext:value-type="float">
            <text:p>- 1/6 </text:p>
          </table:table-cell>
          <table:table-cell table:style-name="ce261" table:formula="of:=[.I112]" office:value-type="string" office:string-value="y = 2x/3+1/6" calcext:value-type="string">
            <text:p>y = 2x/3+1/6</text:p>
          </table:table-cell>
          <table:table-cell table:style-name="ce254" table:formula="of:=RANK([.A113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54" table:formula="of:=RANDBETWEEN(1;10)*IF(RANDBETWEEN(1;2)=1;-1;1)" office:value-type="float" office:value="-3" calcext:value-type="float">
            <text:p>-3</text:p>
          </table:table-cell>
          <table:table-cell table:style-name="ce261" table:formula="of:=[.AI113]" office:value-type="float" office:value="0.4" calcext:value-type="float">
            <text:p><text:s/>2/5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3])*SIGN([.C113]*[.D113])" office:value-type="float" office:value="12" calcext:value-type="float">
            <text:p>12</text:p>
          </table:table-cell>
          <table:table-cell table:style-name="ce254" table:formula="of:=ABS([.D113])" office:value-type="float" office:value="18" calcext:value-type="float">
            <text:p>18</text:p>
          </table:table-cell>
          <table:table-cell table:style-name="ce254" table:formula="of:=GCD(ABS([.O113]);ABS([.P113]))" office:value-type="float" office:value="6" calcext:value-type="float">
            <text:p>6</text:p>
          </table:table-cell>
          <table:table-cell table:style-name="ce252" table:formula="of:=[.O113]/[.Q113]" office:value-type="float" office:value="2" calcext:value-type="float">
            <text:p>2</text:p>
          </table:table-cell>
          <table:table-cell table:style-name="ce252" table:formula="of:=[.P113]/[.Q113]" office:value-type="float" office:value="3" calcext:value-type="float">
            <text:p>3</text:p>
          </table:table-cell>
          <table:table-cell table:style-name="ce287" table:formula="of:=[.R113]/[.S113]" office:value-type="float" office:value="0.666666666666667" calcext:value-type="float">
            <text:p><text:s/>2/3 </text:p>
          </table:table-cell>
          <table:table-cell table:style-name="ce287" table:formula="of:=IF([.O113]=0;&quot;0&quot;;(IF([.O113]=[.P113];&quot;1&quot;;(IF([.O113]=-[.P113];&quot;-1&quot;;IF([.S113]=1;TEXT([.R113];10);[.T113]))))))" office:value-type="float" office:value="0.666666666666667" calcext:value-type="float">
            <text:p><text:s/>2/3 </text:p>
          </table:table-cell>
          <table:table-cell table:style-name="ce254" table:formula="of:=-ABS([.E113])*SIGN([.D113]*[.E113])+IF(RANDBETWEEN(1;2)=1;-1;1)*RANDBETWEEN(1;10)" office:value-type="float" office:value="-6" calcext:value-type="float">
            <text:p>-6</text:p>
          </table:table-cell>
          <table:table-cell table:style-name="ce254" table:formula="of:=ABS([.D113])" office:value-type="float" office:value="18" calcext:value-type="float">
            <text:p>18</text:p>
          </table:table-cell>
          <table:table-cell table:style-name="ce254" table:formula="of:=GCD(ABS([.V113]);ABS([.W113]))" office:value-type="float" office:value="6" calcext:value-type="float">
            <text:p>6</text:p>
          </table:table-cell>
          <table:table-cell table:style-name="ce252" table:formula="of:=[.V113]/[.X113]" office:value-type="float" office:value="-1" calcext:value-type="float">
            <text:p>-1</text:p>
          </table:table-cell>
          <table:table-cell table:style-name="ce252" table:formula="of:=[.W113]/[.X113]" office:value-type="float" office:value="3" calcext:value-type="float">
            <text:p>3</text:p>
          </table:table-cell>
          <table:table-cell table:style-name="ce287" table:formula="of:=[.Y113]/[.Z113]" office:value-type="float" office:value="-0.333333333333333" calcext:value-type="float">
            <text:p>- 1/3 </text:p>
          </table:table-cell>
          <table:table-cell table:style-name="ce287" table:formula="of:=IF([.V113]=0;&quot;0&quot;;(IF([.V113]=[.W113];&quot;1&quot;;(IF([.V113]=-[.W113];&quot;-1&quot;;IF([.Z113]=1;TEXT([.Y113];10);[.AA113]))))))" office:value-type="float" office:value="-0.333333333333333" calcext:value-type="float">
            <text:p>- 1/3 </text:p>
          </table:table-cell>
          <table:table-cell table:style-name="ce254" table:formula="of:=[.AD112]" office:value-type="float" office:value="18" calcext:value-type="float">
            <text:p>18</text:p>
          </table:table-cell>
          <table:table-cell table:style-name="ce254" table:formula="of:=[.AC112]" office:value-type="float" office:value="45" calcext:value-type="float">
            <text:p>45</text:p>
          </table:table-cell>
          <table:table-cell table:style-name="ce254" table:formula="of:=GCD(ABS([.AC113]);ABS([.AD113]))" office:value-type="float" office:value="9" calcext:value-type="float">
            <text:p>9</text:p>
          </table:table-cell>
          <table:table-cell table:style-name="ce252" table:formula="of:=[.AC113]/[.AE113]" office:value-type="float" office:value="2" calcext:value-type="float">
            <text:p>2</text:p>
          </table:table-cell>
          <table:table-cell table:style-name="ce252" table:formula="of:=[.AD113]/[.AE113]" office:value-type="float" office:value="5" calcext:value-type="float">
            <text:p>5</text:p>
          </table:table-cell>
          <table:table-cell table:style-name="ce287" table:formula="of:=[.AF113]/[.AG113]" office:value-type="float" office:value="0.4" calcext:value-type="float">
            <text:p><text:s/>2/5 </text:p>
          </table:table-cell>
          <table:table-cell table:style-name="ce287" table:formula="of:=IF([.AC113]=0;&quot;0&quot;;(IF([.AC113]=[.AD113];&quot;1&quot;;(IF([.AC113]=-[.AD113];&quot;-1&quot;;IF([.AG113]=1;TEXT([.AF113];10);[.AH113]))))))" office:value-type="float" office:value="0.4" calcext:value-type="float">
            <text:p><text:s/>2/5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63783" calcext:value-type="float">
            <text:p>763783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table:formula="of:=IF(RANDBETWEEN(1;2)=1;1;-1)*RANDBETWEEN(2;20)" office:value-type="float" office:value="10" calcext:value-type="float">
            <text:p>10</text:p>
          </table:table-cell>
          <table:table-cell table:style-name="ce254" table:formula="of:=IF(RANDBETWEEN(1;2)=1;1;-1)*RANDBETWEEN(2;20)" office:value-type="float" office:value="-18" calcext:value-type="float">
            <text:p>-18</text:p>
          </table:table-cell>
          <table:table-cell table:style-name="ce254" table:formula="of:=IF(RANDBETWEEN(1;2)=1;1;-1)*RANDBETWEEN(2;20)" office:value-type="float" office:value="-5" calcext:value-type="float">
            <text:p>-5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10x-18y-5=0" calcext:value-type="string">
            <text:p>10x-18y-5=0</text:p>
          </table:table-cell>
          <table:table-cell table:style-name="ce261" table:formula="of:=-[.C114]/[.D114]" office:value-type="float" office:value="0.555555555555556" calcext:value-type="float">
            <text:p><text:s/>5/9 </text:p>
          </table:table-cell>
          <table:table-cell table:style-name="ce261" table:formula="of:=-[.E114]/[.D114]" office:value-type="float" office:value="-0.277777777777778" calcext:value-type="float">
            <text:p>- 5/18</text:p>
          </table:table-cell>
          <table:table-cell table:style-name="ce261" table:formula="of:=CONCATENATE(&quot;y = &quot;;IF([.R114]=1;&quot;&quot;;IF([.R114]=-1;&quot;-&quot;;[.R114]));IF([.S114]=1;&quot;x&quot;;&quot;x/&quot;);IF([.S114]=1;&quot;&quot;;[.S114]);IF([.T114]&gt;0;&quot;+&quot;;&quot;-&quot;);ABS([.Y114]);IF([.Z114]=1;&quot;&quot;;&quot;/&quot;);IF([.Z114]=1;&quot;&quot;;[.Z114]))" office:value-type="string" office:string-value="y = 5x/9+5/18" calcext:value-type="string">
            <text:p>y = 5x/9+5/18</text:p>
          </table:table-cell>
          <table:table-cell table:style-name="ce254" table:formula="of:=RANK([.A114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54" table:formula="of:=RANDBETWEEN(1;10)*IF(RANDBETWEEN(1;2)=1;-1;1)" office:value-type="float" office:value="1" calcext:value-type="float">
            <text:p>1</text:p>
          </table:table-cell>
          <table:table-cell table:style-name="ce261" table:formula="of:=[.AI114]" office:value-type="float" office:value="0.277777777777778" calcext:value-type="float">
            <text:p><text:s/>5/18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4])*SIGN([.C114]*[.D114])" office:value-type="float" office:value="10" calcext:value-type="float">
            <text:p>10</text:p>
          </table:table-cell>
          <table:table-cell table:style-name="ce254" table:formula="of:=ABS([.D114])" office:value-type="float" office:value="18" calcext:value-type="float">
            <text:p>18</text:p>
          </table:table-cell>
          <table:table-cell table:style-name="ce254" table:formula="of:=GCD(ABS([.O114]);ABS([.P114]))" office:value-type="float" office:value="2" calcext:value-type="float">
            <text:p>2</text:p>
          </table:table-cell>
          <table:table-cell table:style-name="ce252" table:formula="of:=[.O114]/[.Q114]" office:value-type="float" office:value="5" calcext:value-type="float">
            <text:p>5</text:p>
          </table:table-cell>
          <table:table-cell table:style-name="ce252" table:formula="of:=[.P114]/[.Q114]" office:value-type="float" office:value="9" calcext:value-type="float">
            <text:p>9</text:p>
          </table:table-cell>
          <table:table-cell table:style-name="ce287" table:formula="of:=[.R114]/[.S114]" office:value-type="float" office:value="0.555555555555556" calcext:value-type="float">
            <text:p><text:s/>5/9 </text:p>
          </table:table-cell>
          <table:table-cell table:style-name="ce287" table:formula="of:=IF([.O114]=0;&quot;0&quot;;(IF([.O114]=[.P114];&quot;1&quot;;(IF([.O114]=-[.P114];&quot;-1&quot;;IF([.S114]=1;TEXT([.R114];10);[.T114]))))))" office:value-type="float" office:value="0.555555555555556" calcext:value-type="float">
            <text:p><text:s/>5/9 </text:p>
          </table:table-cell>
          <table:table-cell table:style-name="ce254" table:formula="of:=-ABS([.E114])*SIGN([.D114]*[.E114])" office:value-type="float" office:value="-5" calcext:value-type="float">
            <text:p>-5</text:p>
          </table:table-cell>
          <table:table-cell table:style-name="ce254" table:formula="of:=ABS([.D114])" office:value-type="float" office:value="18" calcext:value-type="float">
            <text:p>18</text:p>
          </table:table-cell>
          <table:table-cell table:style-name="ce254" table:formula="of:=GCD(ABS([.V114]);ABS([.W114]))" office:value-type="float" office:value="1" calcext:value-type="float">
            <text:p>1</text:p>
          </table:table-cell>
          <table:table-cell table:style-name="ce252" table:formula="of:=[.V114]/[.X114]" office:value-type="float" office:value="-5" calcext:value-type="float">
            <text:p>-5</text:p>
          </table:table-cell>
          <table:table-cell table:style-name="ce252" table:formula="of:=[.W114]/[.X114]" office:value-type="float" office:value="18" calcext:value-type="float">
            <text:p>18</text:p>
          </table:table-cell>
          <table:table-cell table:style-name="ce287" table:formula="of:=[.Y114]/[.Z114]" office:value-type="float" office:value="-0.277777777777778" calcext:value-type="float">
            <text:p>- 5/18</text:p>
          </table:table-cell>
          <table:table-cell table:style-name="ce287" table:formula="of:=IF([.V114]=0;&quot;0&quot;;(IF([.V114]=[.W114];&quot;1&quot;;(IF([.V114]=-[.W114];&quot;-1&quot;;IF([.Z114]=1;TEXT([.Y114];10);[.AA114]))))))" office:value-type="float" office:value="-0.277777777777778" calcext:value-type="float">
            <text:p>- 5/18</text:p>
          </table:table-cell>
          <table:table-cell table:style-name="ce254" table:formula="of:=(-[.C114]*[.L114]-[.E114])*SIGN([.D114])" office:value-type="float" office:value="5" calcext:value-type="float">
            <text:p>5</text:p>
          </table:table-cell>
          <table:table-cell table:style-name="ce254" table:formula="of:=ABS([.D114])" office:value-type="float" office:value="18" calcext:value-type="float">
            <text:p>18</text:p>
          </table:table-cell>
          <table:table-cell table:style-name="ce254" table:formula="of:=GCD(ABS([.AC114]);ABS([.AD114]))" office:value-type="float" office:value="1" calcext:value-type="float">
            <text:p>1</text:p>
          </table:table-cell>
          <table:table-cell table:style-name="ce252" table:formula="of:=[.AC114]/[.AE114]" office:value-type="float" office:value="5" calcext:value-type="float">
            <text:p>5</text:p>
          </table:table-cell>
          <table:table-cell table:style-name="ce252" table:formula="of:=[.AD114]/[.AE114]" office:value-type="float" office:value="18" calcext:value-type="float">
            <text:p>18</text:p>
          </table:table-cell>
          <table:table-cell table:style-name="ce287" table:formula="of:=[.AF114]/[.AG114]" office:value-type="float" office:value="0.277777777777778" calcext:value-type="float">
            <text:p><text:s/>5/18</text:p>
          </table:table-cell>
          <table:table-cell table:style-name="ce287" table:formula="of:=IF([.AC114]=0;&quot;0&quot;;(IF([.AC114]=[.AD114];&quot;1&quot;;(IF([.AC114]=-[.AD114];&quot;-1&quot;;IF([.AG114]=1;TEXT([.AF114];10);[.AH114]))))))" office:value-type="float" office:value="0.277777777777778" calcext:value-type="float">
            <text:p><text:s/>5/18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94781" calcext:value-type="float">
            <text:p>994781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10" calcext:value-type="float">
            <text:p>10</text:p>
          </table:table-cell>
          <table:table-cell table:style-name="ce254" table:formula="of:=[.D114]" office:value-type="float" office:value="-18" calcext:value-type="float">
            <text:p>-18</text:p>
          </table:table-cell>
          <table:table-cell table:style-name="ce254" table:formula="of:=[.E114]" office:value-type="float" office:value="-5" calcext:value-type="float">
            <text:p>-5</text:p>
          </table:table-cell>
          <table:table-cell table:style-name="ce254" table:formula="of:=[.F114]" office:value-type="string" office:string-value="10x-18y-5=0" calcext:value-type="string">
            <text:p>10x-18y-5=0</text:p>
          </table:table-cell>
          <table:table-cell table:style-name="ce261" table:formula="of:=[.G114]" office:value-type="float" office:value="0.555555555555556" calcext:value-type="float">
            <text:p><text:s/>5/9 </text:p>
          </table:table-cell>
          <table:table-cell table:style-name="ce261" table:formula="of:=[.H114]" office:value-type="float" office:value="-0.277777777777778" calcext:value-type="float">
            <text:p>- 5/18</text:p>
          </table:table-cell>
          <table:table-cell table:style-name="ce261" table:formula="of:=[.I114]" office:value-type="string" office:string-value="y = 5x/9+5/18" calcext:value-type="string">
            <text:p>y = 5x/9+5/18</text:p>
          </table:table-cell>
          <table:table-cell table:style-name="ce254" table:formula="of:=RANK([.A115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54" table:formula="of:=RANDBETWEEN(1;10)*IF(RANDBETWEEN(1;2)=1;-1;1)" office:value-type="float" office:value="-2" calcext:value-type="float">
            <text:p>-2</text:p>
          </table:table-cell>
          <table:table-cell table:style-name="ce261" table:formula="of:=[.AI115]" office:value-type="float" office:value="3.6" calcext:value-type="float">
            <text:p>18/5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5])*SIGN([.C115]*[.D115])" office:value-type="float" office:value="10" calcext:value-type="float">
            <text:p>10</text:p>
          </table:table-cell>
          <table:table-cell table:style-name="ce254" table:formula="of:=ABS([.D115])" office:value-type="float" office:value="18" calcext:value-type="float">
            <text:p>18</text:p>
          </table:table-cell>
          <table:table-cell table:style-name="ce254" table:formula="of:=GCD(ABS([.O115]);ABS([.P115]))" office:value-type="float" office:value="2" calcext:value-type="float">
            <text:p>2</text:p>
          </table:table-cell>
          <table:table-cell table:style-name="ce252" table:formula="of:=[.O115]/[.Q115]" office:value-type="float" office:value="5" calcext:value-type="float">
            <text:p>5</text:p>
          </table:table-cell>
          <table:table-cell table:style-name="ce252" table:formula="of:=[.P115]/[.Q115]" office:value-type="float" office:value="9" calcext:value-type="float">
            <text:p>9</text:p>
          </table:table-cell>
          <table:table-cell table:style-name="ce287" table:formula="of:=[.R115]/[.S115]" office:value-type="float" office:value="0.555555555555556" calcext:value-type="float">
            <text:p><text:s/>5/9 </text:p>
          </table:table-cell>
          <table:table-cell table:style-name="ce287" table:formula="of:=IF([.O115]=0;&quot;0&quot;;(IF([.O115]=[.P115];&quot;1&quot;;(IF([.O115]=-[.P115];&quot;-1&quot;;IF([.S115]=1;TEXT([.R115];10);[.T115]))))))" office:value-type="float" office:value="0.555555555555556" calcext:value-type="float">
            <text:p><text:s/>5/9 </text:p>
          </table:table-cell>
          <table:table-cell table:style-name="ce254" table:formula="of:=-ABS([.E115])*SIGN([.D115]*[.E115])+IF(RANDBETWEEN(1;2)=1;-1;1)*RANDBETWEEN(1;10)" office:value-type="float" office:value="-3" calcext:value-type="float">
            <text:p>-3</text:p>
          </table:table-cell>
          <table:table-cell table:style-name="ce254" table:formula="of:=ABS([.D115])" office:value-type="float" office:value="18" calcext:value-type="float">
            <text:p>18</text:p>
          </table:table-cell>
          <table:table-cell table:style-name="ce254" table:formula="of:=GCD(ABS([.V115]);ABS([.W115]))" office:value-type="float" office:value="3" calcext:value-type="float">
            <text:p>3</text:p>
          </table:table-cell>
          <table:table-cell table:style-name="ce252" table:formula="of:=[.V115]/[.X115]" office:value-type="float" office:value="-1" calcext:value-type="float">
            <text:p>-1</text:p>
          </table:table-cell>
          <table:table-cell table:style-name="ce252" table:formula="of:=[.W115]/[.X115]" office:value-type="float" office:value="6" calcext:value-type="float">
            <text:p>6</text:p>
          </table:table-cell>
          <table:table-cell table:style-name="ce287" table:formula="of:=[.Y115]/[.Z115]" office:value-type="float" office:value="-0.166666666666667" calcext:value-type="float">
            <text:p>- 1/6 </text:p>
          </table:table-cell>
          <table:table-cell table:style-name="ce287" table:formula="of:=IF([.V115]=0;&quot;0&quot;;(IF([.V115]=[.W115];&quot;1&quot;;(IF([.V115]=-[.W115];&quot;-1&quot;;IF([.Z115]=1;TEXT([.Y115];10);[.AA115]))))))" office:value-type="float" office:value="-0.166666666666667" calcext:value-type="float">
            <text:p>- 1/6 </text:p>
          </table:table-cell>
          <table:table-cell table:style-name="ce254" table:formula="of:=[.AD114]" office:value-type="float" office:value="18" calcext:value-type="float">
            <text:p>18</text:p>
          </table:table-cell>
          <table:table-cell table:style-name="ce254" table:formula="of:=[.AC114]" office:value-type="float" office:value="5" calcext:value-type="float">
            <text:p>5</text:p>
          </table:table-cell>
          <table:table-cell table:style-name="ce254" table:formula="of:=GCD(ABS([.AC115]);ABS([.AD115]))" office:value-type="float" office:value="1" calcext:value-type="float">
            <text:p>1</text:p>
          </table:table-cell>
          <table:table-cell table:style-name="ce252" table:formula="of:=[.AC115]/[.AE115]" office:value-type="float" office:value="18" calcext:value-type="float">
            <text:p>18</text:p>
          </table:table-cell>
          <table:table-cell table:style-name="ce252" table:formula="of:=[.AD115]/[.AE115]" office:value-type="float" office:value="5" calcext:value-type="float">
            <text:p>5</text:p>
          </table:table-cell>
          <table:table-cell table:style-name="ce287" table:formula="of:=[.AF115]/[.AG115]" office:value-type="float" office:value="3.6" calcext:value-type="float">
            <text:p>18/5 </text:p>
          </table:table-cell>
          <table:table-cell table:style-name="ce287" table:formula="of:=IF([.AC115]=0;&quot;0&quot;;(IF([.AC115]=[.AD115];&quot;1&quot;;(IF([.AC115]=-[.AD115];&quot;-1&quot;;IF([.AG115]=1;TEXT([.AF115];10);[.AH115]))))))" office:value-type="float" office:value="3.6" calcext:value-type="float">
            <text:p>18/5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77688" calcext:value-type="float">
            <text:p>877688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table:formula="of:=IF(RANDBETWEEN(1;2)=1;1;-1)*RANDBETWEEN(2;20)" office:value-type="float" office:value="-18" calcext:value-type="float">
            <text:p>-18</text:p>
          </table:table-cell>
          <table:table-cell table:style-name="ce254" table:formula="of:=IF(RANDBETWEEN(1;2)=1;1;-1)*RANDBETWEEN(2;20)" office:value-type="float" office:value="16" calcext:value-type="float">
            <text:p>16</text:p>
          </table:table-cell>
          <table:table-cell table:style-name="ce254" table:formula="of:=IF(RANDBETWEEN(1;2)=1;1;-1)*RANDBETWEEN(2;20)" office:value-type="float" office:value="8" calcext:value-type="float">
            <text:p>8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-18x+16y+8=0" calcext:value-type="string">
            <text:p>-18x+16y+8=0</text:p>
          </table:table-cell>
          <table:table-cell table:style-name="ce261" table:formula="of:=-[.C116]/[.D116]" office:value-type="float" office:value="1.125" calcext:value-type="float">
            <text:p><text:s/>9/8 </text:p>
          </table:table-cell>
          <table:table-cell table:style-name="ce261" table:formula="of:=-[.E116]/[.D116]" office:value-type="float" office:value="-0.5" calcext:value-type="float">
            <text:p>- 1/2 </text:p>
          </table:table-cell>
          <table:table-cell table:style-name="ce261" table:formula="of:=CONCATENATE(&quot;y = &quot;;IF([.R116]=1;&quot;&quot;;IF([.R116]=-1;&quot;-&quot;;[.R116]));IF([.S116]=1;&quot;x&quot;;&quot;x/&quot;);IF([.S116]=1;&quot;&quot;;[.S116]);IF([.T116]&gt;0;&quot;+&quot;;&quot;-&quot;);ABS([.Y116]);IF([.Z116]=1;&quot;&quot;;&quot;/&quot;);IF([.Z116]=1;&quot;&quot;;[.Z116]))" office:value-type="string" office:string-value="y = 9x/8+1/2" calcext:value-type="string">
            <text:p>y = 9x/8+1/2</text:p>
          </table:table-cell>
          <table:table-cell table:style-name="ce254" table:formula="of:=RANK([.A116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54" table:formula="of:=RANDBETWEEN(1;10)*IF(RANDBETWEEN(1;2)=1;-1;1)" office:value-type="float" office:value="10" calcext:value-type="float">
            <text:p>10</text:p>
          </table:table-cell>
          <table:table-cell table:style-name="ce261" table:formula="of:=[.AI116]" office:value-type="float" office:value="10.75" calcext:value-type="float">
            <text:p>43/4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6])*SIGN([.C116]*[.D116])" office:value-type="float" office:value="18" calcext:value-type="float">
            <text:p>18</text:p>
          </table:table-cell>
          <table:table-cell table:style-name="ce254" table:formula="of:=ABS([.D116])" office:value-type="float" office:value="16" calcext:value-type="float">
            <text:p>16</text:p>
          </table:table-cell>
          <table:table-cell table:style-name="ce254" table:formula="of:=GCD(ABS([.O116]);ABS([.P116]))" office:value-type="float" office:value="2" calcext:value-type="float">
            <text:p>2</text:p>
          </table:table-cell>
          <table:table-cell table:style-name="ce252" table:formula="of:=[.O116]/[.Q116]" office:value-type="float" office:value="9" calcext:value-type="float">
            <text:p>9</text:p>
          </table:table-cell>
          <table:table-cell table:style-name="ce252" table:formula="of:=[.P116]/[.Q116]" office:value-type="float" office:value="8" calcext:value-type="float">
            <text:p>8</text:p>
          </table:table-cell>
          <table:table-cell table:style-name="ce287" table:formula="of:=[.R116]/[.S116]" office:value-type="float" office:value="1.125" calcext:value-type="float">
            <text:p><text:s/>9/8 </text:p>
          </table:table-cell>
          <table:table-cell table:style-name="ce287" table:formula="of:=IF([.O116]=0;&quot;0&quot;;(IF([.O116]=[.P116];&quot;1&quot;;(IF([.O116]=-[.P116];&quot;-1&quot;;IF([.S116]=1;TEXT([.R116];10);[.T116]))))))" office:value-type="float" office:value="1.125" calcext:value-type="float">
            <text:p><text:s/>9/8 </text:p>
          </table:table-cell>
          <table:table-cell table:style-name="ce254" table:formula="of:=-ABS([.E116])*SIGN([.D116]*[.E116])" office:value-type="float" office:value="-8" calcext:value-type="float">
            <text:p>-8</text:p>
          </table:table-cell>
          <table:table-cell table:style-name="ce254" table:formula="of:=ABS([.D116])" office:value-type="float" office:value="16" calcext:value-type="float">
            <text:p>16</text:p>
          </table:table-cell>
          <table:table-cell table:style-name="ce254" table:formula="of:=GCD(ABS([.V116]);ABS([.W116]))" office:value-type="float" office:value="8" calcext:value-type="float">
            <text:p>8</text:p>
          </table:table-cell>
          <table:table-cell table:style-name="ce252" table:formula="of:=[.V116]/[.X116]" office:value-type="float" office:value="-1" calcext:value-type="float">
            <text:p>-1</text:p>
          </table:table-cell>
          <table:table-cell table:style-name="ce252" table:formula="of:=[.W116]/[.X116]" office:value-type="float" office:value="2" calcext:value-type="float">
            <text:p>2</text:p>
          </table:table-cell>
          <table:table-cell table:style-name="ce287" table:formula="of:=[.Y116]/[.Z116]" office:value-type="float" office:value="-0.5" calcext:value-type="float">
            <text:p>- 1/2 </text:p>
          </table:table-cell>
          <table:table-cell table:style-name="ce287" table:formula="of:=IF([.V116]=0;&quot;0&quot;;(IF([.V116]=[.W116];&quot;1&quot;;(IF([.V116]=-[.W116];&quot;-1&quot;;IF([.Z116]=1;TEXT([.Y116];10);[.AA116]))))))" office:value-type="float" office:value="-0.5" calcext:value-type="float">
            <text:p>- 1/2 </text:p>
          </table:table-cell>
          <table:table-cell table:style-name="ce254" table:formula="of:=(-[.C116]*[.L116]-[.E116])*SIGN([.D116])" office:value-type="float" office:value="172" calcext:value-type="float">
            <text:p>172</text:p>
          </table:table-cell>
          <table:table-cell table:style-name="ce254" table:formula="of:=ABS([.D116])" office:value-type="float" office:value="16" calcext:value-type="float">
            <text:p>16</text:p>
          </table:table-cell>
          <table:table-cell table:style-name="ce254" table:formula="of:=GCD(ABS([.AC116]);ABS([.AD116]))" office:value-type="float" office:value="4" calcext:value-type="float">
            <text:p>4</text:p>
          </table:table-cell>
          <table:table-cell table:style-name="ce252" table:formula="of:=[.AC116]/[.AE116]" office:value-type="float" office:value="43" calcext:value-type="float">
            <text:p>43</text:p>
          </table:table-cell>
          <table:table-cell table:style-name="ce252" table:formula="of:=[.AD116]/[.AE116]" office:value-type="float" office:value="4" calcext:value-type="float">
            <text:p>4</text:p>
          </table:table-cell>
          <table:table-cell table:style-name="ce287" table:formula="of:=[.AF116]/[.AG116]" office:value-type="float" office:value="10.75" calcext:value-type="float">
            <text:p>43/4 </text:p>
          </table:table-cell>
          <table:table-cell table:style-name="ce287" table:formula="of:=IF([.AC116]=0;&quot;0&quot;;(IF([.AC116]=[.AD116];&quot;1&quot;;(IF([.AC116]=-[.AD116];&quot;-1&quot;;IF([.AG116]=1;TEXT([.AF116];10);[.AH116]))))))" office:value-type="float" office:value="10.75" calcext:value-type="float">
            <text:p>43/4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15308" calcext:value-type="float">
            <text:p>715308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-18" calcext:value-type="float">
            <text:p>-18</text:p>
          </table:table-cell>
          <table:table-cell table:style-name="ce254" table:formula="of:=[.D116]" office:value-type="float" office:value="16" calcext:value-type="float">
            <text:p>16</text:p>
          </table:table-cell>
          <table:table-cell table:style-name="ce254" table:formula="of:=[.E116]" office:value-type="float" office:value="8" calcext:value-type="float">
            <text:p>8</text:p>
          </table:table-cell>
          <table:table-cell table:style-name="ce254" table:formula="of:=[.F116]" office:value-type="string" office:string-value="-18x+16y+8=0" calcext:value-type="string">
            <text:p>-18x+16y+8=0</text:p>
          </table:table-cell>
          <table:table-cell table:style-name="ce261" table:formula="of:=[.G116]" office:value-type="float" office:value="1.125" calcext:value-type="float">
            <text:p><text:s/>9/8 </text:p>
          </table:table-cell>
          <table:table-cell table:style-name="ce261" table:formula="of:=[.H116]" office:value-type="float" office:value="-0.5" calcext:value-type="float">
            <text:p>- 1/2 </text:p>
          </table:table-cell>
          <table:table-cell table:style-name="ce261" table:formula="of:=[.I116]" office:value-type="string" office:string-value="y = 9x/8+1/2" calcext:value-type="string">
            <text:p>y = 9x/8+1/2</text:p>
          </table:table-cell>
          <table:table-cell table:style-name="ce254" table:formula="of:=RANK([.A117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54" table:formula="of:=RANDBETWEEN(1;10)*IF(RANDBETWEEN(1;2)=1;-1;1)" office:value-type="float" office:value="-5" calcext:value-type="float">
            <text:p>-5</text:p>
          </table:table-cell>
          <table:table-cell table:style-name="ce261" table:formula="of:=[.AI117]" office:value-type="float" office:value="0.0930232558139535" calcext:value-type="float">
            <text:p><text:s/>4/43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7])*SIGN([.C117]*[.D117])" office:value-type="float" office:value="18" calcext:value-type="float">
            <text:p>18</text:p>
          </table:table-cell>
          <table:table-cell table:style-name="ce254" table:formula="of:=ABS([.D117])" office:value-type="float" office:value="16" calcext:value-type="float">
            <text:p>16</text:p>
          </table:table-cell>
          <table:table-cell table:style-name="ce254" table:formula="of:=GCD(ABS([.O117]);ABS([.P117]))" office:value-type="float" office:value="2" calcext:value-type="float">
            <text:p>2</text:p>
          </table:table-cell>
          <table:table-cell table:style-name="ce252" table:formula="of:=[.O117]/[.Q117]" office:value-type="float" office:value="9" calcext:value-type="float">
            <text:p>9</text:p>
          </table:table-cell>
          <table:table-cell table:style-name="ce252" table:formula="of:=[.P117]/[.Q117]" office:value-type="float" office:value="8" calcext:value-type="float">
            <text:p>8</text:p>
          </table:table-cell>
          <table:table-cell table:style-name="ce287" table:formula="of:=[.R117]/[.S117]" office:value-type="float" office:value="1.125" calcext:value-type="float">
            <text:p><text:s/>9/8 </text:p>
          </table:table-cell>
          <table:table-cell table:style-name="ce287" table:formula="of:=IF([.O117]=0;&quot;0&quot;;(IF([.O117]=[.P117];&quot;1&quot;;(IF([.O117]=-[.P117];&quot;-1&quot;;IF([.S117]=1;TEXT([.R117];10);[.T117]))))))" office:value-type="float" office:value="1.125" calcext:value-type="float">
            <text:p><text:s/>9/8 </text:p>
          </table:table-cell>
          <table:table-cell table:style-name="ce254" table:formula="of:=-ABS([.E117])*SIGN([.D117]*[.E117])+IF(RANDBETWEEN(1;2)=1;-1;1)*RANDBETWEEN(1;10)" office:value-type="float" office:value="-18" calcext:value-type="float">
            <text:p>-18</text:p>
          </table:table-cell>
          <table:table-cell table:style-name="ce254" table:formula="of:=ABS([.D117])" office:value-type="float" office:value="16" calcext:value-type="float">
            <text:p>16</text:p>
          </table:table-cell>
          <table:table-cell table:style-name="ce254" table:formula="of:=GCD(ABS([.V117]);ABS([.W117]))" office:value-type="float" office:value="2" calcext:value-type="float">
            <text:p>2</text:p>
          </table:table-cell>
          <table:table-cell table:style-name="ce252" table:formula="of:=[.V117]/[.X117]" office:value-type="float" office:value="-9" calcext:value-type="float">
            <text:p>-9</text:p>
          </table:table-cell>
          <table:table-cell table:style-name="ce252" table:formula="of:=[.W117]/[.X117]" office:value-type="float" office:value="8" calcext:value-type="float">
            <text:p>8</text:p>
          </table:table-cell>
          <table:table-cell table:style-name="ce287" table:formula="of:=[.Y117]/[.Z117]" office:value-type="float" office:value="-1.125" calcext:value-type="float">
            <text:p>- 9/8 </text:p>
          </table:table-cell>
          <table:table-cell table:style-name="ce287" table:formula="of:=IF([.V117]=0;&quot;0&quot;;(IF([.V117]=[.W117];&quot;1&quot;;(IF([.V117]=-[.W117];&quot;-1&quot;;IF([.Z117]=1;TEXT([.Y117];10);[.AA117]))))))" office:value-type="float" office:value="-1.125" calcext:value-type="float">
            <text:p>- 9/8 </text:p>
          </table:table-cell>
          <table:table-cell table:style-name="ce254" table:formula="of:=[.AD116]" office:value-type="float" office:value="16" calcext:value-type="float">
            <text:p>16</text:p>
          </table:table-cell>
          <table:table-cell table:style-name="ce254" table:formula="of:=[.AC116]" office:value-type="float" office:value="172" calcext:value-type="float">
            <text:p>172</text:p>
          </table:table-cell>
          <table:table-cell table:style-name="ce254" table:formula="of:=GCD(ABS([.AC117]);ABS([.AD117]))" office:value-type="float" office:value="4" calcext:value-type="float">
            <text:p>4</text:p>
          </table:table-cell>
          <table:table-cell table:style-name="ce252" table:formula="of:=[.AC117]/[.AE117]" office:value-type="float" office:value="4" calcext:value-type="float">
            <text:p>4</text:p>
          </table:table-cell>
          <table:table-cell table:style-name="ce252" table:formula="of:=[.AD117]/[.AE117]" office:value-type="float" office:value="43" calcext:value-type="float">
            <text:p>43</text:p>
          </table:table-cell>
          <table:table-cell table:style-name="ce287" table:formula="of:=[.AF117]/[.AG117]" office:value-type="float" office:value="0.0930232558139535" calcext:value-type="float">
            <text:p><text:s/>4/43</text:p>
          </table:table-cell>
          <table:table-cell table:style-name="ce287" table:formula="of:=IF([.AC117]=0;&quot;0&quot;;(IF([.AC117]=[.AD117];&quot;1&quot;;(IF([.AC117]=-[.AD117];&quot;-1&quot;;IF([.AG117]=1;TEXT([.AF117];10);[.AH117]))))))" office:value-type="float" office:value="0.0930232558139535" calcext:value-type="float">
            <text:p><text:s/>4/4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49894" calcext:value-type="float">
            <text:p>249894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table:formula="of:=IF(RANDBETWEEN(1;2)=1;1;-1)*RANDBETWEEN(2;20)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-11" calcext:value-type="float">
            <text:p>-11</text:p>
          </table:table-cell>
          <table:table-cell table:style-name="ce254" table:formula="of:=IF(RANDBETWEEN(1;2)=1;1;-1)*RANDBETWEEN(2;20)" office:value-type="float" office:value="13" calcext:value-type="float">
            <text:p>13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5x-11y+13=0" calcext:value-type="string">
            <text:p>5x-11y+13=0</text:p>
          </table:table-cell>
          <table:table-cell table:style-name="ce261" table:formula="of:=-[.C118]/[.D118]" office:value-type="float" office:value="0.454545454545455" calcext:value-type="float">
            <text:p><text:s/>5/11</text:p>
          </table:table-cell>
          <table:table-cell table:style-name="ce261" table:formula="of:=-[.E118]/[.D118]" office:value-type="float" office:value="1.18181818181818" calcext:value-type="float">
            <text:p>13/11</text:p>
          </table:table-cell>
          <table:table-cell table:style-name="ce261" table:formula="of:=CONCATENATE(&quot;y = &quot;;IF([.R118]=1;&quot;&quot;;IF([.R118]=-1;&quot;-&quot;;[.R118]));IF([.S118]=1;&quot;x&quot;;&quot;x/&quot;);IF([.S118]=1;&quot;&quot;;[.S118]);IF([.T118]&gt;0;&quot;+&quot;;&quot;-&quot;);ABS([.Y118]);IF([.Z118]=1;&quot;&quot;;&quot;/&quot;);IF([.Z118]=1;&quot;&quot;;[.Z118]))" office:value-type="string" office:string-value="y = 5x/11+13/11" calcext:value-type="string">
            <text:p>y = 5x/11+13/11</text:p>
          </table:table-cell>
          <table:table-cell table:style-name="ce254" table:formula="of:=RANK([.A118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54" table:formula="of:=RANDBETWEEN(1;10)*IF(RANDBETWEEN(1;2)=1;-1;1)" office:value-type="float" office:value="-2" calcext:value-type="float">
            <text:p>-2</text:p>
          </table:table-cell>
          <table:table-cell table:style-name="ce261" table:formula="of:=[.AI118]" office:value-type="float" office:value="0.272727272727273" calcext:value-type="float">
            <text:p><text:s/>3/11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8])*SIGN([.C118]*[.D118])" office:value-type="float" office:value="5" calcext:value-type="float">
            <text:p>5</text:p>
          </table:table-cell>
          <table:table-cell table:style-name="ce254" table:formula="of:=ABS([.D118])" office:value-type="float" office:value="11" calcext:value-type="float">
            <text:p>11</text:p>
          </table:table-cell>
          <table:table-cell table:style-name="ce254" table:formula="of:=GCD(ABS([.O118]);ABS([.P118]))" office:value-type="float" office:value="1" calcext:value-type="float">
            <text:p>1</text:p>
          </table:table-cell>
          <table:table-cell table:style-name="ce252" table:formula="of:=[.O118]/[.Q118]" office:value-type="float" office:value="5" calcext:value-type="float">
            <text:p>5</text:p>
          </table:table-cell>
          <table:table-cell table:style-name="ce252" table:formula="of:=[.P118]/[.Q118]" office:value-type="float" office:value="11" calcext:value-type="float">
            <text:p>11</text:p>
          </table:table-cell>
          <table:table-cell table:style-name="ce287" table:formula="of:=[.R118]/[.S118]" office:value-type="float" office:value="0.454545454545455" calcext:value-type="float">
            <text:p><text:s/>5/11</text:p>
          </table:table-cell>
          <table:table-cell table:style-name="ce287" table:formula="of:=IF([.O118]=0;&quot;0&quot;;(IF([.O118]=[.P118];&quot;1&quot;;(IF([.O118]=-[.P118];&quot;-1&quot;;IF([.S118]=1;TEXT([.R118];10);[.T118]))))))" office:value-type="float" office:value="0.454545454545455" calcext:value-type="float">
            <text:p><text:s/>5/11</text:p>
          </table:table-cell>
          <table:table-cell table:style-name="ce254" table:formula="of:=-ABS([.E118])*SIGN([.D118]*[.E118])" office:value-type="float" office:value="13" calcext:value-type="float">
            <text:p>13</text:p>
          </table:table-cell>
          <table:table-cell table:style-name="ce254" table:formula="of:=ABS([.D118])" office:value-type="float" office:value="11" calcext:value-type="float">
            <text:p>11</text:p>
          </table:table-cell>
          <table:table-cell table:style-name="ce254" table:formula="of:=GCD(ABS([.V118]);ABS([.W118]))" office:value-type="float" office:value="1" calcext:value-type="float">
            <text:p>1</text:p>
          </table:table-cell>
          <table:table-cell table:style-name="ce252" table:formula="of:=[.V118]/[.X118]" office:value-type="float" office:value="13" calcext:value-type="float">
            <text:p>13</text:p>
          </table:table-cell>
          <table:table-cell table:style-name="ce252" table:formula="of:=[.W118]/[.X118]" office:value-type="float" office:value="11" calcext:value-type="float">
            <text:p>11</text:p>
          </table:table-cell>
          <table:table-cell table:style-name="ce287" table:formula="of:=[.Y118]/[.Z118]" office:value-type="float" office:value="1.18181818181818" calcext:value-type="float">
            <text:p>13/11</text:p>
          </table:table-cell>
          <table:table-cell table:style-name="ce287" table:formula="of:=IF([.V118]=0;&quot;0&quot;;(IF([.V118]=[.W118];&quot;1&quot;;(IF([.V118]=-[.W118];&quot;-1&quot;;IF([.Z118]=1;TEXT([.Y118];10);[.AA118]))))))" office:value-type="float" office:value="1.18181818181818" calcext:value-type="float">
            <text:p>13/11</text:p>
          </table:table-cell>
          <table:table-cell table:style-name="ce254" table:formula="of:=(-[.C118]*[.L118]-[.E118])*SIGN([.D118])" office:value-type="float" office:value="3" calcext:value-type="float">
            <text:p>3</text:p>
          </table:table-cell>
          <table:table-cell table:style-name="ce254" table:formula="of:=ABS([.D118])" office:value-type="float" office:value="11" calcext:value-type="float">
            <text:p>11</text:p>
          </table:table-cell>
          <table:table-cell table:style-name="ce254" table:formula="of:=GCD(ABS([.AC118]);ABS([.AD118]))" office:value-type="float" office:value="1" calcext:value-type="float">
            <text:p>1</text:p>
          </table:table-cell>
          <table:table-cell table:style-name="ce252" table:formula="of:=[.AC118]/[.AE118]" office:value-type="float" office:value="3" calcext:value-type="float">
            <text:p>3</text:p>
          </table:table-cell>
          <table:table-cell table:style-name="ce252" table:formula="of:=[.AD118]/[.AE118]" office:value-type="float" office:value="11" calcext:value-type="float">
            <text:p>11</text:p>
          </table:table-cell>
          <table:table-cell table:style-name="ce287" table:formula="of:=[.AF118]/[.AG118]" office:value-type="float" office:value="0.272727272727273" calcext:value-type="float">
            <text:p><text:s/>3/11</text:p>
          </table:table-cell>
          <table:table-cell table:style-name="ce287" table:formula="of:=IF([.AC118]=0;&quot;0&quot;;(IF([.AC118]=[.AD118];&quot;1&quot;;(IF([.AC118]=-[.AD118];&quot;-1&quot;;IF([.AG118]=1;TEXT([.AF118];10);[.AH118]))))))" office:value-type="float" office:value="0.272727272727273" calcext:value-type="float">
            <text:p><text:s/>3/1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70871" calcext:value-type="float">
            <text:p>270871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5" calcext:value-type="float">
            <text:p>5</text:p>
          </table:table-cell>
          <table:table-cell table:style-name="ce254" table:formula="of:=[.D118]" office:value-type="float" office:value="-11" calcext:value-type="float">
            <text:p>-11</text:p>
          </table:table-cell>
          <table:table-cell table:style-name="ce254" table:formula="of:=[.E118]" office:value-type="float" office:value="13" calcext:value-type="float">
            <text:p>13</text:p>
          </table:table-cell>
          <table:table-cell table:style-name="ce254" table:formula="of:=[.F118]" office:value-type="string" office:string-value="5x-11y+13=0" calcext:value-type="string">
            <text:p>5x-11y+13=0</text:p>
          </table:table-cell>
          <table:table-cell table:style-name="ce261" table:formula="of:=[.G118]" office:value-type="float" office:value="0.454545454545455" calcext:value-type="float">
            <text:p><text:s/>5/11</text:p>
          </table:table-cell>
          <table:table-cell table:style-name="ce261" table:formula="of:=[.H118]" office:value-type="float" office:value="1.18181818181818" calcext:value-type="float">
            <text:p>13/11</text:p>
          </table:table-cell>
          <table:table-cell table:style-name="ce261" table:formula="of:=[.I118]" office:value-type="string" office:string-value="y = 5x/11+13/11" calcext:value-type="string">
            <text:p>y = 5x/11+13/11</text:p>
          </table:table-cell>
          <table:table-cell table:style-name="ce254" table:formula="of:=RANK([.A119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54" table:formula="of:=RANDBETWEEN(1;10)*IF(RANDBETWEEN(1;2)=1;-1;1)" office:value-type="float" office:value="8" calcext:value-type="float">
            <text:p>8</text:p>
          </table:table-cell>
          <table:table-cell table:style-name="ce261" table:formula="of:=[.AI119]" office:value-type="float" office:value="3.66666666666667" calcext:value-type="float">
            <text:p>11/3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9])*SIGN([.C119]*[.D119])" office:value-type="float" office:value="5" calcext:value-type="float">
            <text:p>5</text:p>
          </table:table-cell>
          <table:table-cell table:style-name="ce254" table:formula="of:=ABS([.D119])" office:value-type="float" office:value="11" calcext:value-type="float">
            <text:p>11</text:p>
          </table:table-cell>
          <table:table-cell table:style-name="ce254" table:formula="of:=GCD(ABS([.O119]);ABS([.P119]))" office:value-type="float" office:value="1" calcext:value-type="float">
            <text:p>1</text:p>
          </table:table-cell>
          <table:table-cell table:style-name="ce252" table:formula="of:=[.O119]/[.Q119]" office:value-type="float" office:value="5" calcext:value-type="float">
            <text:p>5</text:p>
          </table:table-cell>
          <table:table-cell table:style-name="ce252" table:formula="of:=[.P119]/[.Q119]" office:value-type="float" office:value="11" calcext:value-type="float">
            <text:p>11</text:p>
          </table:table-cell>
          <table:table-cell table:style-name="ce287" table:formula="of:=[.R119]/[.S119]" office:value-type="float" office:value="0.454545454545455" calcext:value-type="float">
            <text:p><text:s/>5/11</text:p>
          </table:table-cell>
          <table:table-cell table:style-name="ce287" table:formula="of:=IF([.O119]=0;&quot;0&quot;;(IF([.O119]=[.P119];&quot;1&quot;;(IF([.O119]=-[.P119];&quot;-1&quot;;IF([.S119]=1;TEXT([.R119];10);[.T119]))))))" office:value-type="float" office:value="0.454545454545455" calcext:value-type="float">
            <text:p><text:s/>5/11</text:p>
          </table:table-cell>
          <table:table-cell table:style-name="ce254" table:formula="of:=-ABS([.E119])*SIGN([.D119]*[.E119])+IF(RANDBETWEEN(1;2)=1;-1;1)*RANDBETWEEN(1;10)" office:value-type="float" office:value="23" calcext:value-type="float">
            <text:p>23</text:p>
          </table:table-cell>
          <table:table-cell table:style-name="ce254" table:formula="of:=ABS([.D119])" office:value-type="float" office:value="11" calcext:value-type="float">
            <text:p>11</text:p>
          </table:table-cell>
          <table:table-cell table:style-name="ce254" table:formula="of:=GCD(ABS([.V119]);ABS([.W119]))" office:value-type="float" office:value="1" calcext:value-type="float">
            <text:p>1</text:p>
          </table:table-cell>
          <table:table-cell table:style-name="ce252" table:formula="of:=[.V119]/[.X119]" office:value-type="float" office:value="23" calcext:value-type="float">
            <text:p>23</text:p>
          </table:table-cell>
          <table:table-cell table:style-name="ce252" table:formula="of:=[.W119]/[.X119]" office:value-type="float" office:value="11" calcext:value-type="float">
            <text:p>11</text:p>
          </table:table-cell>
          <table:table-cell table:style-name="ce287" table:formula="of:=[.Y119]/[.Z119]" office:value-type="float" office:value="2.09090909090909" calcext:value-type="float">
            <text:p>23/11</text:p>
          </table:table-cell>
          <table:table-cell table:style-name="ce287" table:formula="of:=IF([.V119]=0;&quot;0&quot;;(IF([.V119]=[.W119];&quot;1&quot;;(IF([.V119]=-[.W119];&quot;-1&quot;;IF([.Z119]=1;TEXT([.Y119];10);[.AA119]))))))" office:value-type="float" office:value="2.09090909090909" calcext:value-type="float">
            <text:p>23/11</text:p>
          </table:table-cell>
          <table:table-cell table:style-name="ce254" table:formula="of:=[.AD118]" office:value-type="float" office:value="11" calcext:value-type="float">
            <text:p>11</text:p>
          </table:table-cell>
          <table:table-cell table:style-name="ce254" table:formula="of:=[.AC118]" office:value-type="float" office:value="3" calcext:value-type="float">
            <text:p>3</text:p>
          </table:table-cell>
          <table:table-cell table:style-name="ce254" table:formula="of:=GCD(ABS([.AC119]);ABS([.AD119]))" office:value-type="float" office:value="1" calcext:value-type="float">
            <text:p>1</text:p>
          </table:table-cell>
          <table:table-cell table:style-name="ce252" table:formula="of:=[.AC119]/[.AE119]" office:value-type="float" office:value="11" calcext:value-type="float">
            <text:p>11</text:p>
          </table:table-cell>
          <table:table-cell table:style-name="ce252" table:formula="of:=[.AD119]/[.AE119]" office:value-type="float" office:value="3" calcext:value-type="float">
            <text:p>3</text:p>
          </table:table-cell>
          <table:table-cell table:style-name="ce287" table:formula="of:=[.AF119]/[.AG119]" office:value-type="float" office:value="3.66666666666667" calcext:value-type="float">
            <text:p>11/3 </text:p>
          </table:table-cell>
          <table:table-cell table:style-name="ce287" table:formula="of:=IF([.AC119]=0;&quot;0&quot;;(IF([.AC119]=[.AD119];&quot;1&quot;;(IF([.AC119]=-[.AD119];&quot;-1&quot;;IF([.AG119]=1;TEXT([.AF119];10);[.AH119]))))))" office:value-type="float" office:value="3.66666666666667" calcext:value-type="float">
            <text:p>11/3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09446" calcext:value-type="float">
            <text:p>909446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-7" calcext:value-type="float">
            <text:p>-7</text:p>
          </table:table-cell>
          <table:table-cell table:style-name="ce254" table:formula="of:=IF(RANDBETWEEN(1;2)=1;1;-1)*RANDBETWEEN(2;20)" office:value-type="float" office:value="-11" calcext:value-type="float">
            <text:p>-11</text:p>
          </table:table-cell>
          <table:table-cell table:style-name="ce254" table:formula="of:=IF(RANDBETWEEN(1;2)=1;1;-1)*RANDBETWEEN(2;20)" office:value-type="float" office:value="-9" calcext:value-type="float">
            <text:p>-9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-7x-11y-9=0" calcext:value-type="string">
            <text:p>-7x-11y-9=0</text:p>
          </table:table-cell>
          <table:table-cell table:style-name="ce261" table:formula="of:=-[.C120]/[.D120]" office:value-type="float" office:value="-0.636363636363636" calcext:value-type="float">
            <text:p>- 7/11</text:p>
          </table:table-cell>
          <table:table-cell table:style-name="ce261" table:formula="of:=-[.E120]/[.D120]" office:value-type="float" office:value="-0.818181818181818" calcext:value-type="float">
            <text:p>- 9/11</text:p>
          </table:table-cell>
          <table:table-cell table:style-name="ce261" table:formula="of:=CONCATENATE(&quot;y = &quot;;IF([.R120]=1;&quot;&quot;;IF([.R120]=-1;&quot;-&quot;;[.R120]));IF([.S120]=1;&quot;x&quot;;&quot;x/&quot;);IF([.S120]=1;&quot;&quot;;[.S120]);IF([.T120]&gt;0;&quot;+&quot;;&quot;-&quot;);ABS([.Y120]);IF([.Z120]=1;&quot;&quot;;&quot;/&quot;);IF([.Z120]=1;&quot;&quot;;[.Z120]))" office:value-type="string" office:string-value="y = -7x/11-9/11" calcext:value-type="string">
            <text:p>y = -7x/11-9/11</text:p>
          </table:table-cell>
          <table:table-cell table:style-name="ce254" table:formula="of:=RANK([.A120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54" table:formula="of:=RANDBETWEEN(1;10)*IF(RANDBETWEEN(1;2)=1;-1;1)" office:value-type="float" office:value="7" calcext:value-type="float">
            <text:p>7</text:p>
          </table:table-cell>
          <table:table-cell table:style-name="ce261" table:formula="of:=[.AI120]" office:value-type="float" office:value="-5.27272727272727" calcext:value-type="float">
            <text:p>-58/11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0])*SIGN([.C120]*[.D120])" office:value-type="float" office:value="-7" calcext:value-type="float">
            <text:p>-7</text:p>
          </table:table-cell>
          <table:table-cell table:style-name="ce254" table:formula="of:=ABS([.D120])" office:value-type="float" office:value="11" calcext:value-type="float">
            <text:p>11</text:p>
          </table:table-cell>
          <table:table-cell table:style-name="ce254" table:formula="of:=GCD(ABS([.O120]);ABS([.P120]))" office:value-type="float" office:value="1" calcext:value-type="float">
            <text:p>1</text:p>
          </table:table-cell>
          <table:table-cell table:style-name="ce252" table:formula="of:=[.O120]/[.Q120]" office:value-type="float" office:value="-7" calcext:value-type="float">
            <text:p>-7</text:p>
          </table:table-cell>
          <table:table-cell table:style-name="ce252" table:formula="of:=[.P120]/[.Q120]" office:value-type="float" office:value="11" calcext:value-type="float">
            <text:p>11</text:p>
          </table:table-cell>
          <table:table-cell table:style-name="ce287" table:formula="of:=[.R120]/[.S120]" office:value-type="float" office:value="-0.636363636363636" calcext:value-type="float">
            <text:p>- 7/11</text:p>
          </table:table-cell>
          <table:table-cell table:style-name="ce287" table:formula="of:=IF([.O120]=0;&quot;0&quot;;(IF([.O120]=[.P120];&quot;1&quot;;(IF([.O120]=-[.P120];&quot;-1&quot;;IF([.S120]=1;TEXT([.R120];10);[.T120]))))))" office:value-type="float" office:value="-0.636363636363636" calcext:value-type="float">
            <text:p>- 7/11</text:p>
          </table:table-cell>
          <table:table-cell table:style-name="ce254" table:formula="of:=-ABS([.E120])*SIGN([.D120]*[.E120])" office:value-type="float" office:value="-9" calcext:value-type="float">
            <text:p>-9</text:p>
          </table:table-cell>
          <table:table-cell table:style-name="ce254" table:formula="of:=ABS([.D120])" office:value-type="float" office:value="11" calcext:value-type="float">
            <text:p>11</text:p>
          </table:table-cell>
          <table:table-cell table:style-name="ce254" table:formula="of:=GCD(ABS([.V120]);ABS([.W120]))" office:value-type="float" office:value="1" calcext:value-type="float">
            <text:p>1</text:p>
          </table:table-cell>
          <table:table-cell table:style-name="ce252" table:formula="of:=[.V120]/[.X120]" office:value-type="float" office:value="-9" calcext:value-type="float">
            <text:p>-9</text:p>
          </table:table-cell>
          <table:table-cell table:style-name="ce252" table:formula="of:=[.W120]/[.X120]" office:value-type="float" office:value="11" calcext:value-type="float">
            <text:p>11</text:p>
          </table:table-cell>
          <table:table-cell table:style-name="ce287" table:formula="of:=[.Y120]/[.Z120]" office:value-type="float" office:value="-0.818181818181818" calcext:value-type="float">
            <text:p>- 9/11</text:p>
          </table:table-cell>
          <table:table-cell table:style-name="ce287" table:formula="of:=IF([.V120]=0;&quot;0&quot;;(IF([.V120]=[.W120];&quot;1&quot;;(IF([.V120]=-[.W120];&quot;-1&quot;;IF([.Z120]=1;TEXT([.Y120];10);[.AA120]))))))" office:value-type="float" office:value="-0.818181818181818" calcext:value-type="float">
            <text:p>- 9/11</text:p>
          </table:table-cell>
          <table:table-cell table:style-name="ce254" table:formula="of:=(-[.C120]*[.L120]-[.E120])*SIGN([.D120])" office:value-type="float" office:value="-58" calcext:value-type="float">
            <text:p>-58</text:p>
          </table:table-cell>
          <table:table-cell table:style-name="ce254" table:formula="of:=ABS([.D120])" office:value-type="float" office:value="11" calcext:value-type="float">
            <text:p>11</text:p>
          </table:table-cell>
          <table:table-cell table:style-name="ce254" table:formula="of:=GCD(ABS([.AC120]);ABS([.AD120]))" office:value-type="float" office:value="1" calcext:value-type="float">
            <text:p>1</text:p>
          </table:table-cell>
          <table:table-cell table:style-name="ce252" table:formula="of:=[.AC120]/[.AE120]" office:value-type="float" office:value="-58" calcext:value-type="float">
            <text:p>-58</text:p>
          </table:table-cell>
          <table:table-cell table:style-name="ce252" table:formula="of:=[.AD120]/[.AE120]" office:value-type="float" office:value="11" calcext:value-type="float">
            <text:p>11</text:p>
          </table:table-cell>
          <table:table-cell table:style-name="ce287" table:formula="of:=[.AF120]/[.AG120]" office:value-type="float" office:value="-5.27272727272727" calcext:value-type="float">
            <text:p>-58/11</text:p>
          </table:table-cell>
          <table:table-cell table:style-name="ce287" table:formula="of:=IF([.AC120]=0;&quot;0&quot;;(IF([.AC120]=[.AD120];&quot;1&quot;;(IF([.AC120]=-[.AD120];&quot;-1&quot;;IF([.AG120]=1;TEXT([.AF120];10);[.AH120]))))))" office:value-type="float" office:value="-5.27272727272727" calcext:value-type="float">
            <text:p>-58/1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30025" calcext:value-type="float">
            <text:p>630025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-7" calcext:value-type="float">
            <text:p>-7</text:p>
          </table:table-cell>
          <table:table-cell table:style-name="ce254" table:formula="of:=[.D120]" office:value-type="float" office:value="-11" calcext:value-type="float">
            <text:p>-11</text:p>
          </table:table-cell>
          <table:table-cell table:style-name="ce254" table:formula="of:=[.E120]" office:value-type="float" office:value="-9" calcext:value-type="float">
            <text:p>-9</text:p>
          </table:table-cell>
          <table:table-cell table:style-name="ce254" table:formula="of:=[.F120]" office:value-type="string" office:string-value="-7x-11y-9=0" calcext:value-type="string">
            <text:p>-7x-11y-9=0</text:p>
          </table:table-cell>
          <table:table-cell table:style-name="ce261" table:formula="of:=[.G120]" office:value-type="float" office:value="-0.636363636363636" calcext:value-type="float">
            <text:p>- 7/11</text:p>
          </table:table-cell>
          <table:table-cell table:style-name="ce261" table:formula="of:=[.H120]" office:value-type="float" office:value="-0.818181818181818" calcext:value-type="float">
            <text:p>- 9/11</text:p>
          </table:table-cell>
          <table:table-cell table:style-name="ce261" table:formula="of:=[.I120]" office:value-type="string" office:string-value="y = -7x/11-9/11" calcext:value-type="string">
            <text:p>y = -7x/11-9/11</text:p>
          </table:table-cell>
          <table:table-cell table:style-name="ce254" table:formula="of:=RANK([.A121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54" table:formula="of:=RANDBETWEEN(1;10)*IF(RANDBETWEEN(1;2)=1;-1;1)" office:value-type="float" office:value="7" calcext:value-type="float">
            <text:p>7</text:p>
          </table:table-cell>
          <table:table-cell table:style-name="ce261" table:formula="of:=[.AI121]" office:value-type="float" office:value="-0.189655172413793" calcext:value-type="float">
            <text:p>-11/58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1])*SIGN([.C121]*[.D121])" office:value-type="float" office:value="-7" calcext:value-type="float">
            <text:p>-7</text:p>
          </table:table-cell>
          <table:table-cell table:style-name="ce254" table:formula="of:=ABS([.D121])" office:value-type="float" office:value="11" calcext:value-type="float">
            <text:p>11</text:p>
          </table:table-cell>
          <table:table-cell table:style-name="ce254" table:formula="of:=GCD(ABS([.O121]);ABS([.P121]))" office:value-type="float" office:value="1" calcext:value-type="float">
            <text:p>1</text:p>
          </table:table-cell>
          <table:table-cell table:style-name="ce252" table:formula="of:=[.O121]/[.Q121]" office:value-type="float" office:value="-7" calcext:value-type="float">
            <text:p>-7</text:p>
          </table:table-cell>
          <table:table-cell table:style-name="ce252" table:formula="of:=[.P121]/[.Q121]" office:value-type="float" office:value="11" calcext:value-type="float">
            <text:p>11</text:p>
          </table:table-cell>
          <table:table-cell table:style-name="ce287" table:formula="of:=[.R121]/[.S121]" office:value-type="float" office:value="-0.636363636363636" calcext:value-type="float">
            <text:p>- 7/11</text:p>
          </table:table-cell>
          <table:table-cell table:style-name="ce287" table:formula="of:=IF([.O121]=0;&quot;0&quot;;(IF([.O121]=[.P121];&quot;1&quot;;(IF([.O121]=-[.P121];&quot;-1&quot;;IF([.S121]=1;TEXT([.R121];10);[.T121]))))))" office:value-type="float" office:value="-0.636363636363636" calcext:value-type="float">
            <text:p>- 7/11</text:p>
          </table:table-cell>
          <table:table-cell table:style-name="ce254" table:formula="of:=-ABS([.E121])*SIGN([.D121]*[.E121])+IF(RANDBETWEEN(1;2)=1;-1;1)*RANDBETWEEN(1;10)" office:value-type="float" office:value="-1" calcext:value-type="float">
            <text:p>-1</text:p>
          </table:table-cell>
          <table:table-cell table:style-name="ce254" table:formula="of:=ABS([.D121])" office:value-type="float" office:value="11" calcext:value-type="float">
            <text:p>11</text:p>
          </table:table-cell>
          <table:table-cell table:style-name="ce254" table:formula="of:=GCD(ABS([.V121]);ABS([.W121]))" office:value-type="float" office:value="1" calcext:value-type="float">
            <text:p>1</text:p>
          </table:table-cell>
          <table:table-cell table:style-name="ce252" table:formula="of:=[.V121]/[.X121]" office:value-type="float" office:value="-1" calcext:value-type="float">
            <text:p>-1</text:p>
          </table:table-cell>
          <table:table-cell table:style-name="ce252" table:formula="of:=[.W121]/[.X121]" office:value-type="float" office:value="11" calcext:value-type="float">
            <text:p>11</text:p>
          </table:table-cell>
          <table:table-cell table:style-name="ce287" table:formula="of:=[.Y121]/[.Z121]" office:value-type="float" office:value="-0.0909090909090909" calcext:value-type="float">
            <text:p>- 1/11</text:p>
          </table:table-cell>
          <table:table-cell table:style-name="ce287" table:formula="of:=IF([.V121]=0;&quot;0&quot;;(IF([.V121]=[.W121];&quot;1&quot;;(IF([.V121]=-[.W121];&quot;-1&quot;;IF([.Z121]=1;TEXT([.Y121];10);[.AA121]))))))" office:value-type="float" office:value="-0.0909090909090909" calcext:value-type="float">
            <text:p>- 1/11</text:p>
          </table:table-cell>
          <table:table-cell table:style-name="ce254" table:formula="of:=[.AD120]" office:value-type="float" office:value="11" calcext:value-type="float">
            <text:p>11</text:p>
          </table:table-cell>
          <table:table-cell table:style-name="ce254" table:formula="of:=[.AC120]" office:value-type="float" office:value="-58" calcext:value-type="float">
            <text:p>-58</text:p>
          </table:table-cell>
          <table:table-cell table:style-name="ce254" table:formula="of:=GCD(ABS([.AC121]);ABS([.AD121]))" office:value-type="float" office:value="1" calcext:value-type="float">
            <text:p>1</text:p>
          </table:table-cell>
          <table:table-cell table:style-name="ce252" table:formula="of:=[.AC121]/[.AE121]" office:value-type="float" office:value="11" calcext:value-type="float">
            <text:p>11</text:p>
          </table:table-cell>
          <table:table-cell table:style-name="ce252" table:formula="of:=[.AD121]/[.AE121]" office:value-type="float" office:value="-58" calcext:value-type="float">
            <text:p>-58</text:p>
          </table:table-cell>
          <table:table-cell table:style-name="ce287" table:formula="of:=[.AF121]/[.AG121]" office:value-type="float" office:value="-0.189655172413793" calcext:value-type="float">
            <text:p>-11/58</text:p>
          </table:table-cell>
          <table:table-cell table:style-name="ce287" table:formula="of:=IF([.AC121]=0;&quot;0&quot;;(IF([.AC121]=[.AD121];&quot;1&quot;;(IF([.AC121]=-[.AD121];&quot;-1&quot;;IF([.AG121]=1;TEXT([.AF121];10);[.AH121]))))))" office:value-type="float" office:value="-0.189655172413793" calcext:value-type="float">
            <text:p>-11/58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53032" calcext:value-type="float">
            <text:p>553032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-12" calcext:value-type="float">
            <text:p>-12</text:p>
          </table:table-cell>
          <table:table-cell table:style-name="ce254" table:formula="of:=IF(RANDBETWEEN(1;2)=1;1;-1)*RANDBETWEEN(2;20)" office:value-type="float" office:value="16" calcext:value-type="float">
            <text:p>16</text:p>
          </table:table-cell>
          <table:table-cell table:style-name="ce254" table:formula="of:=IF(RANDBETWEEN(1;2)=1;1;-1)*RANDBETWEEN(2;20)" office:value-type="float" office:value="7" calcext:value-type="float">
            <text:p>7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-12x+16y+7=0" calcext:value-type="string">
            <text:p>-12x+16y+7=0</text:p>
          </table:table-cell>
          <table:table-cell table:style-name="ce261" table:formula="of:=-[.C122]/[.D122]" office:value-type="float" office:value="0.75" calcext:value-type="float">
            <text:p><text:s/>3/4 </text:p>
          </table:table-cell>
          <table:table-cell table:style-name="ce261" table:formula="of:=-[.E122]/[.D122]" office:value-type="float" office:value="-0.4375" calcext:value-type="float">
            <text:p>- 7/16</text:p>
          </table:table-cell>
          <table:table-cell table:style-name="ce261" table:formula="of:=CONCATENATE(&quot;y = &quot;;IF([.R122]=1;&quot;&quot;;IF([.R122]=-1;&quot;-&quot;;[.R122]));IF([.S122]=1;&quot;x&quot;;&quot;x/&quot;);IF([.S122]=1;&quot;&quot;;[.S122]);IF([.T122]&gt;0;&quot;+&quot;;&quot;-&quot;);ABS([.Y122]);IF([.Z122]=1;&quot;&quot;;&quot;/&quot;);IF([.Z122]=1;&quot;&quot;;[.Z122]))" office:value-type="string" office:string-value="y = 3x/4+7/16" calcext:value-type="string">
            <text:p>y = 3x/4+7/16</text:p>
          </table:table-cell>
          <table:table-cell table:style-name="ce254" table:formula="of:=RANK([.A122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54" table:formula="of:=RANDBETWEEN(1;10)*IF(RANDBETWEEN(1;2)=1;-1;1)" office:value-type="float" office:value="-9" calcext:value-type="float">
            <text:p>-9</text:p>
          </table:table-cell>
          <table:table-cell table:style-name="ce261" table:formula="of:=[.AI122]" office:value-type="float" office:value="-7.1875" calcext:value-type="float">
            <text:p>-115/16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2])*SIGN([.C122]*[.D122])" office:value-type="float" office:value="12" calcext:value-type="float">
            <text:p>12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O122]);ABS([.P122]))" office:value-type="float" office:value="4" calcext:value-type="float">
            <text:p>4</text:p>
          </table:table-cell>
          <table:table-cell table:style-name="ce252" table:formula="of:=[.O122]/[.Q122]" office:value-type="float" office:value="3" calcext:value-type="float">
            <text:p>3</text:p>
          </table:table-cell>
          <table:table-cell table:style-name="ce252" table:formula="of:=[.P122]/[.Q122]" office:value-type="float" office:value="4" calcext:value-type="float">
            <text:p>4</text:p>
          </table:table-cell>
          <table:table-cell table:style-name="ce287" table:formula="of:=[.R122]/[.S122]" office:value-type="float" office:value="0.75" calcext:value-type="float">
            <text:p><text:s/>3/4 </text:p>
          </table:table-cell>
          <table:table-cell table:style-name="ce287" table:formula="of:=IF([.O122]=0;&quot;0&quot;;(IF([.O122]=[.P122];&quot;1&quot;;(IF([.O122]=-[.P122];&quot;-1&quot;;IF([.S122]=1;TEXT([.R122];10);[.T122]))))))" office:value-type="float" office:value="0.75" calcext:value-type="float">
            <text:p><text:s/>3/4 </text:p>
          </table:table-cell>
          <table:table-cell table:style-name="ce254" table:formula="of:=-ABS([.E122])*SIGN([.D122]*[.E122])" office:value-type="float" office:value="-7" calcext:value-type="float">
            <text:p>-7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V122]);ABS([.W122]))" office:value-type="float" office:value="1" calcext:value-type="float">
            <text:p>1</text:p>
          </table:table-cell>
          <table:table-cell table:style-name="ce252" table:formula="of:=[.V122]/[.X122]" office:value-type="float" office:value="-7" calcext:value-type="float">
            <text:p>-7</text:p>
          </table:table-cell>
          <table:table-cell table:style-name="ce252" table:formula="of:=[.W122]/[.X122]" office:value-type="float" office:value="16" calcext:value-type="float">
            <text:p>16</text:p>
          </table:table-cell>
          <table:table-cell table:style-name="ce287" table:formula="of:=[.Y122]/[.Z122]" office:value-type="float" office:value="-0.4375" calcext:value-type="float">
            <text:p>- 7/16</text:p>
          </table:table-cell>
          <table:table-cell table:style-name="ce287" table:formula="of:=IF([.V122]=0;&quot;0&quot;;(IF([.V122]=[.W122];&quot;1&quot;;(IF([.V122]=-[.W122];&quot;-1&quot;;IF([.Z122]=1;TEXT([.Y122];10);[.AA122]))))))" office:value-type="float" office:value="-0.4375" calcext:value-type="float">
            <text:p>- 7/16</text:p>
          </table:table-cell>
          <table:table-cell table:style-name="ce254" table:formula="of:=(-[.C122]*[.L122]-[.E122])*SIGN([.D122])" office:value-type="float" office:value="-115" calcext:value-type="float">
            <text:p>-115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AC122]);ABS([.AD122]))" office:value-type="float" office:value="1" calcext:value-type="float">
            <text:p>1</text:p>
          </table:table-cell>
          <table:table-cell table:style-name="ce252" table:formula="of:=[.AC122]/[.AE122]" office:value-type="float" office:value="-115" calcext:value-type="float">
            <text:p>-115</text:p>
          </table:table-cell>
          <table:table-cell table:style-name="ce252" table:formula="of:=[.AD122]/[.AE122]" office:value-type="float" office:value="16" calcext:value-type="float">
            <text:p>16</text:p>
          </table:table-cell>
          <table:table-cell table:style-name="ce287" table:formula="of:=[.AF122]/[.AG122]" office:value-type="float" office:value="-7.1875" calcext:value-type="float">
            <text:p>-115/16</text:p>
          </table:table-cell>
          <table:table-cell table:style-name="ce287" table:formula="of:=IF([.AC122]=0;&quot;0&quot;;(IF([.AC122]=[.AD122];&quot;1&quot;;(IF([.AC122]=-[.AD122];&quot;-1&quot;;IF([.AG122]=1;TEXT([.AF122];10);[.AH122]))))))" office:value-type="float" office:value="-7.1875" calcext:value-type="float">
            <text:p>-115/16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99544" calcext:value-type="float">
            <text:p>199544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-12" calcext:value-type="float">
            <text:p>-12</text:p>
          </table:table-cell>
          <table:table-cell table:style-name="ce254" table:formula="of:=[.D122]" office:value-type="float" office:value="16" calcext:value-type="float">
            <text:p>16</text:p>
          </table:table-cell>
          <table:table-cell table:style-name="ce254" table:formula="of:=[.E122]" office:value-type="float" office:value="7" calcext:value-type="float">
            <text:p>7</text:p>
          </table:table-cell>
          <table:table-cell table:style-name="ce254" table:formula="of:=[.F122]" office:value-type="string" office:string-value="-12x+16y+7=0" calcext:value-type="string">
            <text:p>-12x+16y+7=0</text:p>
          </table:table-cell>
          <table:table-cell table:style-name="ce261" table:formula="of:=[.G122]" office:value-type="float" office:value="0.75" calcext:value-type="float">
            <text:p><text:s/>3/4 </text:p>
          </table:table-cell>
          <table:table-cell table:style-name="ce261" table:formula="of:=[.H122]" office:value-type="float" office:value="-0.4375" calcext:value-type="float">
            <text:p>- 7/16</text:p>
          </table:table-cell>
          <table:table-cell table:style-name="ce261" table:formula="of:=[.I122]" office:value-type="string" office:string-value="y = 3x/4+7/16" calcext:value-type="string">
            <text:p>y = 3x/4+7/16</text:p>
          </table:table-cell>
          <table:table-cell table:style-name="ce254" table:formula="of:=RANK([.A123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54" table:formula="of:=RANDBETWEEN(1;10)*IF(RANDBETWEEN(1;2)=1;-1;1)" office:value-type="float" office:value="4" calcext:value-type="float">
            <text:p>4</text:p>
          </table:table-cell>
          <table:table-cell table:style-name="ce261" table:formula="of:=[.AI123]" office:value-type="float" office:value="-0.139130434782609" calcext:value-type="float">
            <text:p>-11/79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3])*SIGN([.C123]*[.D123])" office:value-type="float" office:value="12" calcext:value-type="float">
            <text:p>12</text:p>
          </table:table-cell>
          <table:table-cell table:style-name="ce254" table:formula="of:=ABS([.D123])" office:value-type="float" office:value="16" calcext:value-type="float">
            <text:p>16</text:p>
          </table:table-cell>
          <table:table-cell table:style-name="ce254" table:formula="of:=GCD(ABS([.O123]);ABS([.P123]))" office:value-type="float" office:value="4" calcext:value-type="float">
            <text:p>4</text:p>
          </table:table-cell>
          <table:table-cell table:style-name="ce252" table:formula="of:=[.O123]/[.Q123]" office:value-type="float" office:value="3" calcext:value-type="float">
            <text:p>3</text:p>
          </table:table-cell>
          <table:table-cell table:style-name="ce252" table:formula="of:=[.P123]/[.Q123]" office:value-type="float" office:value="4" calcext:value-type="float">
            <text:p>4</text:p>
          </table:table-cell>
          <table:table-cell table:style-name="ce287" table:formula="of:=[.R123]/[.S123]" office:value-type="float" office:value="0.75" calcext:value-type="float">
            <text:p><text:s/>3/4 </text:p>
          </table:table-cell>
          <table:table-cell table:style-name="ce287" table:formula="of:=IF([.O123]=0;&quot;0&quot;;(IF([.O123]=[.P123];&quot;1&quot;;(IF([.O123]=-[.P123];&quot;-1&quot;;IF([.S123]=1;TEXT([.R123];10);[.T123]))))))" office:value-type="float" office:value="0.75" calcext:value-type="float">
            <text:p><text:s/>3/4 </text:p>
          </table:table-cell>
          <table:table-cell table:style-name="ce254" table:formula="of:=-ABS([.E123])*SIGN([.D123]*[.E123])+IF(RANDBETWEEN(1;2)=1;-1;1)*RANDBETWEEN(1;10)" office:value-type="float" office:value="1" calcext:value-type="float">
            <text:p>1</text:p>
          </table:table-cell>
          <table:table-cell table:style-name="ce254" table:formula="of:=ABS([.D123])" office:value-type="float" office:value="16" calcext:value-type="float">
            <text:p>16</text:p>
          </table:table-cell>
          <table:table-cell table:style-name="ce254" table:formula="of:=GCD(ABS([.V123]);ABS([.W123]))" office:value-type="float" office:value="1" calcext:value-type="float">
            <text:p>1</text:p>
          </table:table-cell>
          <table:table-cell table:style-name="ce252" table:formula="of:=[.V123]/[.X123]" office:value-type="float" office:value="1" calcext:value-type="float">
            <text:p>1</text:p>
          </table:table-cell>
          <table:table-cell table:style-name="ce252" table:formula="of:=[.W123]/[.X123]" office:value-type="float" office:value="16" calcext:value-type="float">
            <text:p>16</text:p>
          </table:table-cell>
          <table:table-cell table:style-name="ce287" table:formula="of:=[.Y123]/[.Z123]" office:value-type="float" office:value="0.0625" calcext:value-type="float">
            <text:p><text:s/>1/16</text:p>
          </table:table-cell>
          <table:table-cell table:style-name="ce287" table:formula="of:=IF([.V123]=0;&quot;0&quot;;(IF([.V123]=[.W123];&quot;1&quot;;(IF([.V123]=-[.W123];&quot;-1&quot;;IF([.Z123]=1;TEXT([.Y123];10);[.AA123]))))))" office:value-type="float" office:value="0.0625" calcext:value-type="float">
            <text:p><text:s/>1/16</text:p>
          </table:table-cell>
          <table:table-cell table:style-name="ce254" table:formula="of:=[.AD122]" office:value-type="float" office:value="16" calcext:value-type="float">
            <text:p>16</text:p>
          </table:table-cell>
          <table:table-cell table:style-name="ce254" table:formula="of:=[.AC122]" office:value-type="float" office:value="-115" calcext:value-type="float">
            <text:p>-115</text:p>
          </table:table-cell>
          <table:table-cell table:style-name="ce254" table:formula="of:=GCD(ABS([.AC123]);ABS([.AD123]))" office:value-type="float" office:value="1" calcext:value-type="float">
            <text:p>1</text:p>
          </table:table-cell>
          <table:table-cell table:style-name="ce252" table:formula="of:=[.AC123]/[.AE123]" office:value-type="float" office:value="16" calcext:value-type="float">
            <text:p>16</text:p>
          </table:table-cell>
          <table:table-cell table:style-name="ce252" table:formula="of:=[.AD123]/[.AE123]" office:value-type="float" office:value="-115" calcext:value-type="float">
            <text:p>-115</text:p>
          </table:table-cell>
          <table:table-cell table:style-name="ce287" table:formula="of:=[.AF123]/[.AG123]" office:value-type="float" office:value="-0.139130434782609" calcext:value-type="float">
            <text:p>-11/79</text:p>
          </table:table-cell>
          <table:table-cell table:style-name="ce287" table:formula="of:=IF([.AC123]=0;&quot;0&quot;;(IF([.AC123]=[.AD123];&quot;1&quot;;(IF([.AC123]=-[.AD123];&quot;-1&quot;;IF([.AG123]=1;TEXT([.AF123];10);[.AH123]))))))" office:value-type="float" office:value="-0.139130434782609" calcext:value-type="float">
            <text:p>-11/7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71965" calcext:value-type="float">
            <text:p>971965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18" calcext:value-type="float">
            <text:p>18</text:p>
          </table:table-cell>
          <table:table-cell table:style-name="ce254" table:formula="of:=IF(RANDBETWEEN(1;2)=1;1;-1)*RANDBETWEEN(2;20)" office:value-type="float" office:value="3" calcext:value-type="float">
            <text:p>3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5x+18y+3=0" calcext:value-type="string">
            <text:p>5x+18y+3=0</text:p>
          </table:table-cell>
          <table:table-cell table:style-name="ce261" table:formula="of:=-[.C124]/[.D124]" office:value-type="float" office:value="-0.277777777777778" calcext:value-type="float">
            <text:p>- 5/18</text:p>
          </table:table-cell>
          <table:table-cell table:style-name="ce261" table:formula="of:=-[.E124]/[.D124]" office:value-type="float" office:value="-0.166666666666667" calcext:value-type="float">
            <text:p>- 1/6 </text:p>
          </table:table-cell>
          <table:table-cell table:style-name="ce261" table:formula="of:=CONCATENATE(&quot;y = &quot;;IF([.R124]=1;&quot;&quot;;IF([.R124]=-1;&quot;-&quot;;[.R124]));IF([.S124]=1;&quot;x&quot;;&quot;x/&quot;);IF([.S124]=1;&quot;&quot;;[.S124]);IF([.T124]&gt;0;&quot;+&quot;;&quot;-&quot;);ABS([.Y124]);IF([.Z124]=1;&quot;&quot;;&quot;/&quot;);IF([.Z124]=1;&quot;&quot;;[.Z124]))" office:value-type="string" office:string-value="y = -5x/18-1/6" calcext:value-type="string">
            <text:p>y = -5x/18-1/6</text:p>
          </table:table-cell>
          <table:table-cell table:style-name="ce254" table:formula="of:=RANK([.A124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54" table:formula="of:=RANDBETWEEN(1;10)*IF(RANDBETWEEN(1;2)=1;-1;1)" office:value-type="float" office:value="-8" calcext:value-type="float">
            <text:p>-8</text:p>
          </table:table-cell>
          <table:table-cell table:style-name="ce261" table:formula="of:=[.AI124]" office:value-type="float" office:value="2.05555555555556" calcext:value-type="float">
            <text:p>37/18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4])*SIGN([.C124]*[.D124])" office:value-type="float" office:value="-5" calcext:value-type="float">
            <text:p>-5</text:p>
          </table:table-cell>
          <table:table-cell table:style-name="ce254" table:formula="of:=ABS([.D124])" office:value-type="float" office:value="18" calcext:value-type="float">
            <text:p>18</text:p>
          </table:table-cell>
          <table:table-cell table:style-name="ce254" table:formula="of:=GCD(ABS([.O124]);ABS([.P124]))" office:value-type="float" office:value="1" calcext:value-type="float">
            <text:p>1</text:p>
          </table:table-cell>
          <table:table-cell table:style-name="ce252" table:formula="of:=[.O124]/[.Q124]" office:value-type="float" office:value="-5" calcext:value-type="float">
            <text:p>-5</text:p>
          </table:table-cell>
          <table:table-cell table:style-name="ce252" table:formula="of:=[.P124]/[.Q124]" office:value-type="float" office:value="18" calcext:value-type="float">
            <text:p>18</text:p>
          </table:table-cell>
          <table:table-cell table:style-name="ce287" table:formula="of:=[.R124]/[.S124]" office:value-type="float" office:value="-0.277777777777778" calcext:value-type="float">
            <text:p>- 5/18</text:p>
          </table:table-cell>
          <table:table-cell table:style-name="ce287" table:formula="of:=IF([.O124]=0;&quot;0&quot;;(IF([.O124]=[.P124];&quot;1&quot;;(IF([.O124]=-[.P124];&quot;-1&quot;;IF([.S124]=1;TEXT([.R124];10);[.T124]))))))" office:value-type="float" office:value="-0.277777777777778" calcext:value-type="float">
            <text:p>- 5/18</text:p>
          </table:table-cell>
          <table:table-cell table:style-name="ce254" table:formula="of:=-ABS([.E124])*SIGN([.D124]*[.E124])" office:value-type="float" office:value="-3" calcext:value-type="float">
            <text:p>-3</text:p>
          </table:table-cell>
          <table:table-cell table:style-name="ce254" table:formula="of:=ABS([.D124])" office:value-type="float" office:value="18" calcext:value-type="float">
            <text:p>18</text:p>
          </table:table-cell>
          <table:table-cell table:style-name="ce254" table:formula="of:=GCD(ABS([.V124]);ABS([.W124]))" office:value-type="float" office:value="3" calcext:value-type="float">
            <text:p>3</text:p>
          </table:table-cell>
          <table:table-cell table:style-name="ce252" table:formula="of:=[.V124]/[.X124]" office:value-type="float" office:value="-1" calcext:value-type="float">
            <text:p>-1</text:p>
          </table:table-cell>
          <table:table-cell table:style-name="ce252" table:formula="of:=[.W124]/[.X124]" office:value-type="float" office:value="6" calcext:value-type="float">
            <text:p>6</text:p>
          </table:table-cell>
          <table:table-cell table:style-name="ce287" table:formula="of:=[.Y124]/[.Z124]" office:value-type="float" office:value="-0.166666666666667" calcext:value-type="float">
            <text:p>- 1/6 </text:p>
          </table:table-cell>
          <table:table-cell table:style-name="ce287" table:formula="of:=IF([.V124]=0;&quot;0&quot;;(IF([.V124]=[.W124];&quot;1&quot;;(IF([.V124]=-[.W124];&quot;-1&quot;;IF([.Z124]=1;TEXT([.Y124];10);[.AA124]))))))" office:value-type="float" office:value="-0.166666666666667" calcext:value-type="float">
            <text:p>- 1/6 </text:p>
          </table:table-cell>
          <table:table-cell table:style-name="ce254" table:formula="of:=(-[.C124]*[.L124]-[.E124])*SIGN([.D124])" office:value-type="float" office:value="37" calcext:value-type="float">
            <text:p>37</text:p>
          </table:table-cell>
          <table:table-cell table:style-name="ce254" table:formula="of:=ABS([.D124])" office:value-type="float" office:value="18" calcext:value-type="float">
            <text:p>18</text:p>
          </table:table-cell>
          <table:table-cell table:style-name="ce254" table:formula="of:=GCD(ABS([.AC124]);ABS([.AD124]))" office:value-type="float" office:value="1" calcext:value-type="float">
            <text:p>1</text:p>
          </table:table-cell>
          <table:table-cell table:style-name="ce252" table:formula="of:=[.AC124]/[.AE124]" office:value-type="float" office:value="37" calcext:value-type="float">
            <text:p>37</text:p>
          </table:table-cell>
          <table:table-cell table:style-name="ce252" table:formula="of:=[.AD124]/[.AE124]" office:value-type="float" office:value="18" calcext:value-type="float">
            <text:p>18</text:p>
          </table:table-cell>
          <table:table-cell table:style-name="ce287" table:formula="of:=[.AF124]/[.AG124]" office:value-type="float" office:value="2.05555555555556" calcext:value-type="float">
            <text:p>37/18</text:p>
          </table:table-cell>
          <table:table-cell table:style-name="ce287" table:formula="of:=IF([.AC124]=0;&quot;0&quot;;(IF([.AC124]=[.AD124];&quot;1&quot;;(IF([.AC124]=-[.AD124];&quot;-1&quot;;IF([.AG124]=1;TEXT([.AF124];10);[.AH124]))))))" office:value-type="float" office:value="2.05555555555556" calcext:value-type="float">
            <text:p>37/18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69804" calcext:value-type="float">
            <text:p>969804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5" calcext:value-type="float">
            <text:p>5</text:p>
          </table:table-cell>
          <table:table-cell table:style-name="ce254" table:formula="of:=[.D124]" office:value-type="float" office:value="18" calcext:value-type="float">
            <text:p>18</text:p>
          </table:table-cell>
          <table:table-cell table:style-name="ce254" table:formula="of:=[.E124]" office:value-type="float" office:value="3" calcext:value-type="float">
            <text:p>3</text:p>
          </table:table-cell>
          <table:table-cell table:style-name="ce254" table:formula="of:=[.F124]" office:value-type="string" office:string-value="5x+18y+3=0" calcext:value-type="string">
            <text:p>5x+18y+3=0</text:p>
          </table:table-cell>
          <table:table-cell table:style-name="ce261" table:formula="of:=[.G124]" office:value-type="float" office:value="-0.277777777777778" calcext:value-type="float">
            <text:p>- 5/18</text:p>
          </table:table-cell>
          <table:table-cell table:style-name="ce261" table:formula="of:=[.H124]" office:value-type="float" office:value="-0.166666666666667" calcext:value-type="float">
            <text:p>- 1/6 </text:p>
          </table:table-cell>
          <table:table-cell table:style-name="ce261" table:formula="of:=[.I124]" office:value-type="string" office:string-value="y = -5x/18-1/6" calcext:value-type="string">
            <text:p>y = -5x/18-1/6</text:p>
          </table:table-cell>
          <table:table-cell table:style-name="ce254" table:formula="of:=RANK([.A125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54" table:formula="of:=RANDBETWEEN(1;10)*IF(RANDBETWEEN(1;2)=1;-1;1)" office:value-type="float" office:value="-4" calcext:value-type="float">
            <text:p>-4</text:p>
          </table:table-cell>
          <table:table-cell table:style-name="ce261" table:formula="of:=[.AI125]" office:value-type="float" office:value="0.486486486486487" calcext:value-type="float">
            <text:p>18/37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5])*SIGN([.C125]*[.D125])" office:value-type="float" office:value="-5" calcext:value-type="float">
            <text:p>-5</text:p>
          </table:table-cell>
          <table:table-cell table:style-name="ce254" table:formula="of:=ABS([.D125])" office:value-type="float" office:value="18" calcext:value-type="float">
            <text:p>18</text:p>
          </table:table-cell>
          <table:table-cell table:style-name="ce254" table:formula="of:=GCD(ABS([.O125]);ABS([.P125]))" office:value-type="float" office:value="1" calcext:value-type="float">
            <text:p>1</text:p>
          </table:table-cell>
          <table:table-cell table:style-name="ce252" table:formula="of:=[.O125]/[.Q125]" office:value-type="float" office:value="-5" calcext:value-type="float">
            <text:p>-5</text:p>
          </table:table-cell>
          <table:table-cell table:style-name="ce252" table:formula="of:=[.P125]/[.Q125]" office:value-type="float" office:value="18" calcext:value-type="float">
            <text:p>18</text:p>
          </table:table-cell>
          <table:table-cell table:style-name="ce287" table:formula="of:=[.R125]/[.S125]" office:value-type="float" office:value="-0.277777777777778" calcext:value-type="float">
            <text:p>- 5/18</text:p>
          </table:table-cell>
          <table:table-cell table:style-name="ce287" table:formula="of:=IF([.O125]=0;&quot;0&quot;;(IF([.O125]=[.P125];&quot;1&quot;;(IF([.O125]=-[.P125];&quot;-1&quot;;IF([.S125]=1;TEXT([.R125];10);[.T125]))))))" office:value-type="float" office:value="-0.277777777777778" calcext:value-type="float">
            <text:p>- 5/18</text:p>
          </table:table-cell>
          <table:table-cell table:style-name="ce254" table:formula="of:=-ABS([.E125])*SIGN([.D125]*[.E125])+IF(RANDBETWEEN(1;2)=1;-1;1)*RANDBETWEEN(1;10)" office:value-type="float" office:value="-11" calcext:value-type="float">
            <text:p>-11</text:p>
          </table:table-cell>
          <table:table-cell table:style-name="ce254" table:formula="of:=ABS([.D125])" office:value-type="float" office:value="18" calcext:value-type="float">
            <text:p>18</text:p>
          </table:table-cell>
          <table:table-cell table:style-name="ce254" table:formula="of:=GCD(ABS([.V125]);ABS([.W125]))" office:value-type="float" office:value="1" calcext:value-type="float">
            <text:p>1</text:p>
          </table:table-cell>
          <table:table-cell table:style-name="ce252" table:formula="of:=[.V125]/[.X125]" office:value-type="float" office:value="-11" calcext:value-type="float">
            <text:p>-11</text:p>
          </table:table-cell>
          <table:table-cell table:style-name="ce252" table:formula="of:=[.W125]/[.X125]" office:value-type="float" office:value="18" calcext:value-type="float">
            <text:p>18</text:p>
          </table:table-cell>
          <table:table-cell table:style-name="ce287" table:formula="of:=[.Y125]/[.Z125]" office:value-type="float" office:value="-0.611111111111111" calcext:value-type="float">
            <text:p>-11/18</text:p>
          </table:table-cell>
          <table:table-cell table:style-name="ce287" table:formula="of:=IF([.V125]=0;&quot;0&quot;;(IF([.V125]=[.W125];&quot;1&quot;;(IF([.V125]=-[.W125];&quot;-1&quot;;IF([.Z125]=1;TEXT([.Y125];10);[.AA125]))))))" office:value-type="float" office:value="-0.611111111111111" calcext:value-type="float">
            <text:p>-11/18</text:p>
          </table:table-cell>
          <table:table-cell table:style-name="ce254" table:formula="of:=[.AD124]" office:value-type="float" office:value="18" calcext:value-type="float">
            <text:p>18</text:p>
          </table:table-cell>
          <table:table-cell table:style-name="ce254" table:formula="of:=[.AC124]" office:value-type="float" office:value="37" calcext:value-type="float">
            <text:p>37</text:p>
          </table:table-cell>
          <table:table-cell table:style-name="ce254" table:formula="of:=GCD(ABS([.AC125]);ABS([.AD125]))" office:value-type="float" office:value="1" calcext:value-type="float">
            <text:p>1</text:p>
          </table:table-cell>
          <table:table-cell table:style-name="ce252" table:formula="of:=[.AC125]/[.AE125]" office:value-type="float" office:value="18" calcext:value-type="float">
            <text:p>18</text:p>
          </table:table-cell>
          <table:table-cell table:style-name="ce252" table:formula="of:=[.AD125]/[.AE125]" office:value-type="float" office:value="37" calcext:value-type="float">
            <text:p>37</text:p>
          </table:table-cell>
          <table:table-cell table:style-name="ce287" table:formula="of:=[.AF125]/[.AG125]" office:value-type="float" office:value="0.486486486486487" calcext:value-type="float">
            <text:p>18/37</text:p>
          </table:table-cell>
          <table:table-cell table:style-name="ce287" table:formula="of:=IF([.AC125]=0;&quot;0&quot;;(IF([.AC125]=[.AD125];&quot;1&quot;;(IF([.AC125]=-[.AD125];&quot;-1&quot;;IF([.AG125]=1;TEXT([.AF125];10);[.AH125]))))))" office:value-type="float" office:value="0.486486486486487" calcext:value-type="float">
            <text:p>18/37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82915" calcext:value-type="float">
            <text:p>482915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2" calcext:value-type="float">
            <text:p>2</text:p>
          </table:table-cell>
          <table:table-cell table:style-name="ce254" table:formula="of:=IF(RANDBETWEEN(1;2)=1;1;-1)*RANDBETWEEN(2;20)" office:value-type="float" office:value="-10" calcext:value-type="float">
            <text:p>-10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15x+2y-10=0" calcext:value-type="string">
            <text:p>15x+2y-10=0</text:p>
          </table:table-cell>
          <table:table-cell table:style-name="ce261" table:formula="of:=-[.C126]/[.D126]" office:value-type="float" office:value="-7.5" calcext:value-type="float">
            <text:p>-15/2 </text:p>
          </table:table-cell>
          <table:table-cell table:style-name="ce261" table:formula="of:=-[.E126]/[.D126]" office:value-type="float" office:value="5" calcext:value-type="float">
            <text:p><text:s/>5/1 </text:p>
          </table:table-cell>
          <table:table-cell table:style-name="ce261" table:formula="of:=CONCATENATE(&quot;y = &quot;;IF([.R126]=1;&quot;&quot;;IF([.R126]=-1;&quot;-&quot;;[.R126]));IF([.S126]=1;&quot;x&quot;;&quot;x/&quot;);IF([.S126]=1;&quot;&quot;;[.S126]);IF([.T126]&gt;0;&quot;+&quot;;&quot;-&quot;);ABS([.Y126]);IF([.Z126]=1;&quot;&quot;;&quot;/&quot;);IF([.Z126]=1;&quot;&quot;;[.Z126]))" office:value-type="string" office:string-value="y = -15x/2-5" calcext:value-type="string">
            <text:p>y = -15x/2-5</text:p>
          </table:table-cell>
          <table:table-cell table:style-name="ce254" table:formula="of:=RANK([.A126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54" table:formula="of:=RANDBETWEEN(1;10)*IF(RANDBETWEEN(1;2)=1;-1;1)" office:value-type="float" office:value="-10" calcext:value-type="float">
            <text:p>-10</text:p>
          </table:table-cell>
          <table:table-cell table:style-name="ce261" table:formula="of:=[.AI126]" office:value-type="string" office:string-value="80" calcext:value-type="string">
            <text:p>80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6])*SIGN([.C126]*[.D126])" office:value-type="float" office:value="-15" calcext:value-type="float">
            <text:p>-15</text:p>
          </table:table-cell>
          <table:table-cell table:style-name="ce254" table:formula="of:=ABS([.D126])" office:value-type="float" office:value="2" calcext:value-type="float">
            <text:p>2</text:p>
          </table:table-cell>
          <table:table-cell table:style-name="ce254" table:formula="of:=GCD(ABS([.O126]);ABS([.P126]))" office:value-type="float" office:value="1" calcext:value-type="float">
            <text:p>1</text:p>
          </table:table-cell>
          <table:table-cell table:style-name="ce252" table:formula="of:=[.O126]/[.Q126]" office:value-type="float" office:value="-15" calcext:value-type="float">
            <text:p>-15</text:p>
          </table:table-cell>
          <table:table-cell table:style-name="ce252" table:formula="of:=[.P126]/[.Q126]" office:value-type="float" office:value="2" calcext:value-type="float">
            <text:p>2</text:p>
          </table:table-cell>
          <table:table-cell table:style-name="ce287" table:formula="of:=[.R126]/[.S126]" office:value-type="float" office:value="-7.5" calcext:value-type="float">
            <text:p>-15/2 </text:p>
          </table:table-cell>
          <table:table-cell table:style-name="ce287" table:formula="of:=IF([.O126]=0;&quot;0&quot;;(IF([.O126]=[.P126];&quot;1&quot;;(IF([.O126]=-[.P126];&quot;-1&quot;;IF([.S126]=1;TEXT([.R126];10);[.T126]))))))" office:value-type="float" office:value="-7.5" calcext:value-type="float">
            <text:p>-15/2 </text:p>
          </table:table-cell>
          <table:table-cell table:style-name="ce254" table:formula="of:=-ABS([.E126])*SIGN([.D126]*[.E126])" office:value-type="float" office:value="10" calcext:value-type="float">
            <text:p>10</text:p>
          </table:table-cell>
          <table:table-cell table:style-name="ce254" table:formula="of:=ABS([.D126])" office:value-type="float" office:value="2" calcext:value-type="float">
            <text:p>2</text:p>
          </table:table-cell>
          <table:table-cell table:style-name="ce254" table:formula="of:=GCD(ABS([.V126]);ABS([.W126]))" office:value-type="float" office:value="2" calcext:value-type="float">
            <text:p>2</text:p>
          </table:table-cell>
          <table:table-cell table:style-name="ce252" table:formula="of:=[.V126]/[.X126]" office:value-type="float" office:value="5" calcext:value-type="float">
            <text:p>5</text:p>
          </table:table-cell>
          <table:table-cell table:style-name="ce252" table:formula="of:=[.W126]/[.X126]" office:value-type="float" office:value="1" calcext:value-type="float">
            <text:p>1</text:p>
          </table:table-cell>
          <table:table-cell table:style-name="ce287" table:formula="of:=[.Y126]/[.Z126]" office:value-type="float" office:value="5" calcext:value-type="float">
            <text:p><text:s/>5/1 </text:p>
          </table:table-cell>
          <table:table-cell table:style-name="ce287" table:formula="of:=IF([.V126]=0;&quot;0&quot;;(IF([.V126]=[.W126];&quot;1&quot;;(IF([.V126]=-[.W126];&quot;-1&quot;;IF([.Z126]=1;TEXT([.Y126];10);[.AA126]))))))" office:value-type="string" office:string-value="5" calcext:value-type="string">
            <text:p>5</text:p>
          </table:table-cell>
          <table:table-cell table:style-name="ce254" table:formula="of:=(-[.C126]*[.L126]-[.E126])*SIGN([.D126])" office:value-type="float" office:value="160" calcext:value-type="float">
            <text:p>160</text:p>
          </table:table-cell>
          <table:table-cell table:style-name="ce254" table:formula="of:=ABS([.D126])" office:value-type="float" office:value="2" calcext:value-type="float">
            <text:p>2</text:p>
          </table:table-cell>
          <table:table-cell table:style-name="ce254" table:formula="of:=GCD(ABS([.AC126]);ABS([.AD126]))" office:value-type="float" office:value="2" calcext:value-type="float">
            <text:p>2</text:p>
          </table:table-cell>
          <table:table-cell table:style-name="ce252" table:formula="of:=[.AC126]/[.AE126]" office:value-type="float" office:value="80" calcext:value-type="float">
            <text:p>80</text:p>
          </table:table-cell>
          <table:table-cell table:style-name="ce252" table:formula="of:=[.AD126]/[.AE126]" office:value-type="float" office:value="1" calcext:value-type="float">
            <text:p>1</text:p>
          </table:table-cell>
          <table:table-cell table:style-name="ce287" table:formula="of:=[.AF126]/[.AG126]" office:value-type="float" office:value="80" calcext:value-type="float">
            <text:p>80/1 </text:p>
          </table:table-cell>
          <table:table-cell table:style-name="ce287" table:formula="of:=IF([.AC126]=0;&quot;0&quot;;(IF([.AC126]=[.AD126];&quot;1&quot;;(IF([.AC126]=-[.AD126];&quot;-1&quot;;IF([.AG126]=1;TEXT([.AF126];10);[.AH126]))))))" office:value-type="string" office:string-value="80" calcext:value-type="string">
            <text:p>80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72167" calcext:value-type="float">
            <text:p>372167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15" calcext:value-type="float">
            <text:p>15</text:p>
          </table:table-cell>
          <table:table-cell table:style-name="ce254" table:formula="of:=[.D126]" office:value-type="float" office:value="2" calcext:value-type="float">
            <text:p>2</text:p>
          </table:table-cell>
          <table:table-cell table:style-name="ce254" table:formula="of:=[.E126]" office:value-type="float" office:value="-10" calcext:value-type="float">
            <text:p>-10</text:p>
          </table:table-cell>
          <table:table-cell table:style-name="ce254" table:formula="of:=[.F126]" office:value-type="string" office:string-value="15x+2y-10=0" calcext:value-type="string">
            <text:p>15x+2y-10=0</text:p>
          </table:table-cell>
          <table:table-cell table:style-name="ce261" table:formula="of:=[.G126]" office:value-type="float" office:value="-7.5" calcext:value-type="float">
            <text:p>-15/2 </text:p>
          </table:table-cell>
          <table:table-cell table:style-name="ce261" table:formula="of:=[.H126]" office:value-type="float" office:value="5" calcext:value-type="float">
            <text:p><text:s/>5/1 </text:p>
          </table:table-cell>
          <table:table-cell table:style-name="ce261" table:formula="of:=[.I126]" office:value-type="string" office:string-value="y = -15x/2-5" calcext:value-type="string">
            <text:p>y = -15x/2-5</text:p>
          </table:table-cell>
          <table:table-cell table:style-name="ce254" table:formula="of:=RANK([.A127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54" table:formula="of:=RANDBETWEEN(1;10)*IF(RANDBETWEEN(1;2)=1;-1;1)" office:value-type="float" office:value="-5" calcext:value-type="float">
            <text:p>-5</text:p>
          </table:table-cell>
          <table:table-cell table:style-name="ce261" table:formula="of:=[.AI127]" office:value-type="float" office:value="0.0125" calcext:value-type="float">
            <text:p><text:s/>1/80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7])*SIGN([.C127]*[.D127])" office:value-type="float" office:value="-15" calcext:value-type="float">
            <text:p>-15</text:p>
          </table:table-cell>
          <table:table-cell table:style-name="ce254" table:formula="of:=ABS([.D127])" office:value-type="float" office:value="2" calcext:value-type="float">
            <text:p>2</text:p>
          </table:table-cell>
          <table:table-cell table:style-name="ce254" table:formula="of:=GCD(ABS([.O127]);ABS([.P127]))" office:value-type="float" office:value="1" calcext:value-type="float">
            <text:p>1</text:p>
          </table:table-cell>
          <table:table-cell table:style-name="ce252" table:formula="of:=[.O127]/[.Q127]" office:value-type="float" office:value="-15" calcext:value-type="float">
            <text:p>-15</text:p>
          </table:table-cell>
          <table:table-cell table:style-name="ce252" table:formula="of:=[.P127]/[.Q127]" office:value-type="float" office:value="2" calcext:value-type="float">
            <text:p>2</text:p>
          </table:table-cell>
          <table:table-cell table:style-name="ce287" table:formula="of:=[.R127]/[.S127]" office:value-type="float" office:value="-7.5" calcext:value-type="float">
            <text:p>-15/2 </text:p>
          </table:table-cell>
          <table:table-cell table:style-name="ce287" table:formula="of:=IF([.O127]=0;&quot;0&quot;;(IF([.O127]=[.P127];&quot;1&quot;;(IF([.O127]=-[.P127];&quot;-1&quot;;IF([.S127]=1;TEXT([.R127];10);[.T127]))))))" office:value-type="float" office:value="-7.5" calcext:value-type="float">
            <text:p>-15/2 </text:p>
          </table:table-cell>
          <table:table-cell table:style-name="ce254" table:formula="of:=-ABS([.E127])*SIGN([.D127]*[.E127])+IF(RANDBETWEEN(1;2)=1;-1;1)*RANDBETWEEN(1;10)" office:value-type="float" office:value="4" calcext:value-type="float">
            <text:p>4</text:p>
          </table:table-cell>
          <table:table-cell table:style-name="ce254" table:formula="of:=ABS([.D127])" office:value-type="float" office:value="2" calcext:value-type="float">
            <text:p>2</text:p>
          </table:table-cell>
          <table:table-cell table:style-name="ce254" table:formula="of:=GCD(ABS([.V127]);ABS([.W127]))" office:value-type="float" office:value="2" calcext:value-type="float">
            <text:p>2</text:p>
          </table:table-cell>
          <table:table-cell table:style-name="ce252" table:formula="of:=[.V127]/[.X127]" office:value-type="float" office:value="2" calcext:value-type="float">
            <text:p>2</text:p>
          </table:table-cell>
          <table:table-cell table:style-name="ce252" table:formula="of:=[.W127]/[.X127]" office:value-type="float" office:value="1" calcext:value-type="float">
            <text:p>1</text:p>
          </table:table-cell>
          <table:table-cell table:style-name="ce287" table:formula="of:=[.Y127]/[.Z127]" office:value-type="float" office:value="2" calcext:value-type="float">
            <text:p><text:s/>2/1 </text:p>
          </table:table-cell>
          <table:table-cell table:style-name="ce287" table:formula="of:=IF([.V127]=0;&quot;0&quot;;(IF([.V127]=[.W127];&quot;1&quot;;(IF([.V127]=-[.W127];&quot;-1&quot;;IF([.Z127]=1;TEXT([.Y127];10);[.AA127]))))))" office:value-type="string" office:string-value="2" calcext:value-type="string">
            <text:p>2</text:p>
          </table:table-cell>
          <table:table-cell table:style-name="ce254" table:formula="of:=[.AD126]" office:value-type="float" office:value="2" calcext:value-type="float">
            <text:p>2</text:p>
          </table:table-cell>
          <table:table-cell table:style-name="ce254" table:formula="of:=[.AC126]" office:value-type="float" office:value="160" calcext:value-type="float">
            <text:p>160</text:p>
          </table:table-cell>
          <table:table-cell table:style-name="ce254" table:formula="of:=GCD(ABS([.AC127]);ABS([.AD127]))" office:value-type="float" office:value="2" calcext:value-type="float">
            <text:p>2</text:p>
          </table:table-cell>
          <table:table-cell table:style-name="ce252" table:formula="of:=[.AC127]/[.AE127]" office:value-type="float" office:value="1" calcext:value-type="float">
            <text:p>1</text:p>
          </table:table-cell>
          <table:table-cell table:style-name="ce252" table:formula="of:=[.AD127]/[.AE127]" office:value-type="float" office:value="80" calcext:value-type="float">
            <text:p>80</text:p>
          </table:table-cell>
          <table:table-cell table:style-name="ce287" table:formula="of:=[.AF127]/[.AG127]" office:value-type="float" office:value="0.0125" calcext:value-type="float">
            <text:p><text:s/>1/80</text:p>
          </table:table-cell>
          <table:table-cell table:style-name="ce287" table:formula="of:=IF([.AC127]=0;&quot;0&quot;;(IF([.AC127]=[.AD127];&quot;1&quot;;(IF([.AC127]=-[.AD127];&quot;-1&quot;;IF([.AG127]=1;TEXT([.AF127];10);[.AH127]))))))" office:value-type="float" office:value="0.0125" calcext:value-type="float">
            <text:p><text:s/>1/80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14888" calcext:value-type="float">
            <text:p>14888</text:p>
          </table:table-cell>
          <table:table-cell table:style-name="ce238" office:value-type="float" office:value="1" calcext:value-type="float">
            <text:p>1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-6x+20y+5=0" calcext:value-type="string">
            <text:p>-6x+20y+5=0</text:p>
          </table:table-cell>
          <table:table-cell table:style-name="ce260" table:formula="of:=-[.C128]/[.D128]" office:value-type="float" office:value="0.3" calcext:value-type="float">
            <text:p><text:s/>3/10</text:p>
          </table:table-cell>
          <table:table-cell table:style-name="ce260" table:formula="of:=-[.E128]/[.D128]" office:value-type="float" office:value="-0.25" calcext:value-type="float">
            <text:p>- 1/4 </text:p>
          </table:table-cell>
          <table:table-cell table:style-name="ce260" table:formula="of:=CONCATENATE(&quot;y = &quot;;IF([.R128]=1;&quot;&quot;;IF([.R128]=-1;&quot;-&quot;;[.R128]));IF([.S128]=1;&quot;x&quot;;&quot;x/&quot;);IF([.S128]=1;&quot;&quot;;[.S128]);IF([.H128]&gt;0;&quot;+&quot;;&quot;-&quot;);ABS([.Y128]);IF([.Z128]=1;&quot;&quot;;&quot;/&quot;);IF([.Z128]=1;&quot;&quot;;[.Z128]))" office:value-type="string" office:string-value="y = 3x/10-1/4" calcext:value-type="string">
            <text:p>y = 3x/10-1/4</text:p>
          </table:table-cell>
          <table:table-cell table:style-name="ce253" table:formula="of:=RANK([.A128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60" table:formula="of:=[.AI128]" office:value-type="float" office:value="-29.1666666666667" calcext:value-type="float">
            <text:p>-175/6 </text:p>
          </table:table-cell>
          <table:table-cell table:style-name="ce269" table:formula="of:=RANDBETWEEN(2;10)*IF(RANDBETWEEN(1;2)=1;-1;1)" office:value-type="float" office:value="-9" calcext:value-type="float">
            <text:p>-9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28])*SIGN([.C128]*[.D128])" office:value-type="float" office:value="6" calcext:value-type="float">
            <text:p>6</text:p>
          </table:table-cell>
          <table:table-cell table:style-name="ce253" table:formula="of:=ABS([.D128])" office:value-type="float" office:value="20" calcext:value-type="float">
            <text:p>20</text:p>
          </table:table-cell>
          <table:table-cell table:style-name="ce253" table:formula="of:=GCD(ABS([.O128]);ABS([.P128]))" office:value-type="float" office:value="2" calcext:value-type="float">
            <text:p>2</text:p>
          </table:table-cell>
          <table:table-cell table:style-name="ce252" table:formula="of:=[.O128]/[.Q128]" office:value-type="float" office:value="3" calcext:value-type="float">
            <text:p>3</text:p>
          </table:table-cell>
          <table:table-cell table:style-name="ce252" table:formula="of:=[.P128]/[.Q128]" office:value-type="float" office:value="10" calcext:value-type="float">
            <text:p>10</text:p>
          </table:table-cell>
          <table:table-cell table:style-name="ce287" table:formula="of:=[.R128]/[.S128]" office:value-type="float" office:value="0.3" calcext:value-type="float">
            <text:p><text:s/>3/10</text:p>
          </table:table-cell>
          <table:table-cell table:style-name="ce287" table:formula="of:=IF([.O128]=0;&quot;0&quot;;(IF([.O128]=[.P128];&quot;1&quot;;(IF([.O128]=-[.P128];&quot;-1&quot;;IF([.S128]=1;TEXT([.R128];10);[.T128]))))))" office:value-type="float" office:value="0.3" calcext:value-type="float">
            <text:p><text:s/>3/10</text:p>
          </table:table-cell>
          <table:table-cell table:style-name="ce253" table:formula="of:=-ABS([.E128])*SIGN([.D128]*[.E128])" office:value-type="float" office:value="-5" calcext:value-type="float">
            <text:p>-5</text:p>
          </table:table-cell>
          <table:table-cell table:style-name="ce253" table:formula="of:=ABS([.D128])" office:value-type="float" office:value="20" calcext:value-type="float">
            <text:p>20</text:p>
          </table:table-cell>
          <table:table-cell table:style-name="ce253" table:formula="of:=GCD(ABS([.V128]);ABS([.W128]))" office:value-type="float" office:value="5" calcext:value-type="float">
            <text:p>5</text:p>
          </table:table-cell>
          <table:table-cell table:style-name="ce252" table:formula="of:=[.V128]/[.X128]" office:value-type="float" office:value="-1" calcext:value-type="float">
            <text:p>-1</text:p>
          </table:table-cell>
          <table:table-cell table:style-name="ce252" table:formula="of:=[.W128]/[.X128]" office:value-type="float" office:value="4" calcext:value-type="float">
            <text:p>4</text:p>
          </table:table-cell>
          <table:table-cell table:style-name="ce287" table:formula="of:=[.Y128]/[.Z128]" office:value-type="float" office:value="-0.25" calcext:value-type="float">
            <text:p>- 1/4 </text:p>
          </table:table-cell>
          <table:table-cell table:style-name="ce287" table:formula="of:=IF([.V128]=0;&quot;0&quot;;(IF([.V128]=[.W128];&quot;1&quot;;(IF([.V128]=-[.W128];&quot;-1&quot;;IF([.Z128]=1;TEXT([.Y128];10);[.AA128]))))))" office:value-type="float" office:value="-0.25" calcext:value-type="float">
            <text:p>- 1/4 </text:p>
          </table:table-cell>
          <table:table-cell table:style-name="ce253" table:formula="of:=(-[.D128]*[.M128]-[.E128])*SIGN([.C128])" office:value-type="float" office:value="-175" calcext:value-type="float">
            <text:p>-175</text:p>
          </table:table-cell>
          <table:table-cell table:style-name="ce253" table:formula="of:=ABS([.C128])" office:value-type="float" office:value="6" calcext:value-type="float">
            <text:p>6</text:p>
          </table:table-cell>
          <table:table-cell table:style-name="ce253" table:formula="of:=GCD(ABS([.AC128]);ABS([.AD128]))" office:value-type="float" office:value="1" calcext:value-type="float">
            <text:p>1</text:p>
          </table:table-cell>
          <table:table-cell table:style-name="ce252" table:formula="of:=[.AC128]/[.AE128]" office:value-type="float" office:value="-175" calcext:value-type="float">
            <text:p>-175</text:p>
          </table:table-cell>
          <table:table-cell table:style-name="ce252" table:formula="of:=[.AD128]/[.AE128]" office:value-type="float" office:value="6" calcext:value-type="float">
            <text:p>6</text:p>
          </table:table-cell>
          <table:table-cell table:style-name="ce287" table:formula="of:=[.AF128]/[.AG128]" office:value-type="float" office:value="-29.1666666666667" calcext:value-type="float">
            <text:p>-175/6 </text:p>
          </table:table-cell>
          <table:table-cell table:style-name="ce287" table:formula="of:=IF([.AC128]=0;&quot;0&quot;;(IF([.AC128]=[.AD128];&quot;1&quot;;(IF([.AC128]=-[.AD128];&quot;-1&quot;;IF([.AG128]=1;TEXT([.AF128];10);[.AH128]))))))" office:value-type="float" office:value="-29.1666666666667" calcext:value-type="float">
            <text:p>-175/6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700440" calcext:value-type="float">
            <text:p>700440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-6" calcext:value-type="float">
            <text:p>-6</text:p>
          </table:table-cell>
          <table:table-cell table:style-name="ce253" table:formula="of:=[.D128]" office:value-type="float" office:value="20" calcext:value-type="float">
            <text:p>20</text:p>
          </table:table-cell>
          <table:table-cell table:style-name="ce253" table:formula="of:=[.E128]" office:value-type="float" office:value="5" calcext:value-type="float">
            <text:p>5</text:p>
          </table:table-cell>
          <table:table-cell table:style-name="ce253" table:formula="of:=[.F128]" office:value-type="string" office:string-value="-6x+20y+5=0" calcext:value-type="string">
            <text:p>-6x+20y+5=0</text:p>
          </table:table-cell>
          <table:table-cell table:style-name="ce260" table:formula="of:=[.G128]" office:value-type="float" office:value="0.3" calcext:value-type="float">
            <text:p><text:s/>3/10</text:p>
          </table:table-cell>
          <table:table-cell table:style-name="ce260" table:formula="of:=[.H128]" office:value-type="float" office:value="-0.25" calcext:value-type="float">
            <text:p>- 1/4 </text:p>
          </table:table-cell>
          <table:table-cell table:style-name="ce260" table:formula="of:=[.I128]" office:value-type="string" office:string-value="y = 3x/10-1/4" calcext:value-type="string">
            <text:p>y = 3x/10-1/4</text:p>
          </table:table-cell>
          <table:table-cell table:style-name="ce253" table:formula="of:=RANK([.A129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60" table:formula="of:=[.AI129]" office:value-type="float" office:value="-0.0342857142857143" calcext:value-type="float">
            <text:p>- 3/88</text:p>
          </table:table-cell>
          <table:table-cell table:style-name="ce269" table:formula="of:=RANDBETWEEN(2;10)*IF(RANDBETWEEN(1;2)=1;-1;1)" office:value-type="float" office:value="-3" calcext:value-type="float">
            <text:p>-3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29])*SIGN([.C129]*[.D129])" office:value-type="float" office:value="6" calcext:value-type="float">
            <text:p>6</text:p>
          </table:table-cell>
          <table:table-cell table:style-name="ce253" table:formula="of:=ABS([.D129])" office:value-type="float" office:value="20" calcext:value-type="float">
            <text:p>20</text:p>
          </table:table-cell>
          <table:table-cell table:style-name="ce253" table:formula="of:=GCD(ABS([.O129]);ABS([.P129]))" office:value-type="float" office:value="2" calcext:value-type="float">
            <text:p>2</text:p>
          </table:table-cell>
          <table:table-cell table:style-name="ce252" table:formula="of:=[.O129]/[.Q129]" office:value-type="float" office:value="3" calcext:value-type="float">
            <text:p>3</text:p>
          </table:table-cell>
          <table:table-cell table:style-name="ce252" table:formula="of:=[.P129]/[.Q129]" office:value-type="float" office:value="10" calcext:value-type="float">
            <text:p>10</text:p>
          </table:table-cell>
          <table:table-cell table:style-name="ce287" table:formula="of:=[.R129]/[.S129]" office:value-type="float" office:value="0.3" calcext:value-type="float">
            <text:p><text:s/>3/10</text:p>
          </table:table-cell>
          <table:table-cell table:style-name="ce287" table:formula="of:=IF([.O129]=0;&quot;0&quot;;(IF([.O129]=[.P129];&quot;1&quot;;(IF([.O129]=-[.P129];&quot;-1&quot;;IF([.S129]=1;TEXT([.R129];10);[.T129]))))))" office:value-type="float" office:value="0.3" calcext:value-type="float">
            <text:p><text:s/>3/10</text:p>
          </table:table-cell>
          <table:table-cell table:style-name="ce253" table:formula="of:=-ABS([.E129])*SIGN([.D129]*[.E129])+IF(RANDBETWEEN(1;2)=1;-1;1)*RANDBETWEEN(1;10)" office:value-type="float" office:value="-3" calcext:value-type="float">
            <text:p>-3</text:p>
          </table:table-cell>
          <table:table-cell table:style-name="ce253" table:formula="of:=ABS([.D129])" office:value-type="float" office:value="20" calcext:value-type="float">
            <text:p>20</text:p>
          </table:table-cell>
          <table:table-cell table:style-name="ce253" table:formula="of:=GCD(ABS([.V129]);ABS([.W129]))" office:value-type="float" office:value="1" calcext:value-type="float">
            <text:p>1</text:p>
          </table:table-cell>
          <table:table-cell table:style-name="ce252" table:formula="of:=[.V129]/[.X129]" office:value-type="float" office:value="-3" calcext:value-type="float">
            <text:p>-3</text:p>
          </table:table-cell>
          <table:table-cell table:style-name="ce252" table:formula="of:=[.W129]/[.X129]" office:value-type="float" office:value="20" calcext:value-type="float">
            <text:p>20</text:p>
          </table:table-cell>
          <table:table-cell table:style-name="ce287" table:formula="of:=[.Y129]/[.Z129]" office:value-type="float" office:value="-0.15" calcext:value-type="float">
            <text:p>- 3/20</text:p>
          </table:table-cell>
          <table:table-cell table:style-name="ce287" table:formula="of:=IF([.V129]=0;&quot;0&quot;;(IF([.V129]=[.W129];&quot;1&quot;;(IF([.V129]=-[.W129];&quot;-1&quot;;IF([.Z129]=1;TEXT([.Y129];10);[.AA129]))))))" office:value-type="float" office:value="-0.15" calcext:value-type="float">
            <text:p>- 3/20</text:p>
          </table:table-cell>
          <table:table-cell table:style-name="ce253" table:formula="of:=[.AD128]" office:value-type="float" office:value="6" calcext:value-type="float">
            <text:p>6</text:p>
          </table:table-cell>
          <table:table-cell table:style-name="ce253" table:formula="of:=[.AC128]" office:value-type="float" office:value="-175" calcext:value-type="float">
            <text:p>-175</text:p>
          </table:table-cell>
          <table:table-cell table:style-name="ce253" table:formula="of:=GCD(ABS([.AC129]);ABS([.AD129]))" office:value-type="float" office:value="1" calcext:value-type="float">
            <text:p>1</text:p>
          </table:table-cell>
          <table:table-cell table:style-name="ce252" table:formula="of:=[.AC129]/[.AE129]" office:value-type="float" office:value="6" calcext:value-type="float">
            <text:p>6</text:p>
          </table:table-cell>
          <table:table-cell table:style-name="ce252" table:formula="of:=[.AD129]/[.AE129]" office:value-type="float" office:value="-175" calcext:value-type="float">
            <text:p>-175</text:p>
          </table:table-cell>
          <table:table-cell table:style-name="ce287" table:formula="of:=[.AF129]/[.AG129]" office:value-type="float" office:value="-0.0342857142857143" calcext:value-type="float">
            <text:p>- 3/88</text:p>
          </table:table-cell>
          <table:table-cell table:style-name="ce287" table:formula="of:=IF([.AC129]=0;&quot;0&quot;;(IF([.AC129]=[.AD129];&quot;1&quot;;(IF([.AC129]=-[.AD129];&quot;-1&quot;;IF([.AG129]=1;TEXT([.AF129];10);[.AH129]))))))" office:value-type="float" office:value="-0.0342857142857143" calcext:value-type="float">
            <text:p>- 3/88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704147" calcext:value-type="float">
            <text:p>704147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-10x+2y+15=0" calcext:value-type="string">
            <text:p>-10x+2y+15=0</text:p>
          </table:table-cell>
          <table:table-cell table:style-name="ce260" table:formula="of:=-[.C130]/[.D130]" office:value-type="float" office:value="5" calcext:value-type="float">
            <text:p><text:s/>5/1 </text:p>
          </table:table-cell>
          <table:table-cell table:style-name="ce260" table:formula="of:=-[.E130]/[.D130]" office:value-type="float" office:value="-7.5" calcext:value-type="float">
            <text:p>-15/2 </text:p>
          </table:table-cell>
          <table:table-cell table:style-name="ce260" table:formula="of:=CONCATENATE(&quot;y = &quot;;IF([.R130]=1;&quot;&quot;;IF([.R130]=-1;&quot;-&quot;;[.R130]));IF([.S130]=1;&quot;x&quot;;&quot;x/&quot;);IF([.S130]=1;&quot;&quot;;[.S130]);IF([.H130]&gt;0;&quot;+&quot;;&quot;-&quot;);ABS([.Y130]);IF([.Z130]=1;&quot;&quot;;&quot;/&quot;);IF([.Z130]=1;&quot;&quot;;[.Z130]))" office:value-type="string" office:string-value="y = 5x-15/2" calcext:value-type="string">
            <text:p>y = 5x-15/2</text:p>
          </table:table-cell>
          <table:table-cell table:style-name="ce253" table:formula="of:=RANK([.A130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60" table:formula="of:=[.AI130]" office:value-type="float" office:value="0.3" calcext:value-type="float">
            <text:p><text:s/>3/10</text:p>
          </table:table-cell>
          <table:table-cell table:style-name="ce269" table:formula="of:=RANDBETWEEN(2;10)*IF(RANDBETWEEN(1;2)=1;-1;1)" office:value-type="float" office:value="-6" calcext:value-type="float">
            <text:p>-6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0])*SIGN([.C130]*[.D130])" office:value-type="float" office:value="10" calcext:value-type="float">
            <text:p>10</text:p>
          </table:table-cell>
          <table:table-cell table:style-name="ce253" table:formula="of:=ABS([.D130])" office:value-type="float" office:value="2" calcext:value-type="float">
            <text:p>2</text:p>
          </table:table-cell>
          <table:table-cell table:style-name="ce253" table:formula="of:=GCD(ABS([.O130]);ABS([.P130]))" office:value-type="float" office:value="2" calcext:value-type="float">
            <text:p>2</text:p>
          </table:table-cell>
          <table:table-cell table:style-name="ce252" table:formula="of:=[.O130]/[.Q130]" office:value-type="float" office:value="5" calcext:value-type="float">
            <text:p>5</text:p>
          </table:table-cell>
          <table:table-cell table:style-name="ce252" table:formula="of:=[.P130]/[.Q130]" office:value-type="float" office:value="1" calcext:value-type="float">
            <text:p>1</text:p>
          </table:table-cell>
          <table:table-cell table:style-name="ce287" table:formula="of:=[.R130]/[.S130]" office:value-type="float" office:value="5" calcext:value-type="float">
            <text:p><text:s/>5/1 </text:p>
          </table:table-cell>
          <table:table-cell table:style-name="ce287" table:formula="of:=IF([.O130]=0;&quot;0&quot;;(IF([.O130]=[.P130];&quot;1&quot;;(IF([.O130]=-[.P130];&quot;-1&quot;;IF([.S130]=1;TEXT([.R130];10);[.T130]))))))" office:value-type="string" office:string-value="5" calcext:value-type="string">
            <text:p>5</text:p>
          </table:table-cell>
          <table:table-cell table:style-name="ce253" table:formula="of:=-ABS([.E130])*SIGN([.D130]*[.E130])" office:value-type="float" office:value="-15" calcext:value-type="float">
            <text:p>-15</text:p>
          </table:table-cell>
          <table:table-cell table:style-name="ce253" table:formula="of:=ABS([.D130])" office:value-type="float" office:value="2" calcext:value-type="float">
            <text:p>2</text:p>
          </table:table-cell>
          <table:table-cell table:style-name="ce253" table:formula="of:=GCD(ABS([.V130]);ABS([.W130]))" office:value-type="float" office:value="1" calcext:value-type="float">
            <text:p>1</text:p>
          </table:table-cell>
          <table:table-cell table:style-name="ce252" table:formula="of:=[.V130]/[.X130]" office:value-type="float" office:value="-15" calcext:value-type="float">
            <text:p>-15</text:p>
          </table:table-cell>
          <table:table-cell table:style-name="ce252" table:formula="of:=[.W130]/[.X130]" office:value-type="float" office:value="2" calcext:value-type="float">
            <text:p>2</text:p>
          </table:table-cell>
          <table:table-cell table:style-name="ce287" table:formula="of:=[.Y130]/[.Z130]" office:value-type="float" office:value="-7.5" calcext:value-type="float">
            <text:p>-15/2 </text:p>
          </table:table-cell>
          <table:table-cell table:style-name="ce287" table:formula="of:=IF([.V130]=0;&quot;0&quot;;(IF([.V130]=[.W130];&quot;1&quot;;(IF([.V130]=-[.W130];&quot;-1&quot;;IF([.Z130]=1;TEXT([.Y130];10);[.AA130]))))))" office:value-type="float" office:value="-7.5" calcext:value-type="float">
            <text:p>-15/2 </text:p>
          </table:table-cell>
          <table:table-cell table:style-name="ce253" table:formula="of:=(-[.D130]*[.M130]-[.E130])*SIGN([.C130])" office:value-type="float" office:value="3" calcext:value-type="float">
            <text:p>3</text:p>
          </table:table-cell>
          <table:table-cell table:style-name="ce253" table:formula="of:=ABS([.C130])" office:value-type="float" office:value="10" calcext:value-type="float">
            <text:p>10</text:p>
          </table:table-cell>
          <table:table-cell table:style-name="ce253" table:formula="of:=GCD(ABS([.AC130]);ABS([.AD130]))" office:value-type="float" office:value="1" calcext:value-type="float">
            <text:p>1</text:p>
          </table:table-cell>
          <table:table-cell table:style-name="ce252" table:formula="of:=[.AC130]/[.AE130]" office:value-type="float" office:value="3" calcext:value-type="float">
            <text:p>3</text:p>
          </table:table-cell>
          <table:table-cell table:style-name="ce252" table:formula="of:=[.AD130]/[.AE130]" office:value-type="float" office:value="10" calcext:value-type="float">
            <text:p>10</text:p>
          </table:table-cell>
          <table:table-cell table:style-name="ce287" table:formula="of:=[.AF130]/[.AG130]" office:value-type="float" office:value="0.3" calcext:value-type="float">
            <text:p><text:s/>3/10</text:p>
          </table:table-cell>
          <table:table-cell table:style-name="ce287" table:formula="of:=IF([.AC130]=0;&quot;0&quot;;(IF([.AC130]=[.AD130];&quot;1&quot;;(IF([.AC130]=-[.AD130];&quot;-1&quot;;IF([.AG130]=1;TEXT([.AF130];10);[.AH130]))))))" office:value-type="float" office:value="0.3" calcext:value-type="float">
            <text:p><text:s/>3/10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703282" calcext:value-type="float">
            <text:p>703282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-10" calcext:value-type="float">
            <text:p>-10</text:p>
          </table:table-cell>
          <table:table-cell table:style-name="ce253" table:formula="of:=[.D130]" office:value-type="float" office:value="2" calcext:value-type="float">
            <text:p>2</text:p>
          </table:table-cell>
          <table:table-cell table:style-name="ce253" table:formula="of:=[.E130]" office:value-type="float" office:value="15" calcext:value-type="float">
            <text:p>15</text:p>
          </table:table-cell>
          <table:table-cell table:style-name="ce253" table:formula="of:=[.F130]" office:value-type="string" office:string-value="-10x+2y+15=0" calcext:value-type="string">
            <text:p>-10x+2y+15=0</text:p>
          </table:table-cell>
          <table:table-cell table:style-name="ce260" table:formula="of:=[.G130]" office:value-type="float" office:value="5" calcext:value-type="float">
            <text:p><text:s/>5/1 </text:p>
          </table:table-cell>
          <table:table-cell table:style-name="ce260" table:formula="of:=[.H130]" office:value-type="float" office:value="-7.5" calcext:value-type="float">
            <text:p>-15/2 </text:p>
          </table:table-cell>
          <table:table-cell table:style-name="ce260" table:formula="of:=[.I130]" office:value-type="string" office:string-value="y = 5x-15/2" calcext:value-type="string">
            <text:p>y = 5x-15/2</text:p>
          </table:table-cell>
          <table:table-cell table:style-name="ce253" table:formula="of:=RANK([.A131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60" table:formula="of:=[.AI131]" office:value-type="float" office:value="3.33333333333333" calcext:value-type="float">
            <text:p>10/3 </text:p>
          </table:table-cell>
          <table:table-cell table:style-name="ce269" table:formula="of:=RANDBETWEEN(2;10)*IF(RANDBETWEEN(1;2)=1;-1;1)" office:value-type="float" office:value="-9" calcext:value-type="float">
            <text:p>-9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1])*SIGN([.C131]*[.D131])" office:value-type="float" office:value="10" calcext:value-type="float">
            <text:p>10</text:p>
          </table:table-cell>
          <table:table-cell table:style-name="ce253" table:formula="of:=ABS([.D131])" office:value-type="float" office:value="2" calcext:value-type="float">
            <text:p>2</text:p>
          </table:table-cell>
          <table:table-cell table:style-name="ce253" table:formula="of:=GCD(ABS([.O131]);ABS([.P131]))" office:value-type="float" office:value="2" calcext:value-type="float">
            <text:p>2</text:p>
          </table:table-cell>
          <table:table-cell table:style-name="ce252" table:formula="of:=[.O131]/[.Q131]" office:value-type="float" office:value="5" calcext:value-type="float">
            <text:p>5</text:p>
          </table:table-cell>
          <table:table-cell table:style-name="ce252" table:formula="of:=[.P131]/[.Q131]" office:value-type="float" office:value="1" calcext:value-type="float">
            <text:p>1</text:p>
          </table:table-cell>
          <table:table-cell table:style-name="ce287" table:formula="of:=[.R131]/[.S131]" office:value-type="float" office:value="5" calcext:value-type="float">
            <text:p><text:s/>5/1 </text:p>
          </table:table-cell>
          <table:table-cell table:style-name="ce287" table:formula="of:=IF([.O131]=0;&quot;0&quot;;(IF([.O131]=[.P131];&quot;1&quot;;(IF([.O131]=-[.P131];&quot;-1&quot;;IF([.S131]=1;TEXT([.R131];10);[.T131]))))))" office:value-type="string" office:string-value="5" calcext:value-type="string">
            <text:p>5</text:p>
          </table:table-cell>
          <table:table-cell table:style-name="ce253" table:formula="of:=-ABS([.E131])*SIGN([.D131]*[.E131])+IF(RANDBETWEEN(1;2)=1;-1;1)*RANDBETWEEN(1;10)" office:value-type="float" office:value="-13" calcext:value-type="float">
            <text:p>-13</text:p>
          </table:table-cell>
          <table:table-cell table:style-name="ce253" table:formula="of:=ABS([.D131])" office:value-type="float" office:value="2" calcext:value-type="float">
            <text:p>2</text:p>
          </table:table-cell>
          <table:table-cell table:style-name="ce253" table:formula="of:=GCD(ABS([.V131]);ABS([.W131]))" office:value-type="float" office:value="1" calcext:value-type="float">
            <text:p>1</text:p>
          </table:table-cell>
          <table:table-cell table:style-name="ce252" table:formula="of:=[.V131]/[.X131]" office:value-type="float" office:value="-13" calcext:value-type="float">
            <text:p>-13</text:p>
          </table:table-cell>
          <table:table-cell table:style-name="ce252" table:formula="of:=[.W131]/[.X131]" office:value-type="float" office:value="2" calcext:value-type="float">
            <text:p>2</text:p>
          </table:table-cell>
          <table:table-cell table:style-name="ce287" table:formula="of:=[.Y131]/[.Z131]" office:value-type="float" office:value="-6.5" calcext:value-type="float">
            <text:p>-13/2 </text:p>
          </table:table-cell>
          <table:table-cell table:style-name="ce287" table:formula="of:=IF([.V131]=0;&quot;0&quot;;(IF([.V131]=[.W131];&quot;1&quot;;(IF([.V131]=-[.W131];&quot;-1&quot;;IF([.Z131]=1;TEXT([.Y131];10);[.AA131]))))))" office:value-type="float" office:value="-6.5" calcext:value-type="float">
            <text:p>-13/2 </text:p>
          </table:table-cell>
          <table:table-cell table:style-name="ce253" table:formula="of:=[.AD130]" office:value-type="float" office:value="10" calcext:value-type="float">
            <text:p>10</text:p>
          </table:table-cell>
          <table:table-cell table:style-name="ce253" table:formula="of:=[.AC130]" office:value-type="float" office:value="3" calcext:value-type="float">
            <text:p>3</text:p>
          </table:table-cell>
          <table:table-cell table:style-name="ce253" table:formula="of:=GCD(ABS([.AC131]);ABS([.AD131]))" office:value-type="float" office:value="1" calcext:value-type="float">
            <text:p>1</text:p>
          </table:table-cell>
          <table:table-cell table:style-name="ce252" table:formula="of:=[.AC131]/[.AE131]" office:value-type="float" office:value="10" calcext:value-type="float">
            <text:p>10</text:p>
          </table:table-cell>
          <table:table-cell table:style-name="ce252" table:formula="of:=[.AD131]/[.AE131]" office:value-type="float" office:value="3" calcext:value-type="float">
            <text:p>3</text:p>
          </table:table-cell>
          <table:table-cell table:style-name="ce287" table:formula="of:=[.AF131]/[.AG131]" office:value-type="float" office:value="3.33333333333333" calcext:value-type="float">
            <text:p>10/3 </text:p>
          </table:table-cell>
          <table:table-cell table:style-name="ce287" table:formula="of:=IF([.AC131]=0;&quot;0&quot;;(IF([.AC131]=[.AD131];&quot;1&quot;;(IF([.AC131]=-[.AD131];&quot;-1&quot;;IF([.AG131]=1;TEXT([.AF131];10);[.AH131]))))))" office:value-type="float" office:value="3.33333333333333" calcext:value-type="float">
            <text:p>10/3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245851" calcext:value-type="float">
            <text:p>245851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10x-19y+12=0" calcext:value-type="string">
            <text:p>10x-19y+12=0</text:p>
          </table:table-cell>
          <table:table-cell table:style-name="ce260" table:formula="of:=-[.C132]/[.D132]" office:value-type="float" office:value="0.526315789473684" calcext:value-type="float">
            <text:p>10/19</text:p>
          </table:table-cell>
          <table:table-cell table:style-name="ce260" table:formula="of:=-[.E132]/[.D132]" office:value-type="float" office:value="0.631578947368421" calcext:value-type="float">
            <text:p>12/19</text:p>
          </table:table-cell>
          <table:table-cell table:style-name="ce260" table:formula="of:=CONCATENATE(&quot;y = &quot;;IF([.R132]=1;&quot;&quot;;IF([.R132]=-1;&quot;-&quot;;[.R132]));IF([.S132]=1;&quot;x&quot;;&quot;x/&quot;);IF([.S132]=1;&quot;&quot;;[.S132]);IF([.H132]&gt;0;&quot;+&quot;;&quot;-&quot;);ABS([.Y132]);IF([.Z132]=1;&quot;&quot;;&quot;/&quot;);IF([.Z132]=1;&quot;&quot;;[.Z132]))" office:value-type="string" office:string-value="y = 10x/19+12/19" calcext:value-type="string">
            <text:p>y = 10x/19+12/19</text:p>
          </table:table-cell>
          <table:table-cell table:style-name="ce253" table:formula="of:=RANK([.A132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60" table:formula="of:=[.AI132]" office:value-type="float" office:value="-20.2" calcext:value-type="float">
            <text:p>-101/5 </text:p>
          </table:table-cell>
          <table:table-cell table:style-name="ce269" table:formula="of:=RANDBETWEEN(2;10)*IF(RANDBETWEEN(1;2)=1;-1;1)" office:value-type="float" office:value="-10" calcext:value-type="float">
            <text:p>-10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2])*SIGN([.C132]*[.D132])" office:value-type="float" office:value="10" calcext:value-type="float">
            <text:p>10</text:p>
          </table:table-cell>
          <table:table-cell table:style-name="ce253" table:formula="of:=ABS([.D132])" office:value-type="float" office:value="19" calcext:value-type="float">
            <text:p>19</text:p>
          </table:table-cell>
          <table:table-cell table:style-name="ce253" table:formula="of:=GCD(ABS([.O132]);ABS([.P132]))" office:value-type="float" office:value="1" calcext:value-type="float">
            <text:p>1</text:p>
          </table:table-cell>
          <table:table-cell table:style-name="ce252" table:formula="of:=[.O132]/[.Q132]" office:value-type="float" office:value="10" calcext:value-type="float">
            <text:p>10</text:p>
          </table:table-cell>
          <table:table-cell table:style-name="ce252" table:formula="of:=[.P132]/[.Q132]" office:value-type="float" office:value="19" calcext:value-type="float">
            <text:p>19</text:p>
          </table:table-cell>
          <table:table-cell table:style-name="ce287" table:formula="of:=[.R132]/[.S132]" office:value-type="float" office:value="0.526315789473684" calcext:value-type="float">
            <text:p>10/19</text:p>
          </table:table-cell>
          <table:table-cell table:style-name="ce287" table:formula="of:=IF([.O132]=0;&quot;0&quot;;(IF([.O132]=[.P132];&quot;1&quot;;(IF([.O132]=-[.P132];&quot;-1&quot;;IF([.S132]=1;TEXT([.R132];10);[.T132]))))))" office:value-type="float" office:value="0.526315789473684" calcext:value-type="float">
            <text:p>10/19</text:p>
          </table:table-cell>
          <table:table-cell table:style-name="ce253" table:formula="of:=-ABS([.E132])*SIGN([.D132]*[.E132])" office:value-type="float" office:value="12" calcext:value-type="float">
            <text:p>12</text:p>
          </table:table-cell>
          <table:table-cell table:style-name="ce253" table:formula="of:=ABS([.D132])" office:value-type="float" office:value="19" calcext:value-type="float">
            <text:p>19</text:p>
          </table:table-cell>
          <table:table-cell table:style-name="ce253" table:formula="of:=GCD(ABS([.V132]);ABS([.W132]))" office:value-type="float" office:value="1" calcext:value-type="float">
            <text:p>1</text:p>
          </table:table-cell>
          <table:table-cell table:style-name="ce252" table:formula="of:=[.V132]/[.X132]" office:value-type="float" office:value="12" calcext:value-type="float">
            <text:p>12</text:p>
          </table:table-cell>
          <table:table-cell table:style-name="ce252" table:formula="of:=[.W132]/[.X132]" office:value-type="float" office:value="19" calcext:value-type="float">
            <text:p>19</text:p>
          </table:table-cell>
          <table:table-cell table:style-name="ce287" table:formula="of:=[.Y132]/[.Z132]" office:value-type="float" office:value="0.631578947368421" calcext:value-type="float">
            <text:p>12/19</text:p>
          </table:table-cell>
          <table:table-cell table:style-name="ce287" table:formula="of:=IF([.V132]=0;&quot;0&quot;;(IF([.V132]=[.W132];&quot;1&quot;;(IF([.V132]=-[.W132];&quot;-1&quot;;IF([.Z132]=1;TEXT([.Y132];10);[.AA132]))))))" office:value-type="float" office:value="0.631578947368421" calcext:value-type="float">
            <text:p>12/19</text:p>
          </table:table-cell>
          <table:table-cell table:style-name="ce253" table:formula="of:=(-[.D132]*[.M132]-[.E132])*SIGN([.C132])" office:value-type="float" office:value="-202" calcext:value-type="float">
            <text:p>-202</text:p>
          </table:table-cell>
          <table:table-cell table:style-name="ce253" table:formula="of:=ABS([.C132])" office:value-type="float" office:value="10" calcext:value-type="float">
            <text:p>10</text:p>
          </table:table-cell>
          <table:table-cell table:style-name="ce253" table:formula="of:=GCD(ABS([.AC132]);ABS([.AD132]))" office:value-type="float" office:value="2" calcext:value-type="float">
            <text:p>2</text:p>
          </table:table-cell>
          <table:table-cell table:style-name="ce252" table:formula="of:=[.AC132]/[.AE132]" office:value-type="float" office:value="-101" calcext:value-type="float">
            <text:p>-101</text:p>
          </table:table-cell>
          <table:table-cell table:style-name="ce252" table:formula="of:=[.AD132]/[.AE132]" office:value-type="float" office:value="5" calcext:value-type="float">
            <text:p>5</text:p>
          </table:table-cell>
          <table:table-cell table:style-name="ce287" table:formula="of:=[.AF132]/[.AG132]" office:value-type="float" office:value="-20.2" calcext:value-type="float">
            <text:p>-101/5 </text:p>
          </table:table-cell>
          <table:table-cell table:style-name="ce287" table:formula="of:=IF([.AC132]=0;&quot;0&quot;;(IF([.AC132]=[.AD132];&quot;1&quot;;(IF([.AC132]=-[.AD132];&quot;-1&quot;;IF([.AG132]=1;TEXT([.AF132];10);[.AH132]))))))" office:value-type="float" office:value="-20.2" calcext:value-type="float">
            <text:p>-101/5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689246" calcext:value-type="float">
            <text:p>689246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10" calcext:value-type="float">
            <text:p>10</text:p>
          </table:table-cell>
          <table:table-cell table:style-name="ce253" table:formula="of:=[.D132]" office:value-type="float" office:value="-19" calcext:value-type="float">
            <text:p>-19</text:p>
          </table:table-cell>
          <table:table-cell table:style-name="ce253" table:formula="of:=[.E132]" office:value-type="float" office:value="12" calcext:value-type="float">
            <text:p>12</text:p>
          </table:table-cell>
          <table:table-cell table:style-name="ce253" table:formula="of:=[.F132]" office:value-type="string" office:string-value="10x-19y+12=0" calcext:value-type="string">
            <text:p>10x-19y+12=0</text:p>
          </table:table-cell>
          <table:table-cell table:style-name="ce260" table:formula="of:=[.G132]" office:value-type="float" office:value="0.526315789473684" calcext:value-type="float">
            <text:p>10/19</text:p>
          </table:table-cell>
          <table:table-cell table:style-name="ce260" table:formula="of:=[.H132]" office:value-type="float" office:value="0.631578947368421" calcext:value-type="float">
            <text:p>12/19</text:p>
          </table:table-cell>
          <table:table-cell table:style-name="ce260" table:formula="of:=[.I132]" office:value-type="string" office:string-value="y = 10x/19+12/19" calcext:value-type="string">
            <text:p>y = 10x/19+12/19</text:p>
          </table:table-cell>
          <table:table-cell table:style-name="ce253" table:formula="of:=RANK([.A133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60" table:formula="of:=[.AI133]" office:value-type="float" office:value="-0.0495049504950495" calcext:value-type="float">
            <text:p>- 4/81</text:p>
          </table:table-cell>
          <table:table-cell table:style-name="ce269" table:formula="of:=RANDBETWEEN(2;10)*IF(RANDBETWEEN(1;2)=1;-1;1)" office:value-type="float" office:value="-3" calcext:value-type="float">
            <text:p>-3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3])*SIGN([.C133]*[.D133])" office:value-type="float" office:value="10" calcext:value-type="float">
            <text:p>10</text:p>
          </table:table-cell>
          <table:table-cell table:style-name="ce253" table:formula="of:=ABS([.D133])" office:value-type="float" office:value="19" calcext:value-type="float">
            <text:p>19</text:p>
          </table:table-cell>
          <table:table-cell table:style-name="ce253" table:formula="of:=GCD(ABS([.O133]);ABS([.P133]))" office:value-type="float" office:value="1" calcext:value-type="float">
            <text:p>1</text:p>
          </table:table-cell>
          <table:table-cell table:style-name="ce252" table:formula="of:=[.O133]/[.Q133]" office:value-type="float" office:value="10" calcext:value-type="float">
            <text:p>10</text:p>
          </table:table-cell>
          <table:table-cell table:style-name="ce252" table:formula="of:=[.P133]/[.Q133]" office:value-type="float" office:value="19" calcext:value-type="float">
            <text:p>19</text:p>
          </table:table-cell>
          <table:table-cell table:style-name="ce287" table:formula="of:=[.R133]/[.S133]" office:value-type="float" office:value="0.526315789473684" calcext:value-type="float">
            <text:p>10/19</text:p>
          </table:table-cell>
          <table:table-cell table:style-name="ce287" table:formula="of:=IF([.O133]=0;&quot;0&quot;;(IF([.O133]=[.P133];&quot;1&quot;;(IF([.O133]=-[.P133];&quot;-1&quot;;IF([.S133]=1;TEXT([.R133];10);[.T133]))))))" office:value-type="float" office:value="0.526315789473684" calcext:value-type="float">
            <text:p>10/19</text:p>
          </table:table-cell>
          <table:table-cell table:style-name="ce253" table:formula="of:=-ABS([.E133])*SIGN([.D133]*[.E133])+IF(RANDBETWEEN(1;2)=1;-1;1)*RANDBETWEEN(1;10)" office:value-type="float" office:value="21" calcext:value-type="float">
            <text:p>21</text:p>
          </table:table-cell>
          <table:table-cell table:style-name="ce253" table:formula="of:=ABS([.D133])" office:value-type="float" office:value="19" calcext:value-type="float">
            <text:p>19</text:p>
          </table:table-cell>
          <table:table-cell table:style-name="ce253" table:formula="of:=GCD(ABS([.V133]);ABS([.W133]))" office:value-type="float" office:value="1" calcext:value-type="float">
            <text:p>1</text:p>
          </table:table-cell>
          <table:table-cell table:style-name="ce252" table:formula="of:=[.V133]/[.X133]" office:value-type="float" office:value="21" calcext:value-type="float">
            <text:p>21</text:p>
          </table:table-cell>
          <table:table-cell table:style-name="ce252" table:formula="of:=[.W133]/[.X133]" office:value-type="float" office:value="19" calcext:value-type="float">
            <text:p>19</text:p>
          </table:table-cell>
          <table:table-cell table:style-name="ce287" table:formula="of:=[.Y133]/[.Z133]" office:value-type="float" office:value="1.10526315789474" calcext:value-type="float">
            <text:p>21/19</text:p>
          </table:table-cell>
          <table:table-cell table:style-name="ce287" table:formula="of:=IF([.V133]=0;&quot;0&quot;;(IF([.V133]=[.W133];&quot;1&quot;;(IF([.V133]=-[.W133];&quot;-1&quot;;IF([.Z133]=1;TEXT([.Y133];10);[.AA133]))))))" office:value-type="float" office:value="1.10526315789474" calcext:value-type="float">
            <text:p>21/19</text:p>
          </table:table-cell>
          <table:table-cell table:style-name="ce253" table:formula="of:=[.AD132]" office:value-type="float" office:value="10" calcext:value-type="float">
            <text:p>10</text:p>
          </table:table-cell>
          <table:table-cell table:style-name="ce253" table:formula="of:=[.AC132]" office:value-type="float" office:value="-202" calcext:value-type="float">
            <text:p>-202</text:p>
          </table:table-cell>
          <table:table-cell table:style-name="ce253" table:formula="of:=GCD(ABS([.AC133]);ABS([.AD133]))" office:value-type="float" office:value="2" calcext:value-type="float">
            <text:p>2</text:p>
          </table:table-cell>
          <table:table-cell table:style-name="ce252" table:formula="of:=[.AC133]/[.AE133]" office:value-type="float" office:value="5" calcext:value-type="float">
            <text:p>5</text:p>
          </table:table-cell>
          <table:table-cell table:style-name="ce252" table:formula="of:=[.AD133]/[.AE133]" office:value-type="float" office:value="-101" calcext:value-type="float">
            <text:p>-101</text:p>
          </table:table-cell>
          <table:table-cell table:style-name="ce287" table:formula="of:=[.AF133]/[.AG133]" office:value-type="float" office:value="-0.0495049504950495" calcext:value-type="float">
            <text:p>- 4/81</text:p>
          </table:table-cell>
          <table:table-cell table:style-name="ce287" table:formula="of:=IF([.AC133]=0;&quot;0&quot;;(IF([.AC133]=[.AD133];&quot;1&quot;;(IF([.AC133]=-[.AD133];&quot;-1&quot;;IF([.AG133]=1;TEXT([.AF133];10);[.AH133]))))))" office:value-type="float" office:value="-0.0495049504950495" calcext:value-type="float">
            <text:p>- 4/8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539766" calcext:value-type="float">
            <text:p>539766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15x+15y-11=0" calcext:value-type="string">
            <text:p>15x+15y-11=0</text:p>
          </table:table-cell>
          <table:table-cell table:style-name="ce260" table:formula="of:=-[.C134]/[.D134]" office:value-type="float" office:value="-1" calcext:value-type="float">
            <text:p>- 1/1 </text:p>
          </table:table-cell>
          <table:table-cell table:style-name="ce260" table:formula="of:=-[.E134]/[.D134]" office:value-type="float" office:value="0.733333333333333" calcext:value-type="float">
            <text:p>11/15</text:p>
          </table:table-cell>
          <table:table-cell table:style-name="ce260" table:formula="of:=CONCATENATE(&quot;y = &quot;;IF([.R134]=1;&quot;&quot;;IF([.R134]=-1;&quot;-&quot;;[.R134]));IF([.S134]=1;&quot;x&quot;;&quot;x/&quot;);IF([.S134]=1;&quot;&quot;;[.S134]);IF([.H134]&gt;0;&quot;+&quot;;&quot;-&quot;);ABS([.Y134]);IF([.Z134]=1;&quot;&quot;;&quot;/&quot;);IF([.Z134]=1;&quot;&quot;;[.Z134]))" office:value-type="string" office:string-value="y = -x+11/15" calcext:value-type="string">
            <text:p>y = -x+11/15</text:p>
          </table:table-cell>
          <table:table-cell table:style-name="ce253" table:formula="of:=RANK([.A134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60" table:formula="of:=[.AI134]" office:value-type="float" office:value="5.73333333333333" calcext:value-type="float">
            <text:p>86/15</text:p>
          </table:table-cell>
          <table:table-cell table:style-name="ce269" table:formula="of:=RANDBETWEEN(2;10)*IF(RANDBETWEEN(1;2)=1;-1;1)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4])*SIGN([.C134]*[.D134])" office:value-type="float" office:value="-15" calcext:value-type="float">
            <text:p>-15</text:p>
          </table:table-cell>
          <table:table-cell table:style-name="ce253" table:formula="of:=ABS([.D134])" office:value-type="float" office:value="15" calcext:value-type="float">
            <text:p>15</text:p>
          </table:table-cell>
          <table:table-cell table:style-name="ce253" table:formula="of:=GCD(ABS([.O134]);ABS([.P134]))" office:value-type="float" office:value="15" calcext:value-type="float">
            <text:p>15</text:p>
          </table:table-cell>
          <table:table-cell table:style-name="ce252" table:formula="of:=[.O134]/[.Q134]" office:value-type="float" office:value="-1" calcext:value-type="float">
            <text:p>-1</text:p>
          </table:table-cell>
          <table:table-cell table:style-name="ce252" table:formula="of:=[.P134]/[.Q134]" office:value-type="float" office:value="1" calcext:value-type="float">
            <text:p>1</text:p>
          </table:table-cell>
          <table:table-cell table:style-name="ce287" table:formula="of:=[.R134]/[.S134]" office:value-type="float" office:value="-1" calcext:value-type="float">
            <text:p>- 1/1 </text:p>
          </table:table-cell>
          <table:table-cell table:style-name="ce287" table:formula="of:=IF([.O134]=0;&quot;0&quot;;(IF([.O134]=[.P134];&quot;1&quot;;(IF([.O134]=-[.P134];&quot;-1&quot;;IF([.S134]=1;TEXT([.R134];10);[.T134]))))))" office:value-type="string" office:string-value="-1" calcext:value-type="string">
            <text:p>-1</text:p>
          </table:table-cell>
          <table:table-cell table:style-name="ce253" table:formula="of:=-ABS([.E134])*SIGN([.D134]*[.E134])" office:value-type="float" office:value="11" calcext:value-type="float">
            <text:p>11</text:p>
          </table:table-cell>
          <table:table-cell table:style-name="ce253" table:formula="of:=ABS([.D134])" office:value-type="float" office:value="15" calcext:value-type="float">
            <text:p>15</text:p>
          </table:table-cell>
          <table:table-cell table:style-name="ce253" table:formula="of:=GCD(ABS([.V134]);ABS([.W134]))" office:value-type="float" office:value="1" calcext:value-type="float">
            <text:p>1</text:p>
          </table:table-cell>
          <table:table-cell table:style-name="ce252" table:formula="of:=[.V134]/[.X134]" office:value-type="float" office:value="11" calcext:value-type="float">
            <text:p>11</text:p>
          </table:table-cell>
          <table:table-cell table:style-name="ce252" table:formula="of:=[.W134]/[.X134]" office:value-type="float" office:value="15" calcext:value-type="float">
            <text:p>15</text:p>
          </table:table-cell>
          <table:table-cell table:style-name="ce287" table:formula="of:=[.Y134]/[.Z134]" office:value-type="float" office:value="0.733333333333333" calcext:value-type="float">
            <text:p>11/15</text:p>
          </table:table-cell>
          <table:table-cell table:style-name="ce287" table:formula="of:=IF([.V134]=0;&quot;0&quot;;(IF([.V134]=[.W134];&quot;1&quot;;(IF([.V134]=-[.W134];&quot;-1&quot;;IF([.Z134]=1;TEXT([.Y134];10);[.AA134]))))))" office:value-type="float" office:value="0.733333333333333" calcext:value-type="float">
            <text:p>11/15</text:p>
          </table:table-cell>
          <table:table-cell table:style-name="ce253" table:formula="of:=(-[.D134]*[.M134]-[.E134])*SIGN([.C134])" office:value-type="float" office:value="86" calcext:value-type="float">
            <text:p>86</text:p>
          </table:table-cell>
          <table:table-cell table:style-name="ce253" table:formula="of:=ABS([.C134])" office:value-type="float" office:value="15" calcext:value-type="float">
            <text:p>15</text:p>
          </table:table-cell>
          <table:table-cell table:style-name="ce253" table:formula="of:=GCD(ABS([.AC134]);ABS([.AD134]))" office:value-type="float" office:value="1" calcext:value-type="float">
            <text:p>1</text:p>
          </table:table-cell>
          <table:table-cell table:style-name="ce252" table:formula="of:=[.AC134]/[.AE134]" office:value-type="float" office:value="86" calcext:value-type="float">
            <text:p>86</text:p>
          </table:table-cell>
          <table:table-cell table:style-name="ce252" table:formula="of:=[.AD134]/[.AE134]" office:value-type="float" office:value="15" calcext:value-type="float">
            <text:p>15</text:p>
          </table:table-cell>
          <table:table-cell table:style-name="ce287" table:formula="of:=[.AF134]/[.AG134]" office:value-type="float" office:value="5.73333333333333" calcext:value-type="float">
            <text:p>86/15</text:p>
          </table:table-cell>
          <table:table-cell table:style-name="ce287" table:formula="of:=IF([.AC134]=0;&quot;0&quot;;(IF([.AC134]=[.AD134];&quot;1&quot;;(IF([.AC134]=-[.AD134];&quot;-1&quot;;IF([.AG134]=1;TEXT([.AF134];10);[.AH134]))))))" office:value-type="float" office:value="5.73333333333333" calcext:value-type="float">
            <text:p>86/15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79953" calcext:value-type="float">
            <text:p>79953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15" calcext:value-type="float">
            <text:p>15</text:p>
          </table:table-cell>
          <table:table-cell table:style-name="ce253" table:formula="of:=[.D134]" office:value-type="float" office:value="15" calcext:value-type="float">
            <text:p>15</text:p>
          </table:table-cell>
          <table:table-cell table:style-name="ce253" table:formula="of:=[.E134]" office:value-type="float" office:value="-11" calcext:value-type="float">
            <text:p>-11</text:p>
          </table:table-cell>
          <table:table-cell table:style-name="ce253" table:formula="of:=[.F134]" office:value-type="string" office:string-value="15x+15y-11=0" calcext:value-type="string">
            <text:p>15x+15y-11=0</text:p>
          </table:table-cell>
          <table:table-cell table:style-name="ce260" table:formula="of:=[.G134]" office:value-type="float" office:value="-1" calcext:value-type="float">
            <text:p>- 1/1 </text:p>
          </table:table-cell>
          <table:table-cell table:style-name="ce260" table:formula="of:=[.H134]" office:value-type="float" office:value="0.733333333333333" calcext:value-type="float">
            <text:p>11/15</text:p>
          </table:table-cell>
          <table:table-cell table:style-name="ce260" table:formula="of:=[.I134]" office:value-type="string" office:string-value="y = -x+11/15" calcext:value-type="string">
            <text:p>y = -x+11/15</text:p>
          </table:table-cell>
          <table:table-cell table:style-name="ce253" table:formula="of:=RANK([.A135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60" table:formula="of:=[.AI135]" office:value-type="float" office:value="0.174418604651163" calcext:value-type="float">
            <text:p>15/86</text:p>
          </table:table-cell>
          <table:table-cell table:style-name="ce269" table:formula="of:=RANDBETWEEN(2;10)*IF(RANDBETWEEN(1;2)=1;-1;1)" office:value-type="float" office:value="6" calcext:value-type="float">
            <text:p>6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5])*SIGN([.C135]*[.D135])" office:value-type="float" office:value="-15" calcext:value-type="float">
            <text:p>-15</text:p>
          </table:table-cell>
          <table:table-cell table:style-name="ce253" table:formula="of:=ABS([.D135])" office:value-type="float" office:value="15" calcext:value-type="float">
            <text:p>15</text:p>
          </table:table-cell>
          <table:table-cell table:style-name="ce253" table:formula="of:=GCD(ABS([.O135]);ABS([.P135]))" office:value-type="float" office:value="15" calcext:value-type="float">
            <text:p>15</text:p>
          </table:table-cell>
          <table:table-cell table:style-name="ce252" table:formula="of:=[.O135]/[.Q135]" office:value-type="float" office:value="-1" calcext:value-type="float">
            <text:p>-1</text:p>
          </table:table-cell>
          <table:table-cell table:style-name="ce252" table:formula="of:=[.P135]/[.Q135]" office:value-type="float" office:value="1" calcext:value-type="float">
            <text:p>1</text:p>
          </table:table-cell>
          <table:table-cell table:style-name="ce287" table:formula="of:=[.R135]/[.S135]" office:value-type="float" office:value="-1" calcext:value-type="float">
            <text:p>- 1/1 </text:p>
          </table:table-cell>
          <table:table-cell table:style-name="ce287" table:formula="of:=IF([.O135]=0;&quot;0&quot;;(IF([.O135]=[.P135];&quot;1&quot;;(IF([.O135]=-[.P135];&quot;-1&quot;;IF([.S135]=1;TEXT([.R135];10);[.T135]))))))" office:value-type="string" office:string-value="-1" calcext:value-type="string">
            <text:p>-1</text:p>
          </table:table-cell>
          <table:table-cell table:style-name="ce253" table:formula="of:=-ABS([.E135])*SIGN([.D135]*[.E135])+IF(RANDBETWEEN(1;2)=1;-1;1)*RANDBETWEEN(1;10)" office:value-type="float" office:value="17" calcext:value-type="float">
            <text:p>17</text:p>
          </table:table-cell>
          <table:table-cell table:style-name="ce253" table:formula="of:=ABS([.D135])" office:value-type="float" office:value="15" calcext:value-type="float">
            <text:p>15</text:p>
          </table:table-cell>
          <table:table-cell table:style-name="ce253" table:formula="of:=GCD(ABS([.V135]);ABS([.W135]))" office:value-type="float" office:value="1" calcext:value-type="float">
            <text:p>1</text:p>
          </table:table-cell>
          <table:table-cell table:style-name="ce252" table:formula="of:=[.V135]/[.X135]" office:value-type="float" office:value="17" calcext:value-type="float">
            <text:p>17</text:p>
          </table:table-cell>
          <table:table-cell table:style-name="ce252" table:formula="of:=[.W135]/[.X135]" office:value-type="float" office:value="15" calcext:value-type="float">
            <text:p>15</text:p>
          </table:table-cell>
          <table:table-cell table:style-name="ce287" table:formula="of:=[.Y135]/[.Z135]" office:value-type="float" office:value="1.13333333333333" calcext:value-type="float">
            <text:p>17/15</text:p>
          </table:table-cell>
          <table:table-cell table:style-name="ce287" table:formula="of:=IF([.V135]=0;&quot;0&quot;;(IF([.V135]=[.W135];&quot;1&quot;;(IF([.V135]=-[.W135];&quot;-1&quot;;IF([.Z135]=1;TEXT([.Y135];10);[.AA135]))))))" office:value-type="float" office:value="1.13333333333333" calcext:value-type="float">
            <text:p>17/15</text:p>
          </table:table-cell>
          <table:table-cell table:style-name="ce253" table:formula="of:=[.AD134]" office:value-type="float" office:value="15" calcext:value-type="float">
            <text:p>15</text:p>
          </table:table-cell>
          <table:table-cell table:style-name="ce253" table:formula="of:=[.AC134]" office:value-type="float" office:value="86" calcext:value-type="float">
            <text:p>86</text:p>
          </table:table-cell>
          <table:table-cell table:style-name="ce253" table:formula="of:=GCD(ABS([.AC135]);ABS([.AD135]))" office:value-type="float" office:value="1" calcext:value-type="float">
            <text:p>1</text:p>
          </table:table-cell>
          <table:table-cell table:style-name="ce252" table:formula="of:=[.AC135]/[.AE135]" office:value-type="float" office:value="15" calcext:value-type="float">
            <text:p>15</text:p>
          </table:table-cell>
          <table:table-cell table:style-name="ce252" table:formula="of:=[.AD135]/[.AE135]" office:value-type="float" office:value="86" calcext:value-type="float">
            <text:p>86</text:p>
          </table:table-cell>
          <table:table-cell table:style-name="ce287" table:formula="of:=[.AF135]/[.AG135]" office:value-type="float" office:value="0.174418604651163" calcext:value-type="float">
            <text:p>15/86</text:p>
          </table:table-cell>
          <table:table-cell table:style-name="ce287" table:formula="of:=IF([.AC135]=0;&quot;0&quot;;(IF([.AC135]=[.AD135];&quot;1&quot;;(IF([.AC135]=-[.AD135];&quot;-1&quot;;IF([.AG135]=1;TEXT([.AF135];10);[.AH135]))))))" office:value-type="float" office:value="0.174418604651163" calcext:value-type="float">
            <text:p>15/86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410567" calcext:value-type="float">
            <text:p>410567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-19x+13y+17=0" calcext:value-type="string">
            <text:p>-19x+13y+17=0</text:p>
          </table:table-cell>
          <table:table-cell table:style-name="ce260" table:formula="of:=-[.C136]/[.D136]" office:value-type="float" office:value="1.46153846153846" calcext:value-type="float">
            <text:p>19/13</text:p>
          </table:table-cell>
          <table:table-cell table:style-name="ce260" table:formula="of:=-[.E136]/[.D136]" office:value-type="float" office:value="-1.30769230769231" calcext:value-type="float">
            <text:p>-17/13</text:p>
          </table:table-cell>
          <table:table-cell table:style-name="ce260" table:formula="of:=CONCATENATE(&quot;y = &quot;;IF([.R136]=1;&quot;&quot;;IF([.R136]=-1;&quot;-&quot;;[.R136]));IF([.S136]=1;&quot;x&quot;;&quot;x/&quot;);IF([.S136]=1;&quot;&quot;;[.S136]);IF([.H136]&gt;0;&quot;+&quot;;&quot;-&quot;);ABS([.Y136]);IF([.Z136]=1;&quot;&quot;;&quot;/&quot;);IF([.Z136]=1;&quot;&quot;;[.Z136]))" office:value-type="string" office:string-value="y = 19x/13-17/13" calcext:value-type="string">
            <text:p>y = 19x/13-17/13</text:p>
          </table:table-cell>
          <table:table-cell table:style-name="ce253" table:formula="of:=RANK([.A136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60" table:formula="of:=[.AI136]" office:value-type="float" office:value="2.26315789473684" calcext:value-type="float">
            <text:p>43/19</text:p>
          </table:table-cell>
          <table:table-cell table:style-name="ce269" table:formula="of:=RANDBETWEEN(2;10)*IF(RANDBETWEEN(1;2)=1;-1;1)" office:value-type="float" office:value="2" calcext:value-type="float">
            <text:p>2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6])*SIGN([.C136]*[.D136])" office:value-type="float" office:value="19" calcext:value-type="float">
            <text:p>19</text:p>
          </table:table-cell>
          <table:table-cell table:style-name="ce253" table:formula="of:=ABS([.D136])" office:value-type="float" office:value="13" calcext:value-type="float">
            <text:p>13</text:p>
          </table:table-cell>
          <table:table-cell table:style-name="ce253" table:formula="of:=GCD(ABS([.O136]);ABS([.P136]))" office:value-type="float" office:value="1" calcext:value-type="float">
            <text:p>1</text:p>
          </table:table-cell>
          <table:table-cell table:style-name="ce252" table:formula="of:=[.O136]/[.Q136]" office:value-type="float" office:value="19" calcext:value-type="float">
            <text:p>19</text:p>
          </table:table-cell>
          <table:table-cell table:style-name="ce252" table:formula="of:=[.P136]/[.Q136]" office:value-type="float" office:value="13" calcext:value-type="float">
            <text:p>13</text:p>
          </table:table-cell>
          <table:table-cell table:style-name="ce287" table:formula="of:=[.R136]/[.S136]" office:value-type="float" office:value="1.46153846153846" calcext:value-type="float">
            <text:p>19/13</text:p>
          </table:table-cell>
          <table:table-cell table:style-name="ce287" table:formula="of:=IF([.O136]=0;&quot;0&quot;;(IF([.O136]=[.P136];&quot;1&quot;;(IF([.O136]=-[.P136];&quot;-1&quot;;IF([.S136]=1;TEXT([.R136];10);[.T136]))))))" office:value-type="float" office:value="1.46153846153846" calcext:value-type="float">
            <text:p>19/13</text:p>
          </table:table-cell>
          <table:table-cell table:style-name="ce253" table:formula="of:=-ABS([.E136])*SIGN([.D136]*[.E136])" office:value-type="float" office:value="-17" calcext:value-type="float">
            <text:p>-17</text:p>
          </table:table-cell>
          <table:table-cell table:style-name="ce253" table:formula="of:=ABS([.D136])" office:value-type="float" office:value="13" calcext:value-type="float">
            <text:p>13</text:p>
          </table:table-cell>
          <table:table-cell table:style-name="ce253" table:formula="of:=GCD(ABS([.V136]);ABS([.W136]))" office:value-type="float" office:value="1" calcext:value-type="float">
            <text:p>1</text:p>
          </table:table-cell>
          <table:table-cell table:style-name="ce252" table:formula="of:=[.V136]/[.X136]" office:value-type="float" office:value="-17" calcext:value-type="float">
            <text:p>-17</text:p>
          </table:table-cell>
          <table:table-cell table:style-name="ce252" table:formula="of:=[.W136]/[.X136]" office:value-type="float" office:value="13" calcext:value-type="float">
            <text:p>13</text:p>
          </table:table-cell>
          <table:table-cell table:style-name="ce287" table:formula="of:=[.Y136]/[.Z136]" office:value-type="float" office:value="-1.30769230769231" calcext:value-type="float">
            <text:p>-17/13</text:p>
          </table:table-cell>
          <table:table-cell table:style-name="ce287" table:formula="of:=IF([.V136]=0;&quot;0&quot;;(IF([.V136]=[.W136];&quot;1&quot;;(IF([.V136]=-[.W136];&quot;-1&quot;;IF([.Z136]=1;TEXT([.Y136];10);[.AA136]))))))" office:value-type="float" office:value="-1.30769230769231" calcext:value-type="float">
            <text:p>-17/13</text:p>
          </table:table-cell>
          <table:table-cell table:style-name="ce253" table:formula="of:=(-[.D136]*[.M136]-[.E136])*SIGN([.C136])" office:value-type="float" office:value="43" calcext:value-type="float">
            <text:p>43</text:p>
          </table:table-cell>
          <table:table-cell table:style-name="ce253" table:formula="of:=ABS([.C136])" office:value-type="float" office:value="19" calcext:value-type="float">
            <text:p>19</text:p>
          </table:table-cell>
          <table:table-cell table:style-name="ce253" table:formula="of:=GCD(ABS([.AC136]);ABS([.AD136]))" office:value-type="float" office:value="1" calcext:value-type="float">
            <text:p>1</text:p>
          </table:table-cell>
          <table:table-cell table:style-name="ce252" table:formula="of:=[.AC136]/[.AE136]" office:value-type="float" office:value="43" calcext:value-type="float">
            <text:p>43</text:p>
          </table:table-cell>
          <table:table-cell table:style-name="ce252" table:formula="of:=[.AD136]/[.AE136]" office:value-type="float" office:value="19" calcext:value-type="float">
            <text:p>19</text:p>
          </table:table-cell>
          <table:table-cell table:style-name="ce287" table:formula="of:=[.AF136]/[.AG136]" office:value-type="float" office:value="2.26315789473684" calcext:value-type="float">
            <text:p>43/19</text:p>
          </table:table-cell>
          <table:table-cell table:style-name="ce287" table:formula="of:=IF([.AC136]=0;&quot;0&quot;;(IF([.AC136]=[.AD136];&quot;1&quot;;(IF([.AC136]=-[.AD136];&quot;-1&quot;;IF([.AG136]=1;TEXT([.AF136];10);[.AH136]))))))" office:value-type="float" office:value="2.26315789473684" calcext:value-type="float">
            <text:p>43/1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109825" calcext:value-type="float">
            <text:p>109825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-19" calcext:value-type="float">
            <text:p>-19</text:p>
          </table:table-cell>
          <table:table-cell table:style-name="ce253" table:formula="of:=[.D136]" office:value-type="float" office:value="13" calcext:value-type="float">
            <text:p>13</text:p>
          </table:table-cell>
          <table:table-cell table:style-name="ce253" table:formula="of:=[.E136]" office:value-type="float" office:value="17" calcext:value-type="float">
            <text:p>17</text:p>
          </table:table-cell>
          <table:table-cell table:style-name="ce253" table:formula="of:=[.F136]" office:value-type="string" office:string-value="-19x+13y+17=0" calcext:value-type="string">
            <text:p>-19x+13y+17=0</text:p>
          </table:table-cell>
          <table:table-cell table:style-name="ce260" table:formula="of:=[.G136]" office:value-type="float" office:value="1.46153846153846" calcext:value-type="float">
            <text:p>19/13</text:p>
          </table:table-cell>
          <table:table-cell table:style-name="ce260" table:formula="of:=[.H136]" office:value-type="float" office:value="-1.30769230769231" calcext:value-type="float">
            <text:p>-17/13</text:p>
          </table:table-cell>
          <table:table-cell table:style-name="ce260" table:formula="of:=[.I136]" office:value-type="string" office:string-value="y = 19x/13-17/13" calcext:value-type="string">
            <text:p>y = 19x/13-17/13</text:p>
          </table:table-cell>
          <table:table-cell table:style-name="ce253" table:formula="of:=RANK([.A137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60" table:formula="of:=[.AI137]" office:value-type="float" office:value="0.441860465116279" calcext:value-type="float">
            <text:p>19/43</text:p>
          </table:table-cell>
          <table:table-cell table:style-name="ce269" table:formula="of:=RANDBETWEEN(2;10)*IF(RANDBETWEEN(1;2)=1;-1;1)" office:value-type="float" office:value="-2" calcext:value-type="float">
            <text:p>-2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7])*SIGN([.C137]*[.D137])" office:value-type="float" office:value="19" calcext:value-type="float">
            <text:p>19</text:p>
          </table:table-cell>
          <table:table-cell table:style-name="ce253" table:formula="of:=ABS([.D137])" office:value-type="float" office:value="13" calcext:value-type="float">
            <text:p>13</text:p>
          </table:table-cell>
          <table:table-cell table:style-name="ce253" table:formula="of:=GCD(ABS([.O137]);ABS([.P137]))" office:value-type="float" office:value="1" calcext:value-type="float">
            <text:p>1</text:p>
          </table:table-cell>
          <table:table-cell table:style-name="ce252" table:formula="of:=[.O137]/[.Q137]" office:value-type="float" office:value="19" calcext:value-type="float">
            <text:p>19</text:p>
          </table:table-cell>
          <table:table-cell table:style-name="ce252" table:formula="of:=[.P137]/[.Q137]" office:value-type="float" office:value="13" calcext:value-type="float">
            <text:p>13</text:p>
          </table:table-cell>
          <table:table-cell table:style-name="ce287" table:formula="of:=[.R137]/[.S137]" office:value-type="float" office:value="1.46153846153846" calcext:value-type="float">
            <text:p>19/13</text:p>
          </table:table-cell>
          <table:table-cell table:style-name="ce287" table:formula="of:=IF([.O137]=0;&quot;0&quot;;(IF([.O137]=[.P137];&quot;1&quot;;(IF([.O137]=-[.P137];&quot;-1&quot;;IF([.S137]=1;TEXT([.R137];10);[.T137]))))))" office:value-type="float" office:value="1.46153846153846" calcext:value-type="float">
            <text:p>19/13</text:p>
          </table:table-cell>
          <table:table-cell table:style-name="ce253" table:formula="of:=-ABS([.E137])*SIGN([.D137]*[.E137])+IF(RANDBETWEEN(1;2)=1;-1;1)*RANDBETWEEN(1;10)" office:value-type="float" office:value="-22" calcext:value-type="float">
            <text:p>-22</text:p>
          </table:table-cell>
          <table:table-cell table:style-name="ce253" table:formula="of:=ABS([.D137])" office:value-type="float" office:value="13" calcext:value-type="float">
            <text:p>13</text:p>
          </table:table-cell>
          <table:table-cell table:style-name="ce253" table:formula="of:=GCD(ABS([.V137]);ABS([.W137]))" office:value-type="float" office:value="1" calcext:value-type="float">
            <text:p>1</text:p>
          </table:table-cell>
          <table:table-cell table:style-name="ce252" table:formula="of:=[.V137]/[.X137]" office:value-type="float" office:value="-22" calcext:value-type="float">
            <text:p>-22</text:p>
          </table:table-cell>
          <table:table-cell table:style-name="ce252" table:formula="of:=[.W137]/[.X137]" office:value-type="float" office:value="13" calcext:value-type="float">
            <text:p>13</text:p>
          </table:table-cell>
          <table:table-cell table:style-name="ce287" table:formula="of:=[.Y137]/[.Z137]" office:value-type="float" office:value="-1.69230769230769" calcext:value-type="float">
            <text:p>-22/13</text:p>
          </table:table-cell>
          <table:table-cell table:style-name="ce287" table:formula="of:=IF([.V137]=0;&quot;0&quot;;(IF([.V137]=[.W137];&quot;1&quot;;(IF([.V137]=-[.W137];&quot;-1&quot;;IF([.Z137]=1;TEXT([.Y137];10);[.AA137]))))))" office:value-type="float" office:value="-1.69230769230769" calcext:value-type="float">
            <text:p>-22/13</text:p>
          </table:table-cell>
          <table:table-cell table:style-name="ce253" table:formula="of:=[.AD136]" office:value-type="float" office:value="19" calcext:value-type="float">
            <text:p>19</text:p>
          </table:table-cell>
          <table:table-cell table:style-name="ce253" table:formula="of:=[.AC136]" office:value-type="float" office:value="43" calcext:value-type="float">
            <text:p>43</text:p>
          </table:table-cell>
          <table:table-cell table:style-name="ce253" table:formula="of:=GCD(ABS([.AC137]);ABS([.AD137]))" office:value-type="float" office:value="1" calcext:value-type="float">
            <text:p>1</text:p>
          </table:table-cell>
          <table:table-cell table:style-name="ce252" table:formula="of:=[.AC137]/[.AE137]" office:value-type="float" office:value="19" calcext:value-type="float">
            <text:p>19</text:p>
          </table:table-cell>
          <table:table-cell table:style-name="ce252" table:formula="of:=[.AD137]/[.AE137]" office:value-type="float" office:value="43" calcext:value-type="float">
            <text:p>43</text:p>
          </table:table-cell>
          <table:table-cell table:style-name="ce287" table:formula="of:=[.AF137]/[.AG137]" office:value-type="float" office:value="0.441860465116279" calcext:value-type="float">
            <text:p>19/43</text:p>
          </table:table-cell>
          <table:table-cell table:style-name="ce287" table:formula="of:=IF([.AC137]=0;&quot;0&quot;;(IF([.AC137]=[.AD137];&quot;1&quot;;(IF([.AC137]=-[.AD137];&quot;-1&quot;;IF([.AG137]=1;TEXT([.AF137];10);[.AH137]))))))" office:value-type="float" office:value="0.441860465116279" calcext:value-type="float">
            <text:p>19/4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195112" calcext:value-type="float">
            <text:p>195112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19x-19y+18=0" calcext:value-type="string">
            <text:p>19x-19y+18=0</text:p>
          </table:table-cell>
          <table:table-cell table:style-name="ce260" table:formula="of:=-[.C138]/[.D138]" office:value-type="float" office:value="1" calcext:value-type="float">
            <text:p><text:s/>1/1 </text:p>
          </table:table-cell>
          <table:table-cell table:style-name="ce260" table:formula="of:=-[.E138]/[.D138]" office:value-type="float" office:value="0.947368421052632" calcext:value-type="float">
            <text:p>18/19</text:p>
          </table:table-cell>
          <table:table-cell table:style-name="ce260" table:formula="of:=CONCATENATE(&quot;y = &quot;;IF([.R138]=1;&quot;&quot;;IF([.R138]=-1;&quot;-&quot;;[.R138]));IF([.S138]=1;&quot;x&quot;;&quot;x/&quot;);IF([.S138]=1;&quot;&quot;;[.S138]);IF([.H138]&gt;0;&quot;+&quot;;&quot;-&quot;);ABS([.Y138]);IF([.Z138]=1;&quot;&quot;;&quot;/&quot;);IF([.Z138]=1;&quot;&quot;;[.Z138]))" office:value-type="string" office:string-value="y = x+18/19" calcext:value-type="string">
            <text:p>y = x+18/19</text:p>
          </table:table-cell>
          <table:table-cell table:style-name="ce253" table:formula="of:=RANK([.A138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60" table:formula="of:=[.AI138]" office:value-type="float" office:value="8.05263157894737" calcext:value-type="float">
            <text:p>153/19</text:p>
          </table:table-cell>
          <table:table-cell table:style-name="ce269" table:formula="of:=RANDBETWEEN(2;10)*IF(RANDBETWEEN(1;2)=1;-1;1)" office:value-type="float" office:value="9" calcext:value-type="float">
            <text:p>9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8])*SIGN([.C138]*[.D138])" office:value-type="float" office:value="19" calcext:value-type="float">
            <text:p>19</text:p>
          </table:table-cell>
          <table:table-cell table:style-name="ce253" table:formula="of:=ABS([.D138])" office:value-type="float" office:value="19" calcext:value-type="float">
            <text:p>19</text:p>
          </table:table-cell>
          <table:table-cell table:style-name="ce253" table:formula="of:=GCD(ABS([.O138]);ABS([.P138]))" office:value-type="float" office:value="19" calcext:value-type="float">
            <text:p>19</text:p>
          </table:table-cell>
          <table:table-cell table:style-name="ce252" table:formula="of:=[.O138]/[.Q138]" office:value-type="float" office:value="1" calcext:value-type="float">
            <text:p>1</text:p>
          </table:table-cell>
          <table:table-cell table:style-name="ce252" table:formula="of:=[.P138]/[.Q138]" office:value-type="float" office:value="1" calcext:value-type="float">
            <text:p>1</text:p>
          </table:table-cell>
          <table:table-cell table:style-name="ce287" table:formula="of:=[.R138]/[.S138]" office:value-type="float" office:value="1" calcext:value-type="float">
            <text:p><text:s/>1/1 </text:p>
          </table:table-cell>
          <table:table-cell table:style-name="ce287" table:formula="of:=IF([.O138]=0;&quot;0&quot;;(IF([.O138]=[.P138];&quot;1&quot;;(IF([.O138]=-[.P138];&quot;-1&quot;;IF([.S138]=1;TEXT([.R138];10);[.T138]))))))" office:value-type="string" office:string-value="1" calcext:value-type="string">
            <text:p>1</text:p>
          </table:table-cell>
          <table:table-cell table:style-name="ce253" table:formula="of:=-ABS([.E138])*SIGN([.D138]*[.E138])" office:value-type="float" office:value="18" calcext:value-type="float">
            <text:p>18</text:p>
          </table:table-cell>
          <table:table-cell table:style-name="ce253" table:formula="of:=ABS([.D138])" office:value-type="float" office:value="19" calcext:value-type="float">
            <text:p>19</text:p>
          </table:table-cell>
          <table:table-cell table:style-name="ce253" table:formula="of:=GCD(ABS([.V138]);ABS([.W138]))" office:value-type="float" office:value="1" calcext:value-type="float">
            <text:p>1</text:p>
          </table:table-cell>
          <table:table-cell table:style-name="ce252" table:formula="of:=[.V138]/[.X138]" office:value-type="float" office:value="18" calcext:value-type="float">
            <text:p>18</text:p>
          </table:table-cell>
          <table:table-cell table:style-name="ce252" table:formula="of:=[.W138]/[.X138]" office:value-type="float" office:value="19" calcext:value-type="float">
            <text:p>19</text:p>
          </table:table-cell>
          <table:table-cell table:style-name="ce287" table:formula="of:=[.Y138]/[.Z138]" office:value-type="float" office:value="0.947368421052632" calcext:value-type="float">
            <text:p>18/19</text:p>
          </table:table-cell>
          <table:table-cell table:style-name="ce287" table:formula="of:=IF([.V138]=0;&quot;0&quot;;(IF([.V138]=[.W138];&quot;1&quot;;(IF([.V138]=-[.W138];&quot;-1&quot;;IF([.Z138]=1;TEXT([.Y138];10);[.AA138]))))))" office:value-type="float" office:value="0.947368421052632" calcext:value-type="float">
            <text:p>18/19</text:p>
          </table:table-cell>
          <table:table-cell table:style-name="ce253" table:formula="of:=(-[.D138]*[.M138]-[.E138])*SIGN([.C138])" office:value-type="float" office:value="153" calcext:value-type="float">
            <text:p>153</text:p>
          </table:table-cell>
          <table:table-cell table:style-name="ce253" table:formula="of:=ABS([.C138])" office:value-type="float" office:value="19" calcext:value-type="float">
            <text:p>19</text:p>
          </table:table-cell>
          <table:table-cell table:style-name="ce253" table:formula="of:=GCD(ABS([.AC138]);ABS([.AD138]))" office:value-type="float" office:value="1" calcext:value-type="float">
            <text:p>1</text:p>
          </table:table-cell>
          <table:table-cell table:style-name="ce252" table:formula="of:=[.AC138]/[.AE138]" office:value-type="float" office:value="153" calcext:value-type="float">
            <text:p>153</text:p>
          </table:table-cell>
          <table:table-cell table:style-name="ce252" table:formula="of:=[.AD138]/[.AE138]" office:value-type="float" office:value="19" calcext:value-type="float">
            <text:p>19</text:p>
          </table:table-cell>
          <table:table-cell table:style-name="ce287" table:formula="of:=[.AF138]/[.AG138]" office:value-type="float" office:value="8.05263157894737" calcext:value-type="float">
            <text:p>153/19</text:p>
          </table:table-cell>
          <table:table-cell table:style-name="ce287" table:formula="of:=IF([.AC138]=0;&quot;0&quot;;(IF([.AC138]=[.AD138];&quot;1&quot;;(IF([.AC138]=-[.AD138];&quot;-1&quot;;IF([.AG138]=1;TEXT([.AF138];10);[.AH138]))))))" office:value-type="float" office:value="8.05263157894737" calcext:value-type="float">
            <text:p>153/1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779111" calcext:value-type="float">
            <text:p>779111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19" calcext:value-type="float">
            <text:p>19</text:p>
          </table:table-cell>
          <table:table-cell table:style-name="ce253" table:formula="of:=[.D138]" office:value-type="float" office:value="-19" calcext:value-type="float">
            <text:p>-19</text:p>
          </table:table-cell>
          <table:table-cell table:style-name="ce253" table:formula="of:=[.E138]" office:value-type="float" office:value="18" calcext:value-type="float">
            <text:p>18</text:p>
          </table:table-cell>
          <table:table-cell table:style-name="ce253" table:formula="of:=[.F138]" office:value-type="string" office:string-value="19x-19y+18=0" calcext:value-type="string">
            <text:p>19x-19y+18=0</text:p>
          </table:table-cell>
          <table:table-cell table:style-name="ce260" table:formula="of:=[.G138]" office:value-type="float" office:value="1" calcext:value-type="float">
            <text:p><text:s/>1/1 </text:p>
          </table:table-cell>
          <table:table-cell table:style-name="ce260" table:formula="of:=[.H138]" office:value-type="float" office:value="0.947368421052632" calcext:value-type="float">
            <text:p>18/19</text:p>
          </table:table-cell>
          <table:table-cell table:style-name="ce260" table:formula="of:=[.I138]" office:value-type="string" office:string-value="y = x+18/19" calcext:value-type="string">
            <text:p>y = x+18/19</text:p>
          </table:table-cell>
          <table:table-cell table:style-name="ce253" table:formula="of:=RANK([.A139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60" table:formula="of:=[.AI139]" office:value-type="float" office:value="0.124183006535948" calcext:value-type="float">
            <text:p>12/97</text:p>
          </table:table-cell>
          <table:table-cell table:style-name="ce269" table:formula="of:=RANDBETWEEN(2;10)*IF(RANDBETWEEN(1;2)=1;-1;1)" office:value-type="float" office:value="-5" calcext:value-type="float">
            <text:p>-5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9])*SIGN([.C139]*[.D139])" office:value-type="float" office:value="19" calcext:value-type="float">
            <text:p>19</text:p>
          </table:table-cell>
          <table:table-cell table:style-name="ce253" table:formula="of:=ABS([.D139])" office:value-type="float" office:value="19" calcext:value-type="float">
            <text:p>19</text:p>
          </table:table-cell>
          <table:table-cell table:style-name="ce253" table:formula="of:=GCD(ABS([.O139]);ABS([.P139]))" office:value-type="float" office:value="19" calcext:value-type="float">
            <text:p>19</text:p>
          </table:table-cell>
          <table:table-cell table:style-name="ce252" table:formula="of:=[.O139]/[.Q139]" office:value-type="float" office:value="1" calcext:value-type="float">
            <text:p>1</text:p>
          </table:table-cell>
          <table:table-cell table:style-name="ce252" table:formula="of:=[.P139]/[.Q139]" office:value-type="float" office:value="1" calcext:value-type="float">
            <text:p>1</text:p>
          </table:table-cell>
          <table:table-cell table:style-name="ce287" table:formula="of:=[.R139]/[.S139]" office:value-type="float" office:value="1" calcext:value-type="float">
            <text:p><text:s/>1/1 </text:p>
          </table:table-cell>
          <table:table-cell table:style-name="ce287" table:formula="of:=IF([.O139]=0;&quot;0&quot;;(IF([.O139]=[.P139];&quot;1&quot;;(IF([.O139]=-[.P139];&quot;-1&quot;;IF([.S139]=1;TEXT([.R139];10);[.T139]))))))" office:value-type="string" office:string-value="1" calcext:value-type="string">
            <text:p>1</text:p>
          </table:table-cell>
          <table:table-cell table:style-name="ce253" table:formula="of:=-ABS([.E139])*SIGN([.D139]*[.E139])+IF(RANDBETWEEN(1;2)=1;-1;1)*RANDBETWEEN(1;10)" office:value-type="float" office:value="17" calcext:value-type="float">
            <text:p>17</text:p>
          </table:table-cell>
          <table:table-cell table:style-name="ce253" table:formula="of:=ABS([.D139])" office:value-type="float" office:value="19" calcext:value-type="float">
            <text:p>19</text:p>
          </table:table-cell>
          <table:table-cell table:style-name="ce253" table:formula="of:=GCD(ABS([.V139]);ABS([.W139]))" office:value-type="float" office:value="1" calcext:value-type="float">
            <text:p>1</text:p>
          </table:table-cell>
          <table:table-cell table:style-name="ce252" table:formula="of:=[.V139]/[.X139]" office:value-type="float" office:value="17" calcext:value-type="float">
            <text:p>17</text:p>
          </table:table-cell>
          <table:table-cell table:style-name="ce252" table:formula="of:=[.W139]/[.X139]" office:value-type="float" office:value="19" calcext:value-type="float">
            <text:p>19</text:p>
          </table:table-cell>
          <table:table-cell table:style-name="ce287" table:formula="of:=[.Y139]/[.Z139]" office:value-type="float" office:value="0.894736842105263" calcext:value-type="float">
            <text:p>17/19</text:p>
          </table:table-cell>
          <table:table-cell table:style-name="ce287" table:formula="of:=IF([.V139]=0;&quot;0&quot;;(IF([.V139]=[.W139];&quot;1&quot;;(IF([.V139]=-[.W139];&quot;-1&quot;;IF([.Z139]=1;TEXT([.Y139];10);[.AA139]))))))" office:value-type="float" office:value="0.894736842105263" calcext:value-type="float">
            <text:p>17/19</text:p>
          </table:table-cell>
          <table:table-cell table:style-name="ce253" table:formula="of:=[.AD138]" office:value-type="float" office:value="19" calcext:value-type="float">
            <text:p>19</text:p>
          </table:table-cell>
          <table:table-cell table:style-name="ce253" table:formula="of:=[.AC138]" office:value-type="float" office:value="153" calcext:value-type="float">
            <text:p>153</text:p>
          </table:table-cell>
          <table:table-cell table:style-name="ce253" table:formula="of:=GCD(ABS([.AC139]);ABS([.AD139]))" office:value-type="float" office:value="1" calcext:value-type="float">
            <text:p>1</text:p>
          </table:table-cell>
          <table:table-cell table:style-name="ce252" table:formula="of:=[.AC139]/[.AE139]" office:value-type="float" office:value="19" calcext:value-type="float">
            <text:p>19</text:p>
          </table:table-cell>
          <table:table-cell table:style-name="ce252" table:formula="of:=[.AD139]/[.AE139]" office:value-type="float" office:value="153" calcext:value-type="float">
            <text:p>153</text:p>
          </table:table-cell>
          <table:table-cell table:style-name="ce287" table:formula="of:=[.AF139]/[.AG139]" office:value-type="float" office:value="0.124183006535948" calcext:value-type="float">
            <text:p>12/97</text:p>
          </table:table-cell>
          <table:table-cell table:style-name="ce287" table:formula="of:=IF([.AC139]=0;&quot;0&quot;;(IF([.AC139]=[.AD139];&quot;1&quot;;(IF([.AC139]=-[.AD139];&quot;-1&quot;;IF([.AG139]=1;TEXT([.AF139];10);[.AH139]))))))" office:value-type="float" office:value="0.124183006535948" calcext:value-type="float">
            <text:p>12/97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280433" calcext:value-type="float">
            <text:p>280433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-17x-17y+10=0" calcext:value-type="string">
            <text:p>-17x-17y+10=0</text:p>
          </table:table-cell>
          <table:table-cell table:style-name="ce260" table:formula="of:=-[.C140]/[.D140]" office:value-type="float" office:value="-1" calcext:value-type="float">
            <text:p>- 1/1 </text:p>
          </table:table-cell>
          <table:table-cell table:style-name="ce260" table:formula="of:=-[.E140]/[.D140]" office:value-type="float" office:value="0.588235294117647" calcext:value-type="float">
            <text:p>10/17</text:p>
          </table:table-cell>
          <table:table-cell table:style-name="ce260" table:formula="of:=CONCATENATE(&quot;y = &quot;;IF([.R140]=1;&quot;&quot;;IF([.R140]=-1;&quot;-&quot;;[.R140]));IF([.S140]=1;&quot;x&quot;;&quot;x/&quot;);IF([.S140]=1;&quot;&quot;;[.S140]);IF([.H140]&gt;0;&quot;+&quot;;&quot;-&quot;);ABS([.Y140]);IF([.Z140]=1;&quot;&quot;;&quot;/&quot;);IF([.Z140]=1;&quot;&quot;;[.Z140]))" office:value-type="string" office:string-value="y = -x+10/17" calcext:value-type="string">
            <text:p>y = -x+10/17</text:p>
          </table:table-cell>
          <table:table-cell table:style-name="ce253" table:formula="of:=RANK([.A140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60" table:formula="of:=[.AI140]" office:value-type="float" office:value="-7.41176470588235" calcext:value-type="float">
            <text:p>-126/17</text:p>
          </table:table-cell>
          <table:table-cell table:style-name="ce269" table:formula="of:=RANDBETWEEN(2;10)*IF(RANDBETWEEN(1;2)=1;-1;1)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0])*SIGN([.C140]*[.D140])" office:value-type="float" office:value="-17" calcext:value-type="float">
            <text:p>-17</text:p>
          </table:table-cell>
          <table:table-cell table:style-name="ce253" table:formula="of:=ABS([.D140])" office:value-type="float" office:value="17" calcext:value-type="float">
            <text:p>17</text:p>
          </table:table-cell>
          <table:table-cell table:style-name="ce253" table:formula="of:=GCD(ABS([.O140]);ABS([.P140]))" office:value-type="float" office:value="17" calcext:value-type="float">
            <text:p>17</text:p>
          </table:table-cell>
          <table:table-cell table:style-name="ce252" table:formula="of:=[.O140]/[.Q140]" office:value-type="float" office:value="-1" calcext:value-type="float">
            <text:p>-1</text:p>
          </table:table-cell>
          <table:table-cell table:style-name="ce252" table:formula="of:=[.P140]/[.Q140]" office:value-type="float" office:value="1" calcext:value-type="float">
            <text:p>1</text:p>
          </table:table-cell>
          <table:table-cell table:style-name="ce287" table:formula="of:=[.R140]/[.S140]" office:value-type="float" office:value="-1" calcext:value-type="float">
            <text:p>- 1/1 </text:p>
          </table:table-cell>
          <table:table-cell table:style-name="ce287" table:formula="of:=IF([.O140]=0;&quot;0&quot;;(IF([.O140]=[.P140];&quot;1&quot;;(IF([.O140]=-[.P140];&quot;-1&quot;;IF([.S140]=1;TEXT([.R140];10);[.T140]))))))" office:value-type="string" office:string-value="-1" calcext:value-type="string">
            <text:p>-1</text:p>
          </table:table-cell>
          <table:table-cell table:style-name="ce253" table:formula="of:=-ABS([.E140])*SIGN([.D140]*[.E140])" office:value-type="float" office:value="10" calcext:value-type="float">
            <text:p>10</text:p>
          </table:table-cell>
          <table:table-cell table:style-name="ce253" table:formula="of:=ABS([.D140])" office:value-type="float" office:value="17" calcext:value-type="float">
            <text:p>17</text:p>
          </table:table-cell>
          <table:table-cell table:style-name="ce253" table:formula="of:=GCD(ABS([.V140]);ABS([.W140]))" office:value-type="float" office:value="1" calcext:value-type="float">
            <text:p>1</text:p>
          </table:table-cell>
          <table:table-cell table:style-name="ce252" table:formula="of:=[.V140]/[.X140]" office:value-type="float" office:value="10" calcext:value-type="float">
            <text:p>10</text:p>
          </table:table-cell>
          <table:table-cell table:style-name="ce252" table:formula="of:=[.W140]/[.X140]" office:value-type="float" office:value="17" calcext:value-type="float">
            <text:p>17</text:p>
          </table:table-cell>
          <table:table-cell table:style-name="ce287" table:formula="of:=[.Y140]/[.Z140]" office:value-type="float" office:value="0.588235294117647" calcext:value-type="float">
            <text:p>10/17</text:p>
          </table:table-cell>
          <table:table-cell table:style-name="ce287" table:formula="of:=IF([.V140]=0;&quot;0&quot;;(IF([.V140]=[.W140];&quot;1&quot;;(IF([.V140]=-[.W140];&quot;-1&quot;;IF([.Z140]=1;TEXT([.Y140];10);[.AA140]))))))" office:value-type="float" office:value="0.588235294117647" calcext:value-type="float">
            <text:p>10/17</text:p>
          </table:table-cell>
          <table:table-cell table:style-name="ce253" table:formula="of:=(-[.D140]*[.M140]-[.E140])*SIGN([.C140])" office:value-type="float" office:value="-126" calcext:value-type="float">
            <text:p>-126</text:p>
          </table:table-cell>
          <table:table-cell table:style-name="ce253" table:formula="of:=ABS([.C140])" office:value-type="float" office:value="17" calcext:value-type="float">
            <text:p>17</text:p>
          </table:table-cell>
          <table:table-cell table:style-name="ce253" table:formula="of:=GCD(ABS([.AC140]);ABS([.AD140]))" office:value-type="float" office:value="1" calcext:value-type="float">
            <text:p>1</text:p>
          </table:table-cell>
          <table:table-cell table:style-name="ce252" table:formula="of:=[.AC140]/[.AE140]" office:value-type="float" office:value="-126" calcext:value-type="float">
            <text:p>-126</text:p>
          </table:table-cell>
          <table:table-cell table:style-name="ce252" table:formula="of:=[.AD140]/[.AE140]" office:value-type="float" office:value="17" calcext:value-type="float">
            <text:p>17</text:p>
          </table:table-cell>
          <table:table-cell table:style-name="ce287" table:formula="of:=[.AF140]/[.AG140]" office:value-type="float" office:value="-7.41176470588235" calcext:value-type="float">
            <text:p>-126/17</text:p>
          </table:table-cell>
          <table:table-cell table:style-name="ce287" table:formula="of:=IF([.AC140]=0;&quot;0&quot;;(IF([.AC140]=[.AD140];&quot;1&quot;;(IF([.AC140]=-[.AD140];&quot;-1&quot;;IF([.AG140]=1;TEXT([.AF140];10);[.AH140]))))))" office:value-type="float" office:value="-7.41176470588235" calcext:value-type="float">
            <text:p>-126/17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188108" calcext:value-type="float">
            <text:p>188108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-17" calcext:value-type="float">
            <text:p>-17</text:p>
          </table:table-cell>
          <table:table-cell table:style-name="ce253" table:formula="of:=[.D140]" office:value-type="float" office:value="-17" calcext:value-type="float">
            <text:p>-17</text:p>
          </table:table-cell>
          <table:table-cell table:style-name="ce253" table:formula="of:=[.E140]" office:value-type="float" office:value="10" calcext:value-type="float">
            <text:p>10</text:p>
          </table:table-cell>
          <table:table-cell table:style-name="ce253" table:formula="of:=[.F140]" office:value-type="string" office:string-value="-17x-17y+10=0" calcext:value-type="string">
            <text:p>-17x-17y+10=0</text:p>
          </table:table-cell>
          <table:table-cell table:style-name="ce260" table:formula="of:=[.G140]" office:value-type="float" office:value="-1" calcext:value-type="float">
            <text:p>- 1/1 </text:p>
          </table:table-cell>
          <table:table-cell table:style-name="ce260" table:formula="of:=[.H140]" office:value-type="float" office:value="0.588235294117647" calcext:value-type="float">
            <text:p>10/17</text:p>
          </table:table-cell>
          <table:table-cell table:style-name="ce260" table:formula="of:=[.I140]" office:value-type="string" office:string-value="y = -x+10/17" calcext:value-type="string">
            <text:p>y = -x+10/17</text:p>
          </table:table-cell>
          <table:table-cell table:style-name="ce253" table:formula="of:=RANK([.A141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60" table:formula="of:=[.AI141]" office:value-type="float" office:value="-0.134920634920635" calcext:value-type="float">
            <text:p>-12/89</text:p>
          </table:table-cell>
          <table:table-cell table:style-name="ce269" table:formula="of:=RANDBETWEEN(2;10)*IF(RANDBETWEEN(1;2)=1;-1;1)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1])*SIGN([.C141]*[.D141])" office:value-type="float" office:value="-17" calcext:value-type="float">
            <text:p>-17</text:p>
          </table:table-cell>
          <table:table-cell table:style-name="ce253" table:formula="of:=ABS([.D141])" office:value-type="float" office:value="17" calcext:value-type="float">
            <text:p>17</text:p>
          </table:table-cell>
          <table:table-cell table:style-name="ce253" table:formula="of:=GCD(ABS([.O141]);ABS([.P141]))" office:value-type="float" office:value="17" calcext:value-type="float">
            <text:p>17</text:p>
          </table:table-cell>
          <table:table-cell table:style-name="ce252" table:formula="of:=[.O141]/[.Q141]" office:value-type="float" office:value="-1" calcext:value-type="float">
            <text:p>-1</text:p>
          </table:table-cell>
          <table:table-cell table:style-name="ce252" table:formula="of:=[.P141]/[.Q141]" office:value-type="float" office:value="1" calcext:value-type="float">
            <text:p>1</text:p>
          </table:table-cell>
          <table:table-cell table:style-name="ce287" table:formula="of:=[.R141]/[.S141]" office:value-type="float" office:value="-1" calcext:value-type="float">
            <text:p>- 1/1 </text:p>
          </table:table-cell>
          <table:table-cell table:style-name="ce287" table:formula="of:=IF([.O141]=0;&quot;0&quot;;(IF([.O141]=[.P141];&quot;1&quot;;(IF([.O141]=-[.P141];&quot;-1&quot;;IF([.S141]=1;TEXT([.R141];10);[.T141]))))))" office:value-type="string" office:string-value="-1" calcext:value-type="string">
            <text:p>-1</text:p>
          </table:table-cell>
          <table:table-cell table:style-name="ce253" table:formula="of:=-ABS([.E141])*SIGN([.D141]*[.E141])+IF(RANDBETWEEN(1;2)=1;-1;1)*RANDBETWEEN(1;10)" office:value-type="float" office:value="9" calcext:value-type="float">
            <text:p>9</text:p>
          </table:table-cell>
          <table:table-cell table:style-name="ce253" table:formula="of:=ABS([.D141])" office:value-type="float" office:value="17" calcext:value-type="float">
            <text:p>17</text:p>
          </table:table-cell>
          <table:table-cell table:style-name="ce253" table:formula="of:=GCD(ABS([.V141]);ABS([.W141]))" office:value-type="float" office:value="1" calcext:value-type="float">
            <text:p>1</text:p>
          </table:table-cell>
          <table:table-cell table:style-name="ce252" table:formula="of:=[.V141]/[.X141]" office:value-type="float" office:value="9" calcext:value-type="float">
            <text:p>9</text:p>
          </table:table-cell>
          <table:table-cell table:style-name="ce252" table:formula="of:=[.W141]/[.X141]" office:value-type="float" office:value="17" calcext:value-type="float">
            <text:p>17</text:p>
          </table:table-cell>
          <table:table-cell table:style-name="ce287" table:formula="of:=[.Y141]/[.Z141]" office:value-type="float" office:value="0.529411764705882" calcext:value-type="float">
            <text:p><text:s/>9/17</text:p>
          </table:table-cell>
          <table:table-cell table:style-name="ce287" table:formula="of:=IF([.V141]=0;&quot;0&quot;;(IF([.V141]=[.W141];&quot;1&quot;;(IF([.V141]=-[.W141];&quot;-1&quot;;IF([.Z141]=1;TEXT([.Y141];10);[.AA141]))))))" office:value-type="float" office:value="0.529411764705882" calcext:value-type="float">
            <text:p><text:s/>9/17</text:p>
          </table:table-cell>
          <table:table-cell table:style-name="ce253" table:formula="of:=[.AD140]" office:value-type="float" office:value="17" calcext:value-type="float">
            <text:p>17</text:p>
          </table:table-cell>
          <table:table-cell table:style-name="ce253" table:formula="of:=[.AC140]" office:value-type="float" office:value="-126" calcext:value-type="float">
            <text:p>-126</text:p>
          </table:table-cell>
          <table:table-cell table:style-name="ce253" table:formula="of:=GCD(ABS([.AC141]);ABS([.AD141]))" office:value-type="float" office:value="1" calcext:value-type="float">
            <text:p>1</text:p>
          </table:table-cell>
          <table:table-cell table:style-name="ce252" table:formula="of:=[.AC141]/[.AE141]" office:value-type="float" office:value="17" calcext:value-type="float">
            <text:p>17</text:p>
          </table:table-cell>
          <table:table-cell table:style-name="ce252" table:formula="of:=[.AD141]/[.AE141]" office:value-type="float" office:value="-126" calcext:value-type="float">
            <text:p>-126</text:p>
          </table:table-cell>
          <table:table-cell table:style-name="ce287" table:formula="of:=[.AF141]/[.AG141]" office:value-type="float" office:value="-0.134920634920635" calcext:value-type="float">
            <text:p>-12/89</text:p>
          </table:table-cell>
          <table:table-cell table:style-name="ce287" table:formula="of:=IF([.AC141]=0;&quot;0&quot;;(IF([.AC141]=[.AD141];&quot;1&quot;;(IF([.AC141]=-[.AD141];&quot;-1&quot;;IF([.AG141]=1;TEXT([.AF141];10);[.AH141]))))))" office:value-type="float" office:value="-0.134920634920635" calcext:value-type="float">
            <text:p>-12/8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728928" calcext:value-type="float">
            <text:p>728928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10x+4y-6=0" calcext:value-type="string">
            <text:p>10x+4y-6=0</text:p>
          </table:table-cell>
          <table:table-cell table:style-name="ce260" table:formula="of:=-[.C142]/[.D142]" office:value-type="float" office:value="-2.5" calcext:value-type="float">
            <text:p>- 5/2 </text:p>
          </table:table-cell>
          <table:table-cell table:style-name="ce260" table:formula="of:=-[.E142]/[.D142]" office:value-type="float" office:value="1.5" calcext:value-type="float">
            <text:p><text:s/>3/2 </text:p>
          </table:table-cell>
          <table:table-cell table:style-name="ce260" table:formula="of:=CONCATENATE(&quot;y = &quot;;IF([.R142]=1;&quot;&quot;;IF([.R142]=-1;&quot;-&quot;;[.R142]));IF([.S142]=1;&quot;x&quot;;&quot;x/&quot;);IF([.S142]=1;&quot;&quot;;[.S142]);IF([.H142]&gt;0;&quot;+&quot;;&quot;-&quot;);ABS([.Y142]);IF([.Z142]=1;&quot;&quot;;&quot;/&quot;);IF([.Z142]=1;&quot;&quot;;[.Z142]))" office:value-type="string" office:string-value="y = -5x/2+3/2" calcext:value-type="string">
            <text:p>y = -5x/2+3/2</text:p>
          </table:table-cell>
          <table:table-cell table:style-name="ce253" table:formula="of:=RANK([.A142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60" table:formula="of:=[.AI142]" office:value-type="float" office:value="2.2" calcext:value-type="float">
            <text:p>11/5 </text:p>
          </table:table-cell>
          <table:table-cell table:style-name="ce269" table:formula="of:=RANDBETWEEN(2;10)*IF(RANDBETWEEN(1;2)=1;-1;1)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2])*SIGN([.C142]*[.D142])" office:value-type="float" office:value="-10" calcext:value-type="float">
            <text:p>-10</text:p>
          </table:table-cell>
          <table:table-cell table:style-name="ce253" table:formula="of:=ABS([.D142])" office:value-type="float" office:value="4" calcext:value-type="float">
            <text:p>4</text:p>
          </table:table-cell>
          <table:table-cell table:style-name="ce253" table:formula="of:=GCD(ABS([.O142]);ABS([.P142]))" office:value-type="float" office:value="2" calcext:value-type="float">
            <text:p>2</text:p>
          </table:table-cell>
          <table:table-cell table:style-name="ce252" table:formula="of:=[.O142]/[.Q142]" office:value-type="float" office:value="-5" calcext:value-type="float">
            <text:p>-5</text:p>
          </table:table-cell>
          <table:table-cell table:style-name="ce252" table:formula="of:=[.P142]/[.Q142]" office:value-type="float" office:value="2" calcext:value-type="float">
            <text:p>2</text:p>
          </table:table-cell>
          <table:table-cell table:style-name="ce287" table:formula="of:=[.R142]/[.S142]" office:value-type="float" office:value="-2.5" calcext:value-type="float">
            <text:p>- 5/2 </text:p>
          </table:table-cell>
          <table:table-cell table:style-name="ce287" table:formula="of:=IF([.O142]=0;&quot;0&quot;;(IF([.O142]=[.P142];&quot;1&quot;;(IF([.O142]=-[.P142];&quot;-1&quot;;IF([.S142]=1;TEXT([.R142];10);[.T142]))))))" office:value-type="float" office:value="-2.5" calcext:value-type="float">
            <text:p>- 5/2 </text:p>
          </table:table-cell>
          <table:table-cell table:style-name="ce253" table:formula="of:=-ABS([.E142])*SIGN([.D142]*[.E142])" office:value-type="float" office:value="6" calcext:value-type="float">
            <text:p>6</text:p>
          </table:table-cell>
          <table:table-cell table:style-name="ce253" table:formula="of:=ABS([.D142])" office:value-type="float" office:value="4" calcext:value-type="float">
            <text:p>4</text:p>
          </table:table-cell>
          <table:table-cell table:style-name="ce253" table:formula="of:=GCD(ABS([.V142]);ABS([.W142]))" office:value-type="float" office:value="2" calcext:value-type="float">
            <text:p>2</text:p>
          </table:table-cell>
          <table:table-cell table:style-name="ce252" table:formula="of:=[.V142]/[.X142]" office:value-type="float" office:value="3" calcext:value-type="float">
            <text:p>3</text:p>
          </table:table-cell>
          <table:table-cell table:style-name="ce252" table:formula="of:=[.W142]/[.X142]" office:value-type="float" office:value="2" calcext:value-type="float">
            <text:p>2</text:p>
          </table:table-cell>
          <table:table-cell table:style-name="ce287" table:formula="of:=[.Y142]/[.Z142]" office:value-type="float" office:value="1.5" calcext:value-type="float">
            <text:p><text:s/>3/2 </text:p>
          </table:table-cell>
          <table:table-cell table:style-name="ce287" table:formula="of:=IF([.V142]=0;&quot;0&quot;;(IF([.V142]=[.W142];&quot;1&quot;;(IF([.V142]=-[.W142];&quot;-1&quot;;IF([.Z142]=1;TEXT([.Y142];10);[.AA142]))))))" office:value-type="float" office:value="1.5" calcext:value-type="float">
            <text:p><text:s/>3/2 </text:p>
          </table:table-cell>
          <table:table-cell table:style-name="ce253" table:formula="of:=(-[.D142]*[.M142]-[.E142])*SIGN([.C142])" office:value-type="float" office:value="22" calcext:value-type="float">
            <text:p>22</text:p>
          </table:table-cell>
          <table:table-cell table:style-name="ce253" table:formula="of:=ABS([.C142])" office:value-type="float" office:value="10" calcext:value-type="float">
            <text:p>10</text:p>
          </table:table-cell>
          <table:table-cell table:style-name="ce253" table:formula="of:=GCD(ABS([.AC142]);ABS([.AD142]))" office:value-type="float" office:value="2" calcext:value-type="float">
            <text:p>2</text:p>
          </table:table-cell>
          <table:table-cell table:style-name="ce252" table:formula="of:=[.AC142]/[.AE142]" office:value-type="float" office:value="11" calcext:value-type="float">
            <text:p>11</text:p>
          </table:table-cell>
          <table:table-cell table:style-name="ce252" table:formula="of:=[.AD142]/[.AE142]" office:value-type="float" office:value="5" calcext:value-type="float">
            <text:p>5</text:p>
          </table:table-cell>
          <table:table-cell table:style-name="ce287" table:formula="of:=[.AF142]/[.AG142]" office:value-type="float" office:value="2.2" calcext:value-type="float">
            <text:p>11/5 </text:p>
          </table:table-cell>
          <table:table-cell table:style-name="ce287" table:formula="of:=IF([.AC142]=0;&quot;0&quot;;(IF([.AC142]=[.AD142];&quot;1&quot;;(IF([.AC142]=-[.AD142];&quot;-1&quot;;IF([.AG142]=1;TEXT([.AF142];10);[.AH142]))))))" office:value-type="float" office:value="2.2" calcext:value-type="float">
            <text:p>11/5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655459" calcext:value-type="float">
            <text:p>655459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10" calcext:value-type="float">
            <text:p>10</text:p>
          </table:table-cell>
          <table:table-cell table:style-name="ce253" table:formula="of:=[.D142]" office:value-type="float" office:value="4" calcext:value-type="float">
            <text:p>4</text:p>
          </table:table-cell>
          <table:table-cell table:style-name="ce253" table:formula="of:=[.E142]" office:value-type="float" office:value="-6" calcext:value-type="float">
            <text:p>-6</text:p>
          </table:table-cell>
          <table:table-cell table:style-name="ce253" table:formula="of:=[.F142]" office:value-type="string" office:string-value="10x+4y-6=0" calcext:value-type="string">
            <text:p>10x+4y-6=0</text:p>
          </table:table-cell>
          <table:table-cell table:style-name="ce260" table:formula="of:=[.G142]" office:value-type="float" office:value="-2.5" calcext:value-type="float">
            <text:p>- 5/2 </text:p>
          </table:table-cell>
          <table:table-cell table:style-name="ce260" table:formula="of:=[.H142]" office:value-type="float" office:value="1.5" calcext:value-type="float">
            <text:p><text:s/>3/2 </text:p>
          </table:table-cell>
          <table:table-cell table:style-name="ce260" table:formula="of:=[.I142]" office:value-type="string" office:string-value="y = -5x/2+3/2" calcext:value-type="string">
            <text:p>y = -5x/2+3/2</text:p>
          </table:table-cell>
          <table:table-cell table:style-name="ce253" table:formula="of:=RANK([.A143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60" table:formula="of:=[.AI143]" office:value-type="float" office:value="0.454545454545455" calcext:value-type="float">
            <text:p><text:s/>5/11</text:p>
          </table:table-cell>
          <table:table-cell table:style-name="ce269" table:formula="of:=RANDBETWEEN(2;10)*IF(RANDBETWEEN(1;2)=1;-1;1)" office:value-type="float" office:value="-4" calcext:value-type="float">
            <text:p>-4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3])*SIGN([.C143]*[.D143])" office:value-type="float" office:value="-10" calcext:value-type="float">
            <text:p>-10</text:p>
          </table:table-cell>
          <table:table-cell table:style-name="ce253" table:formula="of:=ABS([.D143])" office:value-type="float" office:value="4" calcext:value-type="float">
            <text:p>4</text:p>
          </table:table-cell>
          <table:table-cell table:style-name="ce253" table:formula="of:=GCD(ABS([.O143]);ABS([.P143]))" office:value-type="float" office:value="2" calcext:value-type="float">
            <text:p>2</text:p>
          </table:table-cell>
          <table:table-cell table:style-name="ce252" table:formula="of:=[.O143]/[.Q143]" office:value-type="float" office:value="-5" calcext:value-type="float">
            <text:p>-5</text:p>
          </table:table-cell>
          <table:table-cell table:style-name="ce252" table:formula="of:=[.P143]/[.Q143]" office:value-type="float" office:value="2" calcext:value-type="float">
            <text:p>2</text:p>
          </table:table-cell>
          <table:table-cell table:style-name="ce287" table:formula="of:=[.R143]/[.S143]" office:value-type="float" office:value="-2.5" calcext:value-type="float">
            <text:p>- 5/2 </text:p>
          </table:table-cell>
          <table:table-cell table:style-name="ce287" table:formula="of:=IF([.O143]=0;&quot;0&quot;;(IF([.O143]=[.P143];&quot;1&quot;;(IF([.O143]=-[.P143];&quot;-1&quot;;IF([.S143]=1;TEXT([.R143];10);[.T143]))))))" office:value-type="float" office:value="-2.5" calcext:value-type="float">
            <text:p>- 5/2 </text:p>
          </table:table-cell>
          <table:table-cell table:style-name="ce253" table:formula="of:=-ABS([.E143])*SIGN([.D143]*[.E143])+IF(RANDBETWEEN(1;2)=1;-1;1)*RANDBETWEEN(1;10)" office:value-type="float" office:value="-2" calcext:value-type="float">
            <text:p>-2</text:p>
          </table:table-cell>
          <table:table-cell table:style-name="ce253" table:formula="of:=ABS([.D143])" office:value-type="float" office:value="4" calcext:value-type="float">
            <text:p>4</text:p>
          </table:table-cell>
          <table:table-cell table:style-name="ce253" table:formula="of:=GCD(ABS([.V143]);ABS([.W143]))" office:value-type="float" office:value="2" calcext:value-type="float">
            <text:p>2</text:p>
          </table:table-cell>
          <table:table-cell table:style-name="ce252" table:formula="of:=[.V143]/[.X143]" office:value-type="float" office:value="-1" calcext:value-type="float">
            <text:p>-1</text:p>
          </table:table-cell>
          <table:table-cell table:style-name="ce252" table:formula="of:=[.W143]/[.X143]" office:value-type="float" office:value="2" calcext:value-type="float">
            <text:p>2</text:p>
          </table:table-cell>
          <table:table-cell table:style-name="ce287" table:formula="of:=[.Y143]/[.Z143]" office:value-type="float" office:value="-0.5" calcext:value-type="float">
            <text:p>- 1/2 </text:p>
          </table:table-cell>
          <table:table-cell table:style-name="ce287" table:formula="of:=IF([.V143]=0;&quot;0&quot;;(IF([.V143]=[.W143];&quot;1&quot;;(IF([.V143]=-[.W143];&quot;-1&quot;;IF([.Z143]=1;TEXT([.Y143];10);[.AA143]))))))" office:value-type="float" office:value="-0.5" calcext:value-type="float">
            <text:p>- 1/2 </text:p>
          </table:table-cell>
          <table:table-cell table:style-name="ce253" table:formula="of:=[.AD142]" office:value-type="float" office:value="10" calcext:value-type="float">
            <text:p>10</text:p>
          </table:table-cell>
          <table:table-cell table:style-name="ce253" table:formula="of:=[.AC142]" office:value-type="float" office:value="22" calcext:value-type="float">
            <text:p>22</text:p>
          </table:table-cell>
          <table:table-cell table:style-name="ce253" table:formula="of:=GCD(ABS([.AC143]);ABS([.AD143]))" office:value-type="float" office:value="2" calcext:value-type="float">
            <text:p>2</text:p>
          </table:table-cell>
          <table:table-cell table:style-name="ce252" table:formula="of:=[.AC143]/[.AE143]" office:value-type="float" office:value="5" calcext:value-type="float">
            <text:p>5</text:p>
          </table:table-cell>
          <table:table-cell table:style-name="ce252" table:formula="of:=[.AD143]/[.AE143]" office:value-type="float" office:value="11" calcext:value-type="float">
            <text:p>11</text:p>
          </table:table-cell>
          <table:table-cell table:style-name="ce287" table:formula="of:=[.AF143]/[.AG143]" office:value-type="float" office:value="0.454545454545455" calcext:value-type="float">
            <text:p><text:s/>5/11</text:p>
          </table:table-cell>
          <table:table-cell table:style-name="ce287" table:formula="of:=IF([.AC143]=0;&quot;0&quot;;(IF([.AC143]=[.AD143];&quot;1&quot;;(IF([.AC143]=-[.AD143];&quot;-1&quot;;IF([.AG143]=1;TEXT([.AF143];10);[.AH143]))))))" office:value-type="float" office:value="0.454545454545455" calcext:value-type="float">
            <text:p><text:s/>5/1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4">
          <table:table-cell table:style-name="ce238" table:formula="of:=RANDBETWEEN(1;1000000)" office:value-type="float" office:value="839167" calcext:value-type="float">
            <text:p>839167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-9x+14y+3=0" calcext:value-type="string">
            <text:p>-9x+14y+3=0</text:p>
          </table:table-cell>
          <table:table-cell table:style-name="ce260" table:formula="of:=-[.C144]/[.D144]" office:value-type="float" office:value="0.642857142857143" calcext:value-type="float">
            <text:p><text:s/>9/14</text:p>
          </table:table-cell>
          <table:table-cell table:style-name="ce260" table:formula="of:=-[.E144]/[.D144]" office:value-type="float" office:value="-0.214285714285714" calcext:value-type="float">
            <text:p>- 3/14</text:p>
          </table:table-cell>
          <table:table-cell table:style-name="ce260" table:formula="of:=CONCATENATE(&quot;y = &quot;;IF([.R144]=1;&quot;&quot;;IF([.R144]=-1;&quot;-&quot;;[.R144]));IF([.S144]=1;&quot;x&quot;;&quot;x/&quot;);IF([.S144]=1;&quot;&quot;;[.S144]);IF([.H144]&gt;0;&quot;+&quot;;&quot;-&quot;);ABS([.Y144]);IF([.Z144]=1;&quot;&quot;;&quot;/&quot;);IF([.Z144]=1;&quot;&quot;;[.Z144]))" office:value-type="string" office:string-value="y = 9x/14-3/14" calcext:value-type="string">
            <text:p>y = 9x/14-3/14</text:p>
          </table:table-cell>
          <table:table-cell table:style-name="ce253" table:formula="of:=RANK([.A144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60" table:formula="of:=[.AI144]" office:value-type="string" office:string-value="-9" calcext:value-type="string">
            <text:p>-9</text:p>
          </table:table-cell>
          <table:table-cell table:style-name="ce269" table:formula="of:=RANDBETWEEN(2;10)*IF(RANDBETWEEN(1;2)=1;-1;1)" office:value-type="float" office:value="-6" calcext:value-type="float">
            <text:p>-6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4])*SIGN([.C144]*[.D144])" office:value-type="float" office:value="9" calcext:value-type="float">
            <text:p>9</text:p>
          </table:table-cell>
          <table:table-cell table:style-name="ce253" table:formula="of:=ABS([.D144])" office:value-type="float" office:value="14" calcext:value-type="float">
            <text:p>14</text:p>
          </table:table-cell>
          <table:table-cell table:style-name="ce253" table:formula="of:=GCD(ABS([.O144]);ABS([.P144]))" office:value-type="float" office:value="1" calcext:value-type="float">
            <text:p>1</text:p>
          </table:table-cell>
          <table:table-cell table:style-name="ce252" table:formula="of:=[.O144]/[.Q144]" office:value-type="float" office:value="9" calcext:value-type="float">
            <text:p>9</text:p>
          </table:table-cell>
          <table:table-cell table:style-name="ce252" table:formula="of:=[.P144]/[.Q144]" office:value-type="float" office:value="14" calcext:value-type="float">
            <text:p>14</text:p>
          </table:table-cell>
          <table:table-cell table:style-name="ce287" table:formula="of:=[.R144]/[.S144]" office:value-type="float" office:value="0.642857142857143" calcext:value-type="float">
            <text:p><text:s/>9/14</text:p>
          </table:table-cell>
          <table:table-cell table:style-name="ce287" table:formula="of:=IF([.O144]=0;&quot;0&quot;;(IF([.O144]=[.P144];&quot;1&quot;;(IF([.O144]=-[.P144];&quot;-1&quot;;IF([.S144]=1;TEXT([.R144];10);[.T144]))))))" office:value-type="float" office:value="0.642857142857143" calcext:value-type="float">
            <text:p><text:s/>9/14</text:p>
          </table:table-cell>
          <table:table-cell table:style-name="ce253" table:formula="of:=-ABS([.E144])*SIGN([.D144]*[.E144])" office:value-type="float" office:value="-3" calcext:value-type="float">
            <text:p>-3</text:p>
          </table:table-cell>
          <table:table-cell table:style-name="ce253" table:formula="of:=ABS([.D144])" office:value-type="float" office:value="14" calcext:value-type="float">
            <text:p>14</text:p>
          </table:table-cell>
          <table:table-cell table:style-name="ce253" table:formula="of:=GCD(ABS([.V144]);ABS([.W144]))" office:value-type="float" office:value="1" calcext:value-type="float">
            <text:p>1</text:p>
          </table:table-cell>
          <table:table-cell table:style-name="ce252" table:formula="of:=[.V144]/[.X144]" office:value-type="float" office:value="-3" calcext:value-type="float">
            <text:p>-3</text:p>
          </table:table-cell>
          <table:table-cell table:style-name="ce252" table:formula="of:=[.W144]/[.X144]" office:value-type="float" office:value="14" calcext:value-type="float">
            <text:p>14</text:p>
          </table:table-cell>
          <table:table-cell table:style-name="ce287" table:formula="of:=[.Y144]/[.Z144]" office:value-type="float" office:value="-0.214285714285714" calcext:value-type="float">
            <text:p>- 3/14</text:p>
          </table:table-cell>
          <table:table-cell table:style-name="ce287" table:formula="of:=IF([.V144]=0;&quot;0&quot;;(IF([.V144]=[.W144];&quot;1&quot;;(IF([.V144]=-[.W144];&quot;-1&quot;;IF([.Z144]=1;TEXT([.Y144];10);[.AA144]))))))" office:value-type="float" office:value="-0.214285714285714" calcext:value-type="float">
            <text:p>- 3/14</text:p>
          </table:table-cell>
          <table:table-cell table:style-name="ce253" table:formula="of:=(-[.D144]*[.M144]-[.E144])*SIGN([.C144])" office:value-type="float" office:value="-81" calcext:value-type="float">
            <text:p>-81</text:p>
          </table:table-cell>
          <table:table-cell table:style-name="ce253" table:formula="of:=ABS([.C144])" office:value-type="float" office:value="9" calcext:value-type="float">
            <text:p>9</text:p>
          </table:table-cell>
          <table:table-cell table:style-name="ce253" table:formula="of:=GCD(ABS([.AC144]);ABS([.AD144]))" office:value-type="float" office:value="9" calcext:value-type="float">
            <text:p>9</text:p>
          </table:table-cell>
          <table:table-cell table:style-name="ce252" table:formula="of:=[.AC144]/[.AE144]" office:value-type="float" office:value="-9" calcext:value-type="float">
            <text:p>-9</text:p>
          </table:table-cell>
          <table:table-cell table:style-name="ce252" table:formula="of:=[.AD144]/[.AE144]" office:value-type="float" office:value="1" calcext:value-type="float">
            <text:p>1</text:p>
          </table:table-cell>
          <table:table-cell table:style-name="ce287" table:formula="of:=[.AF144]/[.AG144]" office:value-type="float" office:value="-9" calcext:value-type="float">
            <text:p>- 9/1 </text:p>
          </table:table-cell>
          <table:table-cell table:style-name="ce287" table:formula="of:=IF([.AC144]=0;&quot;0&quot;;(IF([.AC144]=[.AD144];&quot;1&quot;;(IF([.AC144]=-[.AD144];&quot;-1&quot;;IF([.AG144]=1;TEXT([.AF144];10);[.AH144]))))))" office:value-type="string" office:string-value="-9" calcext:value-type="string">
            <text:p>-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204765" calcext:value-type="float">
            <text:p>204765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-9" calcext:value-type="float">
            <text:p>-9</text:p>
          </table:table-cell>
          <table:table-cell table:style-name="ce253" table:formula="of:=[.D144]" office:value-type="float" office:value="14" calcext:value-type="float">
            <text:p>14</text:p>
          </table:table-cell>
          <table:table-cell table:style-name="ce253" table:formula="of:=[.E144]" office:value-type="float" office:value="3" calcext:value-type="float">
            <text:p>3</text:p>
          </table:table-cell>
          <table:table-cell table:style-name="ce253" table:formula="of:=[.F144]" office:value-type="string" office:string-value="-9x+14y+3=0" calcext:value-type="string">
            <text:p>-9x+14y+3=0</text:p>
          </table:table-cell>
          <table:table-cell table:style-name="ce260" table:formula="of:=[.G144]" office:value-type="float" office:value="0.642857142857143" calcext:value-type="float">
            <text:p><text:s/>9/14</text:p>
          </table:table-cell>
          <table:table-cell table:style-name="ce260" table:formula="of:=[.H144]" office:value-type="float" office:value="-0.214285714285714" calcext:value-type="float">
            <text:p>- 3/14</text:p>
          </table:table-cell>
          <table:table-cell table:style-name="ce260" table:formula="of:=[.I144]" office:value-type="string" office:string-value="y = 9x/14-3/14" calcext:value-type="string">
            <text:p>y = 9x/14-3/14</text:p>
          </table:table-cell>
          <table:table-cell table:style-name="ce253" table:formula="of:=RANK([.A145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60" table:formula="of:=[.AI145]" office:value-type="float" office:value="-0.111111111111111" calcext:value-type="float">
            <text:p>- 1/9 </text:p>
          </table:table-cell>
          <table:table-cell table:style-name="ce269" table:formula="of:=RANDBETWEEN(2;10)*IF(RANDBETWEEN(1;2)=1;-1;1)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5])*SIGN([.C145]*[.D145])" office:value-type="float" office:value="9" calcext:value-type="float">
            <text:p>9</text:p>
          </table:table-cell>
          <table:table-cell table:style-name="ce253" table:formula="of:=ABS([.D145])" office:value-type="float" office:value="14" calcext:value-type="float">
            <text:p>14</text:p>
          </table:table-cell>
          <table:table-cell table:style-name="ce253" table:formula="of:=GCD(ABS([.O145]);ABS([.P145]))" office:value-type="float" office:value="1" calcext:value-type="float">
            <text:p>1</text:p>
          </table:table-cell>
          <table:table-cell table:style-name="ce252" table:formula="of:=[.O145]/[.Q145]" office:value-type="float" office:value="9" calcext:value-type="float">
            <text:p>9</text:p>
          </table:table-cell>
          <table:table-cell table:style-name="ce252" table:formula="of:=[.P145]/[.Q145]" office:value-type="float" office:value="14" calcext:value-type="float">
            <text:p>14</text:p>
          </table:table-cell>
          <table:table-cell table:style-name="ce287" table:formula="of:=[.R145]/[.S145]" office:value-type="float" office:value="0.642857142857143" calcext:value-type="float">
            <text:p><text:s/>9/14</text:p>
          </table:table-cell>
          <table:table-cell table:style-name="ce287" table:formula="of:=IF([.O145]=0;&quot;0&quot;;(IF([.O145]=[.P145];&quot;1&quot;;(IF([.O145]=-[.P145];&quot;-1&quot;;IF([.S145]=1;TEXT([.R145];10);[.T145]))))))" office:value-type="float" office:value="0.642857142857143" calcext:value-type="float">
            <text:p><text:s/>9/14</text:p>
          </table:table-cell>
          <table:table-cell table:style-name="ce253" table:formula="of:=-ABS([.E145])*SIGN([.D145]*[.E145])+IF(RANDBETWEEN(1;2)=1;-1;1)*RANDBETWEEN(1;10)" office:value-type="float" office:value="-1" calcext:value-type="float">
            <text:p>-1</text:p>
          </table:table-cell>
          <table:table-cell table:style-name="ce253" table:formula="of:=ABS([.D145])" office:value-type="float" office:value="14" calcext:value-type="float">
            <text:p>14</text:p>
          </table:table-cell>
          <table:table-cell table:style-name="ce253" table:formula="of:=GCD(ABS([.V145]);ABS([.W145]))" office:value-type="float" office:value="1" calcext:value-type="float">
            <text:p>1</text:p>
          </table:table-cell>
          <table:table-cell table:style-name="ce252" table:formula="of:=[.V145]/[.X145]" office:value-type="float" office:value="-1" calcext:value-type="float">
            <text:p>-1</text:p>
          </table:table-cell>
          <table:table-cell table:style-name="ce252" table:formula="of:=[.W145]/[.X145]" office:value-type="float" office:value="14" calcext:value-type="float">
            <text:p>14</text:p>
          </table:table-cell>
          <table:table-cell table:style-name="ce287" table:formula="of:=[.Y145]/[.Z145]" office:value-type="float" office:value="-0.0714285714285714" calcext:value-type="float">
            <text:p>- 1/14</text:p>
          </table:table-cell>
          <table:table-cell table:style-name="ce287" table:formula="of:=IF([.V145]=0;&quot;0&quot;;(IF([.V145]=[.W145];&quot;1&quot;;(IF([.V145]=-[.W145];&quot;-1&quot;;IF([.Z145]=1;TEXT([.Y145];10);[.AA145]))))))" office:value-type="float" office:value="-0.0714285714285714" calcext:value-type="float">
            <text:p>- 1/14</text:p>
          </table:table-cell>
          <table:table-cell table:style-name="ce253" table:formula="of:=[.AD144]" office:value-type="float" office:value="9" calcext:value-type="float">
            <text:p>9</text:p>
          </table:table-cell>
          <table:table-cell table:style-name="ce253" table:formula="of:=[.AC144]" office:value-type="float" office:value="-81" calcext:value-type="float">
            <text:p>-81</text:p>
          </table:table-cell>
          <table:table-cell table:style-name="ce253" table:formula="of:=GCD(ABS([.AC145]);ABS([.AD145]))" office:value-type="float" office:value="9" calcext:value-type="float">
            <text:p>9</text:p>
          </table:table-cell>
          <table:table-cell table:style-name="ce252" table:formula="of:=[.AC145]/[.AE145]" office:value-type="float" office:value="1" calcext:value-type="float">
            <text:p>1</text:p>
          </table:table-cell>
          <table:table-cell table:style-name="ce252" table:formula="of:=[.AD145]/[.AE145]" office:value-type="float" office:value="-9" calcext:value-type="float">
            <text:p>-9</text:p>
          </table:table-cell>
          <table:table-cell table:style-name="ce287" table:formula="of:=[.AF145]/[.AG145]" office:value-type="float" office:value="-0.111111111111111" calcext:value-type="float">
            <text:p>- 1/9 </text:p>
          </table:table-cell>
          <table:table-cell table:style-name="ce287" table:formula="of:=IF([.AC145]=0;&quot;0&quot;;(IF([.AC145]=[.AD145];&quot;1&quot;;(IF([.AC145]=-[.AD145];&quot;-1&quot;;IF([.AG145]=1;TEXT([.AF145];10);[.AH145]))))))" office:value-type="float" office:value="-0.111111111111111" calcext:value-type="float">
            <text:p>- 1/9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126514" calcext:value-type="float">
            <text:p>126514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-13x+20y+17=0" calcext:value-type="string">
            <text:p>-13x+20y+17=0</text:p>
          </table:table-cell>
          <table:table-cell table:style-name="ce260" table:formula="of:=-[.C146]/[.D146]" office:value-type="float" office:value="0.65" calcext:value-type="float">
            <text:p>13/20</text:p>
          </table:table-cell>
          <table:table-cell table:style-name="ce260" table:formula="of:=-[.E146]/[.D146]" office:value-type="float" office:value="-0.85" calcext:value-type="float">
            <text:p>-17/20</text:p>
          </table:table-cell>
          <table:table-cell table:style-name="ce260" table:formula="of:=CONCATENATE(&quot;y = &quot;;IF([.R146]=1;&quot;&quot;;IF([.R146]=-1;&quot;-&quot;;[.R146]));IF([.S146]=1;&quot;x&quot;;&quot;x/&quot;);IF([.S146]=1;&quot;&quot;;[.S146]);IF([.H146]&gt;0;&quot;+&quot;;&quot;-&quot;);ABS([.Y146]);IF([.Z146]=1;&quot;&quot;;&quot;/&quot;);IF([.Z146]=1;&quot;&quot;;[.Z146]))" office:value-type="string" office:string-value="y = 13x/20-17/20" calcext:value-type="string">
            <text:p>y = 13x/20-17/20</text:p>
          </table:table-cell>
          <table:table-cell table:style-name="ce253" table:formula="of:=RANK([.A146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8"></text:span><text:span text:style-name="T9">(</text:span><text:span text:style-name="T13">D</text:span><text:span text:style-name="T9">)</text:span></text:p>
          </table:table-cell>
          <table:table-cell table:style-name="ce260" table:formula="of:=[.AI146]" office:value-type="float" office:value="-4.84615384615385" calcext:value-type="float">
            <text:p>-63/13</text:p>
          </table:table-cell>
          <table:table-cell table:style-name="ce269" table:formula="of:=RANDBETWEEN(2;10)*IF(RANDBETWEEN(1;2)=1;-1;1)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6])*SIGN([.C146]*[.D146])" office:value-type="float" office:value="13" calcext:value-type="float">
            <text:p>13</text:p>
          </table:table-cell>
          <table:table-cell table:style-name="ce253" table:formula="of:=ABS([.D146])" office:value-type="float" office:value="20" calcext:value-type="float">
            <text:p>20</text:p>
          </table:table-cell>
          <table:table-cell table:style-name="ce253" table:formula="of:=GCD(ABS([.O146]);ABS([.P146]))" office:value-type="float" office:value="1" calcext:value-type="float">
            <text:p>1</text:p>
          </table:table-cell>
          <table:table-cell table:style-name="ce252" table:formula="of:=[.O146]/[.Q146]" office:value-type="float" office:value="13" calcext:value-type="float">
            <text:p>13</text:p>
          </table:table-cell>
          <table:table-cell table:style-name="ce252" table:formula="of:=[.P146]/[.Q146]" office:value-type="float" office:value="20" calcext:value-type="float">
            <text:p>20</text:p>
          </table:table-cell>
          <table:table-cell table:style-name="ce287" table:formula="of:=[.R146]/[.S146]" office:value-type="float" office:value="0.65" calcext:value-type="float">
            <text:p>13/20</text:p>
          </table:table-cell>
          <table:table-cell table:style-name="ce287" table:formula="of:=IF([.O146]=0;&quot;0&quot;;(IF([.O146]=[.P146];&quot;1&quot;;(IF([.O146]=-[.P146];&quot;-1&quot;;IF([.S146]=1;TEXT([.R146];10);[.T146]))))))" office:value-type="float" office:value="0.65" calcext:value-type="float">
            <text:p>13/20</text:p>
          </table:table-cell>
          <table:table-cell table:style-name="ce253" table:formula="of:=-ABS([.E146])*SIGN([.D146]*[.E146])" office:value-type="float" office:value="-17" calcext:value-type="float">
            <text:p>-17</text:p>
          </table:table-cell>
          <table:table-cell table:style-name="ce253" table:formula="of:=ABS([.D146])" office:value-type="float" office:value="20" calcext:value-type="float">
            <text:p>20</text:p>
          </table:table-cell>
          <table:table-cell table:style-name="ce253" table:formula="of:=GCD(ABS([.V146]);ABS([.W146]))" office:value-type="float" office:value="1" calcext:value-type="float">
            <text:p>1</text:p>
          </table:table-cell>
          <table:table-cell table:style-name="ce252" table:formula="of:=[.V146]/[.X146]" office:value-type="float" office:value="-17" calcext:value-type="float">
            <text:p>-17</text:p>
          </table:table-cell>
          <table:table-cell table:style-name="ce252" table:formula="of:=[.W146]/[.X146]" office:value-type="float" office:value="20" calcext:value-type="float">
            <text:p>20</text:p>
          </table:table-cell>
          <table:table-cell table:style-name="ce287" table:formula="of:=[.Y146]/[.Z146]" office:value-type="float" office:value="-0.85" calcext:value-type="float">
            <text:p>-17/20</text:p>
          </table:table-cell>
          <table:table-cell table:style-name="ce287" table:formula="of:=IF([.V146]=0;&quot;0&quot;;(IF([.V146]=[.W146];&quot;1&quot;;(IF([.V146]=-[.W146];&quot;-1&quot;;IF([.Z146]=1;TEXT([.Y146];10);[.AA146]))))))" office:value-type="float" office:value="-0.85" calcext:value-type="float">
            <text:p>-17/20</text:p>
          </table:table-cell>
          <table:table-cell table:style-name="ce253" table:formula="of:=(-[.D146]*[.M146]-[.E146])*SIGN([.C146])" office:value-type="float" office:value="-63" calcext:value-type="float">
            <text:p>-63</text:p>
          </table:table-cell>
          <table:table-cell table:style-name="ce253" table:formula="of:=ABS([.C146])" office:value-type="float" office:value="13" calcext:value-type="float">
            <text:p>13</text:p>
          </table:table-cell>
          <table:table-cell table:style-name="ce253" table:formula="of:=GCD(ABS([.AC146]);ABS([.AD146]))" office:value-type="float" office:value="1" calcext:value-type="float">
            <text:p>1</text:p>
          </table:table-cell>
          <table:table-cell table:style-name="ce252" table:formula="of:=[.AC146]/[.AE146]" office:value-type="float" office:value="-63" calcext:value-type="float">
            <text:p>-63</text:p>
          </table:table-cell>
          <table:table-cell table:style-name="ce252" table:formula="of:=[.AD146]/[.AE146]" office:value-type="float" office:value="13" calcext:value-type="float">
            <text:p>13</text:p>
          </table:table-cell>
          <table:table-cell table:style-name="ce287" table:formula="of:=[.AF146]/[.AG146]" office:value-type="float" office:value="-4.84615384615385" calcext:value-type="float">
            <text:p>-63/13</text:p>
          </table:table-cell>
          <table:table-cell table:style-name="ce287" table:formula="of:=IF([.AC146]=0;&quot;0&quot;;(IF([.AC146]=[.AD146];&quot;1&quot;;(IF([.AC146]=-[.AD146];&quot;-1&quot;;IF([.AG146]=1;TEXT([.AF146];10);[.AH146]))))))" office:value-type="float" office:value="-4.84615384615385" calcext:value-type="float">
            <text:p>-63/1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820050" calcext:value-type="float">
            <text:p>820050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-13" calcext:value-type="float">
            <text:p>-13</text:p>
          </table:table-cell>
          <table:table-cell table:style-name="ce253" table:formula="of:=[.D146]" office:value-type="float" office:value="20" calcext:value-type="float">
            <text:p>20</text:p>
          </table:table-cell>
          <table:table-cell table:style-name="ce253" table:formula="of:=[.E146]" office:value-type="float" office:value="17" calcext:value-type="float">
            <text:p>17</text:p>
          </table:table-cell>
          <table:table-cell table:style-name="ce253" table:formula="of:=[.F146]" office:value-type="string" office:string-value="-13x+20y+17=0" calcext:value-type="string">
            <text:p>-13x+20y+17=0</text:p>
          </table:table-cell>
          <table:table-cell table:style-name="ce260" table:formula="of:=[.G146]" office:value-type="float" office:value="0.65" calcext:value-type="float">
            <text:p>13/20</text:p>
          </table:table-cell>
          <table:table-cell table:style-name="ce260" table:formula="of:=[.H146]" office:value-type="float" office:value="-0.85" calcext:value-type="float">
            <text:p>-17/20</text:p>
          </table:table-cell>
          <table:table-cell table:style-name="ce260" table:formula="of:=[.I146]" office:value-type="string" office:string-value="y = 13x/20-17/20" calcext:value-type="string">
            <text:p>y = 13x/20-17/20</text:p>
          </table:table-cell>
          <table:table-cell table:style-name="ce253" table:formula="of:=RANK([.A147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14"></text:span><text:span text:style-name="T15">(</text:span><text:span text:style-name="T16">D</text:span><text:span text:style-name="T15">)</text:span></text:p>
          </table:table-cell>
          <table:table-cell table:style-name="ce260" table:formula="of:=[.AI147]" office:value-type="float" office:value="-0.206349206349206" calcext:value-type="float">
            <text:p>-13/63</text:p>
          </table:table-cell>
          <table:table-cell table:style-name="ce269" table:formula="of:=RANDBETWEEN(2;10)*IF(RANDBETWEEN(1;2)=1;-1;1)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7])*SIGN([.C147]*[.D147])" office:value-type="float" office:value="13" calcext:value-type="float">
            <text:p>13</text:p>
          </table:table-cell>
          <table:table-cell table:style-name="ce253" table:formula="of:=ABS([.D147])" office:value-type="float" office:value="20" calcext:value-type="float">
            <text:p>20</text:p>
          </table:table-cell>
          <table:table-cell table:style-name="ce253" table:formula="of:=GCD(ABS([.O147]);ABS([.P147]))" office:value-type="float" office:value="1" calcext:value-type="float">
            <text:p>1</text:p>
          </table:table-cell>
          <table:table-cell table:style-name="ce252" table:formula="of:=[.O147]/[.Q147]" office:value-type="float" office:value="13" calcext:value-type="float">
            <text:p>13</text:p>
          </table:table-cell>
          <table:table-cell table:style-name="ce252" table:formula="of:=[.P147]/[.Q147]" office:value-type="float" office:value="20" calcext:value-type="float">
            <text:p>20</text:p>
          </table:table-cell>
          <table:table-cell table:style-name="ce287" table:formula="of:=[.R147]/[.S147]" office:value-type="float" office:value="0.65" calcext:value-type="float">
            <text:p>13/20</text:p>
          </table:table-cell>
          <table:table-cell table:style-name="ce287" table:formula="of:=IF([.O147]=0;&quot;0&quot;;(IF([.O147]=[.P147];&quot;1&quot;;(IF([.O147]=-[.P147];&quot;-1&quot;;IF([.S147]=1;TEXT([.R147];10);[.T147]))))))" office:value-type="float" office:value="0.65" calcext:value-type="float">
            <text:p>13/20</text:p>
          </table:table-cell>
          <table:table-cell table:style-name="ce253" table:formula="of:=-ABS([.E147])*SIGN([.D147]*[.E147])+IF(RANDBETWEEN(1;2)=1;-1;1)*RANDBETWEEN(1;10)" office:value-type="float" office:value="-13" calcext:value-type="float">
            <text:p>-13</text:p>
          </table:table-cell>
          <table:table-cell table:style-name="ce253" table:formula="of:=ABS([.D147])" office:value-type="float" office:value="20" calcext:value-type="float">
            <text:p>20</text:p>
          </table:table-cell>
          <table:table-cell table:style-name="ce253" table:formula="of:=GCD(ABS([.V147]);ABS([.W147]))" office:value-type="float" office:value="1" calcext:value-type="float">
            <text:p>1</text:p>
          </table:table-cell>
          <table:table-cell table:style-name="ce252" table:formula="of:=[.V147]/[.X147]" office:value-type="float" office:value="-13" calcext:value-type="float">
            <text:p>-13</text:p>
          </table:table-cell>
          <table:table-cell table:style-name="ce252" table:formula="of:=[.W147]/[.X147]" office:value-type="float" office:value="20" calcext:value-type="float">
            <text:p>20</text:p>
          </table:table-cell>
          <table:table-cell table:style-name="ce287" table:formula="of:=[.Y147]/[.Z147]" office:value-type="float" office:value="-0.65" calcext:value-type="float">
            <text:p>-13/20</text:p>
          </table:table-cell>
          <table:table-cell table:style-name="ce287" table:formula="of:=IF([.V147]=0;&quot;0&quot;;(IF([.V147]=[.W147];&quot;1&quot;;(IF([.V147]=-[.W147];&quot;-1&quot;;IF([.Z147]=1;TEXT([.Y147];10);[.AA147]))))))" office:value-type="float" office:value="-0.65" calcext:value-type="float">
            <text:p>-13/20</text:p>
          </table:table-cell>
          <table:table-cell table:style-name="ce253" table:formula="of:=[.AD146]" office:value-type="float" office:value="13" calcext:value-type="float">
            <text:p>13</text:p>
          </table:table-cell>
          <table:table-cell table:style-name="ce253" table:formula="of:=[.AC146]" office:value-type="float" office:value="-63" calcext:value-type="float">
            <text:p>-63</text:p>
          </table:table-cell>
          <table:table-cell table:style-name="ce253" table:formula="of:=GCD(ABS([.AC147]);ABS([.AD147]))" office:value-type="float" office:value="1" calcext:value-type="float">
            <text:p>1</text:p>
          </table:table-cell>
          <table:table-cell table:style-name="ce252" table:formula="of:=[.AC147]/[.AE147]" office:value-type="float" office:value="13" calcext:value-type="float">
            <text:p>13</text:p>
          </table:table-cell>
          <table:table-cell table:style-name="ce252" table:formula="of:=[.AD147]/[.AE147]" office:value-type="float" office:value="-63" calcext:value-type="float">
            <text:p>-63</text:p>
          </table:table-cell>
          <table:table-cell table:style-name="ce287" table:formula="of:=[.AF147]/[.AG147]" office:value-type="float" office:value="-0.206349206349206" calcext:value-type="float">
            <text:p>-13/63</text:p>
          </table:table-cell>
          <table:table-cell table:style-name="ce287" table:formula="of:=IF([.AC147]=0;&quot;0&quot;;(IF([.AC147]=[.AD147];&quot;1&quot;;(IF([.AC147]=-[.AD147];&quot;-1&quot;;IF([.AG147]=1;TEXT([.AF147];10);[.AH147]))))))" office:value-type="float" office:value="-0.206349206349206" calcext:value-type="float">
            <text:p>-13/6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89"/>
        </table:table-row>
        <table:table-row table:style-name="ro3">
          <table:table-cell table:number-columns-repeated="14"/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number-columns-repeated="989"/>
        </table:table-row>
        <table:table-row table:style-name="ro3">
          <table:table-cell table:number-columns-repeated="11"/>
          <table:table-cell table:style-name="ce234" table:formula="of:=[.L128]" office:value-type="float" office:value="-29.1666666666667" calcext:value-type="float">
            <text:p>-175/6 </text:p>
          </table:table-cell>
          <table:table-cell table:formula="of:=[.G128]*[.L150]+[.H128]" office:value-type="float" office:value="-9" calcext:value-type="float">
            <text:p>-9</text:p>
          </table:table-cell>
          <table:table-cell table:formula="of:=[.M128]" office:value-type="float" office:value="-9" calcext:value-type="float">
            <text:p>-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29]" office:value-type="float" office:value="-0.0342857142857143" calcext:value-type="float">
            <text:p>- 3/88</text:p>
          </table:table-cell>
          <table:table-cell table:formula="of:=[.G129]*[.L151]+[.H129]" office:value-type="float" office:value="-0.260285714285714" calcext:value-type="float">
            <text:p>-0,260285714285714</text:p>
          </table:table-cell>
          <table:table-cell table:formula="of:=[.M129]" office:value-type="float" office:value="-3" calcext:value-type="float">
            <text:p>-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0]" office:value-type="float" office:value="0.3" calcext:value-type="float">
            <text:p><text:s/>3/10</text:p>
          </table:table-cell>
          <table:table-cell table:formula="of:=[.G130]*[.L152]+[.H130]" office:value-type="float" office:value="-6" calcext:value-type="float">
            <text:p>-6</text:p>
          </table:table-cell>
          <table:table-cell table:formula="of:=[.M130]" office:value-type="float" office:value="-6" calcext:value-type="float">
            <text:p>-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1]" office:value-type="float" office:value="3.33333333333333" calcext:value-type="float">
            <text:p>10/3 </text:p>
          </table:table-cell>
          <table:table-cell table:formula="of:=[.G131]*[.L153]+[.H131]" office:value-type="float" office:value="9.16666666666667" calcext:value-type="float">
            <text:p>9,16666666666667</text:p>
          </table:table-cell>
          <table:table-cell table:formula="of:=[.M131]" office:value-type="float" office:value="-9" calcext:value-type="float">
            <text:p>-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2]" office:value-type="float" office:value="-20.2" calcext:value-type="float">
            <text:p>-101/5 </text:p>
          </table:table-cell>
          <table:table-cell table:formula="of:=[.G132]*[.L154]+[.H132]" office:value-type="float" office:value="-10" calcext:value-type="float">
            <text:p>-10</text:p>
          </table:table-cell>
          <table:table-cell table:formula="of:=[.M132]" office:value-type="float" office:value="-10" calcext:value-type="float">
            <text:p>-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3]" office:value-type="float" office:value="-0.0495049504950495" calcext:value-type="float">
            <text:p>- 4/81</text:p>
          </table:table-cell>
          <table:table-cell table:formula="of:=[.G133]*[.L155]+[.H133]" office:value-type="float" office:value="0.605523710265763" calcext:value-type="float">
            <text:p>0,605523710265763</text:p>
          </table:table-cell>
          <table:table-cell table:formula="of:=[.M133]" office:value-type="float" office:value="-3" calcext:value-type="float">
            <text:p>-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4]" office:value-type="float" office:value="5.73333333333333" calcext:value-type="float">
            <text:p>86/15</text:p>
          </table:table-cell>
          <table:table-cell table:formula="of:=[.G134]*[.L156]+[.H134]" office:value-type="float" office:value="-5" calcext:value-type="float">
            <text:p>-5</text:p>
          </table:table-cell>
          <table:table-cell table:formula="of:=[.M134]" office:value-type="float" office:value="-5" calcext:value-type="float">
            <text:p>-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5]" office:value-type="float" office:value="0.174418604651163" calcext:value-type="float">
            <text:p>15/86</text:p>
          </table:table-cell>
          <table:table-cell table:formula="of:=[.G135]*[.L157]+[.H135]" office:value-type="float" office:value="0.558914728682171" calcext:value-type="float">
            <text:p>0,558914728682171</text:p>
          </table:table-cell>
          <table:table-cell table:formula="of:=[.M135]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6]" office:value-type="float" office:value="2.26315789473684" calcext:value-type="float">
            <text:p>43/19</text:p>
          </table:table-cell>
          <table:table-cell table:formula="of:=[.G136]*[.L158]+[.H136]" office:value-type="float" office:value="2" calcext:value-type="float">
            <text:p>2</text:p>
          </table:table-cell>
          <table:table-cell table:formula="of:=[.M136]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7]" office:value-type="float" office:value="0.441860465116279" calcext:value-type="float">
            <text:p>19/43</text:p>
          </table:table-cell>
          <table:table-cell table:formula="of:=[.G137]*[.L159]+[.H137]" office:value-type="float" office:value="-0.661896243291592" calcext:value-type="float">
            <text:p>-0,661896243291592</text:p>
          </table:table-cell>
          <table:table-cell table:formula="of:=[.M137]" office:value-type="float" office:value="-2" calcext:value-type="float">
            <text:p>-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8]" office:value-type="float" office:value="8.05263157894737" calcext:value-type="float">
            <text:p>153/19</text:p>
          </table:table-cell>
          <table:table-cell table:formula="of:=[.G138]*[.L160]+[.H138]" office:value-type="float" office:value="9" calcext:value-type="float">
            <text:p>9</text:p>
          </table:table-cell>
          <table:table-cell table:formula="of:=[.M138]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9]" office:value-type="float" office:value="0.124183006535948" calcext:value-type="float">
            <text:p>12/97</text:p>
          </table:table-cell>
          <table:table-cell table:formula="of:=[.G139]*[.L161]+[.H139]" office:value-type="float" office:value="1.07155142758858" calcext:value-type="float">
            <text:p>1,07155142758858</text:p>
          </table:table-cell>
          <table:table-cell table:formula="of:=[.M139]" office:value-type="float" office:value="-5" calcext:value-type="float">
            <text:p>-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0]" office:value-type="float" office:value="-7.41176470588235" calcext:value-type="float">
            <text:p>-126/17</text:p>
          </table:table-cell>
          <table:table-cell table:formula="of:=[.G140]*[.L162]+[.H140]" office:value-type="float" office:value="8" calcext:value-type="float">
            <text:p>8</text:p>
          </table:table-cell>
          <table:table-cell table:formula="of:=[.M140]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1]" office:value-type="float" office:value="-0.134920634920635" calcext:value-type="float">
            <text:p>-12/89</text:p>
          </table:table-cell>
          <table:table-cell table:formula="of:=[.G141]*[.L163]+[.H141]" office:value-type="float" office:value="0.723155929038282" calcext:value-type="float">
            <text:p>0,723155929038282</text:p>
          </table:table-cell>
          <table:table-cell table:formula="of:=[.M141]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2]" office:value-type="float" office:value="2.2" calcext:value-type="float">
            <text:p>11/5 </text:p>
          </table:table-cell>
          <table:table-cell table:formula="of:=[.G142]*[.L164]+[.H142]" office:value-type="float" office:value="-4" calcext:value-type="float">
            <text:p>-4</text:p>
          </table:table-cell>
          <table:table-cell table:formula="of:=[.M142]" office:value-type="float" office:value="-4" calcext:value-type="float">
            <text:p>-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3]" office:value-type="float" office:value="0.454545454545455" calcext:value-type="float">
            <text:p><text:s/>5/11</text:p>
          </table:table-cell>
          <table:table-cell table:formula="of:=[.G143]*[.L165]+[.H143]" office:value-type="float" office:value="0.363636363636364" calcext:value-type="float">
            <text:p>0,363636363636364</text:p>
          </table:table-cell>
          <table:table-cell table:formula="of:=[.M143]" office:value-type="float" office:value="-4" calcext:value-type="float">
            <text:p>-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4]" office:value-type="string" office:string-value="-9" calcext:value-type="string">
            <text:p>-9</text:p>
          </table:table-cell>
          <table:table-cell table:formula="of:=[.G144]*[.L166]+[.H144]" office:value-type="float" office:value="-6" calcext:value-type="float">
            <text:p>-6</text:p>
          </table:table-cell>
          <table:table-cell table:formula="of:=[.M144]" office:value-type="float" office:value="-6" calcext:value-type="float">
            <text:p>-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5]" office:value-type="float" office:value="-0.111111111111111" calcext:value-type="float">
            <text:p>- 1/9 </text:p>
          </table:table-cell>
          <table:table-cell table:formula="of:=[.G145]*[.L167]+[.H145]" office:value-type="float" office:value="-0.285714285714286" calcext:value-type="float">
            <text:p>-0,285714285714286</text:p>
          </table:table-cell>
          <table:table-cell table:formula="of:=[.M145]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6]" office:value-type="float" office:value="-4.84615384615385" calcext:value-type="float">
            <text:p>-63/13</text:p>
          </table:table-cell>
          <table:table-cell table:formula="of:=[.G146]*[.L168]+[.H146]" office:value-type="float" office:value="-4" calcext:value-type="float">
            <text:p>-4</text:p>
          </table:table-cell>
          <table:table-cell table:formula="of:=[.M146]" office:value-type="float" office:value="-4" calcext:value-type="float">
            <text:p>-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7]" office:value-type="float" office:value="-0.206349206349206" calcext:value-type="float">
            <text:p>-13/63</text:p>
          </table:table-cell>
          <table:table-cell table:formula="of:=[.G147]*[.L169]+[.H147]" office:value-type="float" office:value="-0.984126984126984" calcext:value-type="float">
            <text:p>-0,984126984126984</text:p>
          </table:table-cell>
          <table:table-cell table:formula="of:=[.M147]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/>
          <table:table-cell table:number-columns-repeated="1012"/>
        </table:table-row>
        <table:table-row table:style-name="ro3" table:number-rows-repeated="30">
          <table:table-cell table:number-columns-repeated="1024"/>
        </table:table-row>
        <table:table-row table:style-name="ro3" table:number-rows-repeated="8">
          <table:table-cell table:number-columns-repeated="11"/>
          <table:table-cell table:style-name="ce234"/>
          <table:table-cell table:number-columns-repeated="1012"/>
        </table:table-row>
        <table:table-row table:style-name="ro3" table:number-rows-repeated="10483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 style:data-style-name="N2" text:time-value="08:42:10.2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1-06T08:43:06.994000000</dc:date>
    <meta:editing-duration>P2DT5H6M23S</meta:editing-duration>
    <meta:editing-cycles>540</meta:editing-cycles>
    <meta:generator>LibreOffice/6.0.7.3$Windows_X86_64 LibreOffice_project/dc89aa7a9eabfd848af146d5086077aeed2ae4a5</meta:generator>
    <meta:document-statistic meta:table-count="7" meta:cell-count="3470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8x+15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-56">
                <text:p>-56</text:p>
                <draw:g>
                  <svg:desc>Données.O16:Données.P16</svg:desc>
                </draw:g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Données.M17:Données.N17</svg:desc>
                </draw:g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11">
                <text:p>-11</text:p>
                <draw:g>
                  <svg:desc>Données.O17:Données.P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-19">
                <text:p>-19</text:p>
                <draw:g>
                  <svg:desc>Données.O18:Données.P18</svg:desc>
                </draw:g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42">
                <text:p>42</text:p>
                <draw:g>
                  <svg:desc>Données.O19:Données.P19</svg:desc>
                </draw:g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103">
                <text:p>103</text:p>
                <draw:g>
                  <svg:desc>Données.O20:Données.P20</svg:desc>
                </draw:g>
              </table:table-cell>
              <table:table-cell office:value-type="float" office:value="-73">
                <text:p>-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9" chart:values-cell-range-address="Données.O4:Données.P4" chart:label-cell-address="'Niveau 1'.A4:'Niveau 1'.A4" chart:class="chart:scatter">
            <chart:domain table:cell-range-address="Données.M4:Données.N4"/>
            <chart:data-point chart:style-name="ch10"/>
            <chart:data-point/>
          </chart:series>
          <chart:series chart:style-name="ch11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2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3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3</text:p>
              </table:table-cell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string">
                <text:p>Ligne 4</text:p>
              </table:table-cell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string">
                <text:p>Ligne 5</text:p>
              </table:table-cell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string">
                <text:p>Ligne 6</text:p>
              </table:table-cell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string">
                <text:p>Ligne 7</text:p>
              </table:table-cell>
              <table:table-cell office:value-type="string">
                <text:p>5</text:p>
                <draw:g>
                  <svg:desc>'Niveau 1'.A7:'Niveau 1'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onnées.I4:Données.I12</svg:desc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-31">
                <text:p>-31</text:p>
                <draw:g>
                  <svg:desc>Données.O3:Données.P3</svg:desc>
                </draw:g>
              </table:table-cell>
              <table:table-cell office:value-type="float" office:value="-10">
                <text:p>-10</text:p>
                <draw:g>
                  <svg:desc>Données.M4:Données.N4</svg:desc>
                </draw:g>
              </table:table-cell>
              <table:table-cell office:value-type="float" office:value="-11">
                <text:p>-11</text:p>
                <draw:g>
                  <svg:desc>Données.O4:Données.P4</svg:desc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17">
                <text:p>17</text:p>
                <draw:g>
                  <svg:desc>Données.O5:Données.P5</svg:desc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-23">
                <text:p>-23</text:p>
                <draw:g>
                  <svg:desc>Données.O6:Données.P6</svg:desc>
                </draw:g>
              </table:table-cell>
              <table:table-cell office:value-type="float" office:value="3">
                <text:p>3</text:p>
                <draw:g>
                  <svg:desc>Données.M7:Données.N7</svg:desc>
                </draw:g>
              </table:table-cell>
              <table:table-cell office:value-type="float" office:value="-11">
                <text:p>-11</text:p>
                <draw:g>
                  <svg:desc>Données.O7:Données.P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-10">
                <text:p>-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Fine_20_Dashed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9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0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1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2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8x+15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7.58333333333333">
                <text:p>7.58333333333333</text:p>
                <draw:g>
                  <svg:desc>Données.O32:Données.P32</svg:desc>
                </draw:g>
              </table:table-cell>
              <table:table-cell office:value-type="float" office:value="-1.58333333333333">
                <text:p>-1.58333333333333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17.5">
                <text:p>17.5</text:p>
                <draw:g>
                  <svg:desc>Données.O33:Données.P33</svg:desc>
                </draw:g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12.3">
                <text:p>12.3</text:p>
                <draw:g>
                  <svg:desc>Données.O34:Données.P34</svg:desc>
                </draw:g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-7.92307692307692">
                <text:p>-7.92307692307692</text:p>
                <draw:g>
                  <svg:desc>Données.O35:Données.P35</svg:desc>
                </draw:g>
              </table:table-cell>
              <table:table-cell office:value-type="float" office:value="25.9230769230769">
                <text:p>25.9230769230769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-10.3333333333333">
                <text:p>-10.3333333333333</text:p>
                <draw:g>
                  <svg:desc>Données.O36:Données.P36</svg:desc>
                </draw:g>
              </table:table-cell>
              <table:table-cell office:value-type="float" office:value="4.33333333333333">
                <text:p>4.3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